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au30.3" style:family="table-row">
      <style:table-row-properties style:min-row-height="0.1854in"/>
    </style:style>
    <style:style style:name="Tableau30.A3" style:family="table-cell" style:data-style-name="N100">
      <style:table-cell-properties fo:padding="0.0382in" fo:border-left="0.05pt solid #000000" fo:border-right="none" fo:border-top="none" fo:border-bottom="1pt solid #000000"/>
    </style:style>
    <style:style style:name="Tableau30.B3" style:family="table-cell">
      <style:table-cell-properties fo:padding="0.0382in" fo:border-left="0.05pt solid #000000" fo:border-right="none" fo:border-top="none" fo:border-bottom="1pt solid #000000"/>
    </style:style>
    <style:style style:name="Tableau30.C3" style:family="table-cell">
      <style:table-cell-properties fo:padding="0.0382in" fo:border-left="0.05pt solid #000000" fo:border-right="none" fo:border-top="none" fo:border-bottom="1pt solid #000000"/>
    </style:style>
    <style:style style:name="Tableau30.D3" style:family="table-cell">
      <style:table-cell-properties fo:padding="0.0382in" fo:border-left="0.05pt solid #000000" fo:border-right="none" fo:border-top="none" fo:border-bottom="1pt solid #000000"/>
    </style:style>
    <style:style style:name="Tableau30.E3" style:family="table-cell">
      <style:table-cell-properties fo:padding="0.0382in" fo:border-left="0.05pt solid #000000" fo:border-right="none" fo:border-top="none" fo:border-bottom="1pt solid #000000"/>
    </style:style>
    <style:style style:name="Tableau30.F3"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19" style:family="table">
      <style:table-properties style:width="6.1021in" table:align="right"/>
    </style:style>
    <style:style style:name="Table19.A" style:family="table-column">
      <style:table-column-properties style:column-width="0.2597in"/>
    </style:style>
    <style:style style:name="Table19.B" style:family="table-column">
      <style:table-column-properties style:column-width="0.5986in"/>
    </style:style>
    <style:style style:name="Table19.C" style:family="table-column">
      <style:table-column-properties style:column-width="5.2438in"/>
    </style:style>
    <style:style style:name="Table19.A1" style:family="table-cell">
      <style:table-cell-properties fo:background-color="#ecf3ff" fo:padding="0.0382in" fo:border-left="0.05pt solid #000000" fo:border-right="none" fo:border-top="none" fo:border-bottom="none">
        <style:background-image/>
      </style:table-cell-properties>
    </style:style>
    <style:style style:name="Table19.B1" style:family="table-cell">
      <style:table-cell-properties fo:background-color="#ecf3ff" fo:padding="0.0382in" fo:border="none">
        <style:background-image/>
      </style:table-cell-properties>
    </style:style>
    <style:style style:name="Table19.C1" style:family="table-cell">
      <style:table-cell-properties fo:background-color="#ecf3ff" fo:padding="0.0382in" fo:border-left="none" fo:border-right="0.05pt solid #000000" fo:border-top="none" fo:border-bottom="none">
        <style:background-image/>
      </style:table-cell-properties>
    </style:style>
    <style:style style:name="Table2" style:family="table">
      <style:table-properties style:width="6.1021in" table:align="right"/>
    </style:style>
    <style:style style:name="Table2.A" style:family="table-column">
      <style:table-column-properties style:column-width="0.2597in"/>
    </style:style>
    <style:style style:name="Table2.B" style:family="table-column">
      <style:table-column-properties style:column-width="0.5986in"/>
    </style:style>
    <style:style style:name="Table2.C" style:family="table-column">
      <style:table-column-properties style:column-width="1.7375in"/>
    </style:style>
    <style:style style:name="Table2.D" style:family="table-column">
      <style:table-column-properties style:column-width="3.5063in"/>
    </style:style>
    <style:style style:name="Table2.A1" style:family="table-cell">
      <style:table-cell-properties fo:background-color="#ecf1ff" fo:padding="0.0382in" fo:border-left="0.05pt solid #000000" fo:border-right="none" fo:border-top="none" fo:border-bottom="none">
        <style:background-image/>
      </style:table-cell-properties>
    </style:style>
    <style:style style:name="Table2.B1" style:family="table-cell">
      <style:table-cell-properties fo:background-color="#ecf1ff" fo:padding="0.0382in" fo:border="none">
        <style:background-image/>
      </style:table-cell-properties>
    </style:style>
    <style:style style:name="Table2.C1" style:family="table-cell">
      <style:table-cell-properties fo:background-color="#ecf1ff" fo:padding="0.0382in" fo:border-left="none" fo:border-right="0.05pt solid #000000" fo:border-top="none" fo:border-bottom="none">
        <style:background-image/>
      </style:table-cell-properties>
    </style:style>
    <style:style style:name="Table14" style:family="table">
      <style:table-properties style:width="6.1021in" table:align="right"/>
    </style:style>
    <style:style style:name="Table14.A" style:family="table-column">
      <style:table-column-properties style:column-width="0.2597in"/>
    </style:style>
    <style:style style:name="Table14.B" style:family="table-column">
      <style:table-column-properties style:column-width="0.5986in"/>
    </style:style>
    <style:style style:name="Table14.C" style:family="table-column">
      <style:table-column-properties style:column-width="1.5514in"/>
    </style:style>
    <style:style style:name="Table14.D" style:family="table-column">
      <style:table-column-properties style:column-width="3.6924in"/>
    </style:style>
    <style:style style:name="Table14.A1" style:family="table-cell">
      <style:table-cell-properties fo:background-color="#ecf3ff" fo:padding="0.0382in" fo:border-left="0.05pt solid #000000" fo:border-right="none" fo:border-top="none" fo:border-bottom="none">
        <style:background-image/>
      </style:table-cell-properties>
    </style:style>
    <style:style style:name="Table14.B1" style:family="table-cell" style:data-style-name="N0">
      <style:table-cell-properties fo:background-color="#ecf3ff" fo:padding="0.0382in" fo:border="none">
        <style:background-image/>
      </style:table-cell-properties>
    </style:style>
    <style:style style:name="Table14.C1" style:family="table-cell">
      <style:table-cell-properties fo:background-color="#ecf3ff" fo:padding="0.0382in" fo:border-left="none" fo:border-right="0.05pt solid #000000" fo:border-top="none" fo:border-bottom="none">
        <style:background-image/>
      </style:table-cell-properties>
    </style:style>
    <style:style style:name="Table14.B2" style:family="table-cell">
      <style:table-cell-properties fo:background-color="#ecf3ff" fo:padding="0.0382in" fo:border="none">
        <style:background-image/>
      </style:table-cell-properties>
    </style:style>
    <style:style style:name="Table14.C2" style:family="table-cell">
      <style:table-cell-properties fo:background-color="#ecf3ff" fo:padding="0.0382in" fo:border="none">
        <style:background-image/>
      </style:table-cell-properties>
    </style:style>
    <style:style style:name="Table14.D2" style:family="table-cell">
      <style:table-cell-properties fo:background-color="#ecf3ff" fo:padding="0.0382in" fo:border-left="none" fo:border-right="0.05pt solid #000000" fo:border-top="none" fo:border-bottom="none">
        <style:background-image/>
      </style:table-cell-properties>
    </style:style>
    <style:style style:name="Table14.B3" style:family="table-cell">
      <style:table-cell-properties fo:background-color="#ecf3ff" fo:padding="0.0382in" fo:border="none">
        <style:background-image/>
      </style:table-cell-properties>
    </style:style>
    <style:style style:name="Table14.C3" style:family="table-cell">
      <style:table-cell-properties fo:background-color="#ecf3ff" fo:padding="0.0382in" fo:border="none">
        <style:background-image/>
      </style:table-cell-properties>
    </style:style>
    <style:style style:name="Table14.D3" style:family="table-cell">
      <style:table-cell-properties fo:background-color="#ecf3ff" fo:padding="0.0382in" fo:border-left="none" fo:border-right="0.05pt solid #000000" fo:border-top="none" fo:border-bottom="none">
        <style:background-image/>
      </style:table-cell-properties>
    </style:style>
    <style:style style:name="Table14.C4" style:family="table-cell">
      <style:table-cell-properties fo:background-color="#ecf3ff" fo:padding="0.0382in" fo:border-left="none" fo:border-right="0.05pt solid #000000" fo:border-top="none" fo:border-bottom="none">
        <style:background-image/>
      </style:table-cell-properties>
    </style:style>
    <style:style style:name="Table90" style:family="table">
      <style:table-properties style:width="6.1021in" table:align="right"/>
    </style:style>
    <style:style style:name="Table90.A" style:family="table-column">
      <style:table-column-properties style:column-width="0.2597in"/>
    </style:style>
    <style:style style:name="Table90.B" style:family="table-column">
      <style:table-column-properties style:column-width="0.5986in"/>
    </style:style>
    <style:style style:name="Table90.C" style:family="table-column">
      <style:table-column-properties style:column-width="1.7806in"/>
    </style:style>
    <style:style style:name="Table90.D" style:family="table-column">
      <style:table-column-properties style:column-width="3.4632in"/>
    </style:style>
    <style:style style:name="Table90.A1" style:family="table-cell">
      <style:table-cell-properties fo:background-color="#ecf1ff" fo:padding="0.0382in" fo:border-left="0.05pt solid #000000" fo:border-right="none" fo:border-top="none" fo:border-bottom="none">
        <style:background-image/>
      </style:table-cell-properties>
    </style:style>
    <style:style style:name="Table90.B1" style:family="table-cell">
      <style:table-cell-properties fo:background-color="#ecf1ff" fo:padding="0.0382in" fo:border="none">
        <style:background-image/>
      </style:table-cell-properties>
    </style:style>
    <style:style style:name="Table90.C1" style:family="table-cell">
      <style:table-cell-properties fo:background-color="#ecf1ff" fo:padding="0.0382in" fo:border-left="none" fo:border-right="0.05pt solid #000000" fo:border-top="none" fo:border-bottom="none">
        <style:background-image/>
      </style:table-cell-properties>
    </style:style>
    <style:style style:name="Table91" style:family="table">
      <style:table-properties style:width="6.1021in" table:align="right"/>
    </style:style>
    <style:style style:name="Table91.A" style:family="table-column">
      <style:table-column-properties style:column-width="0.2597in"/>
    </style:style>
    <style:style style:name="Table91.B" style:family="table-column">
      <style:table-column-properties style:column-width="0.5986in"/>
    </style:style>
    <style:style style:name="Table91.C" style:family="table-column">
      <style:table-column-properties style:column-width="1.5514in"/>
    </style:style>
    <style:style style:name="Table91.D" style:family="table-column">
      <style:table-column-properties style:column-width="3.6924in"/>
    </style:style>
    <style:style style:name="Table91.A1" style:family="table-cell">
      <style:table-cell-properties fo:background-color="#ecf3ff" fo:padding="0.0382in" fo:border-left="0.05pt solid #000000" fo:border-right="none" fo:border-top="none" fo:border-bottom="none">
        <style:background-image/>
      </style:table-cell-properties>
    </style:style>
    <style:style style:name="Table91.B1" style:family="table-cell" style:data-style-name="N0">
      <style:table-cell-properties fo:background-color="#ecf3ff" fo:padding="0.0382in" fo:border="none">
        <style:background-image/>
      </style:table-cell-properties>
    </style:style>
    <style:style style:name="Table91.C1" style:family="table-cell">
      <style:table-cell-properties fo:background-color="#ecf3ff" fo:padding="0.0382in" fo:border-left="none" fo:border-right="0.05pt solid #000000" fo:border-top="none" fo:border-bottom="none">
        <style:background-image/>
      </style:table-cell-properties>
    </style:style>
    <style:style style:name="Table91.B2" style:family="table-cell">
      <style:table-cell-properties fo:background-color="#ecf3ff" fo:padding="0.0382in" fo:border="none">
        <style:background-image/>
      </style:table-cell-properties>
    </style:style>
    <style:style style:name="Table91.C2" style:family="table-cell">
      <style:table-cell-properties fo:background-color="#ecf3ff" fo:padding="0.0382in" fo:border="none">
        <style:background-image/>
      </style:table-cell-properties>
    </style:style>
    <style:style style:name="Table91.D2" style:family="table-cell">
      <style:table-cell-properties fo:background-color="#ecf3ff" fo:padding="0.0382in" fo:border-left="none" fo:border-right="0.05pt solid #000000" fo:border-top="none" fo:border-bottom="none">
        <style:background-image/>
      </style:table-cell-properties>
    </style:style>
    <style:style style:name="Table91.B3" style:family="table-cell">
      <style:table-cell-properties fo:background-color="#ecf3ff" fo:padding="0.0382in" fo:border="none">
        <style:background-image/>
      </style:table-cell-properties>
    </style:style>
    <style:style style:name="Table91.C3" style:family="table-cell">
      <style:table-cell-properties fo:background-color="#ecf3ff" fo:padding="0.0382in" fo:border="none">
        <style:background-image/>
      </style:table-cell-properties>
    </style:style>
    <style:style style:name="Table91.D3" style:family="table-cell">
      <style:table-cell-properties fo:background-color="#ecf3ff" fo:padding="0.0382in" fo:border-left="none" fo:border-right="0.05pt solid #000000" fo:border-top="none" fo:border-bottom="none">
        <style:background-image/>
      </style:table-cell-properties>
    </style:style>
    <style:style style:name="Table91.B4" style:family="table-cell">
      <style:table-cell-properties fo:background-color="#ecf3ff" fo:padding="0.0382in" fo:border="none">
        <style:background-image/>
      </style:table-cell-properties>
    </style:style>
    <style:style style:name="Table91.C4" style:family="table-cell">
      <style:table-cell-properties fo:background-color="#ecf3ff" fo:padding="0.0382in" fo:border="none">
        <style:background-image/>
      </style:table-cell-properties>
    </style:style>
    <style:style style:name="Table91.D4" style:family="table-cell">
      <style:table-cell-properties fo:background-color="#ecf3ff" fo:padding="0.0382in" fo:border-left="none" fo:border-right="0.05pt solid #000000" fo:border-top="none" fo:border-bottom="none">
        <style:background-image/>
      </style:table-cell-properties>
    </style:style>
    <style:style style:name="Table91.B5" style:family="table-cell">
      <style:table-cell-properties fo:background-color="#ecf3ff" fo:padding="0.0382in" fo:border="none">
        <style:background-image/>
      </style:table-cell-properties>
    </style:style>
    <style:style style:name="Table91.C5" style:family="table-cell">
      <style:table-cell-properties fo:background-color="#ecf3ff" fo:padding="0.0382in" fo:border="none">
        <style:background-image/>
      </style:table-cell-properties>
    </style:style>
    <style:style style:name="Table91.D5" style:family="table-cell">
      <style:table-cell-properties fo:background-color="#ecf3ff" fo:padding="0.0382in" fo:border-left="none" fo:border-right="0.05pt solid #000000" fo:border-top="none" fo:border-bottom="none">
        <style:background-image/>
      </style:table-cell-properties>
    </style:style>
    <style:style style:name="Table91.B6" style:family="table-cell">
      <style:table-cell-properties fo:background-color="#ecf3ff" fo:padding="0.0382in" fo:border="none">
        <style:background-image/>
      </style:table-cell-properties>
    </style:style>
    <style:style style:name="Table91.C6" style:family="table-cell">
      <style:table-cell-properties fo:background-color="#ecf3ff" fo:padding="0.0382in" fo:border-left="none" fo:border-right="0.05pt solid #000000" fo:border-top="none" fo:border-bottom="none">
        <style:background-image/>
      </style:table-cell-properties>
    </style:style>
    <style:style style:name="Table15" style:family="table">
      <style:table-properties style:width="6.1021in" table:align="right"/>
    </style:style>
    <style:style style:name="Table15.A" style:family="table-column">
      <style:table-column-properties style:column-width="0.2597in"/>
    </style:style>
    <style:style style:name="Table15.B" style:family="table-column">
      <style:table-column-properties style:column-width="0.5986in"/>
    </style:style>
    <style:style style:name="Table15.C" style:family="table-column">
      <style:table-column-properties style:column-width="1.7375in"/>
    </style:style>
    <style:style style:name="Table15.D" style:family="table-column">
      <style:table-column-properties style:column-width="3.5063in"/>
    </style:style>
    <style:style style:name="Table15.A1" style:family="table-cell">
      <style:table-cell-properties fo:background-color="#ecf3ff" fo:padding="0.0382in" fo:border-left="0.05pt solid #000000" fo:border-right="none" fo:border-top="none" fo:border-bottom="none">
        <style:background-image/>
      </style:table-cell-properties>
    </style:style>
    <style:style style:name="Table15.B1" style:family="table-cell">
      <style:table-cell-properties fo:background-color="#ecf3ff" fo:padding="0.0382in" fo:border="none">
        <style:background-image/>
      </style:table-cell-properties>
    </style:style>
    <style:style style:name="Table15.C1" style:family="table-cell">
      <style:table-cell-properties fo:background-color="#ecf3ff" fo:padding="0.0382in" fo:border-left="none" fo:border-right="0.05pt solid #000000" fo:border-top="none" fo:border-bottom="none">
        <style:background-image/>
      </style:table-cell-properties>
    </style:style>
    <style:style style:name="Table16" style:family="table">
      <style:table-properties style:width="6.1021in" table:align="right"/>
    </style:style>
    <style:style style:name="Table16.A" style:family="table-column">
      <style:table-column-properties style:column-width="0.2597in"/>
    </style:style>
    <style:style style:name="Table16.B" style:family="table-column">
      <style:table-column-properties style:column-width="0.5986in"/>
    </style:style>
    <style:style style:name="Table16.C" style:family="table-column">
      <style:table-column-properties style:column-width="5.2438in"/>
    </style:style>
    <style:style style:name="Table16.A1" style:family="table-cell">
      <style:table-cell-properties fo:background-color="#ecf3ff" fo:padding="0.0382in" fo:border-left="0.05pt solid #000000" fo:border-right="none" fo:border-top="none" fo:border-bottom="none">
        <style:background-image/>
      </style:table-cell-properties>
    </style:style>
    <style:style style:name="Table16.B1" style:family="table-cell" style:data-style-name="N0">
      <style:table-cell-properties fo:background-color="#ecf3ff" fo:padding="0.0382in" fo:border="none">
        <style:background-image/>
      </style:table-cell-properties>
    </style:style>
    <style:style style:name="Table16.C1" style:family="table-cell">
      <style:table-cell-properties fo:background-color="#ecf3ff" fo:padding="0.0382in" fo:border-left="none" fo:border-right="0.05pt solid #000000" fo:border-top="none" fo:border-bottom="none">
        <style:background-image/>
      </style:table-cell-properties>
    </style:style>
    <style:style style:name="Table16.B2" style:family="table-cell">
      <style:table-cell-properties fo:background-color="#ecf3ff" fo:padding="0.0382in" fo:border="none">
        <style:background-image/>
      </style:table-cell-properties>
    </style:style>
    <style:style style:name="Table16.C2" style:family="table-cell">
      <style:table-cell-properties fo:background-color="#ecf3ff" fo:padding="0.0382in" fo:border-left="none" fo:border-right="0.05pt solid #000000" fo:border-top="none" fo:border-bottom="none">
        <style:background-image/>
      </style:table-cell-properties>
    </style:style>
    <style:style style:name="Table17" style:family="table">
      <style:table-properties style:width="6.1028in" fo:margin-left="0.5903in" table:align="left"/>
    </style:style>
    <style:style style:name="Table17.A" style:family="table-column">
      <style:table-column-properties style:column-width="0.2597in"/>
    </style:style>
    <style:style style:name="Table17.B" style:family="table-column">
      <style:table-column-properties style:column-width="0.5986in"/>
    </style:style>
    <style:style style:name="Table17.C" style:family="table-column">
      <style:table-column-properties style:column-width="1.7806in"/>
    </style:style>
    <style:style style:name="Table17.D" style:family="table-column">
      <style:table-column-properties style:column-width="3.4639in"/>
    </style:style>
    <style:style style:name="Table17.A1" style:family="table-cell">
      <style:table-cell-properties fo:background-color="#ecf3ff" fo:padding="0.0382in" fo:border-left="0.05pt solid #000000" fo:border-right="none" fo:border-top="none" fo:border-bottom="none">
        <style:background-image/>
      </style:table-cell-properties>
    </style:style>
    <style:style style:name="Table17.B1" style:family="table-cell">
      <style:table-cell-properties fo:background-color="#ecf3ff" fo:padding="0.0382in" fo:border="none">
        <style:background-image/>
      </style:table-cell-properties>
    </style:style>
    <style:style style:name="Table17.C1" style:family="table-cell">
      <style:table-cell-properties fo:background-color="#ecf3ff" fo:padding="0.0382in" fo:border-left="none" fo:border-right="0.05pt solid #000000" fo:border-top="none" fo:border-bottom="none">
        <style:background-image/>
      </style:table-cell-properties>
    </style:style>
    <style:style style:name="Table18" style:family="table">
      <style:table-properties style:width="6.1021in" table:align="right"/>
    </style:style>
    <style:style style:name="Table18.A" style:family="table-column">
      <style:table-column-properties style:column-width="0.2597in"/>
    </style:style>
    <style:style style:name="Table18.B" style:family="table-column">
      <style:table-column-properties style:column-width="0.5986in"/>
    </style:style>
    <style:style style:name="Table18.C" style:family="table-column">
      <style:table-column-properties style:column-width="5.2438in"/>
    </style:style>
    <style:style style:name="Table18.A1" style:family="table-cell">
      <style:table-cell-properties fo:background-color="#ecf3ff" fo:padding="0.0382in" fo:border-left="0.05pt solid #000000" fo:border-right="none" fo:border-top="none" fo:border-bottom="none">
        <style:background-image/>
      </style:table-cell-properties>
    </style:style>
    <style:style style:name="Table18.B1" style:family="table-cell" style:data-style-name="N0">
      <style:table-cell-properties fo:background-color="#ecf3ff" fo:padding="0.0382in" fo:border="none">
        <style:background-image/>
      </style:table-cell-properties>
    </style:style>
    <style:style style:name="Table18.C1" style:family="table-cell">
      <style:table-cell-properties fo:background-color="#ecf3ff" fo:padding="0.0382in" fo:border-left="none" fo:border-right="0.05pt solid #000000" fo:border-top="none" fo:border-bottom="none">
        <style:background-image/>
      </style:table-cell-properties>
    </style:style>
    <style:style style:name="Table18.B2" style:family="table-cell">
      <style:table-cell-properties fo:background-color="#ecf3ff" fo:padding="0.0382in" fo:border="none">
        <style:background-image/>
      </style:table-cell-properties>
    </style:style>
    <style:style style:name="Table18.C2" style:family="table-cell">
      <style:table-cell-properties fo:background-color="#ecf3ff" fo:padding="0.0382in" fo:border-left="none" fo:border-right="0.05pt solid #000000" fo:border-top="none" fo:border-bottom="none">
        <style:background-image/>
      </style:table-cell-properties>
    </style:style>
    <style:style style:name="Table20" style:family="table">
      <style:table-properties style:width="6.1021in" table:align="right"/>
    </style:style>
    <style:style style:name="Table20.A" style:family="table-column">
      <style:table-column-properties style:column-width="0.2597in"/>
    </style:style>
    <style:style style:name="Table20.B" style:family="table-column">
      <style:table-column-properties style:column-width="0.5986in"/>
    </style:style>
    <style:style style:name="Table20.C" style:family="table-column">
      <style:table-column-properties style:column-width="1.2285in"/>
    </style:style>
    <style:style style:name="Table20.D" style:family="table-column">
      <style:table-column-properties style:column-width="4.0153in"/>
    </style:style>
    <style:style style:name="Table20.A1" style:family="table-cell">
      <style:table-cell-properties fo:background-color="#ecf3ff" fo:padding="0.0382in" fo:border-left="0.05pt solid #000000" fo:border-right="none" fo:border-top="none" fo:border-bottom="none">
        <style:background-image/>
      </style:table-cell-properties>
    </style:style>
    <style:style style:name="Table20.B1" style:family="table-cell">
      <style:table-cell-properties fo:background-color="#ecf3ff" fo:padding="0.0382in" fo:border="none">
        <style:background-image/>
      </style:table-cell-properties>
    </style:style>
    <style:style style:name="Table20.C1" style:family="table-cell">
      <style:table-cell-properties fo:background-color="#ecf3ff" fo:padding="0.0382in" fo:border-left="none" fo:border-right="0.05pt solid #000000" fo:border-top="none" fo:border-bottom="none">
        <style:background-image/>
      </style:table-cell-properties>
    </style:style>
    <style:style style:name="Table22" style:family="table">
      <style:table-properties style:width="6.1021in" table:align="right"/>
    </style:style>
    <style:style style:name="Table22.A" style:family="table-column">
      <style:table-column-properties style:column-width="0.2597in"/>
    </style:style>
    <style:style style:name="Table22.B" style:family="table-column">
      <style:table-column-properties style:column-width="0.5986in"/>
    </style:style>
    <style:style style:name="Table22.C" style:family="table-column">
      <style:table-column-properties style:column-width="1.2285in"/>
    </style:style>
    <style:style style:name="Table22.D" style:family="table-column">
      <style:table-column-properties style:column-width="4.0153in"/>
    </style:style>
    <style:style style:name="Table22.A1" style:family="table-cell">
      <style:table-cell-properties fo:background-color="#ecf3ff" fo:padding="0.0382in" fo:border-left="0.05pt solid #000000" fo:border-right="none" fo:border-top="none" fo:border-bottom="none">
        <style:background-image/>
      </style:table-cell-properties>
    </style:style>
    <style:style style:name="Table22.B1" style:family="table-cell" style:data-style-name="N0">
      <style:table-cell-properties fo:background-color="#ecf3ff" fo:padding="0.0382in" fo:border="none">
        <style:background-image/>
      </style:table-cell-properties>
    </style:style>
    <style:style style:name="Table22.C1" style:family="table-cell">
      <style:table-cell-properties fo:background-color="#ecf3ff" fo:padding="0.0382in" fo:border-left="none" fo:border-right="0.05pt solid #000000" fo:border-top="none" fo:border-bottom="none">
        <style:background-image/>
      </style:table-cell-properties>
    </style:style>
    <style:style style:name="Table22.B2" style:family="table-cell">
      <style:table-cell-properties fo:background-color="#ecf3ff" fo:padding="0.0382in" fo:border="none">
        <style:background-image/>
      </style:table-cell-properties>
    </style:style>
    <style:style style:name="Table22.C2" style:family="table-cell">
      <style:table-cell-properties fo:background-color="#ecf3ff" fo:padding="0.0382in" fo:border="none">
        <style:background-image/>
      </style:table-cell-properties>
    </style:style>
    <style:style style:name="Table22.D2" style:family="table-cell">
      <style:table-cell-properties fo:background-color="#ecf3ff" fo:padding="0.0382in" fo:border-left="none" fo:border-right="0.05pt solid #000000" fo:border-top="none" fo:border-bottom="none">
        <style:background-image/>
      </style:table-cell-properties>
    </style:style>
    <style:style style:name="Table22.B3" style:family="table-cell">
      <style:table-cell-properties fo:background-color="#ecf3ff" fo:padding="0.0382in" fo:border="none">
        <style:background-image/>
      </style:table-cell-properties>
    </style:style>
    <style:style style:name="Table22.C3" style:family="table-cell">
      <style:table-cell-properties fo:background-color="#ecf3ff" fo:padding="0.0382in" fo:border="none">
        <style:background-image/>
      </style:table-cell-properties>
    </style:style>
    <style:style style:name="Table22.D3" style:family="table-cell">
      <style:table-cell-properties fo:background-color="#ecf3ff" fo:padding="0.0382in" fo:border-left="none" fo:border-right="0.05pt solid #000000" fo:border-top="none" fo:border-bottom="none">
        <style:background-image/>
      </style:table-cell-properties>
    </style:style>
    <style:style style:name="Table22.B4" style:family="table-cell">
      <style:table-cell-properties fo:background-color="#ecf3ff" fo:padding="0.0382in" fo:border="none">
        <style:background-image/>
      </style:table-cell-properties>
    </style:style>
    <style:style style:name="Table22.C4" style:family="table-cell">
      <style:table-cell-properties fo:background-color="#ecf3ff" fo:padding="0.0382in" fo:border="none">
        <style:background-image/>
      </style:table-cell-properties>
    </style:style>
    <style:style style:name="Table22.D4" style:family="table-cell">
      <style:table-cell-properties fo:background-color="#ecf3ff" fo:padding="0.0382in" fo:border-left="none" fo:border-right="0.05pt solid #000000" fo:border-top="none" fo:border-bottom="none">
        <style:background-image/>
      </style:table-cell-properties>
    </style:style>
    <style:style style:name="Table22.B5" style:family="table-cell">
      <style:table-cell-properties fo:background-color="#ecf3ff" fo:padding="0.0382in" fo:border="none">
        <style:background-image/>
      </style:table-cell-properties>
    </style:style>
    <style:style style:name="Table22.C5" style:family="table-cell">
      <style:table-cell-properties fo:background-color="#ecf3ff" fo:padding="0.0382in" fo:border="none">
        <style:background-image/>
      </style:table-cell-properties>
    </style:style>
    <style:style style:name="Table22.D5" style:family="table-cell">
      <style:table-cell-properties fo:background-color="#ecf3ff" fo:padding="0.0382in" fo:border-left="none" fo:border-right="0.05pt solid #000000" fo:border-top="none" fo:border-bottom="none">
        <style:background-image/>
      </style:table-cell-properties>
    </style:style>
    <style:style style:name="Table22.B6" style:family="table-cell">
      <style:table-cell-properties fo:background-color="#ecf3ff" fo:padding="0.0382in" fo:border="none">
        <style:background-image/>
      </style:table-cell-properties>
    </style:style>
    <style:style style:name="Table22.C6" style:family="table-cell">
      <style:table-cell-properties fo:background-color="#ecf3ff" fo:padding="0.0382in" fo:border-left="none" fo:border-right="0.05pt solid #000000" fo:border-top="none" fo:border-bottom="none">
        <style:background-image/>
      </style:table-cell-properties>
    </style:style>
    <style:style style:name="Table21" style:family="table">
      <style:table-properties style:width="6.1021in" table:align="right"/>
    </style:style>
    <style:style style:name="Table21.A" style:family="table-column">
      <style:table-column-properties style:column-width="0.2597in"/>
    </style:style>
    <style:style style:name="Table21.B" style:family="table-column">
      <style:table-column-properties style:column-width="0.5986in"/>
    </style:style>
    <style:style style:name="Table21.C" style:family="table-column">
      <style:table-column-properties style:column-width="1.2285in"/>
    </style:style>
    <style:style style:name="Table21.D" style:family="table-column">
      <style:table-column-properties style:column-width="4.0153in"/>
    </style:style>
    <style:style style:name="Table21.A1" style:family="table-cell">
      <style:table-cell-properties fo:background-color="#ecf3ff" fo:padding="0.0382in" fo:border-left="0.05pt solid #000000" fo:border-right="none" fo:border-top="none" fo:border-bottom="none">
        <style:background-image/>
      </style:table-cell-properties>
    </style:style>
    <style:style style:name="Table21.B1" style:family="table-cell">
      <style:table-cell-properties fo:background-color="#ecf3ff" fo:padding="0.0382in" fo:border="none">
        <style:background-image/>
      </style:table-cell-properties>
    </style:style>
    <style:style style:name="Table21.C1" style:family="table-cell">
      <style:table-cell-properties fo:background-color="#ecf3ff" fo:padding="0.0382in" fo:border-left="none" fo:border-right="0.05pt solid #000000" fo:border-top="none" fo:border-bottom="none">
        <style:background-image/>
      </style:table-cell-properties>
    </style:style>
    <style:style style:name="Table23" style:family="table">
      <style:table-properties style:width="6.1021in" table:align="right"/>
    </style:style>
    <style:style style:name="Table23.A" style:family="table-column">
      <style:table-column-properties style:column-width="0.2597in"/>
    </style:style>
    <style:style style:name="Table23.B" style:family="table-column">
      <style:table-column-properties style:column-width="0.5986in"/>
    </style:style>
    <style:style style:name="Table23.C" style:family="table-column">
      <style:table-column-properties style:column-width="5.2438in"/>
    </style:style>
    <style:style style:name="Table23.A1" style:family="table-cell">
      <style:table-cell-properties fo:background-color="#ecf3ff" fo:padding="0.0382in" fo:border-left="0.05pt solid #000000" fo:border-right="none" fo:border-top="none" fo:border-bottom="none">
        <style:background-image/>
      </style:table-cell-properties>
    </style:style>
    <style:style style:name="Table23.B1" style:family="table-cell" style:data-style-name="N0">
      <style:table-cell-properties fo:background-color="#ecf3ff" fo:padding="0.0382in" fo:border="none">
        <style:background-image/>
      </style:table-cell-properties>
    </style:style>
    <style:style style:name="Table23.C1" style:family="table-cell">
      <style:table-cell-properties fo:background-color="#ecf3ff" fo:padding="0.0382in" fo:border-left="none" fo:border-right="0.05pt solid #000000" fo:border-top="none" fo:border-bottom="none">
        <style:background-image/>
      </style:table-cell-properties>
    </style:style>
    <style:style style:name="Table23.C2" style:family="table-cell">
      <style:table-cell-properties fo:background-color="#ecf3ff" fo:padding="0.0382in" fo:border-left="none" fo:border-right="0.05pt solid #000000" fo:border-top="none" fo:border-bottom="none">
        <style:background-image/>
      </style:table-cell-properties>
    </style:style>
    <style:style style:name="Table45" style:family="table">
      <style:table-properties style:width="6.1021in" table:align="right"/>
    </style:style>
    <style:style style:name="Table45.A" style:family="table-column">
      <style:table-column-properties style:column-width="0.2597in"/>
    </style:style>
    <style:style style:name="Table45.B" style:family="table-column">
      <style:table-column-properties style:column-width="0.5986in"/>
    </style:style>
    <style:style style:name="Table45.C" style:family="table-column">
      <style:table-column-properties style:column-width="1.2285in"/>
    </style:style>
    <style:style style:name="Table45.D" style:family="table-column">
      <style:table-column-properties style:column-width="4.0153in"/>
    </style:style>
    <style:style style:name="Table45.A1" style:family="table-cell">
      <style:table-cell-properties fo:background-color="#ecf3ff" fo:padding="0.0382in" fo:border-left="0.05pt solid #000000" fo:border-right="none" fo:border-top="none" fo:border-bottom="none">
        <style:background-image/>
      </style:table-cell-properties>
    </style:style>
    <style:style style:name="Table45.B1" style:family="table-cell">
      <style:table-cell-properties fo:background-color="#ecf3ff" fo:padding="0.0382in" fo:border="none">
        <style:background-image/>
      </style:table-cell-properties>
    </style:style>
    <style:style style:name="Table45.C1" style:family="table-cell">
      <style:table-cell-properties fo:background-color="#ecf3ff" fo:padding="0.0382in" fo:border-left="none" fo:border-right="0.05pt solid #000000" fo:border-top="none" fo:border-bottom="none">
        <style:background-image/>
      </style:table-cell-properties>
    </style:style>
    <style:style style:name="Table46" style:family="table">
      <style:table-properties style:width="6.1042in" fo:margin-left="0.5903in" fo:margin-right="-0.0021in" table:align="margins"/>
    </style:style>
    <style:style style:name="Table46.A" style:family="table-column">
      <style:table-column-properties style:column-width="0.2597in" style:rel-column-width="2788*"/>
    </style:style>
    <style:style style:name="Table46.B" style:family="table-column">
      <style:table-column-properties style:column-width="0.5986in" style:rel-column-width="6426*"/>
    </style:style>
    <style:style style:name="Table46.C" style:family="table-column">
      <style:table-column-properties style:column-width="1.2458in" style:rel-column-width="13375*"/>
    </style:style>
    <style:style style:name="Table46.D" style:family="table-column">
      <style:table-column-properties style:column-width="4in" style:rel-column-width="42946*"/>
    </style:style>
    <style:style style:name="Table46.A1" style:family="table-cell">
      <style:table-cell-properties fo:background-color="#ecf3ff" fo:padding="0.0382in" fo:border-left="0.05pt solid #000000" fo:border-right="none" fo:border-top="none" fo:border-bottom="none">
        <style:background-image/>
      </style:table-cell-properties>
    </style:style>
    <style:style style:name="Table46.B1" style:family="table-cell">
      <style:table-cell-properties fo:background-color="#ecf3ff" fo:padding="0.0382in" fo:border="none">
        <style:background-image/>
      </style:table-cell-properties>
    </style:style>
    <style:style style:name="Table46.C1" style:family="table-cell">
      <style:table-cell-properties fo:background-color="#ecf3ff" fo:padding="0.0382in" fo:border-left="none" fo:border-right="0.05pt solid #000000" fo:border-top="none" fo:border-bottom="none">
        <style:background-image/>
      </style:table-cell-properties>
    </style:style>
    <style:style style:name="Table47" style:family="table">
      <style:table-properties style:width="6.1021in" table:align="right"/>
    </style:style>
    <style:style style:name="Table47.A" style:family="table-column">
      <style:table-column-properties style:column-width="0.2597in"/>
    </style:style>
    <style:style style:name="Table47.B" style:family="table-column">
      <style:table-column-properties style:column-width="0.5986in"/>
    </style:style>
    <style:style style:name="Table47.C" style:family="table-column">
      <style:table-column-properties style:column-width="1.2285in"/>
    </style:style>
    <style:style style:name="Table47.D" style:family="table-column">
      <style:table-column-properties style:column-width="4.0153in"/>
    </style:style>
    <style:style style:name="Table47.A1" style:family="table-cell">
      <style:table-cell-properties fo:background-color="#ecf3ff" fo:padding="0.0382in" fo:border-left="0.05pt solid #000000" fo:border-right="none" fo:border-top="none" fo:border-bottom="none">
        <style:background-image/>
      </style:table-cell-properties>
    </style:style>
    <style:style style:name="Table47.B1" style:family="table-cell">
      <style:table-cell-properties fo:background-color="#ecf3ff" fo:padding="0.0382in" fo:border="none">
        <style:background-image/>
      </style:table-cell-properties>
    </style:style>
    <style:style style:name="Table47.C1" style:family="table-cell">
      <style:table-cell-properties fo:background-color="#ecf3ff" fo:padding="0.0382in" fo:border-left="none" fo:border-right="0.05pt solid #000000" fo:border-top="none" fo:border-bottom="none">
        <style:background-image/>
      </style:table-cell-properties>
    </style:style>
    <style:style style:name="Table48" style:family="table">
      <style:table-properties style:width="6.1021in" table:align="right"/>
    </style:style>
    <style:style style:name="Table48.A" style:family="table-column">
      <style:table-column-properties style:column-width="0.2597in"/>
    </style:style>
    <style:style style:name="Table48.B" style:family="table-column">
      <style:table-column-properties style:column-width="0.5986in"/>
    </style:style>
    <style:style style:name="Table48.C" style:family="table-column">
      <style:table-column-properties style:column-width="5.2438in"/>
    </style:style>
    <style:style style:name="Table48.A1" style:family="table-cell">
      <style:table-cell-properties fo:background-color="#ecf3ff" fo:padding="0.0382in" fo:border-left="0.05pt solid #000000" fo:border-right="none" fo:border-top="none" fo:border-bottom="none">
        <style:background-image/>
      </style:table-cell-properties>
    </style:style>
    <style:style style:name="Table48.B1" style:family="table-cell" style:data-style-name="N0">
      <style:table-cell-properties fo:background-color="#ecf3ff" fo:padding="0.0382in" fo:border="none">
        <style:background-image/>
      </style:table-cell-properties>
    </style:style>
    <style:style style:name="Table48.C1" style:family="table-cell">
      <style:table-cell-properties fo:background-color="#ecf3ff" fo:padding="0.0382in" fo:border-left="none" fo:border-right="0.05pt solid #000000" fo:border-top="none" fo:border-bottom="none">
        <style:background-image/>
      </style:table-cell-properties>
    </style:style>
    <style:style style:name="Table48.B2" style:family="table-cell">
      <style:table-cell-properties fo:background-color="#ecf3ff" fo:padding="0.0382in" fo:border="none">
        <style:background-image/>
      </style:table-cell-properties>
    </style:style>
    <style:style style:name="Table48.C2" style:family="table-cell">
      <style:table-cell-properties fo:background-color="#ecf3ff" fo:padding="0.0382in" fo:border-left="none" fo:border-right="0.05pt solid #000000" fo:border-top="none" fo:border-bottom="none">
        <style:background-image/>
      </style:table-cell-properties>
    </style:style>
    <style:style style:name="Table49" style:family="table">
      <style:table-properties style:width="6.1021in" table:align="right"/>
    </style:style>
    <style:style style:name="Table49.A" style:family="table-column">
      <style:table-column-properties style:column-width="0.2597in"/>
    </style:style>
    <style:style style:name="Table49.B" style:family="table-column">
      <style:table-column-properties style:column-width="0.9299in"/>
    </style:style>
    <style:style style:name="Table49.C" style:family="table-column">
      <style:table-column-properties style:column-width="4.9125in"/>
    </style:style>
    <style:style style:name="Table49.A1" style:family="table-cell">
      <style:table-cell-properties fo:background-color="#ecf3ff" fo:padding="0.0382in" fo:border-left="0.05pt solid #000000" fo:border-right="none" fo:border-top="none" fo:border-bottom="none">
        <style:background-image/>
      </style:table-cell-properties>
    </style:style>
    <style:style style:name="Table49.B1" style:family="table-cell">
      <style:table-cell-properties fo:background-color="#ecf3ff" fo:padding="0.0382in" fo:border="none">
        <style:background-image/>
      </style:table-cell-properties>
    </style:style>
    <style:style style:name="Table49.C1" style:family="table-cell">
      <style:table-cell-properties fo:background-color="#ecf3ff" fo:padding="0.0382in" fo:border-left="none" fo:border-right="0.05pt solid #000000" fo:border-top="none" fo:border-bottom="none">
        <style:background-image/>
      </style:table-cell-properties>
    </style:style>
    <style:style style:name="Table50" style:family="table">
      <style:table-properties style:width="6.1021in" table:align="right"/>
    </style:style>
    <style:style style:name="Table50.A" style:family="table-column">
      <style:table-column-properties style:column-width="0.2597in"/>
    </style:style>
    <style:style style:name="Table50.B" style:family="table-column">
      <style:table-column-properties style:column-width="0.5986in"/>
    </style:style>
    <style:style style:name="Table50.C" style:family="table-column">
      <style:table-column-properties style:column-width="5.2438in"/>
    </style:style>
    <style:style style:name="Table50.A1" style:family="table-cell">
      <style:table-cell-properties fo:background-color="#ecf3ff" fo:padding="0.0382in" fo:border-left="0.05pt solid #000000" fo:border-right="none" fo:border-top="none" fo:border-bottom="none">
        <style:background-image/>
      </style:table-cell-properties>
    </style:style>
    <style:style style:name="Table50.B1" style:family="table-cell" style:data-style-name="N0">
      <style:table-cell-properties fo:background-color="#ecf3ff" fo:padding="0.0382in" fo:border="none">
        <style:background-image/>
      </style:table-cell-properties>
    </style:style>
    <style:style style:name="Table50.C1" style:family="table-cell">
      <style:table-cell-properties fo:background-color="#ecf3ff" fo:padding="0.0382in" fo:border-left="none" fo:border-right="0.05pt solid #000000" fo:border-top="none" fo:border-bottom="none">
        <style:background-image/>
      </style:table-cell-properties>
    </style:style>
    <style:style style:name="Table50.B2" style:family="table-cell">
      <style:table-cell-properties fo:background-color="#ecf3ff" fo:padding="0.0382in" fo:border="none">
        <style:background-image/>
      </style:table-cell-properties>
    </style:style>
    <style:style style:name="Table50.C2" style:family="table-cell">
      <style:table-cell-properties fo:background-color="#ecf3ff" fo:padding="0.0382in" fo:border-left="none" fo:border-right="0.05pt solid #000000" fo:border-top="none" fo:border-bottom="none">
        <style:background-image/>
      </style:table-cell-properties>
    </style:style>
    <style:style style:name="Table51" style:family="table">
      <style:table-properties style:width="6.1021in" table:align="right"/>
    </style:style>
    <style:style style:name="Table51.A" style:family="table-column">
      <style:table-column-properties style:column-width="0.2597in"/>
    </style:style>
    <style:style style:name="Table51.B" style:family="table-column">
      <style:table-column-properties style:column-width="0.9299in"/>
    </style:style>
    <style:style style:name="Table51.C" style:family="table-column">
      <style:table-column-properties style:column-width="4.9125in"/>
    </style:style>
    <style:style style:name="Table51.A1" style:family="table-cell">
      <style:table-cell-properties fo:background-color="#ecf3ff" fo:padding="0.0382in" fo:border-left="0.05pt solid #000000" fo:border-right="none" fo:border-top="none" fo:border-bottom="none">
        <style:background-image/>
      </style:table-cell-properties>
    </style:style>
    <style:style style:name="Table51.B1" style:family="table-cell">
      <style:table-cell-properties fo:background-color="#ecf3ff" fo:padding="0.0382in" fo:border="none">
        <style:background-image/>
      </style:table-cell-properties>
    </style:style>
    <style:style style:name="Table51.C1" style:family="table-cell">
      <style:table-cell-properties fo:background-color="#ecf3ff" fo:padding="0.0382in" fo:border-left="none" fo:border-right="0.05pt solid #000000" fo:border-top="none" fo:border-bottom="none">
        <style:background-image/>
      </style:table-cell-properties>
    </style:style>
    <style:style style:name="Table62" style:family="table">
      <style:table-properties style:width="6.1021in" table:align="right"/>
    </style:style>
    <style:style style:name="Table62.A" style:family="table-column">
      <style:table-column-properties style:column-width="0.2597in"/>
    </style:style>
    <style:style style:name="Table62.B" style:family="table-column">
      <style:table-column-properties style:column-width="0.5986in"/>
    </style:style>
    <style:style style:name="Table62.C" style:family="table-column">
      <style:table-column-properties style:column-width="5.2438in"/>
    </style:style>
    <style:style style:name="Table62.A1" style:family="table-cell">
      <style:table-cell-properties fo:background-color="#ecf3ff" fo:padding="0.0382in" fo:border-left="0.05pt solid #000000" fo:border-right="none" fo:border-top="none" fo:border-bottom="none">
        <style:background-image/>
      </style:table-cell-properties>
    </style:style>
    <style:style style:name="Table62.B1" style:family="table-cell" style:data-style-name="N0">
      <style:table-cell-properties fo:background-color="#ecf3ff" fo:padding="0.0382in" fo:border="none">
        <style:background-image/>
      </style:table-cell-properties>
    </style:style>
    <style:style style:name="Table62.C1" style:family="table-cell">
      <style:table-cell-properties fo:background-color="#ecf3ff" fo:padding="0.0382in" fo:border-left="none" fo:border-right="0.05pt solid #000000" fo:border-top="none" fo:border-bottom="none">
        <style:background-image/>
      </style:table-cell-properties>
    </style:style>
    <style:style style:name="Table62.B2" style:family="table-cell">
      <style:table-cell-properties fo:background-color="#ecf3ff" fo:padding="0.0382in" fo:border="none">
        <style:background-image/>
      </style:table-cell-properties>
    </style:style>
    <style:style style:name="Table62.C2" style:family="table-cell">
      <style:table-cell-properties fo:background-color="#ecf3ff" fo:padding="0.0382in" fo:border-left="none" fo:border-right="0.05pt solid #000000" fo:border-top="none" fo:border-bottom="none">
        <style:background-image/>
      </style:table-cell-properties>
    </style:style>
    <style:style style:name="Table41" style:family="table">
      <style:table-properties style:width="6.1049in" fo:margin-left="0.5903in" fo:margin-right="-0.0021in" table:align="margins"/>
    </style:style>
    <style:style style:name="Table41.A" style:family="table-column">
      <style:table-column-properties style:column-width="0.2583in" style:rel-column-width="2773*"/>
    </style:style>
    <style:style style:name="Table41.B" style:family="table-column">
      <style:table-column-properties style:column-width="0.5986in" style:rel-column-width="6426*"/>
    </style:style>
    <style:style style:name="Table41.C" style:family="table-column">
      <style:table-column-properties style:column-width="1.4347in" style:rel-column-width="15403*"/>
    </style:style>
    <style:style style:name="Table41.D" style:family="table-column">
      <style:table-column-properties style:column-width="3.8132in" style:rel-column-width="40933*"/>
    </style:style>
    <style:style style:name="Table41.A1" style:family="table-cell">
      <style:table-cell-properties fo:background-color="#ecf3ff" fo:padding="0.0382in" fo:border-left="0.05pt solid #000000" fo:border-right="none" fo:border-top="none" fo:border-bottom="none">
        <style:background-image/>
      </style:table-cell-properties>
    </style:style>
    <style:style style:name="Table41.B1" style:family="table-cell">
      <style:table-cell-properties fo:background-color="#ecf3ff" fo:padding="0.0382in" fo:border="none">
        <style:background-image/>
      </style:table-cell-properties>
    </style:style>
    <style:style style:name="Table41.C1" style:family="table-cell">
      <style:table-cell-properties fo:background-color="#ecf3ff" fo:padding="0.0382in" fo:border-left="none" fo:border-right="0.05pt solid #000000" fo:border-top="none" fo:border-bottom="none">
        <style:background-image/>
      </style:table-cell-properties>
    </style:style>
    <style:style style:name="Table42" style:family="table">
      <style:table-properties style:width="6.1021in" table:align="right"/>
    </style:style>
    <style:style style:name="Table42.A" style:family="table-column">
      <style:table-column-properties style:column-width="0.2597in"/>
    </style:style>
    <style:style style:name="Table42.B" style:family="table-column">
      <style:table-column-properties style:column-width="0.5986in"/>
    </style:style>
    <style:style style:name="Table42.C" style:family="table-column">
      <style:table-column-properties style:column-width="5.2438in"/>
    </style:style>
    <style:style style:name="Table42.A1" style:family="table-cell">
      <style:table-cell-properties fo:background-color="#ecf3ff" fo:padding="0.0382in" fo:border-left="0.05pt solid #000000" fo:border-right="none" fo:border-top="none" fo:border-bottom="none">
        <style:background-image/>
      </style:table-cell-properties>
    </style:style>
    <style:style style:name="Table42.B1" style:family="table-cell" style:data-style-name="N0">
      <style:table-cell-properties fo:background-color="#ecf3ff" fo:padding="0.0382in" fo:border="none">
        <style:background-image/>
      </style:table-cell-properties>
    </style:style>
    <style:style style:name="Table42.C1" style:family="table-cell">
      <style:table-cell-properties fo:background-color="#ecf3ff" fo:padding="0.0382in" fo:border-left="none" fo:border-right="0.05pt solid #000000" fo:border-top="none" fo:border-bottom="none">
        <style:background-image/>
      </style:table-cell-properties>
    </style:style>
    <style:style style:name="Table42.B2" style:family="table-cell">
      <style:table-cell-properties fo:background-color="#ecf3ff" fo:padding="0.0382in" fo:border="none">
        <style:background-image/>
      </style:table-cell-properties>
    </style:style>
    <style:style style:name="Table42.C2" style:family="table-cell">
      <style:table-cell-properties fo:background-color="#ecf3ff" fo:padding="0.0382in" fo:border-left="none" fo:border-right="0.05pt solid #000000" fo:border-top="none" fo:border-bottom="none">
        <style:background-image/>
      </style:table-cell-properties>
    </style:style>
    <style:style style:name="Table70" style:family="table">
      <style:table-properties style:width="6.1021in" table:align="right"/>
    </style:style>
    <style:style style:name="Table70.A" style:family="table-column">
      <style:table-column-properties style:column-width="0.2597in"/>
    </style:style>
    <style:style style:name="Table70.B" style:family="table-column">
      <style:table-column-properties style:column-width="0.5986in"/>
    </style:style>
    <style:style style:name="Table70.C" style:family="table-column">
      <style:table-column-properties style:column-width="5.2438in"/>
    </style:style>
    <style:style style:name="Table70.A1" style:family="table-cell">
      <style:table-cell-properties fo:background-color="#ecf3ff" fo:padding="0.0382in" fo:border-left="0.05pt solid #000000" fo:border-right="none" fo:border-top="none" fo:border-bottom="none">
        <style:background-image/>
      </style:table-cell-properties>
    </style:style>
    <style:style style:name="Table70.B1" style:family="table-cell">
      <style:table-cell-properties fo:background-color="#ecf3ff" fo:padding="0.0382in" fo:border="none">
        <style:background-image/>
      </style:table-cell-properties>
    </style:style>
    <style:style style:name="Table70.C1" style:family="table-cell">
      <style:table-cell-properties fo:background-color="#ecf3ff" fo:padding="0.0382in" fo:border-left="none" fo:border-right="0.05pt solid #000000" fo:border-top="none" fo:border-bottom="none">
        <style:background-image/>
      </style:table-cell-properties>
    </style:style>
    <style:style style:name="Table71" style:family="table">
      <style:table-properties style:width="6.1021in" table:align="right"/>
    </style:style>
    <style:style style:name="Table71.A" style:family="table-column">
      <style:table-column-properties style:column-width="0.2597in"/>
    </style:style>
    <style:style style:name="Table71.B" style:family="table-column">
      <style:table-column-properties style:column-width="0.6063in"/>
    </style:style>
    <style:style style:name="Table71.C" style:family="table-column">
      <style:table-column-properties style:column-width="1.4951in"/>
    </style:style>
    <style:style style:name="Table71.D" style:family="table-column">
      <style:table-column-properties style:column-width="3.741in"/>
    </style:style>
    <style:style style:name="Table71.A1" style:family="table-cell">
      <style:table-cell-properties fo:background-color="#ecf3ff" fo:padding="0.0382in" fo:border-left="0.05pt solid #000000" fo:border-right="none" fo:border-top="none" fo:border-bottom="none">
        <style:background-image/>
      </style:table-cell-properties>
    </style:style>
    <style:style style:name="Table71.B1" style:family="table-cell" style:data-style-name="N0">
      <style:table-cell-properties fo:background-color="#ecf3ff" fo:padding="0.0382in" fo:border="none">
        <style:background-image/>
      </style:table-cell-properties>
    </style:style>
    <style:style style:name="Table71.C1" style:family="table-cell">
      <style:table-cell-properties fo:background-color="#ecf3ff" fo:padding="0.0382in" fo:border-left="none" fo:border-right="0.05pt solid #000000" fo:border-top="none" fo:border-bottom="none">
        <style:background-image/>
      </style:table-cell-properties>
    </style:style>
    <style:style style:name="Table71.C2" style:family="table-cell">
      <style:table-cell-properties fo:background-color="#ecf3ff" fo:padding="0.0382in" fo:border="none">
        <style:background-image/>
      </style:table-cell-properties>
    </style:style>
    <style:style style:name="Table71.D2" style:family="table-cell">
      <style:table-cell-properties fo:background-color="#ecf3ff" fo:padding="0.0382in" fo:border-left="none" fo:border-right="0.05pt solid #000000" fo:border-top="none" fo:border-bottom="none">
        <style:background-image/>
      </style:table-cell-properties>
    </style:style>
    <style:style style:name="Table71.C3" style:family="table-cell">
      <style:table-cell-properties fo:background-color="#ecf3ff" fo:padding="0.0382in" fo:border="none">
        <style:background-image/>
      </style:table-cell-properties>
    </style:style>
    <style:style style:name="Table71.D3" style:family="table-cell">
      <style:table-cell-properties fo:background-color="#ecf3ff" fo:padding="0.0382in" fo:border-left="none" fo:border-right="0.05pt solid #000000" fo:border-top="none" fo:border-bottom="none">
        <style:background-image/>
      </style:table-cell-properties>
    </style:style>
    <style:style style:name="Table71.C4" style:family="table-cell">
      <style:table-cell-properties fo:background-color="#ecf3ff" fo:padding="0.0382in" fo:border="none">
        <style:background-image/>
      </style:table-cell-properties>
    </style:style>
    <style:style style:name="Table71.D4" style:family="table-cell">
      <style:table-cell-properties fo:background-color="#ecf3ff" fo:padding="0.0382in" fo:border-left="none" fo:border-right="0.05pt solid #000000" fo:border-top="none" fo:border-bottom="none">
        <style:background-image/>
      </style:table-cell-properties>
    </style:style>
    <style:style style:name="Table71.C5" style:family="table-cell">
      <style:table-cell-properties fo:background-color="#ecf3ff" fo:padding="0.0382in" fo:border="none">
        <style:background-image/>
      </style:table-cell-properties>
    </style:style>
    <style:style style:name="Table71.D5" style:family="table-cell">
      <style:table-cell-properties fo:background-color="#ecf3ff" fo:padding="0.0382in" fo:border-left="none" fo:border-right="0.05pt solid #000000" fo:border-top="none" fo:border-bottom="none">
        <style:background-image/>
      </style:table-cell-properties>
    </style:style>
    <style:style style:name="Table71.C6" style:family="table-cell">
      <style:table-cell-properties fo:background-color="#ecf3ff" fo:padding="0.0382in" fo:border="none">
        <style:background-image/>
      </style:table-cell-properties>
    </style:style>
    <style:style style:name="Table71.D6" style:family="table-cell">
      <style:table-cell-properties fo:background-color="#ecf3ff" fo:padding="0.0382in" fo:border-left="none" fo:border-right="0.05pt solid #000000" fo:border-top="none" fo:border-bottom="none">
        <style:background-image/>
      </style:table-cell-properties>
    </style:style>
    <style:style style:name="Table71.C7" style:family="table-cell">
      <style:table-cell-properties fo:background-color="#ecf3ff" fo:padding="0.0382in" fo:border="none">
        <style:background-image/>
      </style:table-cell-properties>
    </style:style>
    <style:style style:name="Table71.D7" style:family="table-cell">
      <style:table-cell-properties fo:background-color="#ecf3ff" fo:padding="0.0382in" fo:border-left="none" fo:border-right="0.05pt solid #000000" fo:border-top="none" fo:border-bottom="none">
        <style:background-image/>
      </style:table-cell-properties>
    </style:style>
    <style:style style:name="Table71.C8" style:family="table-cell">
      <style:table-cell-properties fo:background-color="#ecf3ff" fo:padding="0.0382in" fo:border="none">
        <style:background-image/>
      </style:table-cell-properties>
    </style:style>
    <style:style style:name="Table71.D8" style:family="table-cell">
      <style:table-cell-properties fo:background-color="#ecf3ff" fo:padding="0.0382in" fo:border-left="none" fo:border-right="0.05pt solid #000000" fo:border-top="none" fo:border-bottom="none">
        <style:background-image/>
      </style:table-cell-properties>
    </style:style>
    <style:style style:name="Table71.C9" style:family="table-cell">
      <style:table-cell-properties fo:background-color="#ecf3ff" fo:padding="0.0382in" fo:border="none">
        <style:background-image/>
      </style:table-cell-properties>
    </style:style>
    <style:style style:name="Table71.D9" style:family="table-cell">
      <style:table-cell-properties fo:background-color="#ecf3ff" fo:padding="0.0382in" fo:border-left="none" fo:border-right="0.05pt solid #000000" fo:border-top="none" fo:border-bottom="none">
        <style:background-image/>
      </style:table-cell-properties>
    </style:style>
    <style:style style:name="Table71.C10" style:family="table-cell">
      <style:table-cell-properties fo:background-color="#ecf3ff" fo:padding="0.0382in" fo:border="none">
        <style:background-image/>
      </style:table-cell-properties>
    </style:style>
    <style:style style:name="Table71.D10" style:family="table-cell">
      <style:table-cell-properties fo:background-color="#ecf3ff" fo:padding="0.0382in" fo:border-left="none" fo:border-right="0.05pt solid #000000" fo:border-top="none" fo:border-bottom="none">
        <style:background-image/>
      </style:table-cell-properties>
    </style:style>
    <style:style style:name="Table71.C11" style:family="table-cell">
      <style:table-cell-properties fo:background-color="#ecf3ff" fo:padding="0.0382in" fo:border="none">
        <style:background-image/>
      </style:table-cell-properties>
    </style:style>
    <style:style style:name="Table71.D11" style:family="table-cell">
      <style:table-cell-properties fo:background-color="#ecf3ff" fo:padding="0.0382in" fo:border-left="none" fo:border-right="0.05pt solid #000000" fo:border-top="none" fo:border-bottom="none">
        <style:background-image/>
      </style:table-cell-properties>
    </style:style>
    <style:style style:name="Table71.B12" style:family="table-cell">
      <style:table-cell-properties fo:background-color="#ecf3ff" fo:padding="0.0382in" fo:border="none">
        <style:background-image/>
      </style:table-cell-properties>
    </style:style>
    <style:style style:name="Table71.C12" style:family="table-cell">
      <style:table-cell-properties fo:background-color="#ecf3ff" fo:padding="0.0382in" fo:border-left="none" fo:border-right="0.05pt solid #000000" fo:border-top="none" fo:border-bottom="none">
        <style:background-image/>
      </style:table-cell-properties>
    </style:style>
    <style:style style:name="Table37" style:family="table">
      <style:table-properties style:width="6.0993in" fo:margin-left="0.5903in" fo:margin-right="0.0035in" table:align="margins"/>
    </style:style>
    <style:style style:name="Table37.A" style:family="table-column">
      <style:table-column-properties style:column-width="0.2597in" style:rel-column-width="2790*"/>
    </style:style>
    <style:style style:name="Table37.B" style:family="table-column">
      <style:table-column-properties style:column-width="0.5986in" style:rel-column-width="6432*"/>
    </style:style>
    <style:style style:name="Table37.C" style:family="table-column">
      <style:table-column-properties style:column-width="5.241in" style:rel-column-width="56313*"/>
    </style:style>
    <style:style style:name="Table37.A1" style:family="table-cell">
      <style:table-cell-properties fo:background-color="#ecf3ff" fo:padding="0.0382in" fo:border-left="0.05pt solid #000000" fo:border-right="none" fo:border-top="none" fo:border-bottom="none">
        <style:background-image/>
      </style:table-cell-properties>
    </style:style>
    <style:style style:name="Table37.B1" style:family="table-cell">
      <style:table-cell-properties fo:background-color="#ecf3ff" fo:padding="0.0382in" fo:border="none">
        <style:background-image/>
      </style:table-cell-properties>
    </style:style>
    <style:style style:name="Table37.C1" style:family="table-cell">
      <style:table-cell-properties fo:background-color="#ecf3ff" fo:padding="0.0382in" fo:border-left="none" fo:border-right="0.05pt solid #000000" fo:border-top="none" fo:border-bottom="none">
        <style:background-image/>
      </style:table-cell-properties>
    </style:style>
    <style:style style:name="Table38" style:family="table">
      <style:table-properties style:width="6.1021in" table:align="right"/>
    </style:style>
    <style:style style:name="Table38.A" style:family="table-column">
      <style:table-column-properties style:column-width="0.2597in"/>
    </style:style>
    <style:style style:name="Table38.B" style:family="table-column">
      <style:table-column-properties style:column-width="0.6063in"/>
    </style:style>
    <style:style style:name="Table38.C" style:family="table-column">
      <style:table-column-properties style:column-width="5.2361in"/>
    </style:style>
    <style:style style:name="Table38.A1" style:family="table-cell">
      <style:table-cell-properties fo:background-color="#ecf3ff" fo:padding="0.0382in" fo:border-left="0.05pt solid #000000" fo:border-right="none" fo:border-top="none" fo:border-bottom="none">
        <style:background-image/>
      </style:table-cell-properties>
    </style:style>
    <style:style style:name="Table38.B1" style:family="table-cell" style:data-style-name="N0">
      <style:table-cell-properties fo:background-color="#ecf3ff" fo:padding="0.0382in" fo:border="none">
        <style:background-image/>
      </style:table-cell-properties>
    </style:style>
    <style:style style:name="Table38.C1" style:family="table-cell">
      <style:table-cell-properties fo:background-color="#ecf3ff" fo:padding="0.0382in" fo:border-left="none" fo:border-right="0.05pt solid #000000" fo:border-top="none" fo:border-bottom="none">
        <style:background-image/>
      </style:table-cell-properties>
    </style:style>
    <style:style style:name="Table38.B2" style:family="table-cell">
      <style:table-cell-properties fo:background-color="#ecf3ff" fo:padding="0.0382in" fo:border="none">
        <style:background-image/>
      </style:table-cell-properties>
    </style:style>
    <style:style style:name="Table38.C2" style:family="table-cell">
      <style:table-cell-properties fo:background-color="#ecf3ff" fo:padding="0.0382in" fo:border-left="none" fo:border-right="0.05pt solid #000000" fo:border-top="none" fo:border-bottom="none">
        <style:background-image/>
      </style:table-cell-properties>
    </style:style>
    <style:style style:name="Table86" style:family="table">
      <style:table-properties style:width="6.1021in" table:align="right"/>
    </style:style>
    <style:style style:name="Table86.A" style:family="table-column">
      <style:table-column-properties style:column-width="0.2597in"/>
    </style:style>
    <style:style style:name="Table86.B" style:family="table-column">
      <style:table-column-properties style:column-width="0.5986in"/>
    </style:style>
    <style:style style:name="Table86.C" style:family="table-column">
      <style:table-column-properties style:column-width="5.2438in"/>
    </style:style>
    <style:style style:name="Table86.A1" style:family="table-cell">
      <style:table-cell-properties fo:background-color="#ecf3ff" fo:padding="0.0382in" fo:border-left="0.05pt solid #000000" fo:border-right="none" fo:border-top="none" fo:border-bottom="none">
        <style:background-image/>
      </style:table-cell-properties>
    </style:style>
    <style:style style:name="Table86.B1" style:family="table-cell">
      <style:table-cell-properties fo:background-color="#ecf3ff" fo:padding="0.0382in" fo:border="none">
        <style:background-image/>
      </style:table-cell-properties>
    </style:style>
    <style:style style:name="Table86.C1" style:family="table-cell">
      <style:table-cell-properties fo:background-color="#ecf3ff" fo:padding="0.0382in" fo:border-left="none" fo:border-right="0.05pt solid #000000" fo:border-top="none" fo:border-bottom="none">
        <style:background-image/>
      </style:table-cell-properties>
    </style:style>
    <style:style style:name="Table87" style:family="table">
      <style:table-properties style:width="6.1021in" table:align="right"/>
    </style:style>
    <style:style style:name="Table87.A" style:family="table-column">
      <style:table-column-properties style:column-width="0.2597in"/>
    </style:style>
    <style:style style:name="Table87.B" style:family="table-column">
      <style:table-column-properties style:column-width="0.6063in"/>
    </style:style>
    <style:style style:name="Table87.C" style:family="table-column">
      <style:table-column-properties style:column-width="5.2361in"/>
    </style:style>
    <style:style style:name="Table87.A1" style:family="table-cell">
      <style:table-cell-properties fo:background-color="#ecf3ff" fo:padding="0.0382in" fo:border-left="0.05pt solid #000000" fo:border-right="none" fo:border-top="none" fo:border-bottom="none">
        <style:background-image/>
      </style:table-cell-properties>
    </style:style>
    <style:style style:name="Table87.B1" style:family="table-cell" style:data-style-name="N0">
      <style:table-cell-properties fo:background-color="#ecf3ff" fo:padding="0.0382in" fo:border="none">
        <style:background-image/>
      </style:table-cell-properties>
    </style:style>
    <style:style style:name="Table87.C1" style:family="table-cell">
      <style:table-cell-properties fo:background-color="#ecf3ff" fo:padding="0.0382in" fo:border-left="none" fo:border-right="0.05pt solid #000000" fo:border-top="none" fo:border-bottom="none">
        <style:background-image/>
      </style:table-cell-properties>
    </style:style>
    <style:style style:name="Table87.B2" style:family="table-cell">
      <style:table-cell-properties fo:background-color="#ecf3ff" fo:padding="0.0382in" fo:border="none">
        <style:background-image/>
      </style:table-cell-properties>
    </style:style>
    <style:style style:name="Table87.C2" style:family="table-cell">
      <style:table-cell-properties fo:background-color="#ecf3ff" fo:padding="0.0382in" fo:border-left="none" fo:border-right="0.05pt solid #000000" fo:border-top="none" fo:border-bottom="none">
        <style:background-image/>
      </style:table-cell-properties>
    </style:style>
    <style:style style:name="Table39" style:family="table">
      <style:table-properties style:width="6.1021in" table:align="right"/>
    </style:style>
    <style:style style:name="Table39.A" style:family="table-column">
      <style:table-column-properties style:column-width="0.2597in"/>
    </style:style>
    <style:style style:name="Table39.B" style:family="table-column">
      <style:table-column-properties style:column-width="0.5986in"/>
    </style:style>
    <style:style style:name="Table39.C" style:family="table-column">
      <style:table-column-properties style:column-width="5.2438in"/>
    </style:style>
    <style:style style:name="Table39.A1" style:family="table-cell">
      <style:table-cell-properties fo:background-color="#ecf3ff" fo:padding="0.0382in" fo:border-left="0.05pt solid #000000" fo:border-right="none" fo:border-top="none" fo:border-bottom="none">
        <style:background-image/>
      </style:table-cell-properties>
    </style:style>
    <style:style style:name="Table39.B1" style:family="table-cell">
      <style:table-cell-properties fo:background-color="#ecf3ff" fo:padding="0.0382in" fo:border="none">
        <style:background-image/>
      </style:table-cell-properties>
    </style:style>
    <style:style style:name="Table39.C1" style:family="table-cell">
      <style:table-cell-properties fo:background-color="#ecf3ff" fo:padding="0.0382in" fo:border-left="none" fo:border-right="0.05pt solid #000000" fo:border-top="none" fo:border-bottom="none">
        <style:background-image/>
      </style:table-cell-properties>
    </style:style>
    <style:style style:name="Table40" style:family="table">
      <style:table-properties style:width="6.1021in" table:align="right"/>
    </style:style>
    <style:style style:name="Table40.A" style:family="table-column">
      <style:table-column-properties style:column-width="0.2597in"/>
    </style:style>
    <style:style style:name="Table40.B" style:family="table-column">
      <style:table-column-properties style:column-width="0.6063in"/>
    </style:style>
    <style:style style:name="Table40.C" style:family="table-column">
      <style:table-column-properties style:column-width="5.2361in"/>
    </style:style>
    <style:style style:name="Table40.A1" style:family="table-cell">
      <style:table-cell-properties fo:background-color="#ecf3ff" fo:padding="0.0382in" fo:border-left="0.05pt solid #000000" fo:border-right="none" fo:border-top="none" fo:border-bottom="none">
        <style:background-image/>
      </style:table-cell-properties>
    </style:style>
    <style:style style:name="Table40.B1" style:family="table-cell" style:data-style-name="N0">
      <style:table-cell-properties fo:background-color="#ecf3ff" fo:padding="0.0382in" fo:border="none">
        <style:background-image/>
      </style:table-cell-properties>
    </style:style>
    <style:style style:name="Table40.C1" style:family="table-cell">
      <style:table-cell-properties fo:background-color="#ecf3ff" fo:padding="0.0382in" fo:border-left="none" fo:border-right="0.05pt solid #000000" fo:border-top="none" fo:border-bottom="none">
        <style:background-image/>
      </style:table-cell-properties>
    </style:style>
    <style:style style:name="Table40.B2" style:family="table-cell">
      <style:table-cell-properties fo:background-color="#ecf3ff" fo:padding="0.0382in" fo:border="none">
        <style:background-image/>
      </style:table-cell-properties>
    </style:style>
    <style:style style:name="Table40.C2" style:family="table-cell">
      <style:table-cell-properties fo:background-color="#ecf3ff" fo:padding="0.0382in" fo:border-left="none" fo:border-right="0.05pt solid #000000" fo:border-top="none" fo:border-bottom="none">
        <style:background-image/>
      </style:table-cell-properties>
    </style:style>
    <style:style style:name="P1" style:family="paragraph" style:parent-style-name="Standard">
      <style:text-properties fo:font-size="2pt" fo:language="en" fo:country="US" style:font-size-asian="2pt" style:font-size-complex="2pt"/>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448c33"/>
    </style:style>
    <style:style style:name="P4" style:family="paragraph" style:parent-style-name="Standard">
      <style:text-properties fo:language="en" fo:country="US" officeooo:paragraph-rsid="0049c484"/>
    </style:style>
    <style:style style:name="P5" style:family="paragraph" style:parent-style-name="Standard">
      <style:text-properties style:font-name="Century Gothic4" fo:font-size="10pt" fo:language="en" fo:country="US" style:font-size-asian="10pt" style:font-size-complex="10pt"/>
    </style:style>
    <style:style style:name="P6" style:family="paragraph" style:parent-style-name="Standard">
      <style:paragraph-properties fo:text-align="center" style:justify-single-word="false" style:snap-to-layout-grid="false"/>
      <style:text-properties style:font-name="Century Gothic4" fo:font-size="10pt" fo:language="en" fo:country="US" style:font-size-asian="10pt" style:font-size-complex="10pt"/>
    </style:style>
    <style:style style:name="P7" style:family="paragraph" style:parent-style-name="Standard">
      <style:paragraph-properties fo:text-align="justify" style:justify-single-word="false" style:snap-to-layout-grid="false"/>
      <style:text-properties style:font-name="Century Gothic4" fo:font-size="10pt" fo:language="en" fo:country="US" style:font-size-asian="10pt" style:font-size-complex="10pt"/>
    </style:style>
    <style:style style:name="P8" style:family="paragraph" style:parent-style-name="Standard">
      <style:text-properties style:font-name="Century Gothic4" fo:font-size="10.5pt" fo:language="en" fo:country="US" style:font-size-asian="10.5pt" style:font-size-complex="10.5pt"/>
    </style:style>
    <style:style style:name="P9" style:family="paragraph" style:parent-style-name="Standard">
      <style:text-properties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P10" style:family="paragraph" style:parent-style-name="Standard">
      <style:text-properties fo:font-size="10pt" fo:language="en" fo:country="US" fo:background-color="#ffff00" style:font-size-asian="10pt" style:font-size-complex="10pt"/>
    </style:style>
    <style:style style:name="P11" style:family="paragraph" style:parent-style-name="Standard">
      <style:text-properties fo:font-size="10pt" fo:language="en" fo:country="US" style:font-size-asian="10pt" style:font-size-complex="10pt"/>
    </style:style>
    <style:style style:name="P12" style:family="paragraph" style:parent-style-name="Standard">
      <style:paragraph-properties fo:break-before="page"/>
      <style:text-properties fo:font-size="10pt" fo:language="en" fo:country="US" style:font-size-asian="10pt" style:font-size-complex="10pt"/>
    </style:style>
    <style:style style:name="P13" style:family="paragraph" style:parent-style-name="Heading_20_1">
      <style:text-properties fo:language="en" fo:country="US"/>
    </style:style>
    <style:style style:name="P14" style:family="paragraph" style:parent-style-name="Heading_20_1" style:master-page-name="Right_20_Page">
      <style:paragraph-properties style:page-number="auto"/>
      <style:text-properties style:font-name="Century Gothic4" fo:language="en" fo:country="US"/>
    </style:style>
    <style:style style:name="P15" style:family="paragraph" style:parent-style-name="Heading_20_1" style:master-page-name="Right_20_Page">
      <style:paragraph-properties style:page-number="auto" fo:break-before="page"/>
      <style:text-properties fo:language="en" fo:country="US"/>
    </style:style>
    <style:style style:name="P16" style:family="paragraph" style:parent-style-name="Text_20_body">
      <style:text-properties fo:language="en" fo:country="US"/>
    </style:style>
    <style:style style:name="P17" style:family="paragraph" style:parent-style-name="Text_20_body_20_indent">
      <style:text-properties fo:language="en" fo:country="US"/>
    </style:style>
    <style:style style:name="P18" style:family="paragraph" style:parent-style-name="Heading_20_2">
      <style:text-properties style:font-name="Century Gothic4" fo:language="en" fo:country="US"/>
    </style:style>
    <style:style style:name="P19" style:family="paragraph" style:parent-style-name="Heading_20_2">
      <style:paragraph-properties fo:text-align="justify" style:justify-single-word="false"/>
      <style:text-properties style:font-name="Century Gothic4" fo:language="en" fo:country="US"/>
    </style:style>
    <style:style style:name="P20" style:family="paragraph" style:parent-style-name="Heading_20_2">
      <style:text-properties fo:language="en" fo:country="US"/>
    </style:style>
    <style:style style:name="P21" style:family="paragraph" style:parent-style-name="Heading_20_2">
      <style:text-properties fo:language="en" fo:country="US" officeooo:paragraph-rsid="00e89252"/>
    </style:style>
    <style:style style:name="P22" style:family="paragraph" style:parent-style-name="Heading_20_2">
      <style:paragraph-properties fo:break-before="page"/>
      <style:text-properties fo:language="en" fo:country="US"/>
    </style:style>
    <style:style style:name="P23" style:family="paragraph" style:parent-style-name="Heading_20_3">
      <style:text-properties fo:language="en" fo:country="US"/>
    </style:style>
    <style:style style:name="P24" style:family="paragraph" style:parent-style-name="Heading_20_3">
      <style:text-properties fo:language="en" fo:country="US" officeooo:paragraph-rsid="00e6b01e"/>
    </style:style>
    <style:style style:name="P25" style:family="paragraph" style:parent-style-name="Heading_20_3">
      <style:text-properties fo:language="en" fo:country="US" officeooo:rsid="00e8b40b" officeooo:paragraph-rsid="00e8b40b"/>
    </style:style>
    <style:style style:name="P26" style:family="paragraph" style:parent-style-name="Heading_20_3">
      <style:text-properties fo:language="en" fo:country="US" officeooo:paragraph-rsid="00e89252"/>
    </style:style>
    <style:style style:name="P27" style:family="paragraph" style:parent-style-name="Heading_20_3">
      <style:text-properties fo:language="en" fo:country="US" officeooo:rsid="00f09a9f" officeooo:paragraph-rsid="00f09a9f"/>
    </style:style>
    <style:style style:name="P28" style:family="paragraph" style:parent-style-name="Heading_20_3">
      <style:text-properties fo:language="en" fo:country="US" officeooo:paragraph-rsid="004f1c0e"/>
    </style:style>
    <style:style style:name="P29" style:family="paragraph" style:parent-style-name="Heading_20_3">
      <style:text-properties fo:language="en" fo:country="US" officeooo:rsid="00518a6c" officeooo:paragraph-rsid="00518a6c"/>
    </style:style>
    <style:style style:name="P30" style:family="paragraph" style:parent-style-name="Heading_20_3">
      <style:text-properties fo:language="en" fo:country="US" officeooo:paragraph-rsid="00448c33"/>
    </style:style>
    <style:style style:name="P31" style:family="paragraph" style:parent-style-name="Heading_20_3">
      <style:text-properties fo:language="en" fo:country="US" officeooo:paragraph-rsid="0049c484"/>
    </style:style>
    <style:style style:name="P32"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P33"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P34"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P35" style:family="paragraph" style:parent-style-name="Footer">
      <style:paragraph-properties fo:text-align="start" style:justify-single-word="false"/>
      <style:text-properties style:font-name="Century Gothic4" fo:language="en" fo:country="US"/>
    </style:style>
    <style:style style:name="P36" style:family="paragraph" style:parent-style-name="Footer">
      <style:text-properties fo:language="en" fo:country="US"/>
    </style:style>
    <style:style style:name="P37" style:family="paragraph" style:parent-style-name="Heading_20_4">
      <style:text-properties fo:language="en" fo:country="US"/>
    </style:style>
    <style:style style:name="P38" style:family="paragraph" style:parent-style-name="Heading_20_4">
      <style:text-properties fo:language="en" fo:country="US" fo:font-style="normal" fo:font-weight="bold" style:font-style-asian="normal" style:font-weight-asian="bold" style:font-style-complex="normal" style:font-weight-complex="bold"/>
    </style:style>
    <style:style style:name="P39" style:family="paragraph" style:parent-style-name="Heading_20_4">
      <style:text-properties fo:language="en" fo:country="US" officeooo:paragraph-rsid="00e6b01e"/>
    </style:style>
    <style:style style:name="P40" style:family="paragraph" style:parent-style-name="Heading_20_4">
      <style:text-properties fo:language="en" fo:country="US" officeooo:paragraph-rsid="00e89252"/>
    </style:style>
    <style:style style:name="P41" style:family="paragraph" style:parent-style-name="Heading_20_4">
      <style:text-properties fo:language="en" fo:country="US" officeooo:rsid="00f0aaa6" officeooo:paragraph-rsid="00f0aaa6"/>
    </style:style>
    <style:style style:name="P42" style:family="paragraph" style:parent-style-name="Heading_20_4">
      <style:text-properties fo:language="en" fo:country="US" officeooo:paragraph-rsid="00f0aaa6"/>
    </style:style>
    <style:style style:name="P43" style:family="paragraph" style:parent-style-name="Heading_20_4">
      <style:text-properties fo:language="en" fo:country="US" officeooo:paragraph-rsid="00f29ea7"/>
    </style:style>
    <style:style style:name="P44" style:family="paragraph" style:parent-style-name="Heading_20_4">
      <style:text-properties fo:language="en" fo:country="US" officeooo:rsid="00fcaad2" officeooo:paragraph-rsid="00fcaad2"/>
    </style:style>
    <style:style style:name="P45" style:family="paragraph" style:parent-style-name="Header">
      <style:text-properties fo:language="en" fo:country="US"/>
    </style:style>
    <style:style style:name="P46"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P47" style:family="paragraph" style:parent-style-name="Table_20_Heading">
      <style:text-properties fo:color="#29166f" style:font-name="Century Gothic4" fo:font-size="9pt" fo:language="en" fo:country="US" style:font-size-asian="9pt" style:font-size-complex="9pt"/>
    </style:style>
    <style:style style:name="P48" style:family="paragraph" style:parent-style-name="Table_20_Heading">
      <style:text-properties fo:language="en" fo:country="US"/>
    </style:style>
    <style:style style:name="P49" style:family="paragraph" style:parent-style-name="Table_20_Heading">
      <style:text-properties fo:color="#004586" style:font-name="Century Gothic4" fo:font-size="9pt" fo:language="en" fo:country="US" style:font-size-asian="9pt" style:font-size-complex="9pt"/>
    </style:style>
    <style:style style:name="P50" style:family="paragraph" style:parent-style-name="Table_20_Heading">
      <style:paragraph-properties fo:text-align="center" style:justify-single-word="false"/>
      <style:text-properties fo:color="#004586" style:font-name="Century Gothic4" fo:font-size="9pt" fo:language="en" fo:country="US" style:font-size-asian="9pt" style:font-size-complex="9pt"/>
    </style:style>
    <style:style style:name="P51" style:family="paragraph" style:parent-style-name="Table_20_Heading">
      <style:text-properties fo:color="#004586" style:font-name="Century Gothic4" fo:font-size="8pt" fo:language="en" fo:country="US" style:font-size-asian="8pt" style:font-size-complex="8pt"/>
    </style:style>
    <style:style style:name="P52" style:family="paragraph" style:parent-style-name="Table_20_Heading">
      <style:paragraph-properties fo:text-align="center" style:justify-single-word="false"/>
      <style:text-properties fo:color="#004586" style:font-name="Century Gothic4" fo:font-size="10pt" fo:language="en" fo:country="US" style:font-size-asian="10pt" style:font-size-complex="10pt"/>
    </style:style>
    <style:style style:name="P53"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fo:language="en" fo:country="US" style:font-size-asian="10pt" style:font-size-complex="10pt"/>
    </style:style>
    <style:style style:name="P54" style:family="paragraph" style:parent-style-name="Table_20_Contents">
      <style:text-properties style:font-name="Century Gothic4" fo:font-size="12pt" fo:language="en" fo:country="US" style:font-size-asian="12pt" style:font-size-complex="12pt"/>
    </style:style>
    <style:style style:name="P55" style:family="paragraph" style:parent-style-name="Table_20_Contents">
      <style:paragraph-properties fo:text-align="start" style:justify-single-word="false"/>
      <style:text-properties style:font-name="Century Gothic4" fo:font-size="10pt" fo:language="en" fo:country="US" style:font-size-asian="10pt" style:font-size-complex="10pt"/>
    </style:style>
    <style:style style:name="P56" style:family="paragraph" style:parent-style-name="Table_20_Contents">
      <style:paragraph-properties fo:text-align="center" style:justify-single-word="false"/>
      <style:text-properties style:font-name="Century Gothic4" fo:font-size="10pt" fo:language="en" fo:country="US" fo:font-style="italic" fo:font-weight="bold" style:font-size-asian="10pt" style:font-style-asian="italic" style:font-weight-asian="bold" style:font-size-complex="10pt" style:font-style-complex="italic" style:font-weight-complex="bold"/>
    </style:style>
    <style:style style:name="P57" style:family="paragraph" style:parent-style-name="Table_20_Contents">
      <style:paragraph-properties fo:text-align="center" style:justify-single-word="false"/>
      <style:text-properties style:font-name="Century Gothic4" fo:font-size="10pt" fo:language="en" fo:country="US" fo:font-style="italic" style:font-size-asian="10pt" style:font-style-asian="italic" style:font-size-complex="10pt" style:font-style-complex="italic"/>
    </style:style>
    <style:style style:name="P58" style:family="paragraph" style:parent-style-name="Table_20_Contents">
      <style:paragraph-properties fo:text-align="center" style:justify-single-word="false"/>
      <style:text-properties style:font-name="Century Gothic4" fo:font-size="13pt" fo:language="en" fo:country="US" style:font-size-asian="13pt" style:font-size-complex="13pt"/>
    </style:style>
    <style:style style:name="P59" style:family="paragraph" style:parent-style-name="Table_20_Contents">
      <style:text-properties style:font-name="Century Gothic4" fo:font-size="8pt" fo:language="en" fo:country="US" style:font-size-asian="8pt" style:font-size-complex="8pt"/>
    </style:style>
    <style:style style:name="P60" style:family="paragraph" style:parent-style-name="Table_20_Contents">
      <style:paragraph-properties fo:text-align="center" style:justify-single-word="false"/>
      <style:text-properties style:font-name="Century Gothic4" fo:font-size="8pt" fo:language="en" fo:country="US" style:font-size-asian="8pt" style:font-size-complex="8pt"/>
    </style:style>
    <style:style style:name="P61" style:family="paragraph" style:parent-style-name="Table_20_Contents">
      <style:paragraph-properties fo:text-align="center" style:justify-single-word="false"/>
      <style:text-properties style:font-name="Century Gothic4" fo:font-size="8pt" fo:language="en" fo:country="US" officeooo:paragraph-rsid="006cd90f" style:font-size-asian="8pt" style:font-size-complex="8pt"/>
    </style:style>
    <style:style style:name="P62" style:family="paragraph" style:parent-style-name="Table_20_Contents">
      <style:paragraph-properties fo:text-align="center" style:justify-single-word="false"/>
      <style:text-properties style:font-name="Century Gothic4" fo:font-size="8pt" fo:language="en" fo:country="US" officeooo:rsid="0094d47f" officeooo:paragraph-rsid="0094d47f" style:font-size-asian="8pt" style:font-size-complex="8pt"/>
    </style:style>
    <style:style style:name="P63" style:family="paragraph" style:parent-style-name="Table_20_Contents">
      <style:text-properties style:font-name="Century Gothic4" fo:font-size="8pt" fo:language="en" fo:country="US" officeooo:rsid="0094d47f" officeooo:paragraph-rsid="0094d47f" style:font-size-asian="8pt" style:font-size-complex="8pt"/>
    </style:style>
    <style:style style:name="P64" style:family="paragraph" style:parent-style-name="Table_20_Contents">
      <style:paragraph-properties fo:text-align="center" style:justify-single-word="false"/>
      <style:text-properties style:font-name="Century Gothic4" fo:font-size="8pt" fo:language="en" fo:country="US" officeooo:rsid="006e19f7" officeooo:paragraph-rsid="006e19f7" style:font-size-asian="8pt" style:font-size-complex="8pt"/>
    </style:style>
    <style:style style:name="P65" style:family="paragraph" style:parent-style-name="Table_20_Contents">
      <style:text-properties style:font-name="Century Gothic4" fo:font-size="9pt" fo:language="en" fo:country="US" style:font-size-asian="9pt" style:font-size-complex="9pt"/>
    </style:style>
    <style:style style:name="P66" style:family="paragraph" style:parent-style-name="Table_20_Contents">
      <style:text-properties style:font-name="Century Gothic4" fo:font-size="9pt" fo:language="en" fo:country="US" fo:font-weight="normal" style:font-size-asian="9pt" style:font-weight-asian="normal" style:font-size-complex="9pt" style:font-weight-complex="normal"/>
    </style:style>
    <style:style style:name="P67" style:family="paragraph" style:parent-style-name="Table_20_Contents">
      <style:paragraph-properties fo:text-align="center" style:justify-single-word="false"/>
      <style:text-properties fo:color="#29166f" style:font-name="Century Gothic4" fo:font-size="24pt" fo:language="en" fo:country="US" fo:font-weight="bold" style:font-size-asian="24pt" style:font-weight-asian="bold" style:font-size-complex="24pt" style:font-weight-complex="bold"/>
    </style:style>
    <style:style style:name="P68" style:family="paragraph" style:parent-style-name="Table_20_Contents">
      <style:paragraph-properties fo:text-align="center" style:justify-single-word="false"/>
      <style:text-properties fo:color="#29166f" style:font-name="Century Gothic4" fo:font-size="16pt" fo:language="en" fo:country="US" fo:font-weight="bold" style:font-size-asian="16pt" style:font-weight-asian="bold" style:font-size-complex="16pt" style:font-weight-complex="bold"/>
    </style:style>
    <style:style style:name="P69" style:family="paragraph" style:parent-style-name="Table_20_Contents">
      <style:text-properties fo:color="#666666" style:font-name="Century Gothic4" fo:font-size="8pt" fo:language="en" fo:country="US" fo:font-style="italic" fo:font-weight="bold" style:font-size-asian="8pt" style:font-style-asian="italic" style:font-weight-asian="bold" style:font-size-complex="8pt" style:font-style-complex="italic" style:font-weight-complex="bold"/>
    </style:style>
    <style:style style:name="P70" style:family="paragraph" style:parent-style-name="Table_20_Contents">
      <style:text-properties fo:font-size="8pt" fo:language="en" fo:country="US" style:font-size-asian="8pt" style:font-size-complex="8pt"/>
    </style:style>
    <style:style style:name="P71" style:family="paragraph" style:parent-style-name="Table_20_Contents">
      <style:paragraph-properties fo:text-align="center" style:justify-single-word="false"/>
      <style:text-properties fo:font-size="8pt" fo:language="en" fo:country="US" style:font-size-asian="8pt" style:font-size-complex="8pt"/>
    </style:style>
    <style:style style:name="P72" style:family="paragraph" style:parent-style-name="Table_20_Contents">
      <style:text-properties fo:font-size="8pt" fo:language="en" fo:country="US" style:font-name-asian="PPBION+Palatino-BoldItalic" style:font-size-asian="8pt" style:font-name-complex="PPBION+Palatino-BoldItalic" style:font-size-complex="8pt"/>
    </style:style>
    <style:style style:name="P73" style:family="paragraph" style:parent-style-name="Table_20_Contents">
      <style:text-properties style:font-name="Courier 10 Pitch1" fo:language="en" fo:country="US" style:font-name-asian="DejaVu Sans Mono" style:font-size-asian="9pt" style:font-name-complex="DejaVu Sans Mono" style:font-size-complex="9pt"/>
    </style:style>
    <style:style style:name="P74" style:family="paragraph" style:parent-style-name="Table_20_Contents">
      <style:paragraph-properties fo:text-align="center" style:justify-single-word="false"/>
      <style:text-properties style:font-name="Courier 10 Pitch1" fo:language="en" fo:country="US" style:font-name-asian="DejaVu Sans Mono" style:font-size-asian="9pt" style:font-name-complex="DejaVu Sans Mono" style:font-size-complex="9pt"/>
    </style:style>
    <style:style style:name="P75" style:family="paragraph" style:parent-style-name="Table_20_Contents">
      <style:text-properties style:font-name="Courier 10 Pitch1" fo:language="en" fo:country="US" officeooo:paragraph-rsid="004f1c0e" style:font-name-asian="DejaVu Sans Mono" style:font-size-asian="9pt" style:font-name-complex="DejaVu Sans Mono" style:font-size-complex="9pt"/>
    </style:style>
    <style:style style:name="P76" style:family="paragraph" style:parent-style-name="Table_20_Contents">
      <style:text-properties style:font-name="Courier 10 Pitch1" fo:language="en" fo:country="US" officeooo:paragraph-rsid="00518a6c" style:font-name-asian="DejaVu Sans Mono" style:font-size-asian="9pt" style:font-name-complex="DejaVu Sans Mono" style:font-size-complex="9pt"/>
    </style:style>
    <style:style style:name="P77" style:family="paragraph" style:parent-style-name="Table_20_Contents">
      <style:text-properties style:font-name="Courier 10 Pitch1" fo:language="en" fo:country="US" officeooo:paragraph-rsid="0042ffdf" style:font-name-asian="DejaVu Sans Mono" style:font-size-asian="9pt" style:font-name-complex="DejaVu Sans Mono" style:font-size-complex="9pt"/>
    </style:style>
    <style:style style:name="P78" style:family="paragraph" style:parent-style-name="Table_20_Contents">
      <style:text-properties style:font-name="Courier 10 Pitch1" fo:font-size="9pt" fo:language="en" fo:country="US" style:font-name-asian="DejaVu Sans Mono" style:font-size-asian="9pt" style:font-name-complex="DejaVu Sans Mono" style:font-size-complex="9pt"/>
    </style:style>
    <style:style style:name="P79" style:family="paragraph" style:parent-style-name="Table_20_Contents">
      <style:text-properties style:font-name="Courier 10 Pitch1" fo:font-size="9pt" fo:language="en" fo:country="US" officeooo:rsid="00261ac4" officeooo:paragraph-rsid="00261ac4" style:font-name-asian="DejaVu Sans Mono" style:font-size-asian="9pt" style:font-name-complex="DejaVu Sans Mono" style:font-size-complex="9pt"/>
    </style:style>
    <style:style style:name="P80" style:family="paragraph" style:parent-style-name="Table_20_Contents">
      <style:paragraph-properties fo:text-align="start" style:justify-single-word="false"/>
      <style:text-properties style:font-name="Courier 10 Pitch1" fo:font-size="9pt" fo:language="en" fo:country="US" officeooo:rsid="0025fd4e" officeooo:paragraph-rsid="0025fd4e" style:font-name-asian="DejaVu Sans Mono" style:font-size-asian="9pt" style:font-name-complex="DejaVu Sans Mono" style:font-size-complex="9pt"/>
    </style:style>
    <style:style style:name="P81" style:family="paragraph" style:parent-style-name="Table_20_Contents">
      <style:paragraph-properties fo:text-align="start" style:justify-single-word="false"/>
      <style:text-properties style:font-name="Courier 10 Pitch1" fo:font-size="9pt" fo:language="en" fo:country="US" officeooo:rsid="00279555" officeooo:paragraph-rsid="00279555" style:font-name-asian="DejaVu Sans Mono" style:font-size-asian="9pt" style:font-name-complex="DejaVu Sans Mono" style:font-size-complex="9pt"/>
    </style:style>
    <style:style style:name="P82" style:family="paragraph" style:parent-style-name="Table_20_Contents">
      <style:paragraph-properties fo:text-align="start" style:justify-single-word="false"/>
      <style:text-properties style:font-name="Courier 10 Pitch1" fo:font-size="9pt" fo:language="en" fo:country="US" officeooo:paragraph-rsid="00518a6c" style:font-name-asian="DejaVu Sans Mono" style:font-size-asian="9pt" style:font-name-complex="DejaVu Sans Mono" style:font-size-complex="9pt"/>
    </style:style>
    <style:style style:name="P83" style:family="paragraph" style:parent-style-name="Table_20_Contents">
      <style:paragraph-properties fo:text-align="center" style:justify-single-word="false"/>
      <style:text-properties style:font-name="Courier 10 Pitch1" fo:font-size="10pt" fo:language="en" fo:country="US" officeooo:rsid="002a6fb4" officeooo:paragraph-rsid="002a6fb4" style:font-name-asian="DejaVu Sans Mono" style:font-size-asian="10pt" style:font-name-complex="DejaVu Sans Mono" style:font-size-complex="10pt"/>
    </style:style>
    <style:style style:name="P84" style:family="paragraph" style:parent-style-name="Table_20_Contents">
      <style:text-properties style:font-name="Courier 10 Pitch1" fo:font-size="10pt" fo:language="en" fo:country="US" officeooo:paragraph-rsid="004f1c0e" style:font-name-asian="DejaVu Sans Mono" style:font-size-asian="10pt" style:font-name-complex="DejaVu Sans Mono" style:font-size-complex="10pt"/>
    </style:style>
    <style:style style:name="P85" style:family="paragraph" style:parent-style-name="Table_20_Contents">
      <style:paragraph-properties fo:text-align="start" style:justify-single-word="false"/>
      <style:text-properties style:font-name="Courier 10 Pitch1" fo:font-size="10pt" fo:language="en" fo:country="US" officeooo:paragraph-rsid="004f1c0e" style:font-name-asian="DejaVu Sans Mono" style:font-size-asian="10pt" style:font-name-complex="DejaVu Sans Mono" style:font-size-complex="10pt"/>
    </style:style>
    <style:style style:name="P86" style:family="paragraph" style:parent-style-name="Table_20_Contents">
      <style:paragraph-properties fo:text-align="start" style:justify-single-word="false"/>
      <style:text-properties style:font-name="Courier 10 Pitch1" fo:font-size="10pt" fo:language="en" fo:country="US" officeooo:paragraph-rsid="0042ffdf" style:font-name-asian="DejaVu Sans Mono" style:font-size-asian="10pt" style:font-name-complex="DejaVu Sans Mono" style:font-size-complex="10pt"/>
    </style:style>
    <style:style style:name="P87" style:family="paragraph" style:parent-style-name="Table_20_Contents">
      <style:text-properties style:font-name="Courier 10 Pitch1" fo:font-size="10pt" fo:language="en" fo:country="US" officeooo:paragraph-rsid="0042ffdf" style:font-name-asian="DejaVu Sans Mono" style:font-size-asian="10pt" style:font-name-complex="DejaVu Sans Mono" style:font-size-complex="10pt"/>
    </style:style>
    <style:style style:name="P88" style:family="paragraph" style:parent-style-name="Table">
      <style:text-properties fo:language="en" fo:country="US"/>
    </style:style>
    <style:style style:name="P89" style:family="paragraph" style:parent-style-name="Table">
      <style:paragraph-properties fo:text-align="center" style:justify-single-word="false"/>
      <style:text-properties fo:language="en" fo:country="US"/>
    </style:style>
    <style:style style:name="P90" style:family="paragraph" style:parent-style-name="Contents_20_Heading">
      <style:text-properties fo:language="en" fo:country="US"/>
    </style:style>
    <style:style style:name="P91" style:family="paragraph" style:parent-style-name="Text_20_body_20_indent_5f_1">
      <style:text-properties fo:language="en" fo:country="US"/>
    </style:style>
    <style:style style:name="P92" style:family="paragraph" style:parent-style-name="Text_20_body_20_indent_5f_1" style:list-style-name="L1">
      <style:text-properties fo:language="en" fo:country="US"/>
    </style:style>
    <style:style style:name="P93" style:family="paragraph" style:parent-style-name="Text_20_body_20_indent_5f_1" style:list-style-name="L2">
      <style:text-properties fo:language="en" fo:country="US"/>
    </style:style>
    <style:style style:name="P94" style:family="paragraph" style:parent-style-name="Text_20_body_20_indent_5f_1" style:list-style-name="L3">
      <style:text-properties fo:language="en" fo:country="US"/>
    </style:style>
    <style:style style:name="P95" style:family="paragraph" style:parent-style-name="Text_20_body_20_indent_5f_1">
      <style:text-properties fo:language="en" fo:country="US" officeooo:paragraph-rsid="00a5437f"/>
    </style:style>
    <style:style style:name="P96" style:family="paragraph" style:parent-style-name="Text_20_body_20_indent_5f_1">
      <style:text-properties fo:language="en" fo:country="US" officeooo:rsid="00279e6e" officeooo:paragraph-rsid="00279e6e"/>
    </style:style>
    <style:style style:name="P97" style:family="paragraph" style:parent-style-name="Text_20_body_20_indent_5f_1">
      <style:text-properties fo:language="en" fo:country="US" officeooo:rsid="00ee8b17" officeooo:paragraph-rsid="00ee8b17"/>
    </style:style>
    <style:style style:name="P98" style:family="paragraph" style:parent-style-name="Text_20_body_20_indent_5f_1">
      <style:text-properties fo:language="en" fo:country="US" officeooo:rsid="00e6b01e"/>
    </style:style>
    <style:style style:name="P99" style:family="paragraph" style:parent-style-name="Text_20_body_20_indent_5f_1">
      <style:text-properties fo:language="en" fo:country="US" officeooo:paragraph-rsid="00e89252"/>
    </style:style>
    <style:style style:name="P100" style:family="paragraph" style:parent-style-name="Text_20_body_20_indent_5f_1" style:list-style-name="L7">
      <style:text-properties fo:language="en" fo:country="US"/>
    </style:style>
    <style:style style:name="P101" style:family="paragraph" style:parent-style-name="Text_20_body_20_indent_5f_1" style:list-style-name="L7">
      <style:text-properties fo:language="en" fo:country="US" officeooo:rsid="00d5ebd4" officeooo:paragraph-rsid="00d5ebd4"/>
    </style:style>
    <style:style style:name="P102" style:family="paragraph" style:parent-style-name="Contents_20_1">
      <style:paragraph-properties>
        <style:tab-stops>
          <style:tab-stop style:position="6.6929in" style:type="right" style:leader-style="dotted" style:leader-text="."/>
        </style:tab-stops>
      </style:paragraph-properties>
      <style:text-properties fo:language="en" fo:country="US"/>
    </style:style>
    <style:style style:name="P103" style:family="paragraph" style:parent-style-name="Contents_20_2">
      <style:paragraph-properties>
        <style:tab-stops>
          <style:tab-stop style:position="6.5752in" style:type="right" style:leader-style="dotted" style:leader-text="."/>
        </style:tab-stops>
      </style:paragraph-properties>
      <style:text-properties fo:language="en" fo:country="US"/>
    </style:style>
    <style:style style:name="P104" style:family="paragraph" style:parent-style-name="Contents_20_3">
      <style:paragraph-properties>
        <style:tab-stops>
          <style:tab-stop style:position="6.3791in" style:type="right" style:leader-style="dotted" style:leader-text="."/>
        </style:tab-stops>
      </style:paragraph-properties>
      <style:text-properties fo:language="en" fo:country="US"/>
    </style:style>
    <style:style style:name="P105" style:family="paragraph" style:parent-style-name="FunctionPrototype">
      <style:text-properties fo:language="en" fo:country="US"/>
    </style:style>
    <style:style style:name="P106" style:family="paragraph" style:parent-style-name="FunctionPrototype">
      <style:text-properties fo:language="en" fo:country="US" fo:font-style="italic" style:font-style-asian="italic" style:font-style-complex="italic"/>
    </style:style>
    <style:style style:name="P107" style:family="paragraph" style:parent-style-name="FunctionPrototype">
      <style:text-properties fo:language="en" fo:country="US" fo:font-style="italic" officeooo:paragraph-rsid="00ee8b17" style:font-style-asian="italic" style:font-style-complex="italic"/>
    </style:style>
    <style:style style:name="P108" style:family="paragraph" style:parent-style-name="FunctionPrototype">
      <style:text-properties fo:language="en" fo:country="US" fo:font-style="italic" officeooo:rsid="00d32f02" officeooo:paragraph-rsid="00d32f02" style:font-style-asian="italic" style:font-style-complex="italic"/>
    </style:style>
    <style:style style:name="P109" style:family="paragraph" style:parent-style-name="FunctionPrototype">
      <style:text-properties fo:language="en" fo:country="US" fo:font-style="italic" officeooo:rsid="00d32f02" officeooo:paragraph-rsid="00d45148" style:font-style-asian="italic" style:font-style-complex="italic"/>
    </style:style>
    <style:style style:name="P110" style:family="paragraph" style:parent-style-name="FunctionPrototype">
      <style:text-properties fo:language="en" fo:country="US" fo:font-style="italic" officeooo:paragraph-rsid="00d32f02" style:font-style-asian="italic" style:font-style-complex="italic"/>
    </style:style>
    <style:style style:name="P111" style:family="paragraph" style:parent-style-name="FunctionPrototype">
      <style:text-properties fo:language="en" fo:country="US" fo:font-style="italic" officeooo:paragraph-rsid="00d45148" style:font-style-asian="italic" style:font-style-complex="italic"/>
    </style:style>
    <style:style style:name="P112" style:family="paragraph" style:parent-style-name="FunctionPrototype">
      <style:text-properties fo:language="en" fo:country="US" fo:font-style="italic" officeooo:rsid="0017b03c" officeooo:paragraph-rsid="0017b03c" style:font-style-asian="italic" style:font-style-complex="italic"/>
    </style:style>
    <style:style style:name="P113" style:family="paragraph" style:parent-style-name="FunctionPrototype">
      <style:text-properties fo:language="en" fo:country="US" fo:font-style="italic" officeooo:paragraph-rsid="00e6b01e" style:font-style-asian="italic" style:font-style-complex="italic"/>
    </style:style>
    <style:style style:name="P114" style:family="paragraph" style:parent-style-name="FunctionPrototype">
      <style:text-properties fo:language="en" fo:country="US" fo:font-style="italic" officeooo:paragraph-rsid="00e89252" style:font-style-asian="italic" style:font-style-complex="italic"/>
    </style:style>
    <style:style style:name="P115" style:family="paragraph" style:parent-style-name="FunctionPrototype">
      <style:text-properties fo:language="en" fo:country="US" fo:font-style="italic" officeooo:paragraph-rsid="00ea6a32" style:font-style-asian="italic" style:font-style-complex="italic"/>
    </style:style>
    <style:style style:name="P116" style:family="paragraph" style:parent-style-name="FunctionPrototype">
      <style:text-properties fo:language="en" fo:country="US" fo:font-style="italic" officeooo:paragraph-rsid="00f09a9f" style:font-style-asian="italic" style:font-style-complex="italic"/>
    </style:style>
    <style:style style:name="P117" style:family="paragraph" style:parent-style-name="FunctionPrototype">
      <style:text-properties fo:language="en" fo:country="US" fo:font-style="italic" officeooo:rsid="00209831" officeooo:paragraph-rsid="00209831" style:font-style-asian="italic" style:font-style-complex="italic"/>
    </style:style>
    <style:style style:name="P118" style:family="paragraph" style:parent-style-name="FunctionPrototype">
      <style:text-properties fo:language="en" fo:country="US" fo:font-style="italic" officeooo:paragraph-rsid="004f1c0e" style:font-style-asian="italic" style:font-style-complex="italic"/>
    </style:style>
    <style:style style:name="P119" style:family="paragraph" style:parent-style-name="FunctionPrototype">
      <style:text-properties fo:language="en" fo:country="US" fo:font-style="italic" officeooo:paragraph-rsid="00518a6c" style:font-style-asian="italic" style:font-style-complex="italic"/>
    </style:style>
    <style:style style:name="P120" style:family="paragraph" style:parent-style-name="FunctionPrototype">
      <style:text-properties fo:language="en" fo:country="US" fo:font-style="italic" officeooo:paragraph-rsid="0042ffdf" style:font-style-asian="italic" style:font-style-complex="italic"/>
    </style:style>
    <style:style style:name="P121" style:family="paragraph" style:parent-style-name="FunctionPrototype">
      <style:text-properties fo:language="en" fo:country="US" fo:font-style="italic" officeooo:paragraph-rsid="00448c33" style:font-style-asian="italic" style:font-style-complex="italic"/>
    </style:style>
    <style:style style:name="P122" style:family="paragraph" style:parent-style-name="FunctionPrototype">
      <style:text-properties fo:language="en" fo:country="US" fo:font-style="italic" officeooo:paragraph-rsid="0049729b" style:font-style-asian="italic" style:font-style-complex="italic"/>
    </style:style>
    <style:style style:name="P123" style:family="paragraph" style:parent-style-name="FunctionPrototype">
      <style:text-properties fo:language="en" fo:country="US" fo:font-style="italic" officeooo:paragraph-rsid="0049c484" style:font-style-asian="italic" style:font-style-complex="italic"/>
    </style:style>
    <style:style style:name="P124" style:family="paragraph" style:parent-style-name="FunctionPrototype">
      <style:text-properties fo:language="en" fo:country="US" officeooo:paragraph-rsid="00e6b01e"/>
    </style:style>
    <style:style style:name="P125" style:family="paragraph" style:parent-style-name="FunctionPrototype">
      <style:text-properties fo:language="en" fo:country="US" officeooo:paragraph-rsid="00e89252"/>
    </style:style>
    <style:style style:name="P126" style:family="paragraph" style:parent-style-name="FunctionPrototype">
      <style:text-properties fo:language="en" fo:country="US" officeooo:paragraph-rsid="00ea6a32"/>
    </style:style>
    <style:style style:name="P127" style:family="paragraph" style:parent-style-name="FunctionPrototype">
      <style:text-properties fo:language="en" fo:country="US" officeooo:paragraph-rsid="00f09a9f"/>
    </style:style>
    <style:style style:name="P128" style:family="paragraph" style:parent-style-name="FunctionPrototype">
      <style:text-properties fo:language="en" fo:country="US" officeooo:paragraph-rsid="00f0aaa6"/>
    </style:style>
    <style:style style:name="P129" style:family="paragraph" style:parent-style-name="FunctionPrototype">
      <style:text-properties fo:language="en" fo:country="US" fo:font-weight="normal" style:font-weight-asian="normal" style:font-weight-complex="normal"/>
    </style:style>
    <style:style style:name="P130" style:family="paragraph" style:parent-style-name="FunctionPrototype">
      <style:text-properties fo:language="en" fo:country="US" officeooo:paragraph-rsid="00f29ea7"/>
    </style:style>
    <style:style style:name="P131" style:family="paragraph" style:parent-style-name="FunctionPrototype">
      <style:text-properties fo:language="en" fo:country="US" officeooo:paragraph-rsid="00fcaad2"/>
    </style:style>
    <style:style style:name="P132" style:family="paragraph" style:parent-style-name="FunctionPrototype">
      <style:text-properties fo:language="en" fo:country="US" officeooo:rsid="00191034" officeooo:paragraph-rsid="00191034"/>
    </style:style>
    <style:style style:name="P133" style:family="paragraph" style:parent-style-name="FunctionPrototype">
      <style:text-properties fo:language="en" fo:country="US" officeooo:rsid="001a058f" officeooo:paragraph-rsid="001a058f"/>
    </style:style>
    <style:style style:name="P134" style:family="paragraph" style:parent-style-name="FunctionPrototype">
      <style:text-properties fo:language="en" fo:country="US" officeooo:paragraph-rsid="00518a6c"/>
    </style:style>
    <style:style style:name="P135" style:family="paragraph" style:parent-style-name="FunctionPrototype">
      <style:text-properties fo:font-size="9pt" fo:language="en" fo:country="US" fo:font-style="italic" fo:font-weight="bold" style:font-size-asian="9pt" style:font-style-asian="italic" style:font-weight-asian="bold" style:font-size-complex="9pt" style:font-style-complex="italic" style:font-weight-complex="bold"/>
    </style:style>
    <style:style style:name="P136" style:family="paragraph" style:parent-style-name="FunctionPrototype">
      <style:text-properties fo:font-size="9pt" fo:language="en" fo:country="US" fo:font-style="italic" fo:font-weight="bold" officeooo:paragraph-rsid="004f1c0e" style:font-size-asian="9pt" style:font-style-asian="italic" style:font-weight-asian="bold" style:font-size-complex="9pt" style:font-style-complex="italic" style:font-weight-complex="bold"/>
    </style:style>
    <style:style style:name="P137" style:family="paragraph" style:parent-style-name="FunctionPrototype">
      <style:text-properties fo:font-size="9pt" fo:language="en" fo:country="US" fo:font-style="italic" fo:font-weight="bold" officeooo:paragraph-rsid="0042ffdf" style:font-size-asian="9pt" style:font-style-asian="italic" style:font-weight-asian="bold" style:font-size-complex="9pt" style:font-style-complex="italic" style:font-weight-complex="bold"/>
    </style:style>
    <style:style style:name="P138" style:family="paragraph" style:parent-style-name="Contents_20_4">
      <style:paragraph-properties>
        <style:tab-stops>
          <style:tab-stop style:position="6.1035in" style:type="right" style:leader-style="dotted" style:leader-text="."/>
        </style:tab-stops>
      </style:paragraph-properties>
      <style:text-properties fo:language="en" fo:country="US"/>
    </style:style>
    <style:style style:name="P139" style:family="paragraph" style:parent-style-name="Paragraph">
      <style:text-properties style:font-name="Century Gothic5" fo:font-size="10pt" fo:language="en" fo:country="US" officeooo:rsid="00f09a9f" officeooo:paragraph-rsid="00f09a9f" style:font-size-asian="10pt" style:font-size-complex="10pt"/>
    </style:style>
    <style:style style:name="P140" style:family="paragraph" style:parent-style-name="Paragraph">
      <style:text-properties style:font-name="Thorndale AMT" fo:language="en" fo:country="US"/>
    </style:style>
    <style:style style:name="P141" style:family="paragraph" style:parent-style-name="Paragraph">
      <style:text-properties fo:language="en" fo:country="US"/>
    </style:style>
    <style:style style:name="P142" style:family="paragraph" style:parent-style-name="Paragraph">
      <style:text-properties fo:language="en" fo:country="US" officeooo:paragraph-rsid="00ee8b17"/>
    </style:style>
    <style:style style:name="P143" style:family="paragraph" style:parent-style-name="Paragraph">
      <style:text-properties fo:language="en" fo:country="US" officeooo:paragraph-rsid="00e6b01e"/>
    </style:style>
    <style:style style:name="P144" style:family="paragraph" style:parent-style-name="Paragraph">
      <style:text-properties fo:language="en" fo:country="US" officeooo:rsid="00e6b01e" officeooo:paragraph-rsid="00e6b01e"/>
    </style:style>
    <style:style style:name="P145" style:family="paragraph" style:parent-style-name="Paragraph">
      <style:text-properties fo:language="en" fo:country="US" officeooo:paragraph-rsid="00e89252"/>
    </style:style>
    <style:style style:name="P146" style:family="paragraph" style:parent-style-name="Paragraph">
      <style:text-properties fo:language="en" fo:country="US" officeooo:paragraph-rsid="00f09a9f"/>
    </style:style>
    <style:style style:name="P147" style:family="paragraph" style:parent-style-name="Paragraph">
      <style:text-properties fo:language="en" fo:country="US" officeooo:paragraph-rsid="004f1c0e"/>
    </style:style>
    <style:style style:name="P148" style:family="paragraph" style:parent-style-name="Paragraph">
      <style:text-properties fo:language="en" fo:country="US" officeooo:paragraph-rsid="0042ffdf"/>
    </style:style>
    <style:style style:name="P149" style:family="paragraph" style:parent-style-name="Paragraph">
      <style:text-properties fo:language="en" fo:country="US" officeooo:paragraph-rsid="00448c33"/>
    </style:style>
    <style:style style:name="P150" style:family="paragraph" style:parent-style-name="Paragraph">
      <style:text-properties fo:language="en" fo:country="US" officeooo:paragraph-rsid="0049c484"/>
    </style:style>
    <style:style style:name="P151" style:family="paragraph" style:parent-style-name="Paragraph">
      <style:text-properties fo:language="en" fo:country="US" officeooo:paragraph-rsid="007b879a"/>
    </style:style>
    <style:style style:name="P152" style:family="paragraph" style:parent-style-name="Paragraph">
      <style:text-properties style:font-name="Century gothic" fo:font-size="10pt" fo:language="en" fo:country="US" officeooo:paragraph-rsid="004f1c0e" style:font-size-asian="10pt" style:font-size-complex="10pt"/>
    </style:style>
    <style:style style:name="P153"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fo:language="en" fo:country="US" style:font-size-asian="10pt" style:font-size-complex="10pt"/>
    </style:style>
    <style:style style:name="P154" style:family="paragraph" style:parent-style-name="Paragraph">
      <style:paragraph-properties fo:margin-left="0in" fo:margin-right="0in" fo:text-indent="0in" style:auto-text-indent="false"/>
      <style:text-properties fo:language="en" fo:country="US"/>
    </style:style>
    <style:style style:name="P155" style:family="paragraph" style:parent-style-name="Paragraph">
      <style:paragraph-properties fo:margin-left="0in" fo:margin-right="0in" fo:text-indent="0in" style:auto-text-indent="false"/>
      <style:text-properties fo:language="en" fo:country="US" officeooo:rsid="00e6b01e" officeooo:paragraph-rsid="00e89252"/>
    </style:style>
    <style:style style:name="P156" style:family="paragraph" style:parent-style-name="Paragraph">
      <style:paragraph-properties fo:margin-left="0in" fo:margin-right="0in" fo:text-indent="0in" style:auto-text-indent="false"/>
      <style:text-properties fo:language="en" fo:country="US" officeooo:rsid="00e6b01e" officeooo:paragraph-rsid="00f09a9f"/>
    </style:style>
    <style:style style:name="P157" style:family="paragraph" style:parent-style-name="Illustration_20_Index_20_Heading">
      <style:text-properties fo:language="en" fo:country="US"/>
    </style:style>
    <style:style style:name="P158" style:family="paragraph" style:parent-style-name="Table_20_index_20_heading">
      <style:text-properties fo:language="en" fo:country="US"/>
    </style:style>
    <style:style style:name="P159" style:family="paragraph" style:parent-style-name="Table_20_index_20_1">
      <style:paragraph-properties>
        <style:tab-stops>
          <style:tab-stop style:position="6.6929in" style:type="right" style:leader-style="dotted" style:leader-text="."/>
        </style:tab-stops>
      </style:paragraph-properties>
      <style:text-properties fo:language="en" fo:country="US"/>
    </style:style>
    <style:style style:name="P160" style:family="paragraph" style:parent-style-name="Text_20_body_20_indent_5f_2">
      <style:text-properties fo:language="en" fo:country="US"/>
    </style:style>
    <style:style style:name="P161" style:family="paragraph" style:parent-style-name="Text_20_body_20_indent_5f_2" style:list-style-name="L4">
      <style:text-properties fo:language="en" fo:country="US"/>
    </style:style>
    <style:style style:name="P162" style:family="paragraph" style:parent-style-name="Text_20_body_20_indent_5f_2" style:list-style-name="L4">
      <style:text-properties fo:language="en" fo:country="US" officeooo:paragraph-rsid="00b434d6"/>
    </style:style>
    <style:style style:name="P163" style:family="paragraph" style:parent-style-name="Text_20_body_20_indent_5f_2" style:list-style-name="L4">
      <style:text-properties fo:language="en" fo:country="US" officeooo:rsid="00b434d6" officeooo:paragraph-rsid="00b434d6"/>
    </style:style>
    <style:style style:name="P164" style:family="paragraph" style:parent-style-name="Text_20_body_20_indent_5f_2" style:list-style-name="L5">
      <style:text-properties fo:language="en" fo:country="US"/>
    </style:style>
    <style:style style:name="P165" style:family="paragraph" style:parent-style-name="Text_20_body_20_indent_5f_2" style:list-style-name="L6">
      <style:text-properties fo:language="en" fo:country="US"/>
    </style:style>
    <style:style style:name="P166" style:family="paragraph" style:parent-style-name="Text_20_body_20_indent_5f_2">
      <style:text-properties fo:language="en" fo:country="US" officeooo:paragraph-rsid="0081706c"/>
    </style:style>
    <style:style style:name="P167" style:family="paragraph" style:parent-style-name="Text_20_body_20_indent_5f_2">
      <style:text-properties fo:language="en" fo:country="US" fo:font-style="normal" fo:font-weight="normal" style:font-style-asian="normal" style:font-weight-asian="normal" style:font-style-complex="normal" style:font-weight-complex="normal"/>
    </style:style>
    <style:style style:name="P168" style:family="paragraph" style:parent-style-name="Text_20_body_20_indent_5f_2">
      <style:text-properties fo:language="en" fo:country="US" officeooo:paragraph-rsid="0083277d"/>
    </style:style>
    <style:style style:name="P169" style:family="paragraph" style:parent-style-name="Text_20_body_20_indent_5f_2">
      <style:text-properties fo:language="en" fo:country="US" officeooo:paragraph-rsid="000379ad"/>
    </style:style>
    <style:style style:name="P170" style:family="paragraph" style:parent-style-name="Text_20_body_20_indent_5f_2">
      <style:text-properties fo:language="en" fo:country="US" officeooo:rsid="00037fa2" officeooo:paragraph-rsid="00037fa2"/>
    </style:style>
    <style:style style:name="P171" style:family="paragraph" style:parent-style-name="Text_20_body_20_indent_5f_2">
      <style:text-properties fo:language="en" fo:country="US" officeooo:paragraph-rsid="00037fa2"/>
    </style:style>
    <style:style style:name="P172" style:family="paragraph" style:parent-style-name="Text_20_body_20_indent_5f_2">
      <style:text-properties fo:language="en" fo:country="US" officeooo:rsid="000411c5" officeooo:paragraph-rsid="000411c5"/>
    </style:style>
    <style:style style:name="P173" style:family="paragraph" style:parent-style-name="Text_20_body_20_indent_5f_2">
      <style:text-properties fo:language="en" fo:country="US" officeooo:rsid="000bbf87" officeooo:paragraph-rsid="000bbf87"/>
    </style:style>
    <style:style style:name="P174" style:family="paragraph" style:parent-style-name="Text_20_body_20_indent_5f_2">
      <style:text-properties fo:language="en" fo:country="US" officeooo:rsid="00043fcb" officeooo:paragraph-rsid="00043fcb"/>
    </style:style>
    <style:style style:name="P175" style:family="paragraph" style:parent-style-name="Text_20_body_20_indent_5f_2">
      <style:text-properties fo:language="en" fo:country="US" officeooo:rsid="00057a28" officeooo:paragraph-rsid="00057a28"/>
    </style:style>
    <style:style style:name="P176" style:family="paragraph" style:parent-style-name="Text_20_body_20_indent_5f_2">
      <style:text-properties fo:language="en" fo:country="US" officeooo:rsid="0006b6de" officeooo:paragraph-rsid="0006b6de"/>
    </style:style>
    <style:style style:name="P177" style:family="paragraph" style:parent-style-name="Text_20_body_20_indent_5f_2">
      <style:text-properties fo:language="en" fo:country="US" officeooo:rsid="00084b6a" officeooo:paragraph-rsid="00084b6a"/>
    </style:style>
    <style:style style:name="P178" style:family="paragraph" style:parent-style-name="Text_20_body_20_indent_5f_2">
      <style:text-properties fo:language="en" fo:country="US" officeooo:rsid="0009a38b" officeooo:paragraph-rsid="0009a38b"/>
    </style:style>
    <style:style style:name="P179" style:family="paragraph" style:parent-style-name="Text_20_body_20_indent_5f_2">
      <style:text-properties fo:language="en" fo:country="US" officeooo:rsid="001b70da"/>
    </style:style>
    <style:style style:name="P180" style:family="paragraph" style:parent-style-name="Text_20_body_20_indent_5f_2">
      <style:text-properties fo:language="en" fo:country="US" officeooo:rsid="0056a350"/>
    </style:style>
    <style:style style:name="P181" style:family="paragraph" style:parent-style-name="Text_20_body_20_indent_5f_2">
      <style:text-properties fo:language="en" fo:country="US" officeooo:rsid="00f09a9f" officeooo:paragraph-rsid="00f09a9f"/>
    </style:style>
    <style:style style:name="P182" style:family="paragraph" style:parent-style-name="Text_20_body_20_indent_5f_2">
      <style:text-properties fo:language="en" fo:country="US" officeooo:paragraph-rsid="00518a6c"/>
    </style:style>
    <style:style style:name="P183" style:family="paragraph" style:parent-style-name="Text_20_body_20_indent_5f_2" style:list-style-name="L4">
      <style:paragraph-properties fo:margin-left="0in" fo:margin-right="0in" fo:text-indent="0in" style:auto-text-indent="false"/>
      <style:text-properties fo:language="en" fo:country="US"/>
    </style:style>
    <style:style style:name="P184" style:family="paragraph" style:parent-style-name="FunctionHeading">
      <style:text-properties fo:language="en" fo:country="US"/>
    </style:style>
    <style:style style:name="P185" style:family="paragraph" style:parent-style-name="FunctionHeading">
      <style:text-properties fo:language="en" fo:country="US" style:text-underline-style="solid" style:text-underline-width="auto" style:text-underline-color="font-color"/>
    </style:style>
    <style:style style:name="P186" style:family="paragraph" style:parent-style-name="FunctionHeading">
      <style:text-properties fo:language="en" fo:country="US" style:text-underline-style="solid" style:text-underline-width="auto" style:text-underline-color="font-color" officeooo:paragraph-rsid="00ee8b17"/>
    </style:style>
    <style:style style:name="P187" style:family="paragraph" style:parent-style-name="FunctionHeading">
      <style:text-properties fo:language="en" fo:country="US" style:text-underline-style="solid" style:text-underline-width="auto" style:text-underline-color="font-color" officeooo:paragraph-rsid="00d32f02"/>
    </style:style>
    <style:style style:name="P188" style:family="paragraph" style:parent-style-name="FunctionHeading">
      <style:text-properties fo:language="en" fo:country="US" style:text-underline-style="solid" style:text-underline-width="auto" style:text-underline-color="font-color" officeooo:paragraph-rsid="00d45148"/>
    </style:style>
    <style:style style:name="P189" style:family="paragraph" style:parent-style-name="FunctionHeading">
      <style:text-properties fo:language="en" fo:country="US" style:text-underline-style="solid" style:text-underline-width="auto" style:text-underline-color="font-color" officeooo:paragraph-rsid="00e6b01e"/>
    </style:style>
    <style:style style:name="P190" style:family="paragraph" style:parent-style-name="FunctionHeading">
      <style:text-properties fo:language="en" fo:country="US" style:text-underline-style="solid" style:text-underline-width="auto" style:text-underline-color="font-color" officeooo:paragraph-rsid="00e89252"/>
    </style:style>
    <style:style style:name="P191" style:family="paragraph" style:parent-style-name="FunctionHeading">
      <style:text-properties fo:language="en" fo:country="US" style:text-underline-style="solid" style:text-underline-width="auto" style:text-underline-color="font-color" officeooo:paragraph-rsid="00f09a9f"/>
    </style:style>
    <style:style style:name="P192" style:family="paragraph" style:parent-style-name="FunctionHeading">
      <style:text-properties fo:language="en" fo:country="US" style:text-underline-style="solid" style:text-underline-width="auto" style:text-underline-color="font-color" officeooo:paragraph-rsid="00f0aaa6"/>
    </style:style>
    <style:style style:name="P193" style:family="paragraph" style:parent-style-name="FunctionHeading">
      <style:text-properties fo:language="en" fo:country="US" style:text-underline-style="solid" style:text-underline-width="auto" style:text-underline-color="font-color" officeooo:paragraph-rsid="00f29ea7"/>
    </style:style>
    <style:style style:name="P194" style:family="paragraph" style:parent-style-name="FunctionHeading">
      <style:text-properties fo:language="en" fo:country="US" style:text-underline-style="solid" style:text-underline-width="auto" style:text-underline-color="font-color" officeooo:paragraph-rsid="00fcaad2"/>
    </style:style>
    <style:style style:name="P195" style:family="paragraph" style:parent-style-name="FunctionHeading">
      <style:text-properties fo:language="en" fo:country="US" style:text-underline-style="solid" style:text-underline-width="auto" style:text-underline-color="font-color" officeooo:paragraph-rsid="004f1c0e"/>
    </style:style>
    <style:style style:name="P196" style:family="paragraph" style:parent-style-name="FunctionHeading">
      <style:text-properties fo:language="en" fo:country="US" style:text-underline-style="solid" style:text-underline-width="auto" style:text-underline-color="font-color" officeooo:paragraph-rsid="00518a6c"/>
    </style:style>
    <style:style style:name="P197" style:family="paragraph" style:parent-style-name="FunctionHeading">
      <style:text-properties fo:language="en" fo:country="US" style:text-underline-style="solid" style:text-underline-width="auto" style:text-underline-color="font-color" officeooo:paragraph-rsid="0042ffdf"/>
    </style:style>
    <style:style style:name="P198" style:family="paragraph" style:parent-style-name="FunctionHeading">
      <style:text-properties fo:language="en" fo:country="US" style:text-underline-style="solid" style:text-underline-width="auto" style:text-underline-color="font-color" officeooo:paragraph-rsid="00448c33"/>
    </style:style>
    <style:style style:name="P199" style:family="paragraph" style:parent-style-name="FunctionHeading">
      <style:text-properties fo:language="en" fo:country="US" style:text-underline-style="solid" style:text-underline-width="auto" style:text-underline-color="font-color" officeooo:paragraph-rsid="0049c484"/>
    </style:style>
    <style:style style:name="P200" style:family="paragraph" style:parent-style-name="FunctionHeading">
      <style:text-properties fo:language="en" fo:country="US" fo:font-style="italic" style:font-style-asian="italic" style:font-style-complex="italic"/>
    </style:style>
    <style:style style:name="P201" style:family="paragraph" style:parent-style-name="FunctionHeading">
      <style:text-properties fo:language="en" fo:country="US" fo:font-style="italic" officeooo:paragraph-rsid="00e6b01e" style:font-style-asian="italic" style:font-style-complex="italic"/>
    </style:style>
    <style:style style:name="P202" style:family="paragraph" style:parent-style-name="FunctionHeading">
      <style:text-properties fo:language="en" fo:country="US" fo:font-style="italic" officeooo:paragraph-rsid="00e89252" style:font-style-asian="italic" style:font-style-complex="italic"/>
    </style:style>
    <style:style style:name="P203" style:family="paragraph" style:parent-style-name="FunctionHeading">
      <style:text-properties fo:language="en" fo:country="US" fo:font-style="italic" officeooo:paragraph-rsid="00f09a9f" style:font-style-asian="italic" style:font-style-complex="italic"/>
    </style:style>
    <style:style style:name="P204" style:family="paragraph" style:parent-style-name="FunctionHeading">
      <style:text-properties fo:language="en" fo:country="US" fo:font-style="italic" officeooo:paragraph-rsid="00448c33" style:font-style-asian="italic" style:font-style-complex="italic"/>
    </style:style>
    <style:style style:name="P205" style:family="paragraph" style:parent-style-name="FunctionHeading">
      <style:text-properties fo:language="en" fo:country="US" fo:font-style="italic" officeooo:paragraph-rsid="0049c484" style:font-style-asian="italic" style:font-style-complex="italic"/>
    </style:style>
    <style:style style:name="P206" style:family="paragraph" style:parent-style-name="FunctionHeading">
      <style:text-properties fo:language="en" fo:country="US" fo:font-style="normal" fo:font-weight="normal" style:font-style-asian="normal" style:font-weight-asian="normal" style:font-style-complex="normal" style:font-weight-complex="normal"/>
    </style:style>
    <style:style style:name="P207" style:family="paragraph" style:parent-style-name="FunctionHeading">
      <style:text-properties fo:language="en" fo:country="US" fo:font-style="normal" fo:font-weight="normal" officeooo:paragraph-rsid="00e6b01e" style:font-style-asian="normal" style:font-weight-asian="normal" style:font-style-complex="normal" style:font-weight-complex="normal"/>
    </style:style>
    <style:style style:name="P208" style:family="paragraph" style:parent-style-name="FunctionHeading">
      <style:text-properties fo:language="en" fo:country="US" fo:font-style="normal" fo:font-weight="normal" officeooo:paragraph-rsid="00e89252" style:font-style-asian="normal" style:font-weight-asian="normal" style:font-style-complex="normal" style:font-weight-complex="normal"/>
    </style:style>
    <style:style style:name="P209" style:family="paragraph" style:parent-style-name="FunctionHeading">
      <style:text-properties fo:language="en" fo:country="US" fo:font-style="normal" fo:font-weight="normal" officeooo:paragraph-rsid="00f09a9f" style:font-style-asian="normal" style:font-weight-asian="normal" style:font-style-complex="normal" style:font-weight-complex="normal"/>
    </style:style>
    <style:style style:name="P210" style:family="paragraph" style:parent-style-name="FunctionHeading">
      <style:text-properties fo:language="en" fo:country="US" officeooo:paragraph-rsid="00e6b01e"/>
    </style:style>
    <style:style style:name="P211" style:family="paragraph" style:parent-style-name="FunctionHeading">
      <style:text-properties fo:language="en" fo:country="US" officeooo:paragraph-rsid="00e89252"/>
    </style:style>
    <style:style style:name="P212" style:family="paragraph" style:parent-style-name="FunctionHeading">
      <style:text-properties fo:language="en" fo:country="US" officeooo:paragraph-rsid="00f09a9f"/>
    </style:style>
    <style:style style:name="P213" style:family="paragraph" style:parent-style-name="FunctionHeading">
      <style:text-properties fo:language="en" fo:country="US" officeooo:paragraph-rsid="00f0aaa6"/>
    </style:style>
    <style:style style:name="P214" style:family="paragraph" style:parent-style-name="FunctionHeading">
      <style:text-properties fo:language="en" fo:country="US" officeooo:paragraph-rsid="00f29ea7"/>
    </style:style>
    <style:style style:name="P215" style:family="paragraph" style:parent-style-name="FunctionHeading">
      <style:text-properties fo:language="en" fo:country="US" officeooo:paragraph-rsid="00fcaad2"/>
    </style:style>
    <style:style style:name="P216" style:family="paragraph" style:parent-style-name="FunctionHeading">
      <style:text-properties fo:language="en" fo:country="US" officeooo:paragraph-rsid="004f1c0e"/>
    </style:style>
    <style:style style:name="P217" style:family="paragraph" style:parent-style-name="FunctionHeading">
      <style:text-properties fo:language="en" fo:country="US" officeooo:paragraph-rsid="00518a6c"/>
    </style:style>
    <style:style style:name="P218" style:family="paragraph" style:parent-style-name="FunctionHeading">
      <style:text-properties fo:language="en" fo:country="US" officeooo:paragraph-rsid="0042ffdf"/>
    </style:style>
    <style:style style:name="P219" style:family="paragraph" style:parent-style-name="FunctionHeading">
      <style:text-properties fo:language="en" fo:country="US" officeooo:paragraph-rsid="00448c33"/>
    </style:style>
    <style:style style:name="P220" style:family="paragraph" style:parent-style-name="FunctionHeading">
      <style:text-properties fo:language="en" fo:country="US" officeooo:paragraph-rsid="0049c484"/>
    </style:style>
    <style:style style:name="P221" style:family="paragraph" style:parent-style-name="FunctionStart">
      <style:text-properties fo:language="en" fo:country="US"/>
    </style:style>
    <style:style style:name="P222" style:family="paragraph" style:parent-style-name="FunctionStart">
      <style:text-properties fo:language="en" fo:country="US" style:text-underline-style="solid" style:text-underline-width="auto" style:text-underline-color="font-color"/>
    </style:style>
    <style:style style:name="P223" style:family="paragraph" style:parent-style-name="FunctionStart">
      <style:text-properties fo:language="en" fo:country="US" style:text-underline-style="solid" style:text-underline-width="auto" style:text-underline-color="font-color" officeooo:paragraph-rsid="00ee8b17"/>
    </style:style>
    <style:style style:name="P224" style:family="paragraph" style:parent-style-name="FunctionStart">
      <style:text-properties fo:language="en" fo:country="US" style:text-underline-style="solid" style:text-underline-width="auto" style:text-underline-color="font-color" officeooo:paragraph-rsid="00d32f02"/>
    </style:style>
    <style:style style:name="P225" style:family="paragraph" style:parent-style-name="FunctionStart">
      <style:text-properties fo:language="en" fo:country="US" style:text-underline-style="solid" style:text-underline-width="auto" style:text-underline-color="font-color" officeooo:paragraph-rsid="00d45148"/>
    </style:style>
    <style:style style:name="P226" style:family="paragraph" style:parent-style-name="FunctionStart">
      <style:text-properties fo:language="en" fo:country="US" style:text-underline-style="solid" style:text-underline-width="auto" style:text-underline-color="font-color" officeooo:paragraph-rsid="00e6b01e"/>
    </style:style>
    <style:style style:name="P227" style:family="paragraph" style:parent-style-name="FunctionStart">
      <style:text-properties fo:language="en" fo:country="US" style:text-underline-style="solid" style:text-underline-width="auto" style:text-underline-color="font-color" officeooo:paragraph-rsid="00e89252"/>
    </style:style>
    <style:style style:name="P228" style:family="paragraph" style:parent-style-name="FunctionStart">
      <style:text-properties fo:language="en" fo:country="US" style:text-underline-style="solid" style:text-underline-width="auto" style:text-underline-color="font-color" officeooo:paragraph-rsid="00f09a9f"/>
    </style:style>
    <style:style style:name="P229" style:family="paragraph" style:parent-style-name="FunctionStart">
      <style:text-properties fo:language="en" fo:country="US" style:text-underline-style="solid" style:text-underline-width="auto" style:text-underline-color="font-color" officeooo:paragraph-rsid="00f0aaa6"/>
    </style:style>
    <style:style style:name="P230" style:family="paragraph" style:parent-style-name="FunctionStart">
      <style:text-properties fo:language="en" fo:country="US" style:text-underline-style="solid" style:text-underline-width="auto" style:text-underline-color="font-color" officeooo:paragraph-rsid="00f29ea7"/>
    </style:style>
    <style:style style:name="P231" style:family="paragraph" style:parent-style-name="FunctionStart">
      <style:text-properties fo:language="en" fo:country="US" style:text-underline-style="solid" style:text-underline-width="auto" style:text-underline-color="font-color" officeooo:paragraph-rsid="00fcaad2"/>
    </style:style>
    <style:style style:name="P232" style:family="paragraph" style:parent-style-name="FunctionStart">
      <style:text-properties fo:language="en" fo:country="US" style:text-underline-style="solid" style:text-underline-width="auto" style:text-underline-color="font-color" officeooo:paragraph-rsid="004f1c0e"/>
    </style:style>
    <style:style style:name="P233" style:family="paragraph" style:parent-style-name="FunctionStart">
      <style:text-properties fo:language="en" fo:country="US" style:text-underline-style="solid" style:text-underline-width="auto" style:text-underline-color="font-color" officeooo:paragraph-rsid="00518a6c"/>
    </style:style>
    <style:style style:name="P234" style:family="paragraph" style:parent-style-name="FunctionStart">
      <style:text-properties fo:language="en" fo:country="US" style:text-underline-style="solid" style:text-underline-width="auto" style:text-underline-color="font-color" officeooo:paragraph-rsid="0042ffdf"/>
    </style:style>
    <style:style style:name="P235" style:family="paragraph" style:parent-style-name="FunctionStart">
      <style:text-properties fo:language="en" fo:country="US" style:text-underline-style="solid" style:text-underline-width="auto" style:text-underline-color="font-color" officeooo:paragraph-rsid="00448c33"/>
    </style:style>
    <style:style style:name="P236" style:family="paragraph" style:parent-style-name="FunctionStart">
      <style:text-properties fo:language="en" fo:country="US" style:text-underline-style="solid" style:text-underline-width="auto" style:text-underline-color="font-color" officeooo:paragraph-rsid="0049c484"/>
    </style:style>
    <style:style style:name="P237" style:family="paragraph" style:parent-style-name="FunctionStart">
      <style:text-properties fo:language="en" fo:country="US" officeooo:paragraph-rsid="00e6b01e"/>
    </style:style>
    <style:style style:name="P238" style:family="paragraph" style:parent-style-name="FunctionStart">
      <style:text-properties fo:language="en" fo:country="US" officeooo:paragraph-rsid="00e89252"/>
    </style:style>
    <style:style style:name="P239" style:family="paragraph" style:parent-style-name="FunctionStart">
      <style:text-properties fo:language="en" fo:country="US" officeooo:paragraph-rsid="00f09a9f"/>
    </style:style>
    <style:style style:name="P240" style:family="paragraph" style:parent-style-name="FunctionStart">
      <style:text-properties fo:language="en" fo:country="US" officeooo:paragraph-rsid="00f0aaa6"/>
    </style:style>
    <style:style style:name="P241" style:family="paragraph" style:parent-style-name="FunctionStart">
      <style:text-properties fo:language="en" fo:country="US" officeooo:paragraph-rsid="00f29ea7"/>
    </style:style>
    <style:style style:name="P242" style:family="paragraph" style:parent-style-name="FunctionStart">
      <style:text-properties fo:language="en" fo:country="US" officeooo:paragraph-rsid="00fcaad2"/>
    </style:style>
    <style:style style:name="P243" style:family="paragraph" style:parent-style-name="FunctionStart">
      <style:text-properties fo:language="en" fo:country="US" officeooo:paragraph-rsid="004f1c0e"/>
    </style:style>
    <style:style style:name="P244" style:family="paragraph" style:parent-style-name="FunctionStart">
      <style:text-properties fo:language="en" fo:country="US" officeooo:paragraph-rsid="00518a6c"/>
    </style:style>
    <style:style style:name="P245" style:family="paragraph" style:parent-style-name="FunctionStart">
      <style:text-properties fo:language="en" fo:country="US" officeooo:paragraph-rsid="0042ffdf"/>
    </style:style>
    <style:style style:name="P246" style:family="paragraph" style:parent-style-name="FunctionStart">
      <style:text-properties fo:language="en" fo:country="US" officeooo:paragraph-rsid="00448c33"/>
    </style:style>
    <style:style style:name="P247" style:family="paragraph" style:parent-style-name="FunctionStart">
      <style:text-properties fo:language="en" fo:country="US" officeooo:paragraph-rsid="0049c484"/>
    </style:style>
    <style:style style:name="P248" style:family="paragraph" style:parent-style-name="FunctionEnd">
      <style:text-properties style:font-name="Century Gothic5" fo:font-size="10pt" fo:language="en" fo:country="US" officeooo:rsid="00f09a9f" officeooo:paragraph-rsid="00f09a9f" style:font-size-asian="10pt" style:font-size-complex="10pt"/>
    </style:style>
    <style:style style:name="P249" style:family="paragraph" style:parent-style-name="FunctionEnd">
      <style:text-properties fo:language="en" fo:country="US"/>
    </style:style>
    <style:style style:name="P250" style:family="paragraph" style:parent-style-name="FunctionEnd">
      <style:text-properties fo:language="en" fo:country="US" officeooo:paragraph-rsid="00ee8b17"/>
    </style:style>
    <style:style style:name="P251" style:family="paragraph" style:parent-style-name="FunctionEnd">
      <style:text-properties fo:language="en" fo:country="US" officeooo:rsid="00d32f02"/>
    </style:style>
    <style:style style:name="P252" style:family="paragraph" style:parent-style-name="FunctionEnd">
      <style:text-properties fo:language="en" fo:country="US" officeooo:rsid="00d32f02" officeooo:paragraph-rsid="00d45148"/>
    </style:style>
    <style:style style:name="P253" style:family="paragraph" style:parent-style-name="FunctionEnd">
      <style:text-properties fo:language="en" fo:country="US" officeooo:paragraph-rsid="00e6b01e"/>
    </style:style>
    <style:style style:name="P254" style:family="paragraph" style:parent-style-name="FunctionEnd">
      <style:text-properties fo:language="en" fo:country="US" officeooo:rsid="00e6b01e"/>
    </style:style>
    <style:style style:name="P255" style:family="paragraph" style:parent-style-name="FunctionEnd">
      <style:text-properties fo:language="en" fo:country="US" officeooo:rsid="00e6b01e" officeooo:paragraph-rsid="00e89252"/>
    </style:style>
    <style:style style:name="P256" style:family="paragraph" style:parent-style-name="FunctionEnd">
      <style:text-properties fo:language="en" fo:country="US" officeooo:paragraph-rsid="00e89252"/>
    </style:style>
    <style:style style:name="P257" style:family="paragraph" style:parent-style-name="FunctionEnd">
      <style:text-properties fo:language="en" fo:country="US" officeooo:paragraph-rsid="00f09a9f"/>
    </style:style>
    <style:style style:name="P258" style:family="paragraph" style:parent-style-name="FunctionEnd">
      <style:text-properties fo:language="en" fo:country="US" officeooo:rsid="00f09a9f"/>
    </style:style>
    <style:style style:name="P259" style:family="paragraph" style:parent-style-name="FunctionEnd">
      <style:text-properties fo:language="en" fo:country="US" officeooo:paragraph-rsid="004f1c0e"/>
    </style:style>
    <style:style style:name="P260" style:family="paragraph" style:parent-style-name="FunctionEnd">
      <style:text-properties fo:language="en" fo:country="US" officeooo:paragraph-rsid="00518a6c"/>
    </style:style>
    <style:style style:name="P261" style:family="paragraph" style:parent-style-name="FunctionEnd">
      <style:text-properties fo:language="en" fo:country="US" officeooo:paragraph-rsid="0042ffdf"/>
    </style:style>
    <style:style style:name="P262" style:family="paragraph" style:parent-style-name="FunctionEnd">
      <style:text-properties fo:language="en" fo:country="US" officeooo:paragraph-rsid="00448c33"/>
    </style:style>
    <style:style style:name="P263" style:family="paragraph" style:parent-style-name="FunctionEnd">
      <style:text-properties fo:language="en" fo:country="US" officeooo:paragraph-rsid="0049c484"/>
    </style:style>
    <style:style style:name="P264" style:family="paragraph" style:parent-style-name="FunctionDescription">
      <style:text-properties fo:font-size="9pt" fo:language="en" fo:country="US" style:font-size-asian="9pt" style:font-size-complex="9pt"/>
    </style:style>
    <style:style style:name="P265" style:family="paragraph" style:parent-style-name="FunctionDescription">
      <style:text-properties fo:font-size="9pt" fo:language="en" fo:country="US" officeooo:paragraph-rsid="00e6b01e" style:font-size-asian="9pt" style:font-size-complex="9pt"/>
    </style:style>
    <style:style style:name="P266" style:family="paragraph" style:parent-style-name="FunctionDescription">
      <style:text-properties fo:font-size="9pt" fo:language="en" fo:country="US" officeooo:rsid="00f73e4c" officeooo:paragraph-rsid="00f73e4c" style:font-size-asian="9pt" style:font-size-complex="9pt"/>
    </style:style>
    <style:style style:name="P267" style:family="paragraph" style:parent-style-name="FunctionDescription">
      <style:text-properties fo:font-size="9pt" fo:language="en" fo:country="US" officeooo:rsid="00f811de" officeooo:paragraph-rsid="00f811de" style:font-size-asian="9pt" style:font-size-complex="9pt"/>
    </style:style>
    <style:style style:name="P268" style:family="paragraph" style:parent-style-name="FunctionDescription">
      <style:text-properties fo:font-size="9pt" fo:language="en" fo:country="US" officeooo:rsid="00f995c2" officeooo:paragraph-rsid="00f995c2" style:font-size-asian="9pt" style:font-size-complex="9pt"/>
    </style:style>
    <style:style style:name="P269" style:family="paragraph" style:parent-style-name="FunctionDescription">
      <style:text-properties fo:font-size="9pt" fo:language="en" fo:country="US" officeooo:rsid="00fb8f79" officeooo:paragraph-rsid="00fb8f79" style:font-size-asian="9pt" style:font-size-complex="9pt"/>
    </style:style>
    <style:style style:name="P270" style:family="paragraph" style:parent-style-name="FunctionDescription">
      <style:text-properties fo:font-size="9pt" fo:language="en" fo:country="US" officeooo:rsid="00fef3f9" officeooo:paragraph-rsid="00fef3f9" style:font-size-asian="9pt" style:font-size-complex="9pt"/>
    </style:style>
    <style:style style:name="P271" style:family="paragraph" style:parent-style-name="FunctionDescription">
      <style:paragraph-properties fo:text-align="justify" style:justify-single-word="false"/>
      <style:text-properties fo:font-size="9pt" fo:language="en" fo:country="US" officeooo:paragraph-rsid="00518a6c" style:font-size-asian="9pt" style:font-size-complex="9pt"/>
    </style:style>
    <style:style style:name="P272" style:family="paragraph" style:parent-style-name="FunctionDescription">
      <style:text-properties fo:font-size="9pt" fo:language="en" fo:country="US" officeooo:paragraph-rsid="00448c33" style:font-size-asian="9pt" style:font-size-complex="9pt"/>
    </style:style>
    <style:style style:name="P273" style:family="paragraph" style:parent-style-name="FunctionDescription">
      <style:text-properties fo:font-size="9pt" fo:language="en" fo:country="US" officeooo:paragraph-rsid="0049c484" style:font-size-asian="9pt" style:font-size-complex="9pt"/>
    </style:style>
    <style:style style:name="P274" style:family="paragraph" style:parent-style-name="FunctionDescription">
      <style:text-properties fo:font-size="9pt" fo:language="en" fo:country="US" fo:font-weight="normal" officeooo:paragraph-rsid="0042ffdf" style:font-size-asian="9pt" style:font-weight-asian="normal" style:font-size-complex="9pt" style:font-weight-complex="normal"/>
    </style:style>
    <style:style style:name="P275" style:family="paragraph" style:parent-style-name="FunctionDescription">
      <style:text-properties fo:language="en" fo:country="US"/>
    </style:style>
    <style:style style:name="P276" style:family="paragraph" style:parent-style-name="FunctionDescription">
      <style:text-properties fo:language="en" fo:country="US" fo:font-weight="bold" style:font-weight-asian="bold" style:font-weight-complex="bold"/>
    </style:style>
    <style:style style:name="P277" style:family="paragraph" style:parent-style-name="FunctionDescription">
      <style:paragraph-properties>
        <style:tab-stops/>
      </style:paragraph-properties>
      <style:text-properties fo:language="en" fo:country="US" fo:font-weight="bold" style:font-weight-asian="bold" style:font-weight-complex="bold"/>
    </style:style>
    <style:style style:name="P278" style:family="paragraph" style:parent-style-name="FunctionDescription">
      <style:paragraph-properties>
        <style:tab-stops/>
      </style:paragraph-properties>
      <style:text-properties fo:language="en" fo:country="US" fo:font-weight="bold" officeooo:paragraph-rsid="00e6b01e" style:font-weight-asian="bold" style:font-weight-complex="bold"/>
    </style:style>
    <style:style style:name="P279" style:family="paragraph" style:parent-style-name="FunctionDescription">
      <style:paragraph-properties>
        <style:tab-stops/>
      </style:paragraph-properties>
      <style:text-properties fo:language="en" fo:country="US" fo:font-weight="bold" officeooo:paragraph-rsid="00e89252" style:font-weight-asian="bold" style:font-weight-complex="bold"/>
    </style:style>
    <style:style style:name="P280" style:family="paragraph" style:parent-style-name="FunctionDescription">
      <style:paragraph-properties>
        <style:tab-stops/>
      </style:paragraph-properties>
      <style:text-properties fo:language="en" fo:country="US" fo:font-weight="bold" officeooo:paragraph-rsid="00f09a9f" style:font-weight-asian="bold" style:font-weight-complex="bold"/>
    </style:style>
    <style:style style:name="P281" style:family="paragraph" style:parent-style-name="FunctionDescription">
      <style:paragraph-properties>
        <style:tab-stops/>
      </style:paragraph-properties>
      <style:text-properties fo:language="en" fo:country="US" fo:font-weight="bold" officeooo:paragraph-rsid="00f0aaa6" style:font-weight-asian="bold" style:font-weight-complex="bold"/>
    </style:style>
    <style:style style:name="P282" style:family="paragraph" style:parent-style-name="FunctionDescription">
      <style:paragraph-properties>
        <style:tab-stops/>
      </style:paragraph-properties>
      <style:text-properties fo:language="en" fo:country="US" fo:font-weight="bold" officeooo:paragraph-rsid="00f29ea7" style:font-weight-asian="bold" style:font-weight-complex="bold"/>
    </style:style>
    <style:style style:name="P283" style:family="paragraph" style:parent-style-name="FunctionDescription">
      <style:paragraph-properties>
        <style:tab-stops/>
      </style:paragraph-properties>
      <style:text-properties fo:language="en" fo:country="US" fo:font-weight="bold" officeooo:paragraph-rsid="00fcaad2" style:font-weight-asian="bold" style:font-weight-complex="bold"/>
    </style:style>
    <style:style style:name="P284" style:family="paragraph" style:parent-style-name="FunctionDescription">
      <style:paragraph-properties>
        <style:tab-stops/>
      </style:paragraph-properties>
      <style:text-properties fo:language="en" fo:country="US" fo:font-weight="bold" officeooo:paragraph-rsid="00448c33" style:font-weight-asian="bold" style:font-weight-complex="bold"/>
    </style:style>
    <style:style style:name="P285" style:family="paragraph" style:parent-style-name="FunctionDescription">
      <style:paragraph-properties>
        <style:tab-stops/>
      </style:paragraph-properties>
      <style:text-properties fo:language="en" fo:country="US" fo:font-weight="bold" officeooo:paragraph-rsid="0049c484" style:font-weight-asian="bold" style:font-weight-complex="bold"/>
    </style:style>
    <style:style style:name="P286" style:family="paragraph" style:parent-style-name="FunctionDescription">
      <style:text-properties fo:language="en" fo:country="US" officeooo:paragraph-rsid="00ee8b17"/>
    </style:style>
    <style:style style:name="P287" style:family="paragraph" style:parent-style-name="FunctionDescription">
      <style:text-properties fo:language="en" fo:country="US" officeooo:rsid="00ee8b17" officeooo:paragraph-rsid="00ee8b17"/>
    </style:style>
    <style:style style:name="P288" style:family="paragraph" style:parent-style-name="FunctionDescription">
      <style:text-properties fo:language="en" fo:country="US" officeooo:paragraph-rsid="00d32f02"/>
    </style:style>
    <style:style style:name="P289" style:family="paragraph" style:parent-style-name="FunctionDescription">
      <style:text-properties fo:language="en" fo:country="US" officeooo:rsid="00d32f02" officeooo:paragraph-rsid="00d32f02"/>
    </style:style>
    <style:style style:name="P290" style:family="paragraph" style:parent-style-name="FunctionDescription">
      <style:text-properties fo:language="en" fo:country="US" officeooo:rsid="00d32f02" officeooo:paragraph-rsid="00d45148"/>
    </style:style>
    <style:style style:name="P291" style:family="paragraph" style:parent-style-name="FunctionDescription">
      <style:text-properties fo:language="en" fo:country="US" officeooo:paragraph-rsid="00d45148"/>
    </style:style>
    <style:style style:name="P292" style:family="paragraph" style:parent-style-name="FunctionDescription">
      <style:text-properties fo:language="en" fo:country="US" fo:font-style="italic" fo:font-weight="bold" style:font-style-asian="italic" style:font-weight-asian="bold" style:font-style-complex="italic" style:font-weight-complex="bold"/>
    </style:style>
    <style:style style:name="P293" style:family="paragraph" style:parent-style-name="FunctionDescription">
      <style:text-properties fo:language="en" fo:country="US" officeooo:paragraph-rsid="00190888"/>
    </style:style>
    <style:style style:name="P294" style:family="paragraph" style:parent-style-name="FunctionDescription">
      <style:text-properties fo:language="en" fo:country="US" officeooo:paragraph-rsid="00e6b01e"/>
    </style:style>
    <style:style style:name="P295" style:family="paragraph" style:parent-style-name="FunctionDescription">
      <style:text-properties fo:language="en" fo:country="US" officeooo:rsid="00e6b01e" officeooo:paragraph-rsid="00e6b01e"/>
    </style:style>
    <style:style style:name="P296" style:family="paragraph" style:parent-style-name="FunctionDescription">
      <style:text-properties fo:language="en" fo:country="US" officeooo:rsid="00e6b01e" officeooo:paragraph-rsid="00e89252"/>
    </style:style>
    <style:style style:name="P297" style:family="paragraph" style:parent-style-name="FunctionDescription">
      <style:text-properties fo:language="en" fo:country="US" officeooo:rsid="00e6b01e" officeooo:paragraph-rsid="00f09a9f"/>
    </style:style>
    <style:style style:name="P298" style:family="paragraph" style:parent-style-name="FunctionDescription">
      <style:text-properties fo:language="en" fo:country="US" officeooo:rsid="00e6b01e" officeooo:paragraph-rsid="00fcaad2"/>
    </style:style>
    <style:style style:name="P299" style:family="paragraph" style:parent-style-name="FunctionDescription">
      <style:text-properties fo:language="en" fo:country="US" officeooo:paragraph-rsid="00e89252"/>
    </style:style>
    <style:style style:name="P300" style:family="paragraph" style:parent-style-name="FunctionDescription">
      <style:text-properties fo:language="en" fo:country="US" officeooo:rsid="00eae7cc" officeooo:paragraph-rsid="00eae7cc"/>
    </style:style>
    <style:style style:name="P301" style:family="paragraph" style:parent-style-name="FunctionDescription">
      <style:text-properties fo:language="en" fo:country="US" officeooo:rsid="00eae7cc" officeooo:paragraph-rsid="00f09a9f"/>
    </style:style>
    <style:style style:name="P302" style:family="paragraph" style:parent-style-name="FunctionDescription">
      <style:text-properties fo:language="en" fo:country="US" officeooo:rsid="00eae7cc" officeooo:paragraph-rsid="00f73e4c"/>
    </style:style>
    <style:style style:name="P303" style:family="paragraph" style:parent-style-name="FunctionDescription">
      <style:text-properties fo:language="en" fo:country="US" officeooo:paragraph-rsid="00eae7cc"/>
    </style:style>
    <style:style style:name="P304" style:family="paragraph" style:parent-style-name="FunctionDescription">
      <style:text-properties fo:language="en" fo:country="US" officeooo:paragraph-rsid="00f09a9f"/>
    </style:style>
    <style:style style:name="P305" style:family="paragraph" style:parent-style-name="FunctionDescription">
      <style:text-properties fo:language="en" fo:country="US" officeooo:rsid="00f66bb9" officeooo:paragraph-rsid="00f66bb9"/>
    </style:style>
    <style:style style:name="P306" style:family="paragraph" style:parent-style-name="FunctionDescription">
      <style:text-properties fo:language="en" fo:country="US" officeooo:paragraph-rsid="00f0aaa6"/>
    </style:style>
    <style:style style:name="P307" style:family="paragraph" style:parent-style-name="FunctionDescription">
      <style:text-properties fo:language="en" fo:country="US" officeooo:rsid="00f811de" officeooo:paragraph-rsid="00f811de"/>
    </style:style>
    <style:style style:name="P308" style:family="paragraph" style:parent-style-name="FunctionDescription">
      <style:text-properties fo:language="en" fo:country="US" officeooo:paragraph-rsid="00f29ea7"/>
    </style:style>
    <style:style style:name="P309" style:family="paragraph" style:parent-style-name="FunctionDescription">
      <style:text-properties fo:language="en" fo:country="US" officeooo:rsid="00f995c2" officeooo:paragraph-rsid="00f995c2"/>
    </style:style>
    <style:style style:name="P310" style:family="paragraph" style:parent-style-name="FunctionDescription">
      <style:text-properties fo:language="en" fo:country="US" officeooo:rsid="00f09a9f" officeooo:paragraph-rsid="00f29ea7"/>
    </style:style>
    <style:style style:name="P311" style:family="paragraph" style:parent-style-name="FunctionDescription">
      <style:text-properties fo:language="en" fo:country="US" officeooo:rsid="00fb8f79" officeooo:paragraph-rsid="00fb8f79"/>
    </style:style>
    <style:style style:name="P312" style:family="paragraph" style:parent-style-name="FunctionDescription">
      <style:text-properties fo:language="en" fo:country="US" officeooo:rsid="00fe914e" officeooo:paragraph-rsid="00fe914e"/>
    </style:style>
    <style:style style:name="P313" style:family="paragraph" style:parent-style-name="FunctionDescription">
      <style:text-properties fo:language="en" fo:country="US" officeooo:rsid="00fef3f9" officeooo:paragraph-rsid="00fef3f9"/>
    </style:style>
    <style:style style:name="P314" style:family="paragraph" style:parent-style-name="FunctionDescription">
      <style:text-properties fo:language="en" fo:country="US" officeooo:paragraph-rsid="00fcaad2"/>
    </style:style>
    <style:style style:name="P315" style:family="paragraph" style:parent-style-name="FunctionDescription">
      <style:text-properties fo:language="en" fo:country="US" officeooo:rsid="00ff9801" officeooo:paragraph-rsid="00ff9801"/>
    </style:style>
    <style:style style:name="P316" style:family="paragraph" style:parent-style-name="FunctionDescription">
      <style:text-properties fo:language="en" fo:country="US" officeooo:paragraph-rsid="004f1c0e"/>
    </style:style>
    <style:style style:name="P317" style:family="paragraph" style:parent-style-name="FunctionDescription">
      <style:text-properties fo:language="en" fo:country="US" officeooo:paragraph-rsid="00518a6c"/>
    </style:style>
    <style:style style:name="P318" style:family="paragraph" style:parent-style-name="FunctionDescription">
      <style:text-properties fo:language="en" fo:country="US" officeooo:paragraph-rsid="0042ffdf"/>
    </style:style>
    <style:style style:name="P319" style:family="paragraph" style:parent-style-name="FunctionDescription">
      <style:text-properties fo:language="en" fo:country="US" fo:font-weight="normal" officeooo:paragraph-rsid="0042ffdf" style:font-weight-asian="normal" style:font-weight-complex="normal"/>
    </style:style>
    <style:style style:name="P320" style:family="paragraph" style:parent-style-name="FunctionDescription">
      <style:text-properties fo:language="en" fo:country="US" officeooo:paragraph-rsid="00448c33"/>
    </style:style>
    <style:style style:name="P321" style:family="paragraph" style:parent-style-name="FunctionDescription">
      <style:text-properties fo:language="en" fo:country="US" officeooo:paragraph-rsid="0049c484"/>
    </style:style>
    <style:style style:name="P322" style:family="paragraph" style:parent-style-name="FunctionParameters">
      <style:text-properties fo:language="en" fo:country="US"/>
    </style:style>
    <style:style style:name="P323" style:family="paragraph" style:parent-style-name="FunctionParameters">
      <style:text-properties fo:language="en" fo:country="US" fo:font-style="italic" style:font-style-asian="italic" style:font-style-complex="italic"/>
    </style:style>
    <style:style style:name="P324" style:family="paragraph" style:parent-style-name="FunctionParameters">
      <style:paragraph-properties fo:text-align="start" style:justify-single-word="false"/>
      <style:text-properties fo:language="en" fo:country="US" fo:font-style="italic" style:font-style-asian="italic" style:font-style-complex="italic"/>
    </style:style>
    <style:style style:name="P325" style:family="paragraph" style:parent-style-name="FunctionParameters">
      <style:paragraph-properties fo:text-align="start" style:justify-single-word="false"/>
      <style:text-properties fo:language="en" fo:country="US" fo:font-style="italic" officeooo:paragraph-rsid="004f1c0e" style:font-style-asian="italic" style:font-style-complex="italic"/>
    </style:style>
    <style:style style:name="P326" style:family="paragraph" style:parent-style-name="FunctionParameters">
      <style:paragraph-properties fo:text-align="start" style:justify-single-word="false"/>
      <style:text-properties fo:language="en" fo:country="US" fo:font-style="italic" officeooo:paragraph-rsid="00518a6c" style:font-style-asian="italic" style:font-style-complex="italic"/>
    </style:style>
    <style:style style:name="P327" style:family="paragraph" style:parent-style-name="FunctionParameters">
      <style:paragraph-properties fo:text-align="center" style:justify-single-word="false"/>
      <style:text-properties fo:language="en" fo:country="US" fo:font-style="italic" style:font-style-asian="italic" style:font-style-complex="italic"/>
    </style:style>
    <style:style style:name="P328" style:family="paragraph" style:parent-style-name="FunctionParameters">
      <style:text-properties fo:language="en" fo:country="US" fo:font-style="italic" officeooo:paragraph-rsid="004f1c0e" style:font-style-asian="italic" style:font-style-complex="italic"/>
    </style:style>
    <style:style style:name="P329" style:family="paragraph" style:parent-style-name="FunctionParameters">
      <style:text-properties fo:language="en" fo:country="US" fo:font-style="italic" officeooo:rsid="004f1c0e" officeooo:paragraph-rsid="004f1c0e" style:font-style-asian="italic" style:font-style-complex="italic"/>
    </style:style>
    <style:style style:name="P330" style:family="paragraph" style:parent-style-name="FunctionParameters">
      <style:text-properties fo:language="en" fo:country="US" fo:font-style="italic" officeooo:paragraph-rsid="00518a6c" style:font-style-asian="italic" style:font-style-complex="italic"/>
    </style:style>
    <style:style style:name="P331" style:family="paragraph" style:parent-style-name="FunctionParameters">
      <style:text-properties fo:language="en" fo:country="US" fo:font-style="italic" officeooo:paragraph-rsid="0042ffdf" style:font-style-asian="italic" style:font-style-complex="italic"/>
    </style:style>
    <style:style style:name="P332" style:family="paragraph" style:parent-style-name="FunctionParameters">
      <style:text-properties fo:language="en" fo:country="US" fo:font-weight="normal" style:font-weight-asian="normal" style:font-weight-complex="normal"/>
    </style:style>
    <style:style style:name="P333" style:family="paragraph" style:parent-style-name="FunctionParameters">
      <style:text-properties fo:language="en" fo:country="US" fo:font-style="normal" fo:font-weight="normal" style:font-style-asian="normal" style:font-weight-asian="normal" style:font-style-complex="normal" style:font-weight-complex="normal"/>
    </style:style>
    <style:style style:name="P334" style:family="paragraph" style:parent-style-name="FunctionParameters">
      <style:text-properties fo:language="en" fo:country="US" fo:font-style="normal" fo:font-weight="normal" officeooo:paragraph-rsid="00518a6c" style:font-style-asian="normal" style:font-weight-asian="normal" style:font-style-complex="normal" style:font-weight-complex="normal"/>
    </style:style>
    <style:style style:name="P335" style:family="paragraph" style:parent-style-name="FunctionParameters">
      <style:text-properties fo:language="en" fo:country="US" fo:font-style="normal" fo:font-weight="normal" officeooo:paragraph-rsid="00448c33" style:font-style-asian="normal" style:font-weight-asian="normal" style:font-style-complex="normal" style:font-weight-complex="normal"/>
    </style:style>
    <style:style style:name="P336" style:family="paragraph" style:parent-style-name="FunctionParameters">
      <style:text-properties fo:language="en" fo:country="US" fo:font-style="normal" fo:font-weight="normal" officeooo:rsid="00448c33" officeooo:paragraph-rsid="00448c33" style:font-style-asian="normal" style:font-weight-asian="normal" style:font-style-complex="normal" style:font-weight-complex="normal"/>
    </style:style>
    <style:style style:name="P337" style:family="paragraph" style:parent-style-name="FunctionParameters">
      <style:text-properties fo:language="en" fo:country="US" fo:font-style="normal" fo:font-weight="normal" officeooo:rsid="0049729b" officeooo:paragraph-rsid="0049729b" style:font-style-asian="normal" style:font-weight-asian="normal" style:font-style-complex="normal" style:font-weight-complex="normal"/>
    </style:style>
    <style:style style:name="P338" style:family="paragraph" style:parent-style-name="FunctionParameters">
      <style:text-properties fo:language="en" fo:country="US" fo:font-style="normal" fo:font-weight="normal" officeooo:paragraph-rsid="0049c484" style:font-style-asian="normal" style:font-weight-asian="normal" style:font-style-complex="normal" style:font-weight-complex="normal"/>
    </style:style>
    <style:style style:name="P339" style:family="paragraph" style:parent-style-name="FunctionParameters">
      <style:text-properties fo:language="en" fo:country="US" fo:font-style="normal" officeooo:paragraph-rsid="0042ffdf" style:font-style-asian="normal" style:font-style-complex="normal"/>
    </style:style>
    <style:style style:name="P340" style:family="paragraph" style:parent-style-name="FunctionParameters">
      <style:paragraph-properties fo:text-align="start" style:justify-single-word="false"/>
      <style:text-properties fo:language="en" fo:country="US" fo:font-style="normal" officeooo:rsid="0043052c" officeooo:paragraph-rsid="0043052c" style:font-style-asian="normal" style:font-style-complex="normal"/>
    </style:style>
    <style:style style:name="P341" style:family="paragraph" style:parent-style-name="FunctionParameters">
      <style:text-properties fo:language="en" fo:country="US" officeooo:paragraph-rsid="004f1c0e"/>
    </style:style>
    <style:style style:name="P342" style:family="paragraph" style:parent-style-name="FunctionParameters">
      <style:text-properties fo:language="en" fo:country="US" officeooo:paragraph-rsid="00518a6c"/>
    </style:style>
    <style:style style:name="P343" style:family="paragraph" style:parent-style-name="FunctionParameters">
      <style:text-properties fo:language="en" fo:country="US" officeooo:rsid="00518a6c" officeooo:paragraph-rsid="00518a6c"/>
    </style:style>
    <style:style style:name="P344" style:family="paragraph" style:parent-style-name="FunctionParameters">
      <style:text-properties fo:language="en" fo:country="US" officeooo:paragraph-rsid="0053899c"/>
    </style:style>
    <style:style style:name="P345" style:family="paragraph" style:parent-style-name="FunctionParameters">
      <style:text-properties fo:language="en" fo:country="US" officeooo:paragraph-rsid="0042ffdf"/>
    </style:style>
    <style:style style:name="P346" style:family="paragraph" style:parent-style-name="FunctionParameters">
      <style:text-properties fo:language="en" fo:country="US" officeooo:paragraph-rsid="00448c33"/>
    </style:style>
    <style:style style:name="P347" style:family="paragraph" style:parent-style-name="FunctionParameters">
      <style:text-properties fo:language="en" fo:country="US" officeooo:rsid="00448c33" officeooo:paragraph-rsid="00448c33"/>
    </style:style>
    <style:style style:name="P348" style:family="paragraph" style:parent-style-name="FunctionParameters">
      <style:text-properties fo:language="en" fo:country="US" officeooo:rsid="0049729b" officeooo:paragraph-rsid="0049729b"/>
    </style:style>
    <style:style style:name="P349" style:family="paragraph" style:parent-style-name="FunctionParameters">
      <style:text-properties fo:language="en" fo:country="US" officeooo:paragraph-rsid="0049c484"/>
    </style:style>
    <style:style style:name="P350" style:family="paragraph" style:parent-style-name="FunctionParameters">
      <style:text-properties style:font-name="Courier 10 Pitch1" fo:language="en" fo:country="US"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351" style:family="paragraph" style:parent-style-name="FunctionParameters">
      <style:text-properties style:font-name="Courier 10 Pitch1" fo:language="en" fo:country="US" fo:font-style="normal" style:font-name-asian="DejaVu Sans Mono" style:font-size-asian="9pt" style:font-style-asian="normal" style:font-name-complex="DejaVu Sans Mono" style:font-size-complex="9pt" style:font-style-complex="normal"/>
    </style:style>
    <style:style style:name="P352" style:family="paragraph" style:parent-style-name="FunctionParameters">
      <style:text-properties style:font-name="Courier 10 Pitch1" fo:language="en" fo:country="US" fo:font-style="normal" officeooo:paragraph-rsid="004f1c0e" style:font-name-asian="DejaVu Sans Mono" style:font-size-asian="9pt" style:font-style-asian="normal" style:font-name-complex="DejaVu Sans Mono" style:font-size-complex="9pt" style:font-style-complex="normal"/>
    </style:style>
    <style:style style:name="P353" style:family="paragraph" style:parent-style-name="FunctionParameters">
      <style:text-properties style:font-name="Courier 10 Pitch1" fo:language="en" fo:country="US" fo:font-style="normal" officeooo:paragraph-rsid="00518a6c" style:font-name-asian="DejaVu Sans Mono" style:font-size-asian="9pt" style:font-style-asian="normal" style:font-name-complex="DejaVu Sans Mono" style:font-size-complex="9pt" style:font-style-complex="normal"/>
    </style:style>
    <style:style style:name="P354" style:family="paragraph" style:parent-style-name="FunctionParameters">
      <style:text-properties style:font-name="Courier 10 Pitch1" fo:language="en" fo:country="US" fo:font-style="normal" officeooo:paragraph-rsid="0042ffdf" style:font-name-asian="DejaVu Sans Mono" style:font-size-asian="9pt" style:font-style-asian="normal" style:font-name-complex="DejaVu Sans Mono" style:font-size-complex="9pt" style:font-style-complex="normal"/>
    </style:style>
    <style:style style:name="P355" style:family="paragraph" style:parent-style-name="FunctionParameters">
      <style:text-properties style:font-name="Courier 10 Pitch1" fo:language="en" fo:country="US" style:font-name-asian="DejaVu Sans Mono" style:font-size-asian="9pt" style:font-name-complex="DejaVu Sans Mono" style:font-size-complex="9pt"/>
    </style:style>
    <style:style style:name="P356" style:family="paragraph" style:parent-style-name="FunctionParameters">
      <style:text-properties style:font-name="Courier 10 Pitch1" fo:language="en" fo:country="US" officeooo:paragraph-rsid="004f1c0e" style:font-name-asian="DejaVu Sans Mono" style:font-size-asian="9pt" style:font-name-complex="DejaVu Sans Mono" style:font-size-complex="9pt"/>
    </style:style>
    <style:style style:name="P357" style:family="paragraph" style:parent-style-name="FunctionParameters">
      <style:text-properties style:font-name="Courier 10 Pitch1" fo:language="en" fo:country="US" officeooo:paragraph-rsid="0042ffdf" style:font-name-asian="DejaVu Sans Mono" style:font-size-asian="9pt" style:font-name-complex="DejaVu Sans Mono" style:font-size-complex="9pt"/>
    </style:style>
    <style:style style:name="P358" style:family="paragraph" style:parent-style-name="FunctionParameters">
      <style:text-properties style:font-name="Courier 10 Pitch1" fo:language="en" fo:country="US" fo:font-style="italic" style:font-name-asian="DejaVu Sans Mono" style:font-size-asian="9pt" style:font-style-asian="italic" style:font-name-complex="DejaVu Sans Mono" style:font-size-complex="9pt" style:font-style-complex="italic"/>
    </style:style>
    <style:style style:name="P359" style:family="paragraph" style:parent-style-name="FunctionParameters">
      <style:text-properties style:font-name="Courier 10 Pitch1" fo:language="en" fo:country="US" fo:font-style="italic" officeooo:paragraph-rsid="004f1c0e" style:font-name-asian="DejaVu Sans Mono" style:font-size-asian="9pt" style:font-style-asian="italic" style:font-name-complex="DejaVu Sans Mono" style:font-size-complex="9pt" style:font-style-complex="italic"/>
    </style:style>
    <style:style style:name="P360" style:family="paragraph" style:parent-style-name="FunctionParameters">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61" style:family="paragraph" style:parent-style-name="FunctionParameters">
      <style:text-properties style:font-name="Courier 10 Pitch1" fo:language="en" fo:country="US"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62" style:family="paragraph" style:parent-style-name="FunctionParameters">
      <style:text-properties style:font-name="Courier 10 Pitch1" fo:language="en" fo:country="US" fo:font-weight="normal" style:font-name-asian="DejaVu Sans Mono" style:font-size-asian="9pt" style:font-weight-asian="normal" style:font-name-complex="DejaVu Sans Mono" style:font-size-complex="9pt" style:font-weight-complex="normal"/>
    </style:style>
    <style:style style:name="P363" style:family="paragraph" style:parent-style-name="FunctionParameters">
      <style:text-properties style:font-name="Courier 10 Pitch1" fo:font-size="9pt" fo:language="en" fo:country="US"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64" style:family="paragraph" style:parent-style-name="FunctionParameters">
      <style:text-properties fo:font-size="9pt" fo:language="en" fo:country="US" fo:font-style="normal" fo:font-weight="normal" officeooo:rsid="0049729b" officeooo:paragraph-rsid="0049729b" style:font-size-asian="9pt" style:font-style-asian="normal" style:font-weight-asian="normal" style:font-size-complex="9pt" style:font-style-complex="normal" style:font-weight-complex="normal"/>
    </style:style>
    <style:style style:name="P365" style:family="paragraph" style:parent-style-name="FunctionParameters">
      <style:paragraph-properties loext:contextual-spacing="false" fo:margin-left="0.4366in" fo:margin-right="0in" fo:margin-top="0in" fo:margin-bottom="0in" style:contextual-spacing="false" fo:text-indent="0in" style:auto-text-indent="false"/>
      <style:text-properties style:font-name="Courier 10 Pitch1" fo:language="en" fo:country="US"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366" style:family="paragraph" style:parent-style-name="FunctionParameters">
      <style:paragraph-properties fo:margin-left="0.4661in" fo:margin-right="-0.0071in" fo:text-indent="0in" style:auto-text-indent="false"/>
      <style:text-properties style:font-name="Courier 10 Pitch1" fo:language="en" fo:country="US" fo:font-weight="normal" style:font-name-asian="DejaVu Sans Mono" style:font-size-asian="9pt" style:font-weight-asian="normal" style:font-name-complex="DejaVu Sans Mono" style:font-size-complex="9pt" style:font-weight-complex="normal"/>
    </style:style>
    <style:style style:name="P367" style:family="paragraph" style:parent-style-name="FunctionParameters">
      <style:paragraph-properties fo:margin-left="0.4661in" fo:margin-right="-0.0071in" fo:text-indent="0in" style:auto-text-indent="false"/>
      <style:text-properties style:font-name="Courier 10 Pitch1" fo:language="en" fo:country="US" fo:font-weight="normal" officeooo:paragraph-rsid="00daaa8e" style:font-name-asian="DejaVu Sans Mono" style:font-size-asian="9pt" style:font-weight-asian="normal" style:font-name-complex="DejaVu Sans Mono" style:font-size-complex="9pt" style:font-weight-complex="normal"/>
    </style:style>
    <style:style style:name="P368" style:family="paragraph" style:parent-style-name="FunctionParameters">
      <style:paragraph-properties fo:margin-left="0.4661in" fo:margin-right="-0.0071in" fo:text-indent="0in" style:auto-text-indent="false"/>
      <style:text-properties style:font-name="Courier 10 Pitch1" fo:language="en" fo:country="US" fo:font-weight="normal" officeooo:paragraph-rsid="00da6bec" style:font-name-asian="DejaVu Sans Mono" style:font-size-asian="9pt" style:font-weight-asian="normal" style:font-name-complex="DejaVu Sans Mono" style:font-size-complex="9pt" style:font-weight-complex="normal"/>
    </style:style>
    <style:style style:name="P369" style:family="paragraph" style:parent-style-name="FunctionParameters">
      <style:paragraph-properties fo:margin-left="0.4661in" fo:margin-right="-0.0071in" fo:text-indent="0in" style:auto-text-indent="false"/>
      <style:text-properties style:font-name="Courier 10 Pitch1" fo:language="en" fo:country="US"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370" style:family="paragraph" style:parent-style-name="FunctionParameters">
      <style:paragraph-properties fo:margin-left="0.472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71" style:family="paragraph" style:parent-style-name="FunctionParameters">
      <style:paragraph-properties fo:margin-left="0.472in" fo:margin-right="0.0035in" fo:text-indent="0in" style:auto-text-indent="false"/>
      <style:text-properties style:font-name="Courier 10 Pitch1" fo:language="en" fo:country="US" fo:font-style="italic" officeooo:paragraph-rsid="00e0d45d" style:font-name-asian="DejaVu Sans Mono" style:font-size-asian="9pt" style:font-style-asian="italic" style:font-name-complex="DejaVu Sans Mono" style:font-size-complex="9pt" style:font-style-complex="italic"/>
    </style:style>
    <style:style style:name="P372" style:family="paragraph" style:parent-style-name="FunctionParameters">
      <style:paragraph-properties fo:margin-left="0.472in" fo:margin-right="0.0035in" fo:text-indent="0in" style:auto-text-indent="false"/>
      <style:text-properties fo:language="en" fo:country="US" officeooo:paragraph-rsid="0042ffdf"/>
    </style:style>
    <style:style style:name="P373" style:family="paragraph" style:parent-style-name="FunctionParameters">
      <style:paragraph-properties fo:margin-left="0.4516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74" style:family="paragraph" style:parent-style-name="FunctionParameters">
      <style:paragraph-properties fo:margin-left="0.4929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75" style:family="paragraph" style:parent-style-name="FunctionParameters">
      <style:paragraph-properties fo:margin-left="0.4827in" fo:margin-right="0.0035in" fo:text-indent="0in" style:auto-text-indent="false"/>
      <style:text-properties fo:language="en" fo:country="US" fo:font-style="italic" officeooo:paragraph-rsid="0042ffdf" style:font-style-asian="italic" style:font-style-complex="italic"/>
    </style:style>
    <style:style style:name="P376" style:family="paragraph" style:parent-style-name="FunctionParameters">
      <style:paragraph-properties fo:margin-left="0.4827in" fo:margin-right="0.0035in" fo:text-indent="0in" style:auto-text-indent="false"/>
      <style:text-properties fo:language="en" fo:country="US" officeooo:paragraph-rsid="0042ffdf"/>
    </style:style>
    <style:style style:name="P377" style:family="paragraph" style:parent-style-name="FunctionParameters">
      <style:paragraph-properties fo:margin-left="0.0035in" fo:margin-right="0.0035in" fo:text-indent="0in" style:auto-text-indent="false"/>
      <style:text-properties style:font-name="Courier 10 Pitch1" fo:language="en" fo:country="US" fo:font-style="italic" officeooo:paragraph-rsid="0042ffdf" style:font-name-asian="DejaVu Sans Mono" style:font-size-asian="9pt" style:font-style-asian="italic" style:font-name-complex="DejaVu Sans Mono" style:font-size-complex="9pt" style:font-style-complex="italic"/>
    </style:style>
    <style:style style:name="P378"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language="en" fo:country="US" fo:font-style="normal" fo:font-weight="normal" officeooo:rsid="00448c33" officeooo:paragraph-rsid="00448c33" style:font-style-asian="normal" style:font-weight-asian="normal" style:font-style-complex="normal" style:font-weight-complex="normal"/>
    </style:style>
    <style:style style:name="P379"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language="en" fo:country="US" fo:font-style="normal" fo:font-weight="normal" officeooo:rsid="0047e383" officeooo:paragraph-rsid="0047e383" style:font-style-asian="normal" style:font-weight-asian="normal" style:font-style-complex="normal" style:font-weight-complex="normal"/>
    </style:style>
    <style:style style:name="P380"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fo:language="en" fo:country="US" fo:font-style="normal" fo:font-weight="normal" officeooo:rsid="00448c33" officeooo:paragraph-rsid="00448c33" style:font-style-asian="normal" style:font-weight-asian="normal" style:font-style-complex="normal" style:font-weight-complex="normal"/>
    </style:style>
    <style:style style:name="P381"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style:font-name="Courier 10 Pitch1" fo:language="en" fo:country="US" fo:font-style="italic" officeooo:paragraph-rsid="0049729b" style:font-name-asian="DejaVu Sans Mono" style:font-size-asian="9pt" style:font-style-asian="italic" style:font-name-complex="DejaVu Sans Mono" style:font-size-complex="9pt" style:font-style-complex="italic"/>
    </style:style>
    <style:style style:name="P382" style:family="paragraph" style:parent-style-name="FunctionParameters">
      <style:paragraph-properties fo:margin-left="0in" fo:margin-right="0.0035in" fo:text-indent="0in" style:auto-text-indent="false"/>
      <style:text-properties fo:language="en" fo:country="US" fo:font-style="italic" officeooo:paragraph-rsid="0049729b" style:font-style-asian="italic" style:font-style-complex="italic"/>
    </style:style>
    <style:style style:name="P383" style:family="paragraph" style:parent-style-name="FunctionParameters">
      <style:paragraph-properties fo:margin-left="0in" fo:margin-right="0.0035in" fo:text-indent="0in" style:auto-text-indent="false"/>
      <style:text-properties fo:language="en" fo:country="US" fo:font-style="normal" fo:font-weight="normal" officeooo:paragraph-rsid="0049729b" style:font-style-asian="normal" style:font-weight-asian="normal" style:font-style-complex="normal" style:font-weight-complex="normal"/>
    </style:style>
    <style:style style:name="P384" style:family="paragraph" style:parent-style-name="Preformatted_20_Start">
      <style:text-properties fo:language="en" fo:country="US"/>
    </style:style>
    <style:style style:name="P385" style:family="paragraph" style:parent-style-name="Preformatted_20_Start">
      <style:text-properties fo:language="en" fo:country="US" officeooo:rsid="0080425c" officeooo:paragraph-rsid="0080425c"/>
    </style:style>
    <style:style style:name="P386" style:family="paragraph" style:parent-style-name="Preformatted_20_Start">
      <style:text-properties fo:language="en" fo:country="US" officeooo:paragraph-rsid="0080425c"/>
    </style:style>
    <style:style style:name="P387" style:family="paragraph" style:parent-style-name="Preformatted_20_Start">
      <style:text-properties fo:language="en" fo:country="US" officeooo:paragraph-rsid="0081706c"/>
    </style:style>
    <style:style style:name="P388" style:family="paragraph" style:parent-style-name="Preformatted_20_Start">
      <style:text-properties fo:language="en" fo:country="US" officeooo:paragraph-rsid="00b88aba"/>
    </style:style>
    <style:style style:name="P389" style:family="paragraph" style:parent-style-name="Preformatted_20_Start">
      <style:text-properties fo:language="en" fo:country="US" fo:font-style="normal" fo:font-weight="normal" style:font-style-asian="normal" style:font-weight-asian="normal" style:font-style-complex="normal" style:font-weight-complex="normal"/>
    </style:style>
    <style:style style:name="P390" style:family="paragraph" style:parent-style-name="Preformatted_20_Start">
      <style:text-properties fo:language="en" fo:country="US" fo:font-style="normal" fo:font-weight="normal" officeooo:rsid="0006b6de" officeooo:paragraph-rsid="0006b6de" style:font-style-asian="normal" style:font-weight-asian="normal" style:font-style-complex="normal" style:font-weight-complex="normal"/>
    </style:style>
    <style:style style:name="P391" style:family="paragraph" style:parent-style-name="Preformatted_20_Start">
      <style:text-properties fo:language="en" fo:country="US" officeooo:rsid="000411c5" officeooo:paragraph-rsid="000411c5"/>
    </style:style>
    <style:style style:name="P392" style:family="paragraph" style:parent-style-name="Preformatted_20_Start">
      <style:text-properties fo:language="en" fo:country="US" officeooo:rsid="0006b6de" officeooo:paragraph-rsid="0006b6de"/>
    </style:style>
    <style:style style:name="P393" style:family="paragraph" style:parent-style-name="Preformatted_20_Start">
      <style:text-properties fo:language="en" fo:country="US" officeooo:paragraph-rsid="00cb09f2"/>
    </style:style>
    <style:style style:name="P394" style:family="paragraph" style:parent-style-name="Preformatted_20_Start">
      <style:paragraph-properties fo:margin-left="0.5618in" fo:margin-right="0in" fo:margin-top="0.0783in" fo:margin-bottom="0in" style:contextual-spacing="false" fo:text-indent="0in" style:auto-text-indent="false" fo:background-color="transparent" fo:padding="0.0984in" fo:border="0.06pt solid #000000" style:shadow="none">
        <style:background-image/>
      </style:paragraph-properties>
      <style:text-properties fo:language="en" fo:country="US"/>
    </style:style>
    <style:style style:name="T1" style:family="text">
      <style:text-properties fo:font-size="8pt" style:font-size-asian="8pt" style:font-size-complex="8pt"/>
    </style:style>
    <style:style style:name="T2" style:family="text">
      <style:text-properties fo:color="#ff950e"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officeooo:rsid="00209831" style:font-size-asian="9pt" style:font-size-complex="9pt"/>
    </style:style>
    <style:style style:name="T5" style:family="text">
      <style:text-properties fo:font-size="9pt" officeooo:rsid="0021bcaa" style:font-size-asian="9pt" style:font-size-complex="9pt"/>
    </style:style>
    <style:style style:name="T6" style:family="text">
      <style:text-properties fo:font-size="9pt" officeooo:rsid="0025fd4e" style:font-size-asian="9pt" style:font-size-complex="9pt"/>
    </style:style>
    <style:style style:name="T7" style:family="text">
      <style:text-properties fo:font-size="9pt" officeooo:rsid="000fedd5" style:font-size-asian="9pt" style:font-size-complex="9pt"/>
    </style:style>
    <style:style style:name="T8" style:family="text">
      <style:text-properties fo:font-size="9pt" officeooo:rsid="004f1c0e" style:font-size-asian="9pt" style:font-size-complex="9pt"/>
    </style:style>
    <style:style style:name="T9" style:family="text">
      <style:text-properties fo:font-size="9pt" officeooo:rsid="00e7e0da" style:font-size-asian="9pt" style:font-size-complex="9pt"/>
    </style:style>
    <style:style style:name="T10" style:family="text">
      <style:text-properties fo:font-size="9pt" officeooo:rsid="00eae7cc"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size="9pt" fo:font-weight="bold" officeooo:rsid="0049729b" style:font-size-asian="9pt" style:font-weight-asian="bold" style:font-size-complex="9pt"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ize="9pt" fo:font-style="italic" fo:font-weight="bold" style:font-size-asian="9pt" style:font-style-asian="italic" style:font-weight-asian="bold" style:font-size-complex="9pt" style:font-style-complex="italic" style:font-weight-complex="bold"/>
    </style:style>
    <style:style style:name="T15" style:family="text">
      <style:text-properties fo:font-size="9pt" fo:font-style="italic" fo:font-weight="bold" officeooo:rsid="0021bcaa" style:font-size-asian="9pt" style:font-style-asian="italic" style:font-weight-asian="bold" style:font-size-complex="9pt" style:font-style-complex="italic" style:font-weight-complex="bold"/>
    </style:style>
    <style:style style:name="T16" style:family="text">
      <style:text-properties fo:font-size="9pt" fo:font-style="italic" fo:font-weight="bold" officeooo:rsid="0025fd4e" style:font-size-asian="9pt" style:font-style-asian="italic" style:font-weight-asian="bold" style:font-size-complex="9pt" style:font-style-complex="italic" style:font-weight-complex="bold"/>
    </style:style>
    <style:style style:name="T17" style:family="text">
      <style:text-properties fo:font-size="9pt" fo:font-style="italic" fo:font-weight="bold" officeooo:rsid="004f1c0e" style:font-size-asian="9pt" style:font-style-asian="italic" style:font-weight-asian="bold" style:font-size-complex="9pt" style:font-style-complex="italic" style:font-weight-complex="bold"/>
    </style:style>
    <style:style style:name="T18" style:family="text">
      <style:text-properties fo:font-size="9pt" fo:font-style="italic" fo:font-weight="normal" style:font-style-asian="italic" style:font-weight-asian="normal" style:font-style-complex="italic" style:font-weight-complex="normal"/>
    </style:style>
    <style:style style:name="T19" style:family="text">
      <style:text-properties fo:font-size="9pt" fo:font-style="normal" fo:font-weight="normal" style:font-size-asian="9pt" style:font-style-asian="normal" style:font-weight-asian="normal" style:font-size-complex="9pt" style:font-style-complex="normal" style:font-weight-complex="normal"/>
    </style:style>
    <style:style style:name="T20" style:family="text">
      <style:text-properties fo:font-size="9pt" fo:font-style="normal" fo:font-weight="normal" officeooo:rsid="004f1c0e" style:font-size-asian="9pt" style:font-style-asian="normal" style:font-weight-asian="normal" style:font-size-complex="9pt" style:font-style-complex="normal" style:font-weight-complex="normal"/>
    </style:style>
    <style:style style:name="T21" style:family="text">
      <style:text-properties fo:font-size="9pt" fo:font-style="normal" fo:font-weight="normal" style:font-style-asian="normal" style:font-weight-asian="normal" style:font-style-complex="normal" style:font-weight-complex="normal"/>
    </style:style>
    <style:style style:name="T22" style:family="text">
      <style:text-properties fo:color="#29166f"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43fcb" style:font-style-asian="normal" style:font-weight-asian="normal" style:font-style-complex="normal" style:font-weight-complex="normal"/>
    </style:style>
    <style:style style:name="T26" style:family="text">
      <style:text-properties fo:font-style="normal" fo:font-weight="normal" officeooo:rsid="000bbf87" style:font-style-asian="normal" style:font-weight-asian="normal" style:font-style-complex="normal" style:font-weight-complex="normal"/>
    </style:style>
    <style:style style:name="T27" style:family="text">
      <style:text-properties fo:font-style="normal" fo:font-weight="normal" officeooo:rsid="000d8f01" style:font-style-asian="normal" style:font-weight-asian="normal" style:font-style-complex="normal" style:font-weight-complex="normal"/>
    </style:style>
    <style:style style:name="T28" style:family="text">
      <style:text-properties fo:font-style="normal" fo:font-weight="normal" officeooo:rsid="000f298d" style:font-style-asian="normal" style:font-weight-asian="normal" style:font-style-complex="normal" style:font-weight-complex="normal"/>
    </style:style>
    <style:style style:name="T29" style:family="text">
      <style:text-properties fo:font-style="normal" fo:font-weight="normal" officeooo:rsid="003dcb6b" style:font-style-asian="normal" style:font-weight-asian="normal" style:font-style-complex="normal" style:font-weight-complex="normal"/>
    </style:style>
    <style:style style:name="T30" style:family="text">
      <style:text-properties fo:font-style="normal" fo:font-weight="normal" officeooo:rsid="004f1c0e"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0411c5" style:font-style-asian="italic" style:font-weight-asian="bold" style:font-style-complex="italic" style:font-weight-complex="bold"/>
    </style:style>
    <style:style style:name="T34" style:family="text">
      <style:text-properties fo:font-style="italic" fo:font-weight="bold" officeooo:rsid="00043fcb" style:font-style-asian="italic" style:font-weight-asian="bold" style:font-style-complex="italic" style:font-weight-complex="bold"/>
    </style:style>
    <style:style style:name="T35" style:family="text">
      <style:text-properties fo:font-style="italic" fo:font-weight="bold" officeooo:rsid="000f298d" style:font-style-asian="italic" style:font-weight-asian="bold" style:font-style-complex="italic" style:font-weight-complex="bold"/>
    </style:style>
    <style:style style:name="T36" style:family="text">
      <style:text-properties fo:font-style="italic" fo:font-weight="bold" officeooo:rsid="004f1c0e" style:font-style-asian="italic" style:font-weight-asian="bold" style:font-style-complex="italic" style:font-weight-complex="bold"/>
    </style:style>
    <style:style style:name="T37" style:family="text">
      <style:text-properties fo:font-style="italic" fo:font-weight="bold" officeooo:rsid="0080425c" style:font-style-asian="italic" style:font-weight-asian="bold" style:font-style-complex="italic" style:font-weight-complex="bold"/>
    </style:style>
    <style:style style:name="T38" style:family="text">
      <style:text-properties fo:font-style="italic" fo:font-weight="bold" officeooo:rsid="0081706c" style:font-style-asian="italic" style:font-weight-asian="bold" style:font-style-complex="italic" style:font-weight-complex="bold"/>
    </style:style>
    <style:style style:name="T39" style:family="text">
      <style:text-properties fo:font-style="italic" fo:font-weight="bold" officeooo:rsid="0083277d" style:font-style-asian="italic" style:font-weight-asian="bold" style:font-style-complex="italic" style:font-weight-complex="bold"/>
    </style:style>
    <style:style style:name="T40" style:family="text">
      <style:text-properties fo:font-style="italic" fo:font-weight="bold" officeooo:rsid="00834afc" style:font-style-asian="italic" style:font-weight-asian="bold" style:font-style-complex="italic" style:font-weight-complex="bold"/>
    </style:style>
    <style:style style:name="T41" style:family="text">
      <style:text-properties fo:font-style="italic" fo:font-weight="bold" officeooo:rsid="008484a2" style:font-style-asian="italic" style:font-weight-asian="bold" style:font-style-complex="italic" style:font-weight-complex="bold"/>
    </style:style>
    <style:style style:name="T42" style:family="text">
      <style:text-properties fo:font-style="italic" fo:font-weight="bold" officeooo:rsid="00baae8e" style:font-style-asian="italic" style:font-weight-asian="bold" style:font-style-complex="italic" style:font-weight-complex="bold"/>
    </style:style>
    <style:style style:name="T43" style:family="text">
      <style:text-properties fo:font-style="italic" fo:font-weight="bold" officeooo:rsid="00bb0587" style:font-style-asian="italic" style:font-weight-asian="bold" style:font-style-complex="italic" style:font-weight-complex="bold"/>
    </style:style>
    <style:style style:name="T44" style:family="text">
      <style:text-properties fo:font-style="italic" fo:font-weight="bold" officeooo:rsid="00037fa2"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a92251" style:font-style-asian="italic" style:font-style-complex="italic"/>
    </style:style>
    <style:style style:name="T47" style:family="text">
      <style:text-properties fo:font-style="italic" officeooo:rsid="00da6bec" style:font-style-asian="italic" style:font-style-complex="italic"/>
    </style:style>
    <style:style style:name="T48" style:family="text">
      <style:text-properties fo:font-style="italic" officeooo:rsid="00daaa8e" style:font-style-asian="italic" style:font-style-complex="italic"/>
    </style:style>
    <style:style style:name="T49" style:family="text">
      <style:text-properties fo:font-style="italic" officeooo:rsid="00ea6a32" style:font-style-asian="italic" style:font-style-complex="italic"/>
    </style:style>
    <style:style style:name="T50" style:family="text">
      <style:text-properties fo:font-style="italic" officeooo:rsid="00f73e4c" style:font-style-asian="italic" style:font-style-complex="italic"/>
    </style:style>
    <style:style style:name="T51" style:family="text">
      <style:text-properties fo:font-style="italic" officeooo:rsid="00f811de" style:font-style-asian="italic" style:font-style-complex="italic"/>
    </style:style>
    <style:style style:name="T52" style:family="text">
      <style:text-properties fo:font-style="italic" officeooo:rsid="00f995c2" style:font-style-asian="italic" style:font-style-complex="italic"/>
    </style:style>
    <style:style style:name="T53" style:family="text">
      <style:text-properties fo:font-style="italic" officeooo:rsid="00fb8f79"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225475" style:font-style-asian="italic" style:font-weight-asian="normal" style:font-style-complex="italic" style:font-weight-complex="normal"/>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officeooo:rsid="00037fa2"/>
    </style:style>
    <style:style style:name="T59" style:family="text">
      <style:text-properties officeooo:rsid="000411c5"/>
    </style:style>
    <style:style style:name="T60" style:family="text">
      <style:text-properties officeooo:rsid="0009a38b"/>
    </style:style>
    <style:style style:name="T61" style:family="text">
      <style:text-properties officeooo:rsid="000bbf87"/>
    </style:style>
    <style:style style:name="T62" style:family="text">
      <style:text-properties officeooo:rsid="001626ef"/>
    </style:style>
    <style:style style:name="T63" style:family="text">
      <style:text-properties officeooo:rsid="0019002c"/>
    </style:style>
    <style:style style:name="T64" style:family="text">
      <style:text-properties officeooo:rsid="00190888"/>
    </style:style>
    <style:style style:name="T65" style:family="text">
      <style:text-properties officeooo:rsid="00191034"/>
    </style:style>
    <style:style style:name="T66" style:family="text">
      <style:text-properties officeooo:rsid="001a058f"/>
    </style:style>
    <style:style style:name="T67" style:family="text">
      <style:text-properties officeooo:rsid="001b5542"/>
    </style:style>
    <style:style style:name="T68" style:family="text">
      <style:text-properties officeooo:rsid="001e82e7"/>
    </style:style>
    <style:style style:name="T69" style:family="text">
      <style:text-properties officeooo:rsid="001f7b4e"/>
    </style:style>
    <style:style style:name="T70" style:family="text">
      <style:text-properties officeooo:rsid="00209831"/>
    </style:style>
    <style:style style:name="T71" style:family="text">
      <style:text-properties officeooo:rsid="00225475"/>
    </style:style>
    <style:style style:name="T72" style:family="text">
      <style:text-properties officeooo:rsid="0025fd4e"/>
    </style:style>
    <style:style style:name="T73" style:family="text">
      <style:text-properties officeooo:rsid="00261ac4"/>
    </style:style>
    <style:style style:name="T74" style:family="text">
      <style:text-properties officeooo:rsid="00279e6e"/>
    </style:style>
    <style:style style:name="T75" style:family="text">
      <style:text-properties officeooo:rsid="0028c9d6"/>
    </style:style>
    <style:style style:name="T76" style:family="text">
      <style:text-properties officeooo:rsid="002a6fb4"/>
    </style:style>
    <style:style style:name="T77" style:family="text">
      <style:text-properties officeooo:rsid="002bf978"/>
    </style:style>
    <style:style style:name="T78" style:family="text">
      <style:text-properties officeooo:rsid="003dcb6b"/>
    </style:style>
    <style:style style:name="T79" style:family="text">
      <style:text-properties officeooo:rsid="003f5e63"/>
    </style:style>
    <style:style style:name="T80" style:family="text">
      <style:text-properties officeooo:rsid="00412301"/>
    </style:style>
    <style:style style:name="T81" style:family="text">
      <style:text-properties officeooo:rsid="00418b0a"/>
    </style:style>
    <style:style style:name="T82" style:family="text">
      <style:text-properties officeooo:rsid="0042ffdf"/>
    </style:style>
    <style:style style:name="T83" style:family="text">
      <style:text-properties officeooo:rsid="0043052c"/>
    </style:style>
    <style:style style:name="T84" style:family="text">
      <style:text-properties officeooo:rsid="0043ce7a"/>
    </style:style>
    <style:style style:name="T85" style:family="text">
      <style:text-properties officeooo:rsid="00448c33"/>
    </style:style>
    <style:style style:name="T86" style:family="text">
      <style:text-properties officeooo:rsid="00461767"/>
    </style:style>
    <style:style style:name="T87" style:family="text">
      <style:text-properties officeooo:rsid="0049729b"/>
    </style:style>
    <style:style style:name="T88" style:family="text">
      <style:text-properties officeooo:rsid="0049c484"/>
    </style:style>
    <style:style style:name="T89" style:family="text">
      <style:text-properties officeooo:rsid="004afb0b"/>
    </style:style>
    <style:style style:name="T90" style:family="text">
      <style:text-properties officeooo:rsid="004f1c0e"/>
    </style:style>
    <style:style style:name="T91" style:family="text">
      <style:text-properties officeooo:rsid="004f5558"/>
    </style:style>
    <style:style style:name="T92" style:family="text">
      <style:text-properties officeooo:rsid="0050831d"/>
    </style:style>
    <style:style style:name="T93" style:family="text">
      <style:text-properties officeooo:rsid="00518a6c"/>
    </style:style>
    <style:style style:name="T94" style:family="text">
      <style:text-properties officeooo:rsid="0053899c"/>
    </style:style>
    <style:style style:name="T95" style:family="text">
      <style:text-properties officeooo:rsid="0080425c"/>
    </style:style>
    <style:style style:name="T96" style:family="text">
      <style:text-properties officeooo:rsid="0081706c"/>
    </style:style>
    <style:style style:name="T97" style:family="text">
      <style:text-properties officeooo:rsid="00834afc"/>
    </style:style>
    <style:style style:name="T98" style:family="text">
      <style:text-properties officeooo:rsid="008a7c86"/>
    </style:style>
    <style:style style:name="T99" style:family="text">
      <style:text-properties officeooo:rsid="0099f296"/>
    </style:style>
    <style:style style:name="T100" style:family="text">
      <style:text-properties officeooo:rsid="00a92251"/>
    </style:style>
    <style:style style:name="T101" style:family="text">
      <style:text-properties officeooo:rsid="00aa6297"/>
    </style:style>
    <style:style style:name="T102" style:family="text">
      <style:text-properties officeooo:rsid="00abd71c"/>
    </style:style>
    <style:style style:name="T103" style:family="text">
      <style:text-properties officeooo:rsid="00adc8c1"/>
    </style:style>
    <style:style style:name="T104" style:family="text">
      <style:text-properties officeooo:rsid="00af4c7f"/>
    </style:style>
    <style:style style:name="T105" style:family="text">
      <style:text-properties officeooo:rsid="00b434d6"/>
    </style:style>
    <style:style style:name="T106" style:family="text">
      <style:text-properties officeooo:rsid="00b5e730"/>
    </style:style>
    <style:style style:name="T107" style:family="text">
      <style:text-properties officeooo:rsid="00b88aba"/>
    </style:style>
    <style:style style:name="T108" style:family="text">
      <style:text-properties officeooo:rsid="00baae8e"/>
    </style:style>
    <style:style style:name="T109" style:family="text">
      <style:text-properties officeooo:rsid="00bb0587"/>
    </style:style>
    <style:style style:name="T110" style:family="text">
      <style:text-properties officeooo:rsid="000379ad"/>
    </style:style>
    <style:style style:name="T111" style:family="text">
      <style:text-properties officeooo:rsid="00bc8342"/>
    </style:style>
    <style:style style:name="T112" style:family="text">
      <style:text-properties officeooo:rsid="00c1bca2"/>
    </style:style>
    <style:style style:name="T113" style:family="text">
      <style:text-properties officeooo:rsid="00c2737e"/>
    </style:style>
    <style:style style:name="T114" style:family="text">
      <style:text-properties officeooo:rsid="00c41bfb"/>
    </style:style>
    <style:style style:name="T115" style:family="text">
      <style:text-properties officeooo:rsid="00c5dbba"/>
    </style:style>
    <style:style style:name="T116" style:family="text">
      <style:text-properties officeooo:rsid="00c731d0"/>
    </style:style>
    <style:style style:name="T117" style:family="text">
      <style:text-properties fo:color="#7f0055" fo:font-weight="bold" style:font-weight-asian="bold" style:font-weight-complex="bold"/>
    </style:style>
    <style:style style:name="T118" style:family="text">
      <style:text-properties fo:color="#000000"/>
    </style:style>
    <style:style style:name="T119" style:family="text">
      <style:text-properties fo:color="#000000" fo:font-weight="bold" style:font-weight-asian="bold" style:font-weight-complex="bold"/>
    </style:style>
    <style:style style:name="T120" style:family="text">
      <style:text-properties fo:color="#000000" officeooo:rsid="00cb09f2"/>
    </style:style>
    <style:style style:name="T121" style:family="text">
      <style:text-properties fo:color="#000000" style:text-underline-style="none"/>
    </style:style>
    <style:style style:name="T122" style:family="text">
      <style:text-properties fo:color="#000000" officeooo:rsid="00cd70cf"/>
    </style:style>
    <style:style style:name="T123" style:family="text">
      <style:text-properties fo:color="#2a00ff"/>
    </style:style>
    <style:style style:name="T124" style:family="text">
      <style:text-properties fo:color="#3f7f5f"/>
    </style:style>
    <style:style style:name="T125" style:family="text">
      <style:text-properties fo:color="#3f7f5f" style:text-underline-style="none"/>
    </style:style>
    <style:style style:name="T126" style:family="text">
      <style:text-properties fo:color="#0000c0"/>
    </style:style>
    <style:style style:name="T127" style:family="text">
      <style:text-properties fo:color="#0000c0" style:text-underline-style="none"/>
    </style:style>
    <style:style style:name="T128" style:family="text">
      <style:text-properties style:text-underline-style="solid" style:text-underline-width="auto" style:text-underline-color="font-color"/>
    </style:style>
    <style:style style:name="T129" style:family="text">
      <style:text-properties officeooo:rsid="00c74a49"/>
    </style:style>
    <style:style style:name="T130" style:family="text">
      <style:text-properties officeooo:rsid="00cfe961"/>
    </style:style>
    <style:style style:name="T131" style:family="text">
      <style:text-properties officeooo:rsid="00d3011f"/>
    </style:style>
    <style:style style:name="T132" style:family="text">
      <style:text-properties officeooo:rsid="00d32f02"/>
    </style:style>
    <style:style style:name="T133" style:family="text">
      <style:text-properties officeooo:rsid="00d45148"/>
    </style:style>
    <style:style style:name="T134" style:family="text">
      <style:text-properties officeooo:rsid="00da6bec"/>
    </style:style>
    <style:style style:name="T135" style:family="text">
      <style:text-properties officeooo:rsid="00daaa8e"/>
    </style:style>
    <style:style style:name="T136" style:family="text">
      <style:text-properties officeooo:rsid="00de34ff"/>
    </style:style>
    <style:style style:name="T137" style:family="text">
      <style:text-properties officeooo:rsid="00de735a"/>
    </style:style>
    <style:style style:name="T138" style:family="text">
      <style:text-properties officeooo:rsid="00e0d45d"/>
    </style:style>
    <style:style style:name="T139" style:family="text">
      <style:text-properties officeooo:rsid="00e3ce2f"/>
    </style:style>
    <style:style style:name="T140" style:family="text">
      <style:text-properties officeooo:rsid="00e6b01e"/>
    </style:style>
    <style:style style:name="T141" style:family="text">
      <style:text-properties officeooo:rsid="00e7e0da"/>
    </style:style>
    <style:style style:name="T142" style:family="text">
      <style:text-properties officeooo:rsid="00e89252"/>
    </style:style>
    <style:style style:name="T143" style:family="text">
      <style:text-properties officeooo:rsid="00e8b40b"/>
    </style:style>
    <style:style style:name="T144" style:family="text">
      <style:text-properties officeooo:rsid="00ea6a32"/>
    </style:style>
    <style:style style:name="T145" style:family="text">
      <style:text-properties officeooo:rsid="00eae7cc"/>
    </style:style>
    <style:style style:name="T146" style:family="text">
      <style:text-properties officeooo:rsid="00ee8b17"/>
    </style:style>
    <style:style style:name="T147" style:family="text">
      <style:text-properties officeooo:rsid="00f0aaa6"/>
    </style:style>
    <style:style style:name="T148" style:family="text">
      <style:text-properties officeooo:rsid="00f29ea7"/>
    </style:style>
    <style:style style:name="T149" style:family="text">
      <style:text-properties officeooo:rsid="00f66bb9"/>
    </style:style>
    <style:style style:name="T150" style:family="text">
      <style:text-properties officeooo:rsid="00f73e4c"/>
    </style:style>
    <style:style style:name="T151" style:family="text">
      <style:text-properties officeooo:rsid="00f811de"/>
    </style:style>
    <style:style style:name="T152" style:family="text">
      <style:text-properties officeooo:rsid="00f995c2"/>
    </style:style>
    <style:style style:name="T153" style:family="text">
      <style:text-properties officeooo:rsid="00fb8f79"/>
    </style:style>
    <style:style style:name="T154" style:family="text">
      <style:text-properties officeooo:rsid="00fe914e"/>
    </style:style>
    <style:style style:name="T155" style:family="text">
      <style:text-properties officeooo:rsid="00fef3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4"/>
            <text:p text:style-name="P67">TSC </text:p>
            <text:p text:style-name="P67">Application Programming Interface</text:p>
            <text:p text:style-name="P67"/>
          </table:table-cell>
          <table:covered-table-cell/>
          <table:covered-table-cell/>
        </table:table-row>
        <table:table-row table:style-name="Table1.2">
          <table:table-cell table:style-name="Table1.A7" table:number-columns-spanned="3" office:value-type="string">
            <text:p text:style-name="P54"/>
          </table:table-cell>
          <table:covered-table-cell/>
          <table:covered-table-cell/>
        </table:table-row>
        <table:table-row table:style-name="Table1.3">
          <table:table-cell table:style-name="Table1.A3" office:value-type="string">
            <text:p text:style-name="P54"/>
          </table:table-cell>
          <table:table-cell table:style-name="Table1.B3" office:value-type="string">
            <text:p text:style-name="P54"/>
          </table:table-cell>
          <table:table-cell table:style-name="Table1.C3" office:value-type="string">
            <text:p text:style-name="P54"/>
          </table:table-cell>
        </table:table-row>
        <table:table-row table:style-name="Table1.2">
          <table:table-cell table:style-name="Table1.A7" table:number-columns-spanned="3" office:value-type="string">
            <text:p text:style-name="P68"/>
          </table:table-cell>
          <table:covered-table-cell/>
          <table:covered-table-cell/>
        </table:table-row>
        <table:table-row table:style-name="Table1.5">
          <table:table-cell table:style-name="Table1.A7" table:number-columns-spanned="3" office:value-type="string">
            <text:p text:style-name="P68">Software API</text:p>
          </table:table-cell>
          <table:covered-table-cell/>
          <table:covered-table-cell/>
        </table:table-row>
        <table:table-row table:style-name="Table1.6">
          <table:table-cell table:style-name="Table1.A7" table:number-columns-spanned="3" office:value-type="string">
            <text:p text:style-name="P69"/>
            <text:p text:style-name="P69"/>
            <text:p text:style-name="P55"/>
            <text:p text:style-name="P55"/>
          </table:table-cell>
          <table:covered-table-cell/>
          <table:covered-table-cell/>
        </table:table-row>
        <table:table-row table:style-name="Table1.7">
          <table:table-cell table:style-name="Table1.A7" table:number-columns-spanned="3" office:value-type="string">
            <text:p text:style-name="P56">IOxOS Technologies SA </text:p>
            <text:p text:style-name="P57">4, Chemin des Fontenailles</text:p>
            <text:p text:style-name="P57">CH-1196 Gland</text:p>
            <text:p text:style-name="P57">SWITZERLAND</text:p>
          </table:table-cell>
          <table:covered-table-cell/>
          <table:covered-table-cell/>
        </table:table-row>
      </table:table>
      <text:p text:style-name="P2"/>
      <text:p text:style-name="P12"/>
      <table:table table:name="Tableau31" table:style-name="Tableau31">
        <table:table-column table:style-name="Tableau31.A"/>
        <table:table-row table:style-name="Tableau31.1">
          <table:table-cell table:style-name="Tableau31.A1" office:value-type="string">
            <text:p text:style-name="P58"><text:span text:style-name="T22">IO</text:span><text:span text:style-name="T2">x</text:span><text:span text:style-name="T22">OS Technologies SA universal property</text:span></text:p>
            <text:p text:style-name="P6"/>
            <text:p text:style-name="P7">The content of this document is the property of <text:user-field-get text:name="Company">IOxOS Technologies SA</text:user-field-get>. <text:span text:style-name="T23">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23"><text:user-field-get text:name="Company">IOxOS Technologies SA</text:user-field-get></text:span><text:span text:style-name="T23">.</text:span></text:p>
          </table:table-cell>
        </table:table-row>
      </table:table>
      <text:p text:style-name="P5"><text:soft-page-break/></text:p>
      <text:p text:style-name="P8">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49">Version</text:p>
            </table:table-cell>
            <table:table-cell table:style-name="Tableau30.B1" office:value-type="string">
              <text:p text:style-name="P50">Date</text:p>
            </table:table-cell>
            <table:table-cell table:style-name="Tableau30.C1" office:value-type="string">
              <text:p text:style-name="P49">Chapter and section modifications</text:p>
            </table:table-cell>
            <table:table-cell table:style-name="Tableau30.D1" office:value-type="string">
              <text:p text:style-name="P49">Author</text:p>
            </table:table-cell>
            <table:table-cell table:style-name="Tableau30.E1" office:value-type="string">
              <text:p text:style-name="P49">Checked</text:p>
            </table:table-cell>
            <table:table-cell table:style-name="Tableau30.F1" office:value-type="string">
              <text:p text:style-name="P49">Approved</text:p>
            </table:table-cell>
          </table:table-row>
        </table:table-header-rows>
        <table:table-row>
          <table:table-cell table:style-name="Tableau30.A2" office:value-type="float" office:value="0">
            <text:p text:style-name="P60">0.0.1</text:p>
          </table:table-cell>
          <table:table-cell table:style-name="Tableau30.B2" office:value-type="float" office:value="42109">
            <text:p text:style-name="P60">29 Oct 2015</text:p>
          </table:table-cell>
          <table:table-cell table:style-name="Tableau30.C2" office:value-type="string">
            <text:p text:style-name="P59">Initial version (preliminary)</text:p>
          </table:table-cell>
          <table:table-cell table:style-name="Tableau30.D2" office:value-type="string">
            <text:p text:style-name="P60">JFG</text:p>
          </table:table-cell>
          <table:table-cell table:style-name="Tableau30.E2" office:value-type="string">
            <text:p text:style-name="P60">IGA</text:p>
          </table:table-cell>
          <table:table-cell table:style-name="Tableau30.F2" office:value-type="string">
            <text:p text:style-name="P60">JBO</text:p>
          </table:table-cell>
        </table:table-row>
        <table:table-row table:style-name="Tableau30.3">
          <table:table-cell table:style-name="Tableau30.A3" office:value-type="float" office:value="0">
            <text:p text:style-name="P62"><text:span text:style-name="T99">0</text:span>.<text:span text:style-name="T99">0</text:span>.<text:span text:style-name="T99">02</text:span></text:p>
          </table:table-cell>
          <table:table-cell table:style-name="Tableau30.B3" office:value-type="string">
            <text:p text:style-name="P62">21 No 2017</text:p>
          </table:table-cell>
          <table:table-cell table:style-name="Tableau30.C3" office:value-type="string">
            <text:p text:style-name="P63">Update documentation for IC1211 – IFC14xx boards</text:p>
          </table:table-cell>
          <table:table-cell table:style-name="Tableau30.D3" office:value-type="string">
            <text:p text:style-name="P62">XP</text:p>
          </table:table-cell>
          <table:table-cell table:style-name="Tableau30.E3" office:value-type="string">
            <text:p text:style-name="P64"/>
          </table:table-cell>
          <table:table-cell table:style-name="Tableau30.F3" office:value-type="string">
            <text:p text:style-name="P64"/>
          </table:table-cell>
        </table:table-row>
      </table:table>
      <text:p text:style-name="P5"/>
      <text:p text:style-name="P8">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1">Initial</text:p>
            </table:table-cell>
            <table:table-cell table:style-name="Table5.A1" office:value-type="string">
              <text:p text:style-name="P51">Name</text:p>
            </table:table-cell>
            <table:table-cell table:style-name="Table5.A1" office:value-type="string">
              <text:p text:style-name="P51">Company</text:p>
            </table:table-cell>
            <table:table-cell table:style-name="Table5.D1" office:value-type="string">
              <text:p text:style-name="P51">Comments</text:p>
            </table:table-cell>
          </table:table-row>
        </table:table-header-rows>
        <table:table-row>
          <table:table-cell table:style-name="Table5.A5" office:value-type="string">
            <text:p text:style-name="P60">[JBO]</text:p>
          </table:table-cell>
          <table:table-cell table:style-name="Table5.B5" office:value-type="string">
            <text:p text:style-name="P59">Joel BOVIER</text:p>
          </table:table-cell>
          <table:table-cell table:style-name="Table5.C5" office:value-type="string">
            <text:p text:style-name="P60">IOxOS Technologies SA</text:p>
          </table:table-cell>
          <table:table-cell table:style-name="Table5.D5" office:value-type="string">
            <text:p text:style-name="P59"/>
          </table:table-cell>
        </table:table-row>
        <table:table-row>
          <table:table-cell table:style-name="Table5.A5" office:value-type="string">
            <text:p text:style-name="P60">[JFG]</text:p>
          </table:table-cell>
          <table:table-cell table:style-name="Table5.B5" office:value-type="string">
            <text:p text:style-name="P59">Jean-Francois GILOT</text:p>
          </table:table-cell>
          <table:table-cell table:style-name="Table5.C5" office:value-type="string">
            <text:p text:style-name="P60">IOxOS Technologies SA</text:p>
          </table:table-cell>
          <table:table-cell table:style-name="Table5.D5" office:value-type="string">
            <text:p text:style-name="P59"/>
          </table:table-cell>
        </table:table-row>
        <table:table-row>
          <table:table-cell table:style-name="Table5.A4" office:value-type="string">
            <text:p text:style-name="P60">[IGA]</text:p>
          </table:table-cell>
          <table:table-cell table:style-name="Table5.B4" office:value-type="string">
            <text:p text:style-name="P59">Iván GARCÍA-ALFONSO</text:p>
          </table:table-cell>
          <table:table-cell table:style-name="Table5.C4" office:value-type="string">
            <text:p text:style-name="P60">IOxOS Technologies SA</text:p>
          </table:table-cell>
          <table:table-cell table:style-name="Table5.D4" office:value-type="string">
            <text:p text:style-name="P59"/>
          </table:table-cell>
        </table:table-row>
        <table:table-row>
          <table:table-cell table:style-name="Table5.A5" office:value-type="string">
            <text:p text:style-name="P60">[XP]</text:p>
          </table:table-cell>
          <table:table-cell table:style-name="Table5.B5" office:value-type="string">
            <text:p text:style-name="P59">Xavier PAILLARD</text:p>
          </table:table-cell>
          <table:table-cell table:style-name="Table5.C5" office:value-type="string">
            <text:p text:style-name="P61">IOxOS Technologies SA</text:p>
          </table:table-cell>
          <table:table-cell table:style-name="Table5.D5" office:value-type="string">
            <text:p text:style-name="P59"/>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0"><text:soft-page-break/>Table of Contents</text:p>
          </text:index-title>
          <text:p text:style-name="P102">1.Introduction<text:tab/>7</text:p>
          <text:p text:style-name="P103"><text:s/>1.1 Purpose<text:tab/>7</text:p>
          <text:p text:style-name="P103"><text:s/>1.2 Document Organization<text:tab/>7</text:p>
          <text:p text:style-name="P103"><text:s/>1.3 Acronyms and Abbreviations<text:tab/>7</text:p>
          <text:p text:style-name="P103"><text:s/>1.4 References<text:tab/>8</text:p>
          <text:p text:style-name="P102">2.Overview<text:tab/>9</text:p>
          <text:p text:style-name="P103"><text:s/>2.1 Software organization<text:tab/>9</text:p>
          <text:p text:style-name="P104"><text:s/>2.1.1 Linux Implementation<text:tab/>9</text:p>
          <text:p text:style-name="P103"><text:s/>2.2 TSC Kernel Library<text:tab/>9</text:p>
          <text:p text:style-name="P104"><text:s/>2.2.1 Device Initialization<text:tab/>9</text:p>
          <text:p text:style-name="P104"><text:s/>2.2.2 Accessing TSC Registers<text:tab/>10</text:p>
          <text:p text:style-name="P104"><text:s/>2.2.3 Managing Remote Resources<text:tab/>11</text:p>
          <text:p text:style-name="P138"><text:s/>2.2.3.1 Mapping a Resource from PCI<text:tab/>12</text:p>
          <text:p text:style-name="P138"><text:s/>2.2.3.2 Getting Parameters of an Allocated Window<text:tab/>13</text:p>
          <text:p text:style-name="P138"><text:s/>2.2.3.3 Freeing an Allocated Window<text:tab/>13</text:p>
          <text:p text:style-name="P138"><text:s/>2.2.3.4 Modifying an Allocated Window<text:tab/>14</text:p>
          <text:p text:style-name="P104"><text:s/>2.2.4 Accessing remote resources<text:tab/>14</text:p>
          <text:p text:style-name="P138"><text:s/>2.2.4.1 Getting Parameters of an Allocated Window<text:tab/>15</text:p>
          <text:p text:style-name="P138"><text:s/>2.2.4.2 Freeing an Allocated Window<text:tab/>15</text:p>
          <text:p text:style-name="P104"><text:s/>2.2.5 Interrupt Handling<text:tab/>16</text:p>
          <text:p text:style-name="P138"><text:s/>2.2.5.1 Registering an Interrupt Handler<text:tab/>16</text:p>
          <text:p text:style-name="P138"><text:s/>2.2.5.2 Masking/Unmasking Interrupt Sources<text:tab/>17</text:p>
          <text:p text:style-name="P103"><text:s/>2.3 Linux Drivers<text:tab/>18</text:p>
          <text:p text:style-name="P104"><text:s/>2.3.1 TSC Control Driver<text:tab/>18</text:p>
          <text:p text:style-name="P138"><text:s/>2.3.1.1 Overview<text:tab/>18</text:p>
          <text:p text:style-name="P138"><text:s/>2.3.1.2 Driver Installation<text:tab/>18</text:p>
          <text:p text:style-name="P138"><text:s/>2.3.1.3 Open/Close a <text:s/>Device and execute read / write<text:tab/>18</text:p>
          <text:p text:style-name="P102">3.TSC <text:s/>User Library<text:tab/>21</text:p>
          <text:p text:style-name="P103"><text:s/>3.1 Initialization<text:tab/>21</text:p>
          <text:p text:style-name="P103"><text:s/>3.2 Identification<text:tab/>22</text:p>
          <text:p text:style-name="P103"><text:s/>3.3 Byte Swapping<text:tab/>24</text:p>
          <text:p text:style-name="P103"><text:s/>3.4 Register Access<text:tab/>25</text:p>
          <text:p text:style-name="P104"><text:s/>3.4.1 TSC CSR Access<text:tab/>25</text:p>
          <text:p text:style-name="P138"><text:s/>3.4.1.1 CSR Read<text:tab/>25</text:p>
          <text:p text:style-name="P138"><text:s/>3.4.1.2 CSR Write<text:tab/>26</text:p>
          <text:p text:style-name="P138"><text:s/>3.4.1.3 CSR Set<text:tab/>27</text:p>
          <text:p text:style-name="P104"><text:s/>3.4.2 TSC PON Access<text:tab/>27</text:p>
          <text:p text:style-name="P138"><text:s/>3.4.2.1 PON Read<text:tab/>27</text:p>
          <text:p text:style-name="P138"><text:s/>3.4.2.2 PON Write<text:tab/>28</text:p>
          <text:p text:style-name="P103"><text:s/>3.5 Resources Access<text:tab/>29</text:p>
          <text:p text:style-name="P104"><text:s/>3.5.1 Shared memory access<text:tab/>29</text:p>
          <text:p text:style-name="P138"><text:s/>3.5.1.1 Shared memory (SHM) Read<text:tab/>29</text:p>
          <text:p text:style-name="P138"><text:s/>3.5.1.2 Shared memory (SHM) Write<text:tab/>29</text:p>
          <text:p text:style-name="P104"><text:s/>3.5.2 FPGA user Access<text:tab/>30</text:p>
          <text:p text:style-name="P138"><text:s/>3.5.2.1 FPGA user Read<text:tab/>30</text:p>
          <text:p text:style-name="P138"><text:s/>3.5.2.2 FPGA user Write<text:tab/>31</text:p>
          <text:p text:style-name="P104"><text:s/>3.5.3 FIFOs<text:tab/>31</text:p>
          <text:p text:style-name="P138"><text:soft-page-break/><text:s/>3.5.3.1 FIFO initialization<text:tab/>31</text:p>
          <text:p text:style-name="P138"><text:s/>3.5.3.2 FIFO status<text:tab/>32</text:p>
          <text:p text:style-name="P138"><text:s/>3.5.3.3 FIFO clear<text:tab/>32</text:p>
          <text:p text:style-name="P138"><text:s/>3.5.3.4 FIFO read<text:tab/>33</text:p>
          <text:p text:style-name="P138"><text:s/>3.5.3.5 FIFO write<text:tab/>33</text:p>
          <text:p text:style-name="P104"><text:s/>3.5.4 SEMAPHOREs<text:tab/>34</text:p>
          <text:p text:style-name="P138"><text:s/>3.5.4.1 SEMAPHORE status<text:tab/>34</text:p>
          <text:p text:style-name="P138"><text:s/>3.5.4.2 SEMAPHORE release<text:tab/>34</text:p>
          <text:p text:style-name="P138"><text:s/>3.5.4.3 SEMAPHORE get<text:tab/>35</text:p>
          <text:p text:style-name="P104"><text:s/>3.5.5 System Monitoring<text:tab/>35</text:p>
          <text:p text:style-name="P138"><text:s/>3.5.5.1 SMON Read<text:tab/>35</text:p>
          <text:p text:style-name="P138"><text:s/>3.5.5.2 SMON Write<text:tab/>36</text:p>
          <text:p text:style-name="P104"><text:s/>3.5.6 PCIe End Point Control<text:tab/>36</text:p>
          <text:p text:style-name="P138"><text:s/>3.5.6.1 PCIep Read<text:tab/>36</text:p>
          <text:p text:style-name="P138"><text:s/>3.5.6.2 PCIep Write<text:tab/>37</text:p>
          <text:p text:style-name="P103"><text:s/>3.6 TSC <text:s/>Resource Mapping<text:tab/>37</text:p>
          <text:p text:style-name="P104"><text:s/>3.6.1 Allocating a New Address Translation Window<text:tab/>38</text:p>
          <text:p text:style-name="P104"><text:s/>3.6.2 Getting Mapping Parameters of an Address Translation Window<text:tab/>39</text:p>
          <text:p text:style-name="P104"><text:s/>3.6.3 Freeing an Address Translation Window<text:tab/>40</text:p>
          <text:p text:style-name="P104"><text:s/>3.6.4 Modifying an Address Translation Window<text:tab/>40</text:p>
          <text:p text:style-name="P104"><text:s/>3.6.5 Getting a List of all Allocated Address Translation Windows<text:tab/>41</text:p>
          <text:p text:style-name="P104"><text:s/>3.6.6 Clearing all Allocated Address Translation Windows<text:tab/>42</text:p>
          <text:p text:style-name="P103"><text:s/>3.7 Kernel Buffers<text:tab/>42</text:p>
          <text:p text:style-name="P104"><text:s/>3.7.1 Allocating a Buffer in System Memory Suitable for DMA<text:tab/>43</text:p>
          <text:p text:style-name="P104"><text:s/>3.7.2 Freeing an Allocated Buffer<text:tab/>43</text:p>
          <text:p text:style-name="P104"><text:s/>3.7.3 Reading from a Kernel Buffer<text:tab/>44</text:p>
          <text:p text:style-name="P104"><text:s/>3.7.4 Writing to a Kernel Buffer<text:tab/>45</text:p>
          <text:p text:style-name="P103"><text:s/>3.8 DMA Transfer<text:tab/>46</text:p>
          <text:p text:style-name="P104"><text:s/>3.8.1 Performing a DMA Transfer<text:tab/>46</text:p>
          <text:p text:style-name="P104"><text:s/>3.8.2 Getting the Status of a DMA Transfer<text:tab/>47</text:p>
          <text:p text:style-name="P104"><text:s/>3.8.3 Wait for a DMA Transfer to Complete<text:tab/>48</text:p>
          <text:p text:style-name="P104"><text:s/>3.8.4 Allocate/Free DMA Channel<text:tab/>49</text:p>
          <text:p text:style-name="P104"><text:s/>3.8.5 Resetting a DMA channel<text:tab/>50</text:p>
        </text:index-body>
      </text:table-of-content>
      <text:p text:style-name="P11"/>
      <text:p text:style-name="P11"/>
      <text:p text:style-name="P1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8">Index of Tables</text:p>
          </text:index-title>
          <text:p text:style-name="P159">Table 1.1: Acronyms<text:tab/>7</text:p>
          <text:p text:style-name="P159">Table 1.2: References<text:tab/>8</text:p>
        </text:index-body>
      </text:table-index>
      <text:p text:style-name="P11"/>
      <text:p text:style-name="P11"/>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7">Illustration Index</text:p>
          </text:index-title>
        </text:index-body>
      </text:illustration-index>
      <text:p text:style-name="P10"/>
      <text:h text:style-name="P14" text:outline-level="1" text:restart-numbering="true" text:start-value="-1">Introduction</text:h>
      <text:h text:style-name="P18" text:outline-level="2">Purpose</text:h>
      <text:p text:style-name="P91">This manual is intended for use by system designers, software developers and support personnel. </text:p>
      <text:p text:style-name="P91">It is recommended that the reader has a reasonable background in PC architectures, including experience or knowledge of I/O buses and related protocols.</text:p>
      <text:h text:style-name="P19" text:outline-level="2">Document Organization</text:h>
      <text:p text:style-name="P91">This manual is composed of the following sections</text:p>
      <text:list xml:id="list17190122021" text:style-name="L1">
        <text:list-item>
          <text:list>
            <text:list-item>
              <text:list>
                <text:list-item>
                  <text:p text:style-name="P92">Introduction</text:p>
                </text:list-item>
                <text:list-item>
                  <text:p text:style-name="P92">Overview</text:p>
                </text:list-item>
                <text:list-item>
                  <text:p text:style-name="P92">User Library</text:p>
                </text:list-item>
              </text:list>
            </text:list-item>
          </text:list>
        </text:list-item>
      </text:list>
      <text:p text:style-name="P91">Section 2 gives an overview of the <text:s/>software architecture</text:p>
      <text:p text:style-name="P91">Section 3 is a reference for the programming interface (API)</text:p>
      <text:p text:style-name="P153"/>
      <text:h text:style-name="P18"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53">Acronym</text:p>
            </table:table-cell>
            <table:table-cell table:style-name="Tableau3.B1" office:value-type="string">
              <text:p text:style-name="P52">Definition</text:p>
            </table:table-cell>
          </table:table-row>
        </table:table-header-rows>
        <table:table-row>
          <table:table-cell table:style-name="Tableau3.A5" office:value-type="string">
            <text:p text:style-name="P65">DMA</text:p>
          </table:table-cell>
          <table:table-cell table:style-name="Tableau3.B2" office:value-type="string">
            <text:p text:style-name="P66">Direct Memory Access</text:p>
          </table:table-cell>
        </table:table-row>
        <table:table-row>
          <table:table-cell table:style-name="Tableau3.A5" office:value-type="string">
            <text:p text:style-name="P65">IO</text:p>
          </table:table-cell>
          <table:table-cell table:style-name="Tableau3.B5" office:value-type="string">
            <text:p text:style-name="P65">Input/Output</text:p>
          </table:table-cell>
        </table:table-row>
        <table:table-row>
          <table:table-cell table:style-name="Tableau3.A5" office:value-type="string">
            <text:p text:style-name="P65">PC</text:p>
          </table:table-cell>
          <table:table-cell table:style-name="Tableau3.B5" office:value-type="string">
            <text:p text:style-name="P65">Personal Computer</text:p>
          </table:table-cell>
        </table:table-row>
        <table:table-row>
          <table:table-cell table:style-name="Tableau3.A5" office:value-type="string">
            <text:p text:style-name="P65">PCI</text:p>
          </table:table-cell>
          <table:table-cell table:style-name="Tableau3.B5" office:value-type="string">
            <text:p text:style-name="P65">Peripheral Component Interconnect</text:p>
          </table:table-cell>
        </table:table-row>
        <table:table-row>
          <table:table-cell table:style-name="Tableau3.A6" office:value-type="string">
            <text:p text:style-name="P65">PCIe</text:p>
          </table:table-cell>
          <table:table-cell table:style-name="Tableau3.B6" office:value-type="string">
            <text:p text:style-name="P65">PCI Express</text:p>
          </table:table-cell>
        </table:table-row>
      </table:table>
      <text:p text:style-name="P89">Table <text:sequence text:ref-name="refTable0" text:name="Table" text:formula="ooow:Table+1" style:num-format="1">1.1</text:sequence>: Acronyms</text:p>
      <text:p text:style-name="P16"/>
      <text:h text:style-name="P22" text:outline-level="2">References</text:h>
      <text:p text:style-name="P140"/>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47">Reference</text:p>
            </table:table-cell>
            <table:table-cell table:style-name="Table7.A1" office:value-type="string">
              <text:p text:style-name="P47">Title</text:p>
            </table:table-cell>
            <table:table-cell table:style-name="Table7.A1" office:value-type="string">
              <text:p text:style-name="P47">Version</text:p>
            </table:table-cell>
            <table:table-cell table:style-name="Table7.A1" office:value-type="string">
              <text:p text:style-name="P47">Date</text:p>
            </table:table-cell>
            <table:table-cell table:style-name="Table7.E1" office:value-type="string">
              <text:p text:style-name="P47">Owner</text:p>
            </table:table-cell>
          </table:table-row>
        </table:table-header-rows>
        <table:table-row>
          <table:table-cell table:style-name="Table7.A2" office:value-type="string">
            <text:p text:style-name="P70"/>
          </table:table-cell>
          <table:table-cell table:style-name="Table7.B2" office:value-type="string">
            <text:p text:style-name="P72">PCI Local Bus Specification</text:p>
          </table:table-cell>
          <table:table-cell table:style-name="Table7.C2" office:value-type="string">
            <text:p text:style-name="P71">3.0</text:p>
          </table:table-cell>
          <table:table-cell table:style-name="Table7.D2" office:value-type="string">
            <text:p text:style-name="P71">Aug 12,2002</text:p>
          </table:table-cell>
          <table:table-cell table:style-name="Table7.E2" office:value-type="string">
            <text:p text:style-name="P70">PCI-SIG</text:p>
          </table:table-cell>
        </table:table-row>
        <table:table-row>
          <table:table-cell table:style-name="Table7.A3" office:value-type="string">
            <text:p text:style-name="P70"/>
          </table:table-cell>
          <table:table-cell table:style-name="Table7.B3" office:value-type="string">
            <text:p text:style-name="P70"><text:bookmark-start text:name="PCIe Base Specification"/>PCIe Base Specification<text:bookmark-end text:name="PCIe Base Specification"/></text:p>
          </table:table-cell>
          <table:table-cell table:style-name="Table7.C3" office:value-type="string">
            <text:p text:style-name="P71">2.0</text:p>
          </table:table-cell>
          <table:table-cell table:style-name="Table7.D3" office:value-type="string">
            <text:p text:style-name="P71">Jan 4, 2007</text:p>
          </table:table-cell>
          <table:table-cell table:style-name="Table7.E3" office:value-type="string">
            <text:p text:style-name="P70">PCI-SIG</text:p>
          </table:table-cell>
        </table:table-row>
      </table:table>
      <text:p text:style-name="P89">Table <text:sequence text:ref-name="refTable1" text:name="Table" text:formula="ooow:Table+1" style:num-format="1">1.2</text:sequence>: References</text:p>
      <text:p text:style-name="P141"/>
      <text:h text:style-name="P15" text:outline-level="1">Overview</text:h>
      <text:h text:style-name="P20" text:outline-level="2">Software organization</text:h>
      <text:p text:style-name="P91">The core of the TSC bridge software is the kernel module <text:span text:style-name="T45">“tscklib.c”</text:span> implementing all functions needed to handle the TSC <text:s/>device:</text:p>
      <text:list xml:id="list18065382201" text:style-name="L2">
        <text:list-item>
          <text:p text:style-name="P93">CSR registers access</text:p>
        </text:list-item>
      </text:list>
      <text:list xml:id="list11914050331" text:style-name="L3">
        <text:list-item>
          <text:p text:style-name="P94">local resources initialization</text:p>
        </text:list-item>
        <text:list-item>
          <text:p text:style-name="P94">device control operations</text:p>
        </text:list-item>
      </text:list>
      <text:p text:style-name="P91">These function are designed to be exported in order to be used by other modules in the kernel such higher level device drivers.</text:p>
      <text:p text:style-name="P95">The first argument of the exported functions is always a pointer to the tsc data structure holding all information need to drive the TSC device.</text:p>
      <text:p text:style-name="P95">Critical accesses to <text:span text:style-name="T102">the </text:span>hardware resources are protected by mutex<text:span text:style-name="T103">es</text:span>.</text:p>
      <text:p text:style-name="P91">In order to make the source code easily maintainable a set of low level libraries associated to each subsystem are provided to be linked with the kernel modules. Each low level library is associated to a <text:span text:style-name="T45">“.h”</text:span> file in which the implemented functions are declared together with a data structure holding information needed to control the subsystem.</text:p>
      <text:p text:style-name="P91">A<text:span text:style-name="T100">n</text:span> user library <text:span text:style-name="T45">“tsculib.c”</text:span> is provided to offer a<text:span text:style-name="T104">n</text:span> API for the control of the TSC device.</text:p>
      <text:p text:style-name="P91">A monitoring/exerciser <text:span text:style-name="T45">“</text:span><text:span text:style-name="T46">TscMon</text:span><text:span text:style-name="T45">” </text:span>application linked with the user library offers a set of interactive commands to allow the user to control the TSC device.</text:p>
      <text:h text:style-name="P23" text:outline-level="3">Linux Implementation</text:h>
      <text:p text:style-name="P160">The TSC <text:s/>software for Linux is delivered on a compressed archive file labeled <text:span text:style-name="T32">TSC_xx.yy.zz.tgz</text:span> containing all delivered files including the documentation.</text:p>
      <text:p text:style-name="P160">The <text:span text:style-name="T32">TSC_xx.yy.zz.tgz</text:span> can be extracted anywhere in the Linux file system and produce<text:span text:style-name="T102">s</text:span> a directory tree labeled <text:span text:style-name="T45">TSC/ </text:span>. All source<text:span text:style-name="T101">s</text:span> code <text:span text:style-name="T102">are</text:span> written in C language and has been compiled with the gnu compiler.</text:p>
      <text:p text:style-name="P160"/>
      <text:p text:style-name="P160">The core of the software organization is the TSC device driver. This is a Linux loadable module located in the <text:span text:style-name="T45">drivers/</text:span> directory of the <text:span text:style-name="T45">TSC/</text:span> directory tree.</text:p>
      <text:h text:style-name="P20" text:outline-level="2">TSC <text:span text:style-name="T78">K</text:span>ernel <text:span text:style-name="T78">L</text:span>ibrary</text:h>
      <text:p text:style-name="P91">As a general rule, all exported functions defined in <text:span text:style-name="T45">“tscklib.c”</text:span> are labeled “<text:span text:style-name="T32">tsc_xxx_yyy()</text:span>” where “<text:span text:style-name="T32">xxx</text:span>” refer to the subsystem and “<text:span text:style-name="T32">yyy</text:span>” to the operation to be performed.</text:p>
      <text:h text:style-name="P23" text:outline-level="3">Device <text:span text:style-name="T78">I</text:span>nitialization</text:h>
      <text:p text:style-name="P160">The <text:span text:style-name="T32">tsc_dev_init()</text:span> shall be executed at module installation time. It create a protection <text:soft-page-break/>mutex for TSC registers accesses and call the subsystem initialization functions:</text:p>
      <text:list xml:id="list7399851811" text:style-name="L4">
        <text:list-item>
          <text:p text:style-name="P161"><text:span text:style-name="T105">I</text:span>nterrupt mechanism</text:p>
        </text:list-item>
        <text:list-item>
          <text:p text:style-name="P161"><text:span text:style-name="T105">R</text:span>esource mapping mechanism</text:p>
        </text:list-item>
        <text:list-item>
          <text:p text:style-name="P162"><text:span text:style-name="T105">SHM</text:span> accesse<text:span text:style-name="T105">s</text:span></text:p>
        </text:list-item>
        <text:list-item>
          <text:p text:style-name="P162"><text:span text:style-name="T105">Read/write accesses mechanism</text:span> </text:p>
        </text:list-item>
        <text:list-item>
          <text:p text:style-name="P163">Sflash accesses</text:p>
        </text:list-item>
        <text:list-item>
          <text:p text:style-name="P163">DMA mechanism</text:p>
        </text:list-item>
        <text:list-item>
          <text:p text:style-name="P163">I2c accesses</text:p>
          <text:p text:style-name="P183"/>
        </text:list-item>
      </text:list>
      <text:p text:style-name="P160">Before removing the core module, the function <text:span text:style-name="T32">tsc_dev_exit()</text:span> shall be executed to return to the operating system all allocated resources.</text:p>
      <text:h text:style-name="P23" text:outline-level="3">Accessing TSC <text:span text:style-name="T78">R</text:span>egisters</text:h>
      <text:p text:style-name="P160">The <text:span text:style-name="T32">tsc_csr_op()</text:span> function allows to perform a set of operation on the TSC registers:</text:p>
      <text:list xml:id="list2552877671" text:style-name="L5">
        <text:list-item>
          <text:p text:style-name="P164">CSR registers</text:p>
        </text:list-item>
        <text:list-item>
          <text:p text:style-name="P164">ARTIX7 SMON registers</text:p>
        </text:list-item>
        <text:list-item>
          <text:p text:style-name="P164">ARTIX7 PCIEP DRP registers</text:p>
        </text:list-item>
        <text:list-item>
          <text:p text:style-name="P164">ARTIX7 PCIEP CFG registers</text:p>
        </text:list-item>
      </text:list>
      <text:p text:style-name="P160">The “csr_lock” mutex in the tsc_device control structure is used to protect register access.</text:p>
      <text:p text:style-name="P160">For ARTIX7 SMON and PCIEP registers, read and write operation are supported.</text:p>
      <text:p text:style-name="P160">For TSC CSR registers, the following operations are supported:</text:p>
      <text:list xml:id="list1034887758" text:style-name="L6">
        <text:list-item>
          <text:p text:style-name="P165">Read, read with mask</text:p>
        </text:list-item>
        <text:list-item>
          <text:p text:style-name="P165">Write, Write with mask</text:p>
        </text:list-item>
        <text:list-item>
          <text:p text:style-name="P165">OR, OR with mask</text:p>
        </text:list-item>
        <text:list-item>
          <text:p text:style-name="P165">XOR, XOR with mask</text:p>
        </text:list-item>
        <text:list-item>
          <text:p text:style-name="P165">AND, AND with mask</text:p>
        </text:list-item>
      </text:list>
      <text:p text:style-name="P160">For “masked” operation, the operation is performed only for the bit matching the mask parameter. Bit set to 0 in the mask are left untouched.</text:p>
      <text:p text:style-name="P384">int </text:p>
      <text:p text:style-name="P384">tsc_csr_op( struct tsc_device *tsc, </text:p>
      <text:p text:style-name="P384"><text:tab/> <text:s text:c="5"/>struct tsc_ioctl_csr_op *csr_op);</text:p>
      <text:p text:style-name="P160"/>
      <text:p text:style-name="P160">The <text:span text:style-name="T32">tsc_ioctl_csr_op</text:span> data structure defines the operation the be performed. That structure is declared in the “tscioctl.h” file and is shared with the API. </text:p>
      <text:p text:style-name="P394">struct tsc_ioctl_csr_op</text:p>
      <text:p text:style-name="P384">{</text:p>
      <text:p text:style-name="P384"><text:s text:c="2"/>int operation; /* operation to be performed <text:s/>*/</text:p>
      <text:p text:style-name="P384"><text:soft-page-break/><text:s text:c="2"/>int offset; <text:s text:c="3"/>/* register offset <text:s text:c="11"/>*/</text:p>
      <text:p text:style-name="P384"><text:s text:c="2"/>int data; <text:s text:c="5"/>/* data <text:s text:c="22"/>*/</text:p>
      <text:p text:style-name="P384"><text:s text:c="2"/>int mask; <text:s text:c="5"/>/* only for masked operations */</text:p>
      <text:p text:style-name="P384">};</text:p>
      <text:p text:style-name="P160"/>
      <text:p text:style-name="P160">This file contains also the definitions of the operation codes:</text:p>
      <text:p text:style-name="P141"/>
      <text:p text:style-name="P384">tsc_IOCTL_CSR_RD <text:s text:c="12"/>→ Read register</text:p>
      <text:p text:style-name="P384">tsc_IOCTL_CSR_RDm <text:s text:c="11"/>→ Read register with mask</text:p>
      <text:p text:style-name="P384">tsc_IOCTL_CSR_WR <text:s text:c="12"/>→ Write register</text:p>
      <text:p text:style-name="P384">tsc_IOCTL_CSR_WRm <text:s text:c="11"/>→ Write register with mask</text:p>
      <text:p text:style-name="P384">tsc_IOCTL_CSR_OR <text:s text:c="12"/>→ OR register</text:p>
      <text:p text:style-name="P384">tsc_IOCTL_CSR_ORm <text:s text:c="11"/>→ OR register with mask</text:p>
      <text:p text:style-name="P384">tsc_IOCTL_CSR_AND <text:s text:c="11"/>→ AND register</text:p>
      <text:p text:style-name="P384">tsc_IOCTL_CSR_ANDm <text:s text:c="10"/>→ AND register with mask</text:p>
      <text:p text:style-name="P384">tsc_IOCTL_CSR_XOR <text:s text:c="11"/>→ XOR register</text:p>
      <text:p text:style-name="P384">tsc_IOCTL_CSR_XORm <text:s text:c="10"/>→ XOR register with mask</text:p>
      <text:p text:style-name="P384">tsc_IOCTL_CSR_SMON_RD <text:s text:c="7"/>→ Read SMON register</text:p>
      <text:p text:style-name="P384">tsc_IOCTL_CSR_SMON_WR <text:s text:c="7"/>→ Write SMON register</text:p>
      <text:p text:style-name="P384">tsc_IOCTL_CSR_PCIEP_RD <text:s text:c="6"/>→ Read PCIe End Point register</text:p>
      <text:p text:style-name="P384">tsc_IOCTL_CSR_PCIEP_WR <text:s text:c="6"/>→ Write PCIe End point</text:p>
      <text:p text:style-name="P160"/>
      <text:h text:style-name="P23" text:outline-level="3"><text:bookmark-start text:name="__RefHeading__8878_1297320152"/>Managing Remote <text:span text:style-name="T78">R</text:span>esources<text:bookmark-end text:name="__RefHeading__8878_1297320152"/></text:h>
      <text:p text:style-name="P160">The TSC bridge allows to access remote resources such Shared Memory (SHM) from the PCI tree. To perform read/write access to th<text:span text:style-name="T106">is</text:span> resources from the PCI tree, a translation window mapping the PCI address to the remote address shall have been prepared. The <text:span text:style-name="T32">tsc_map_mas_alloc()</text:span> function allows to create an address mapping in the master mapper implemented in the TSC device. </text:p>
      <text:p text:style-name="P160">The <text:span text:style-name="T32">tsc_map_mas_modify()</text:span> allows to modify an existing mapping and <text:span text:style-name="T32">tsc_map_mas_free()</text:span> to release it.</text:p>
      <text:p text:style-name="P160">The <text:span text:style-name="T32">tsc_map_mas_get()</text:span> shall be used to retrieve the mapping parameters such the PCI address <text:s/>to be used to cross the translation window.</text:p>
      <text:p text:style-name="P160">The <text:span text:style-name="T32">tsc_ioctl_map_win</text:span> data structure is used to exchange parameters between the client and the mapping functions. That structure is declared in the “tscioctl.h” file and is shared with the API. </text:p>
      <text:p text:style-name="P160"/>
      <text:p text:style-name="P384">struct tsc_ioctl_map_win</text:p>
      <text:p text:style-name="P384">{</text:p>
      <text:p text:style-name="P384"><text:s text:c="2"/>int offset;</text:p>
      <text:p text:style-name="P384"><text:s text:c="2"/>union</text:p>
      <text:p text:style-name="P384"><text:s text:c="2"/>{</text:p>
      <text:p text:style-name="P384"><text:s text:c="4"/>struct tsc_ioctl_map_req req;</text:p>
      <text:p text:style-name="P384"><text:s text:c="4"/>struct tsc_ioctl_map_sts sts;</text:p>
      <text:p text:style-name="P384"><text:s text:c="2"/>};</text:p>
      <text:p text:style-name="P384">};</text:p>
      <text:p text:style-name="P160"/>
      <text:p text:style-name="P160">The <text:span text:style-name="T32">offset</text:span> field is set by the mapper at allocation time and used by the mapping functions as window identifier. It shall be left untouched by applications.</text:p>
      <text:p text:style-name="P160">The <text:span text:style-name="T32">tsc_ioctl_map_req</text:span> and <text:span text:style-name="T32">tsc_ioctl_map_sts</text:span> are two mirror data structures used to <text:soft-page-break/>hold mapping request and mapping status parameters.</text:p>
      <text:h text:style-name="P37" text:outline-level="4"><text:bookmark-start text:name="__RefHeading__8876_1297320152"/><text:bookmark-start text:name="__RefHeading__9766_355716146"/>Mapping a <text:span text:style-name="T78">R</text:span>esource from PCI<text:bookmark-end text:name="__RefHeading__8876_1297320152"/><text:bookmark-end text:name="__RefHeading__9766_355716146"/></text:h>
      <text:p text:style-name="P384">int </text:p>
      <text:p text:style-name="P384">tsc_map_mas_alloc( struct tsc_device *tsc,</text:p>
      <text:p text:style-name="P384"><text:s text:c="19"/>struct tsc_ioctl_map_win *w);</text:p>
      <text:p text:style-name="P160"/>
      <text:p text:style-name="P160">When calling tsc_map_mas_alloc(), the <text:span text:style-name="T32">tsc_ioctl_map_</text:span><text:span text:style-name="T37">win</text:span> data structure shall contain the mapping parameters of the requested window. </text:p>
      <text:p text:style-name="P2"/>
      <text:p text:style-name="P385">struct tsc_ioctl_map_mode </text:p>
      <text:p text:style-name="P385">{</text:p>
      <text:p text:style-name="P385"><text:s text:c="2"/>char sg_id; char flags; short hw;</text:p>
      <text:p text:style-name="P385"><text:s text:c="2"/>char ads; char space; char swap; char am;</text:p>
      <text:p text:style-name="P385">};</text:p>
      <text:p text:style-name="P386"/>
      <text:p text:style-name="P385">struct tsc_ioctl_map_req</text:p>
      <text:p text:style-name="P385">{</text:p>
      <text:p text:style-name="P385"><text:s text:c="2"/>ulong rem_addr;</text:p>
      <text:p text:style-name="P385"><text:s text:c="2"/>ulong loc_addr;</text:p>
      <text:p text:style-name="P385"><text:s text:c="2"/>uint size;</text:p>
      <text:p text:style-name="P385"><text:s text:c="2"/>struct tsc_ioctl_map_mode mode;</text:p>
      <text:p text:style-name="P385">};</text:p>
      <text:p text:style-name="P386"/>
      <text:p text:style-name="P385">struct tsc_ioctl_map_sts</text:p>
      <text:p text:style-name="P385">{</text:p>
      <text:p text:style-name="P385"><text:s text:c="2"/>ulong rem_base;</text:p>
      <text:p text:style-name="P385"><text:s text:c="2"/>ulong loc_base;</text:p>
      <text:p text:style-name="P385"><text:s text:c="2"/>uint size;</text:p>
      <text:p text:style-name="P385"><text:s text:c="2"/>struct tsc_ioctl_map_mode mode;</text:p>
      <text:p text:style-name="P385">};</text:p>
      <text:p text:style-name="P386"/>
      <text:p text:style-name="P385">struct tsc_ioctl_map_win</text:p>
      <text:p text:style-name="P385">{</text:p>
      <text:p text:style-name="P385"><text:s text:c="2"/>int pg_idx;</text:p>
      <text:p text:style-name="P385"><text:s text:c="2"/>union</text:p>
      <text:p text:style-name="P385"><text:s text:c="2"/>{</text:p>
      <text:p text:style-name="P385"><text:s text:c="4"/>struct tsc_ioctl_map_req req;</text:p>
      <text:p text:style-name="P385"><text:s text:c="4"/>struct tsc_ioctl_map_sts sts;</text:p>
      <text:p text:style-name="P385"><text:s text:c="2"/>};</text:p>
      <text:p text:style-name="P385">};</text:p>
      <text:p text:style-name="P160"/>
      <text:p text:style-name="P160"><text:span text:style-name="T95">The </text:span><text:span text:style-name="T37">tsc_ioctl_map_req</text:span><text:span text:style-name="T95"> data structure is used to provide parameters to the window allocator. </text:span>The <text:span text:style-name="T32">rem_addr</text:span> field shall be loaded with the address of the remote resource to be mapped.</text:p>
      <text:p text:style-name="P160">The <text:span text:style-name="T32">loc_addr</text:span> is updated by the mapper with the PCI address to be used to access the requested <text:span text:style-name="T32">rem_addr</text:span>.</text:p>
      <text:p text:style-name="P160">The <text:span text:style-name="T32">size</text:span> field shall be loaded with the request mapping size.</text:p>
      <text:p text:style-name="P160">The <text:span text:style-name="T32">mode</text:span> field is a data structure defining the addressing parameters to be used to access the remote resource:</text:p>
      <text:p text:style-name="P160">The <text:span text:style-name="T32">sg_id</text:span> field defines which mapper shall be used to access the remote resource. For master access two mappers are available:</text:p>
      <text:p text:style-name="P384"><text:soft-page-break/>MAP_ID_MAS_PCIE_PMEM <text:s text:c="9"/>→ PCI PMEM mapper (through PCI BAR #0)</text:p>
      <text:p text:style-name="P384">MAP_ID_MAS_PCIE_PEM <text:s text:c="10"/>→ PCI MEM mapper (through PCI BAR #2)</text:p>
      <text:p text:style-name="P160"/>
      <text:p text:style-name="P166">The <text:span text:style-name="T32">space</text:span> field defines on which bus the remote resource is hosted:</text:p>
      <text:p text:style-name="P387">MAP_SPACE_SHM<text:span text:style-name="T107">1</text:span> <text:s text:c="16"/>→ resource hosted in Shared Memory <text:span text:style-name="T107">1</text:span></text:p>
      <text:p text:style-name="P388">MAP_SPACE_SHM<text:span text:style-name="T107">2</text:span> <text:s text:c="16"/>→ resource hosted in Shared Memory <text:span text:style-name="T107">2</text:span></text:p>
      <text:p text:style-name="P166"/>
      <text:p text:style-name="P166">The <text:span text:style-name="T32">s</text:span><text:span text:style-name="T38">wap</text:span> field defines <text:span text:style-name="T96">hardware data swapping mode to be selected</text:span>:</text:p>
      <text:p text:style-name="P387">MAP_S<text:span text:style-name="T96">WAP_NO</text:span> <text:s text:c="16"/>→ <text:span text:style-name="T96">no swapping</text:span></text:p>
      <text:p text:style-name="P387">MAP_S<text:span text:style-name="T96">WAP_AUTO</text:span> <text:s text:c="14"/>→ <text:span text:style-name="T96">auto swap according to data size</text:span></text:p>
      <text:p text:style-name="P387">MAP_S<text:span text:style-name="T96">WAP_DW</text:span> <text:s text:c="16"/>→ <text:span text:style-name="T96">double word swapping</text:span></text:p>
      <text:p text:style-name="P387">MAP_S<text:span text:style-name="T96">WAP_QW </text:span><text:s text:c="16"/>→ <text:span text:style-name="T96">quad word swapping</text:span></text:p>
      <text:p text:style-name="P166"/>
      <text:p text:style-name="P166">The <text:span text:style-name="T32">flags</text:span> field is not used for master mapping.</text:p>
      <text:p text:style-name="P160">The <text:span text:style-name="T39">pg_idx</text:span> field is updated by the mapper and contains the index in the mapping table of the page used for the address translation. That information is used as input parameter by the <text:span text:style-name="T32">tsc_map_mas_free()</text:span> and <text:span text:style-name="T32">tsc_map_mas_modify()</text:span> functions.</text:p>
      <text:h text:style-name="P37" text:outline-level="4">Getting <text:span text:style-name="T78">P</text:span>arameters of an <text:span text:style-name="T78">A</text:span>llocated <text:span text:style-name="T78">W</text:span>indo<text:span text:style-name="T78">w</text:span></text:h>
      <text:p text:style-name="P160">The function <text:span text:style-name="T32">tsc_map_mas_get() </text:span><text:span text:style-name="T24">the current parameters of a previously allocated window:</text:span></text:p>
      <text:p text:style-name="P384">int </text:p>
      <text:p text:style-name="P384">tsc_map_mas_get( struct tsc_device *tsc,</text:p>
      <text:p text:style-name="P384"><text:s text:c="17"/>struct tsc_ioctl_map_win *w);</text:p>
      <text:p text:style-name="P167"/>
      <text:p text:style-name="P160"><text:span text:style-name="T24">The function expect a pointer the a </text:span><text:span text:style-name="T32">tsc_ioctl_map_win</text:span><text:span text:style-name="T24"> data structure as second argument to retrieve the mapping parameters.</text:span></text:p>
      <text:p text:style-name="P168"><text:span text:style-name="T24">The </text:span><text:span text:style-name="T39">pg_idx</text:span><text:span text:style-name="T24"> parameters shall contain the value returned by the allocation function when the window was created.</text:span></text:p>
      <text:p text:style-name="P160"><text:span text:style-name="T24">When calling </text:span><text:span text:style-name="T32">tsc_map_mas_get()</text:span><text:span text:style-name="T24"> the mapper loads the </text:span><text:span text:style-name="T32">tsc_ioctl_map_sts</text:span><text:span text:style-name="T24"> data structure with the parameters of the translation window identified by the field </text:span><text:span text:style-name="T32">offset</text:span><text:span text:style-name="T24">. </text:span></text:p>
      <text:p text:style-name="P160"><text:span text:style-name="T24">Before calling </text:span><text:span text:style-name="T32">tsc_map_mas_get()</text:span><text:span text:style-name="T24">, it is important to set the </text:span><text:span text:style-name="T31">sg_id</text:span><text:span text:style-name="T54"> </text:span><text:span text:style-name="T24">field in the </text:span><text:span text:style-name="T32">tsc_ioctl_map_mode</text:span><text:span text:style-name="T24"> data structure shall be set to identify the targeted mapper.</text:span></text:p>
      <text:p text:style-name="P160"><text:span text:style-name="T24">When </text:span><text:span text:style-name="T32">tsc_map_mas_get()</text:span><text:span text:style-name="T24"> returns, </text:span><text:span text:style-name="T32">loc_base</text:span><text:span text:style-name="T24"> is updated with the PCI base address of the translation window and </text:span><text:span text:style-name="T32">size</text:span><text:span text:style-name="T24"> with the size in bytes of that window. </text:span></text:p>
      <text:p text:style-name="P160"><text:span text:style-name="T32">rem_base</text:span><text:span text:style-name="T24"> and </text:span><text:span text:style-name="T32">mode</text:span><text:span text:style-name="T24"> are updated with the remote address pointed by </text:span><text:span text:style-name="T32">loc_base</text:span><text:span text:style-name="T24"> and the access mode parameter.</text:span></text:p>
      <text:p text:style-name="P167">The function returns the offset.</text:p>
      <text:h text:style-name="P38" text:outline-level="4">Freeing an <text:span text:style-name="T78">A</text:span>llocated <text:span text:style-name="T78">W</text:span>indow</text:h>
      <text:p text:style-name="P160"><text:span text:style-name="T24">To free an allocated window ,the </text:span><text:span text:style-name="T32">tsc_map_mas_free()</text:span><text:span text:style-name="T24"> function must be executed:</text:span></text:p>
      <text:p text:style-name="P389"><text:soft-page-break/>int </text:p>
      <text:p text:style-name="P389">tsc_map_mas_free( struct tsc_device *tsc,</text:p>
      <text:p text:style-name="P389"><text:tab/><text:tab/> <text:s text:c="7"/>int sg_id,</text:p>
      <text:p text:style-name="P389"><text:tab/><text:tab/> <text:s text:c="7"/>uint <text:span text:style-name="T97">pg_idx</text:span>);</text:p>
      <text:p text:style-name="P167"/>
      <text:p text:style-name="P160"><text:span text:style-name="T24">That function needs the mapper </text:span><text:span text:style-name="T32">sg_id</text:span><text:span text:style-name="T24"> and the </text:span><text:span text:style-name="T40">pg_idx</text:span><text:span text:style-name="T24"> returned by the allocation function.</text:span></text:p>
      <text:h text:style-name="P38" text:outline-level="4">Modifying an <text:span text:style-name="T78">A</text:span>llocated <text:span text:style-name="T78">W</text:span>indow</text:h>
      <text:p text:style-name="P160"><text:span text:style-name="T24">When a translation window has been allocated, it is possible to modify its mapping parameter with the </text:span><text:span text:style-name="T32">tsc_map_mas_modify()</text:span><text:span text:style-name="T24"> function:</text:span></text:p>
      <text:p text:style-name="P389">ulong </text:p>
      <text:p text:style-name="P389">tsc_map_mas_modify( struct tsc_device *tsc,</text:p>
      <text:p text:style-name="P389"><text:s text:c="20"/>struct tsc_ioctl_map_win *w);</text:p>
      <text:p text:style-name="P167"/>
      <text:p text:style-name="P160"><text:span text:style-name="T24">which takes the same parameters as </text:span><text:span text:style-name="T32">tsc_map_mas_alloc()</text:span><text:span text:style-name="T24">. However in this case </text:span><text:span text:style-name="T41">pg_idx</text:span><text:span text:style-name="T24"> is an input parameters identifying the translation window to be modified.</text:span></text:p>
      <text:p text:style-name="P160"><text:span text:style-name="T32">size</text:span><text:span text:style-name="T24"> and </text:span><text:span text:style-name="T32">loc_addr</text:span><text:span text:style-name="T24"> are output parameter set to the actual size and base address of that window.</text:span></text:p>
      <text:p text:style-name="P160"><text:span text:style-name="T32">rem_addr</text:span><text:span text:style-name="T24"> and </text:span><text:span text:style-name="T32">mode</text:span><text:span text:style-name="T24"> parameters shall be loaded with the requested remote address and access mode. In the </text:span><text:span text:style-name="T32">tsc_ioctl_map_mode</text:span><text:span text:style-name="T24"> data structure the </text:span><text:span text:style-name="T32">sg_id</text:span><text:span text:style-name="T24"> field shall target the requested mapper.</text:span></text:p>
      <text:h text:style-name="P23" text:outline-level="3">Accessing remote resources</text:h>
      <text:p text:style-name="P160">During the initialization phase a 64 KByte address translation window in the PCI MEM space is allocated to access dynamically remote resources. The function <text:span text:style-name="T32">tsc_rem_read()</text:span>/<text:span text:style-name="T32">tsc_rem_write()</text:span> allow to transfer data to/from a remote resource using that predefined translation window:</text:p>
      <text:p text:style-name="P384">int </text:p>
      <text:p text:style-name="P384">tsc_rem_read( struct tsc_device *tsc, </text:p>
      <text:p text:style-name="P384"><text:tab/> <text:s text:c="9"/>struct tsc_ioctl_rdwr *rw);</text:p>
      <text:p text:style-name="P384"/>
      <text:p text:style-name="P384">int </text:p>
      <text:p text:style-name="P384">tsc_rem_write( struct tsc_device *tsc, </text:p>
      <text:p text:style-name="P384"><text:tab/> <text:s text:c="10"/>struct tsc_ioctl_rdwr *rw);</text:p>
      <text:p text:style-name="P384"/>
      <text:p text:style-name="P160"/>
      <text:p text:style-name="P160">When the read/write functions are called, the remote parameters (address and mode) of that window are set to point on the selected remote resource.</text:p>
      <text:p text:style-name="P160">A data structure <text:span text:style-name="T32">tsc_ioctl_rdwr</text:span> is used to pass transfer parameters to the read/write functions:</text:p>
      <text:p text:style-name="P160"/>
      <text:p text:style-name="P384">struct tsc_ioctl_rdwr</text:p>
      <text:p text:style-name="P384">{</text:p>
      <text:p text:style-name="P384"><text:s text:c="2"/>ulong rem_addr;</text:p>
      <text:p text:style-name="P384"><text:soft-page-break/><text:s text:c="2"/>char *buf;</text:p>
      <text:p text:style-name="P384"><text:s text:c="2"/>int len;</text:p>
      <text:p text:style-name="P384"><text:s text:c="2"/>union</text:p>
      <text:p text:style-name="P384"><text:s text:c="2"/>{</text:p>
      <text:p text:style-name="P384"><text:s text:c="4"/>int mode;</text:p>
      <text:p text:style-name="P384"><text:s text:c="4"/>struct rdwr_mode {char ads; char space; char swap; char am;}m;</text:p>
      <text:p text:style-name="P384"><text:s text:c="2"/>}; </text:p>
      <text:p text:style-name="P160"><text:s/></text:p>
      <text:p text:style-name="P160">The rem_addr field is the address in the remote space where the data have to be read/written. That value, together with mode parameters are passed to the tsc_map_mas_modify() function to create the local address needed to perform the data transfer.</text:p>
      <text:h text:style-name="P37" text:outline-level="4">Getting <text:span text:style-name="T78">P</text:span>arameters of an <text:span text:style-name="T78">A</text:span>llocated <text:span text:style-name="T78">W</text:span>indow</text:h>
      <text:p text:style-name="P160">The function <text:span text:style-name="T32">tsc_map_mas_get() </text:span><text:span text:style-name="T24">the current parameters of a previously allocated </text:span><text:span text:style-name="T24">window:</text:span></text:p>
      <text:p text:style-name="P384">int </text:p>
      <text:p text:style-name="P384">tsc_map_<text:span text:style-name="T108">mas</text:span>_get( struct tsc_device *tsc,</text:p>
      <text:p text:style-name="P384"><text:s text:c="17"/>struct tsc_ioctl_map_win *w);</text:p>
      <text:p text:style-name="P160"/>
      <text:p text:style-name="P160"><text:span text:style-name="T24">The function expect a pointer the a </text:span><text:span text:style-name="T32">tsc_ioctl_map_win</text:span><text:span text:style-name="T24"> data structure as second argument to retrieve the mapping parameters.</text:span></text:p>
      <text:p text:style-name="P160"><text:span text:style-name="T24">The </text:span><text:span text:style-name="T32">pg_idx</text:span><text:span text:style-name="T24"> parameter shall contain the value returned by the allocation function when the window was created.</text:span></text:p>
      <text:p text:style-name="P160"><text:span text:style-name="T24">When calling </text:span><text:span text:style-name="T32">tsc_map_</text:span><text:span text:style-name="T42">mas</text:span><text:span text:style-name="T32">_get()</text:span><text:span text:style-name="T24"> the mapper loads the </text:span><text:span text:style-name="T32">tsc_ioctl_map_sts</text:span><text:span text:style-name="T24"> data structure with the parameters of the translation window identified by the field </text:span><text:span text:style-name="T32">pg_idx</text:span><text:span text:style-name="T24">. </text:span></text:p>
      <text:p text:style-name="P389">struct tsc_ioctl_map_sts</text:p>
      <text:p text:style-name="P389">{</text:p>
      <text:p text:style-name="P389"><text:s text:c="2"/>ulong rem_base;</text:p>
      <text:p text:style-name="P389"><text:s text:c="2"/>ulong loc_base;</text:p>
      <text:p text:style-name="P389"><text:s text:c="2"/>uint size;</text:p>
      <text:p text:style-name="P389"><text:s text:c="2"/>struct tsc_ioctl_map_mode m;</text:p>
      <text:p text:style-name="P389">};</text:p>
      <text:p text:style-name="P167"/>
      <text:p text:style-name="P160"><text:span text:style-name="T24">Before calling </text:span><text:span text:style-name="T32">tsc_map_</text:span><text:span text:style-name="T42">mas</text:span><text:span text:style-name="T32">_get()</text:span><text:span text:style-name="T24">, it is important to set the </text:span><text:span text:style-name="T31">sg_id</text:span><text:span text:style-name="T54"> </text:span><text:span text:style-name="T24">field in the </text:span><text:span text:style-name="T32">tsc_ioctl_map_mode</text:span><text:span text:style-name="T24"> data structure shall be set to identify the targeted mapper.</text:span></text:p>
      <text:p text:style-name="P160"><text:span text:style-name="T24">When </text:span><text:span text:style-name="T32">tsc_map_</text:span><text:span text:style-name="T42">mas</text:span><text:span text:style-name="T32">_get()</text:span><text:span text:style-name="T24"> returns, </text:span><text:span text:style-name="T32">loc_base</text:span><text:span text:style-name="T24"> is updated with the base address of the translation window and </text:span><text:span text:style-name="T32">size</text:span><text:span text:style-name="T24"> with the size in bytes of that window. </text:span></text:p>
      <text:p text:style-name="P160"><text:span text:style-name="T32">rem_base</text:span><text:span text:style-name="T24"> and </text:span><text:span text:style-name="T32">mode</text:span><text:span text:style-name="T24"> are updated with the remote address pointed by </text:span><text:span text:style-name="T32">loc_base</text:span><text:span text:style-name="T24"> and the access mode parameter.</text:span></text:p>
      <text:h text:style-name="P37" text:outline-level="4"><text:span text:style-name="T24">Freeing an </text:span><text:span text:style-name="T29">A</text:span><text:span text:style-name="T24">llocated </text:span><text:span text:style-name="T29">W</text:span><text:span text:style-name="T24">indow</text:span></text:h>
      <text:p text:style-name="P160"><text:span text:style-name="T24">To free an allocated window the </text:span><text:span text:style-name="T32">tsc_map_</text:span><text:span text:style-name="T43">mas</text:span><text:span text:style-name="T32">_free()</text:span><text:span text:style-name="T24"> function shall be executed:</text:span></text:p>
      <text:p text:style-name="P167"/>
      <text:p text:style-name="P389">int </text:p>
      <text:p text:style-name="P389"><text:soft-page-break/>tsc_map_<text:span text:style-name="T109">mas</text:span>_free( struct tsc_device *tsc,</text:p>
      <text:p text:style-name="P389"><text:tab/><text:tab/> <text:s text:c="6"/>int sg_id,</text:p>
      <text:p text:style-name="P389"><text:tab/><text:tab/> <text:s text:c="7"/>uint offset);</text:p>
      <text:p text:style-name="P167"/>
      <text:p text:style-name="P160"><text:span text:style-name="T24">That function needs the mapper </text:span><text:span text:style-name="T32">sg_id</text:span><text:span text:style-name="T24"> and the </text:span><text:span text:style-name="T32">offset</text:span><text:span text:style-name="T24"> returned by the allocation function.</text:span></text:p>
      <text:h text:style-name="P23" text:outline-level="3">Interrupt Handling</text:h>
      <text:p text:style-name="P169"><text:span text:style-name="T110">TSC implements 64 interrupt sources. For each of these source the kernel library allows to associate a </text:span><text:span text:style-name="T58">user defined</text:span><text:span text:style-name="T110"> interrupt handler.</text:span></text:p>
      <text:p text:style-name="P170">It installation time, the <text:span text:style-name="T32">tsc_irq_init()</text:span> function mask all interrupt sources and register the <text:s/><text:span text:style-name="T32">tsc_</text:span><text:span text:style-name="T33">irq_</text:span><text:span text:style-name="T32">spurious()</text:span> handler for each source. </text:p>
      <text:p text:style-name="P170">Before calling the user handler, the interrupt source is masked by the <text:span text:style-name="T32">tsc_irq()</text:span> main handler and this is the user's responsibility to unmask it.</text:p>
      <text:p text:style-name="P170">After the user's handler retur<text:span text:style-name="T59">ns</text:span>, interrupt scanning is restarted.</text:p>
      <text:h text:style-name="P37" text:outline-level="4">Registering an <text:span text:style-name="T78">I</text:span>nterrupt <text:span text:style-name="T78">H</text:span>andler</text:h>
      <text:p text:style-name="P171"><text:span text:style-name="T58">The </text:span><text:span text:style-name="T44">tsc_irq_register()</text:span><text:span text:style-name="T58"> function shall be called to register a </text:span><text:span text:style-name="T59">user's handler:</text:span></text:p>
      <text:p text:style-name="P391">int</text:p>
      <text:p text:style-name="P391"><text:span text:style-name="T111">tsc</text:span>_irq_register( struct tsc_device *tsc,</text:p>
      <text:p text:style-name="P391"><text:tab/><text:tab/> <text:s text:c="7"/>int src,</text:p>
      <text:p text:style-name="P391"><text:tab/><text:tab/> <text:s text:c="7"/>void (* func)( struct tsc_device*, int, void *),</text:p>
      <text:p text:style-name="P391"><text:tab/><text:tab/> <text:s text:c="7"/>void *arg)</text:p>
      <text:p text:style-name="P170"/>
      <text:p text:style-name="P172">If a user handler is already registered for the source identified by <text:span text:style-name="T32">src </text:span><text:span text:style-name="T25">the call returns </text:span><text:span text:style-name="T34">-EBUSY</text:span><text:span text:style-name="T25"> and the registerin</text:span><text:span text:style-name="T26">g</text:span><text:span text:style-name="T25"> fails.</text:span></text:p>
      <text:p text:style-name="P173"><text:span text:style-name="T25">T</text:span><text:span text:style-name="T24">he third argument </text:span><text:span text:style-name="T35">func</text:span><text:span text:style-name="T28"> </text:span><text:span text:style-name="T24">is the handler address and the fourth argument </text:span><text:span text:style-name="T35">arg</text:span><text:span text:style-name="T28"> </text:span><text:span text:style-name="T24">is a user define</text:span><text:span text:style-name="T27">d</text:span><text:span text:style-name="T24"> pointer passed </text:span><text:span text:style-name="T27">as argument when the user handler is executed.</text:span></text:p>
      <text:p text:style-name="P174"><text:span text:style-name="T24">To install another user's handler the </text:span><text:span text:style-name="T32">tsc_irq_unregister() </text:span><text:span text:style-name="T24">shall be executed first. After that call, the </text:span><text:span text:style-name="T32">tsc_irq_spurious()</text:span><text:span text:style-name="T24"> is associated to </text:span><text:span text:style-name="T32">src</text:span><text:span text:style-name="T24">:</text:span></text:p>
      <text:p text:style-name="P389">void </text:p>
      <text:p text:style-name="P389">tsc_irq_unregister( struct tsc_device *tsc,</text:p>
      <text:p text:style-name="P389"><text:tab/><text:tab/> <text:s text:c="9"/>int src)</text:p>
      <text:p text:style-name="P160"/>
      <text:p text:style-name="P175"><text:span text:style-name="T24">One can check if a source is associated to a handler by calling the </text:span><text:span text:style-name="T32">tsc_irq_check_busy()</text:span><text:span text:style-name="T24"> function:</text:span></text:p>
      <text:p text:style-name="P390">int </text:p>
      <text:p text:style-name="P390">tsc_irq_check_busy( struct tsc_device *tsc,</text:p>
      <text:p text:style-name="P390"><text:tab/><text:tab/> <text:s text:c="9"/>int src)</text:p>
      <text:p text:style-name="P167"/>
      <text:h text:style-name="P37" text:outline-level="4"><text:soft-page-break/>Masking/<text:span text:style-name="T78">U</text:span>nmasking <text:span text:style-name="T78">I</text:span>nterrupt <text:span text:style-name="T78">S</text:span>ources</text:h>
      <text:p text:style-name="P176">In order to enable or disable one of the 64 interrupt source, the funct<text:span text:style-name="T61">i</text:span>on <text:span text:style-name="T32">tsc_irq_mask()</text:span> shall be executed:</text:p>
      <text:p text:style-name="P392">int </text:p>
      <text:p text:style-name="P392">tsc_irq_mask( struct tsc_device *tsc,</text:p>
      <text:p text:style-name="P392"><text:tab/> <text:s text:c="8"/>int op,</text:p>
      <text:p text:style-name="P392"><text:tab/> <text:s text:c="8"/>int src)</text:p>
      <text:p text:style-name="P176"/>
      <text:p text:style-name="P177">The <text:span text:style-name="T32">op</text:span> parameter define<text:span text:style-name="T60">s</text:span> the operation to be performed, <text:span text:style-name="T32">tsc_IOCTL_ITC_MSK_CLEAR</text:span> to enable the interrupt source identified by <text:span text:style-name="T32">src</text:span> and <text:span text:style-name="T32">tscSE_IOCTL_ITC_MSK_SET</text:span> to disable it.</text:p>
      <text:p text:style-name="P384">tsc_IOCTL_ITC_MSK_CLEAR<text:tab/>→<text:span text:style-name="T60"> enable interrupt source (clear masking)</text:span></text:p>
      <text:p text:style-name="P384">tsc_IOCTL_ITC_MSK_SET<text:tab/><text:tab/>→<text:span text:style-name="T60"> disable interrupt source (set masking)</text:span></text:p>
      <text:p text:style-name="P178"/>
      <text:p text:style-name="P176"/>
      <text:p text:style-name="P170"/>
      <text:h text:style-name="P22" text:outline-level="2">Linux Drivers</text:h>
      <text:h text:style-name="P23" text:outline-level="3">TSC Control Driver</text:h>
      <text:h text:style-name="P37" text:outline-level="4">Overview</text:h>
      <text:p text:style-name="P160">The TSC Control driver <text:span text:style-name="T32">tsc.ko</text:span> is a Linux kernel object containing the TSC kernel library and an interface with the operating system to perform the device initialization (at install time) and to allow application to perform control operations (through <text:span text:style-name="T32">ioctl()</text:span> system calls). The user's library (§<text:bookmark-ref text:reference-format="text" text:ref-name="__RefHeading__10977_1297320152">TSC  User Library</text:bookmark-ref>) rely on the presence of that driver.</text:p>
      <text:p text:style-name="P160">Th<text:span text:style-name="T113">is </text:span><text:span text:style-name="T112">d</text:span>river creates (at install time) a device to allows applications to map a portion of the <text:span text:style-name="T112">memory </text:span>address space in order to control <text:span text:style-name="T112">various</text:span> resources <text:span text:style-name="T115">(Shared memory, User space)</text:span>. </text:p>
      <text:p text:style-name="P160">The <text:span text:style-name="T32">ioctl()</text:span> system call allows to set/get the remote mapping parameters. Once this has been done, the <text:span text:style-name="T32">read()</text:span>, <text:span text:style-name="T32">write() </text:span>system calls can be used to transfer data from/to the <text:span text:style-name="T112">memory</text:span> resource<text:span text:style-name="T112">s</text:span>. The <text:span text:style-name="T32">mmap()</text:span> system call is supported to allow transparent access to the <text:span text:style-name="T112">memory space </text:span>from an application.</text:p>
      <text:h text:style-name="P37" text:outline-level="4">Driver Installation</text:h>
      <text:p text:style-name="P160">The Makefile in the driver directory produces a kernel object “tsc.ko” which implement the TSC driver.</text:p>
      <text:p text:style-name="P384">insmod tsc.ko <text:span text:style-name="T114">#Install the TSC driver</text:span></text:p>
      <text:p text:style-name="P179"/>
      <text:h text:style-name="P37" text:outline-level="4">Open/<text:span text:style-name="T78">C</text:span>lose a <text:s/><text:span text:style-name="T78">D</text:span>evice <text:span text:style-name="T116">and execute read / write</text:span></text:h>
      <text:p text:style-name="P160">The first time a master device is opened, data structures for master mapping and interrupt handling are created. <text:span text:style-name="T129">The next example is the codes source of a simple access in user space of a remote resource (Shared memory).</text:span></text:p>
      <text:p text:style-name="P160"/>
      <text:p text:style-name="P384"><text:span text:style-name="T117">#include</text:span><text:span text:style-name="T118"> </text:span><text:span text:style-name="T123">&lt;stdlib.h&gt;</text:span></text:p>
      <text:p text:style-name="P384"><text:span text:style-name="T117">#include</text:span><text:span text:style-name="T118"> </text:span><text:span text:style-name="T123">&lt;stdio.h&gt;</text:span></text:p>
      <text:p text:style-name="P384"><text:span text:style-name="T117">#include</text:span><text:span text:style-name="T118"> </text:span><text:span text:style-name="T123">&lt;pty.h&gt;</text:span></text:p>
      <text:p text:style-name="P384"><text:span text:style-name="T117">#include</text:span><text:span text:style-name="T118"> </text:span><text:span text:style-name="T123">&lt;unistd.h&gt;</text:span></text:p>
      <text:p text:style-name="P384"><text:span text:style-name="T117">#include</text:span><text:span text:style-name="T118"> </text:span><text:span text:style-name="T123">&lt;sys/types.h&gt;</text:span></text:p>
      <text:p text:style-name="P384"><text:span text:style-name="T117">#include</text:span><text:span text:style-name="T118"> </text:span><text:span text:style-name="T123">&lt;sys/stat.h&gt;</text:span></text:p>
      <text:p text:style-name="P384"><text:span text:style-name="T117">#include</text:span><text:span text:style-name="T118"> </text:span><text:span text:style-name="T123">&lt;fcntl.h&gt;</text:span></text:p>
      <text:p text:style-name="P384"><text:span text:style-name="T117">#include</text:span><text:span text:style-name="T118"> </text:span><text:span text:style-name="T123">&lt;string.h&gt;</text:span></text:p>
      <text:p text:style-name="P384"><text:span text:style-name="T117">#include</text:span><text:span text:style-name="T118"> </text:span><text:span text:style-name="T123">&lt;sys/mman.h&gt;</text:span></text:p>
      <text:p text:style-name="P384"><text:span text:style-name="T117">#include</text:span><text:span text:style-name="T118"> </text:span><text:span text:style-name="T123">"../../include/tscioctl.h"</text:span></text:p>
      <text:p text:style-name="P384"><text:span text:style-name="T117">#include</text:span><text:span text:style-name="T118"> </text:span><text:span text:style-name="T123">"../../include/tsculib.h"</text:span></text:p>
      <text:p text:style-name="P384"/>
      <text:p text:style-name="P384"><text:span text:style-name="T119">main</text:span><text:span text:style-name="T118">(</text:span><text:span text:style-name="T117">int</text:span><text:span text:style-name="T118"> argc, </text:span><text:span text:style-name="T117">char</text:span><text:span text:style-name="T118"> *argv[]){</text:span></text:p>
      <text:p text:style-name="P384"><text:span text:style-name="T118"><text:tab/></text:span><text:span text:style-name="T117">struct</text:span><text:span text:style-name="T118"> tsc_ioctl_map_win map_win;</text:span></text:p>
      <text:p text:style-name="P384"><text:span text:style-name="T118"><text:tab/></text:span><text:span text:style-name="T117">int</text:span><text:span text:style-name="T118"> <text:s text:c="12"/>retval <text:s text:c="2"/>= 0;</text:span></text:p>
      <text:p text:style-name="P384"><text:span text:style-name="T118"><text:tab/></text:span><text:span text:style-name="T117">unsigned</text:span><text:span text:style-name="T118"> </text:span><text:span text:style-name="T117">int</text:span><text:span text:style-name="T118"> <text:s text:c="3"/>*buf_ddr </text:span><text:span text:style-name="T120">=</text:span><text:span text:style-name="T121"> NULL;</text:span><text:span text:style-name="T118"><text:tab/> <text:s text:c="3"/></text:span><text:span text:style-name="T124">// Buffer mapped directly in DDR3 area</text:span></text:p>
      <text:p text:style-name="P393"><text:span text:style-name="T118"><text:s text:c="5"/></text:span><text:span text:style-name="T117">unsigned</text:span><text:span text:style-name="T118"> </text:span><text:span text:style-name="T117">int</text:span><text:span text:style-name="T118"> <text:s text:c="3"/></text:span><text:span text:style-name="T122">f</text:span><text:span text:style-name="T118">d <text:s text:c="6"/>= 0;</text:span></text:p>
      <text:p text:style-name="P384"><text:soft-page-break/></text:p>
      <text:p text:style-name="P384"><text:span text:style-name="T118"><text:tab/></text:span><text:span text:style-name="T124">/</text:span><text:span text:style-name="T125">/ Init TSC</text:span></text:p>
      <text:p text:style-name="P384"><text:tab/>fd = tsc_init();</text:p>
      <text:p text:style-name="P384"/>
      <text:p text:style-name="P384"><text:span text:style-name="T118"><text:tab/></text:span><text:span text:style-name="T124">// Map DDR3 memory region --</text:span></text:p>
      <text:p text:style-name="P384"><text:tab/>buf_ddr = <text:span text:style-name="T128">NULL</text:span>;</text:p>
      <text:p text:style-name="P384"/>
      <text:p text:style-name="P384"><text:span text:style-name="T118"><text:tab/></text:span><text:span text:style-name="T124">// Fill mapping structure</text:span></text:p>
      <text:p text:style-name="P384"><text:span text:style-name="T118"><text:tab/>memset(&amp;map_win, </text:span><text:span text:style-name="T117">sizeof</text:span><text:span text:style-name="T118">(map_win), 0);</text:span></text:p>
      <text:p text:style-name="P384"><text:span text:style-name="T118"><text:tab/>map_win.</text:span><text:span text:style-name="T126">req</text:span><text:span text:style-name="T118">.</text:span><text:span text:style-name="T126">rem_addr</text:span><text:span text:style-name="T118"> <text:s text:c="2"/>= 0x100000;<text:tab/><text:tab/><text:tab/></text:span><text:span text:style-name="T124">// Address in SHM1</text:span></text:p>
      <text:p text:style-name="P384"><text:span text:style-name="T118"><text:tab/>map_win.</text:span><text:span text:style-name="T126">req</text:span><text:span text:style-name="T118">.</text:span><text:span text:style-name="T126">loc_addr</text:span><text:span text:style-name="T118"> <text:s text:c="2"/>= 0;<text:tab/><text:tab/><text:tab/><text:tab/></text:span><text:span text:style-name="T124">// Local address</text:span></text:p>
      <text:p text:style-name="P384"><text:span text:style-name="T118"><text:tab/>map_win.</text:span><text:span text:style-name="T126">req</text:span><text:span text:style-name="T118">.</text:span><text:span text:style-name="T126">size</text:span><text:span text:style-name="T118"> <text:s text:c="6"/>= 0x40;<text:tab/><text:tab/><text:tab/></text:span><text:span text:style-name="T124">// Mapping size</text:span></text:p>
      <text:p text:style-name="P384"><text:span text:style-name="T118"><text:tab/>map_win.</text:span><text:span text:style-name="T126">req</text:span><text:span text:style-name="T118">.</text:span><text:span text:style-name="T126">mode</text:span><text:span text:style-name="T118">.</text:span><text:span text:style-name="T126">sg_id</text:span><text:span text:style-name="T118"> = MAP_ID_MAS_PCIE_MEM;<text:tab/></text:span><text:span text:style-name="T124">// Memory space</text:span></text:p>
      <text:p text:style-name="P384"><text:span text:style-name="T118"><text:tab/>map_win.</text:span><text:span text:style-name="T126">req</text:span><text:span text:style-name="T118">.</text:span><text:span text:style-name="T126">mode</text:span><text:span text:style-name="T118">.</text:span><text:span text:style-name="T126">space</text:span><text:span text:style-name="T118"> = MAP_SPACE_SHM1; <text:tab/><text:tab/></text:span><text:span text:style-name="T124">// SHM #1</text:span></text:p>
      <text:p text:style-name="P384"><text:span text:style-name="T118"><text:tab/>map_win.</text:span><text:span text:style-name="T126">req</text:span><text:span text:style-name="T118">.</text:span><text:span text:style-name="T126">mode</text:span><text:span text:style-name="T118">.</text:span><text:span text:style-name="T126">flags</text:span><text:span text:style-name="T118"> = 0;</text:span></text:p>
      <text:p text:style-name="P384"/>
      <text:p text:style-name="P384"><text:span text:style-name="T118"><text:tab/></text:span><text:span text:style-name="T124">// Allocate a mapping</text:span></text:p>
      <text:p text:style-name="P384"><text:tab/>retval = tsc_map_alloc(&amp;map_win);</text:p>
      <text:p text:style-name="P384"><text:span text:style-name="T118"><text:tab/></text:span><text:span text:style-name="T117">if</text:span><text:span text:style-name="T118">(retval &lt; 0){</text:span></text:p>
      <text:p text:style-name="P384"><text:span text:style-name="T118"><text:tab/><text:tab/>printf(</text:span><text:span text:style-name="T123">"Error in mapping SHM1 \n"</text:span><text:span text:style-name="T118">);</text:span></text:p>
      <text:p text:style-name="P384"><text:tab/>}</text:p>
      <text:p text:style-name="P384"/>
      <text:p text:style-name="P384"><text:span text:style-name="T118"><text:tab/></text:span><text:span text:style-name="T124">// Map in user spa</text:span><text:span text:style-name="T125">ce resource</text:span></text:p>
      <text:p text:style-name="P384"><text:span text:style-name="T118"><text:tab/>buf_ddr = mmap(</text:span><text:span text:style-name="T121">NULL</text:span><text:span text:style-name="T118">, map_win.</text:span><text:span text:style-name="T126">req</text:span><text:span text:style-name="T118">.</text:span><text:span text:style-name="T126">siz</text:span><text:span text:style-name="T127">e</text:span><text:span text:style-name="T121">, PROT_READ | PROT_WRITE, MAP_SHARED, fd,</text:span><text:span text:style-name="T118"> <text:tab/>map_win.</text:span><text:span text:style-name="T126">req</text:span><text:span text:style-name="T118">.</text:span><text:span text:style-name="T126">loc_addr</text:span><text:span text:style-name="T118">);</text:span></text:p>
      <text:p text:style-name="P384"><text:span text:style-name="T118"><text:tab/></text:span><text:span text:style-name="T117">if</text:span><text:span text:style-name="T118">(buf_ddr ==</text:span><text:span text:style-name="T121"> MAP_FAILED){</text:span></text:p>
      <text:p text:style-name="P384"><text:span text:style-name="T118"><text:tab/><text:tab/>printf(</text:span><text:span text:style-name="T123">"Error MAP FAILED \n"</text:span><text:span text:style-name="T118">);</text:span></text:p>
      <text:p text:style-name="P384"><text:tab/>}</text:p>
      <text:p text:style-name="P384"/>
      <text:p text:style-name="P384"><text:span text:style-name="T118"><text:tab/></text:span><text:span text:style-name="T124">// Write / read SHM1 (DDR3 memory)</text:span></text:p>
      <text:p text:style-name="P384"><text:tab/>*buf_ddr = 0xdeadface;</text:p>
      <text:p text:style-name="P384"><text:span text:style-name="T118"><text:tab/>printf(</text:span><text:span text:style-name="T123">"Word written : %x \n"</text:span><text:span text:style-name="T118">, buf_ddr[0]);</text:span></text:p>
      <text:p text:style-name="P384"/>
      <text:p text:style-name="P384"><text:span text:style-name="T118"><text:tab/></text:span><text:span text:style-name="T124">// TSC exit</text:span></text:p>
      <text:p text:style-name="P384"><text:tab/>tsc_exit();</text:p>
      <text:p text:style-name="P384">}</text:p>
      <text:p text:style-name="P384"/>
      <text:p text:style-name="P160"/>
      <text:h text:style-name="P37" text:outline-level="4" text:is-list-header="true"/>
      <text:p text:style-name="P180"/>
      <text:h text:style-name="P13" text:outline-level="1"><text:bookmark-start text:name="__RefHeading__7539_1887512078"/><text:bookmark-start text:name="__RefHeading__10977_1297320152"/>TSC <text:s/>User Library<text:bookmark-end text:name="__RefHeading__7539_1887512078"/><text:bookmark-end text:name="__RefHeading__10977_1297320152"/></text:h>
      <text:p text:style-name="P17">The user library interfaces applications with the TSC device driver. Basically the library functions re-package user's parameters in a data structure ready to be passed to the driver <text:span text:style-name="T32">ioctl() </text:span>functions. If not otherwise stated, library functions returns the value returned by the corresponding <text:span text:style-name="T32">ioctl()</text:span> call. <text:span text:style-name="T74">The generic error code for functions returning an integer is -1 (operation not permitted). For function returning a pointer it is the NULL pointer.</text:span></text:p>
      <text:h text:style-name="P20" text:outline-level="2">Initialization</text:h>
      <text:p text:style-name="P91"><text:span text:style-name="T98">To</text:span> be allowed to call functions defined in lib<text:span text:style-name="T130">tsc</text:span>.a, the application shall first call an initialization function performing the open of the driver and initializing the library private data structure.</text:p>
      <text:p text:style-name="P96">If that function has not been executed all other functions in the library return the bad file descriptor error code <text:span text:style-name="T76">[</text:span>-9<text:span text:style-name="T75">].</text:span></text:p>
      <text:p text:style-name="P97">It is possible to set the device if the driver drives multiple device.</text:p>
      <text:p text:style-name="P222">Prototype</text:p>
      <text:p text:style-name="P221"/>
      <text:p text:style-name="P105">#include &lt;tsculib.h&gt;</text:p>
      <text:p text:style-name="P184"/>
      <text:p text:style-name="P105">int</text:p>
      <text:p text:style-name="P105">tsc_init()</text:p>
      <text:p text:style-name="P184"/>
      <text:p text:style-name="P185">Description</text:p>
      <text:p text:style-name="P275">That function must be called by the application before invoking any other function belonging to the TSC <text:s/>user's library. </text:p>
      <text:p text:style-name="P275">Operations performed by that call are operating system dependent</text:p>
      <text:p text:style-name="P276"/>
      <text:p text:style-name="P276">Linux Implementation:</text:p>
      <text:p text:style-name="P275"><text:span text:style-name="T57">Among other things, it performs an open of the </text:span><text:span text:style-name="T32">/dev/bus/bridge/tsc_ctl</text:span><text:span text:style-name="T54"> </text:span><text:span text:style-name="T57">device and returns the Linux file descriptor. The device node is generated automatically when TSC device driver is installed by Linux.</text:span></text:p>
      <text:p text:style-name="P275"/>
      <text:p text:style-name="P185">Parameters</text:p>
      <text:p text:style-name="P275">none</text:p>
      <text:p text:style-name="P275"/>
      <text:p text:style-name="P185">Return</text:p>
      <table:table table:name="Table19" table:style-name="Table19">
        <table:table-column table:style-name="Table19.A"/>
        <table:table-column table:style-name="Table19.B"/>
        <table:table-column table:style-name="Table19.C"/>
        <table:table-row>
          <table:table-cell table:style-name="Table19.A1" office:value-type="string">
            <text:p text:style-name="P322"/>
          </table:table-cell>
          <table:table-cell table:style-name="Table19.B1" office:value-type="string">
            <text:p text:style-name="P323">fd</text:p>
          </table:table-cell>
          <table:table-cell table:style-name="Table19.C1" office:value-type="string">
            <text:p text:style-name="P350">tsc_ctl file descriptor (returned by the open call)</text:p>
          </table:table-cell>
        </table:table-row>
      </table:table>
      <text:p text:style-name="P249"/>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22"><text:soft-page-break/>Prototype</text:p>
      <text:p text:style-name="P106">int</text:p>
      <text:p text:style-name="P106">tsc_exit()</text:p>
      <text:p text:style-name="P275"/>
      <text:p text:style-name="P185">Description</text:p>
      <text:p text:style-name="P275">Close a <text:span text:style-name="T32">tsc_ctl</text:span> node previously open by <text:span text:style-name="T32">tsc_init()</text:span>.</text:p>
      <text:p text:style-name="P275"/>
      <text:p text:style-name="P185">Parameters</text:p>
      <text:p text:style-name="P275">none<text:tab/><text:tab/><text:tab/></text:p>
      <text:p text:style-name="P275"/>
      <text:p text:style-name="P185">Return</text:p>
      <text:p text:style-name="P275">0 <text:tab/>if OK</text:p>
      <text:p text:style-name="P275">&lt; 0<text:tab/>if <text:span text:style-name="T32">tsc_ctl</text:span> node was not open</text:p>
      <text:p text:style-name="P249"/>
      <text:p text:style-name="P141"/>
      <text:p text:style-name="P223">Prototype</text:p>
      <text:p text:style-name="P107">int</text:p>
      <text:p text:style-name="P107"><text:span text:style-name="T146">set_device</text:span>(<text:span text:style-name="T146">int device</text:span>)</text:p>
      <text:p text:style-name="P286"/>
      <text:p text:style-name="P186">Description</text:p>
      <text:p text:style-name="P287">Select the device according to their number.</text:p>
      <text:p text:style-name="P287">0 → CENTRAL device</text:p>
      <text:p text:style-name="P287">1 → IO device (only on specific board)</text:p>
      <text:p text:style-name="P286"/>
      <text:p text:style-name="P186">Parameters</text:p>
      <text:p text:style-name="P286"><text:span text:style-name="T146">device<text:tab/><text:tab/>Select the device</text:span><text:tab/><text:tab/></text:p>
      <text:p text:style-name="P286"/>
      <text:p text:style-name="P186">Return</text:p>
      <text:p text:style-name="P286">0 <text:tab/>if OK</text:p>
      <text:p text:style-name="P286">&lt; 0<text:tab/>if <text:span text:style-name="T32">tsc_ctl</text:span> node was not open</text:p>
      <text:p text:style-name="P250"/>
      <text:p text:style-name="P142"/>
      <text:h text:style-name="P20" text:outline-level="2">Identification</text:h>
      <text:p text:style-name="P91"/>
      <text:p text:style-name="P222">Prototype</text:p>
      <text:p text:style-name="P106">char *</text:p>
      <text:p text:style-name="P106">tsc_get_drv_<text:span text:style-name="T62">name</text:span>( void)</text:p>
      <text:p text:style-name="P275"/>
      <text:p text:style-name="P185">Description</text:p>
      <text:p text:style-name="P275">Returns a pointer to the <text:s/>TSC <text:s/>driver identifier string.</text:p>
      <text:p text:style-name="P275"/>
      <text:p text:style-name="P185">Parameters</text:p>
      <text:p text:style-name="P275">none<text:tab/><text:tab/></text:p>
      <text:p text:style-name="P275"/>
      <text:p text:style-name="P185">Return</text:p>
      <text:p text:style-name="P275">pointer to driver identifier string</text:p>
      <text:p text:style-name="P249"/>
      <text:p text:style-name="P141"/>
      <text:p text:style-name="P222"><text:soft-page-break/>Prototype</text:p>
      <text:p text:style-name="P106">char *</text:p>
      <text:p text:style-name="P106">tsc_get_drv_version( void)</text:p>
      <text:p text:style-name="P275"/>
      <text:p text:style-name="P185">Description</text:p>
      <text:p text:style-name="P275">Returns a pointer to a string holding the driver version.</text:p>
      <text:p text:style-name="P275"/>
      <text:p text:style-name="P185">Parameters</text:p>
      <text:p text:style-name="P275">none<text:tab/><text:tab/></text:p>
      <text:p text:style-name="P275"/>
      <text:p text:style-name="P185">Return</text:p>
      <text:p text:style-name="P275">pointer to a string holding the driver version.</text:p>
      <text:p text:style-name="P249"/>
      <text:p text:style-name="P154"/>
      <text:p text:style-name="P222">Prototype</text:p>
      <text:p text:style-name="P106">char *</text:p>
      <text:p text:style-name="P106">tsc_get_lib_version( void)</text:p>
      <text:p text:style-name="P275"/>
      <text:p text:style-name="P185">Description</text:p>
      <text:p text:style-name="P275">Returns a pointer to the a string holding the library version.</text:p>
      <text:p text:style-name="P275"/>
      <text:p text:style-name="P185">Parameters</text:p>
      <text:p text:style-name="P275">none<text:tab/><text:tab/></text:p>
      <text:p text:style-name="P275"/>
      <text:p text:style-name="P185">Return</text:p>
      <text:p text:style-name="P275">pointer to a string holding the library version.</text:p>
      <text:p text:style-name="P249"/>
      <text:p text:style-name="P141"/>
      <text:p text:style-name="P224">Prototype</text:p>
      <text:p text:style-name="P108">int</text:p>
      <text:p text:style-name="P110">tsc_get_<text:span text:style-name="T132">device</text:span>( void)</text:p>
      <text:p text:style-name="P288"/>
      <text:p text:style-name="P187">Description</text:p>
      <text:p text:style-name="P288">Return <text:span text:style-name="T132">device id either 0 for CENTRAL, 1 for IO.</text:span></text:p>
      <text:p text:style-name="P288"/>
      <text:p text:style-name="P187">Parameters</text:p>
      <text:p text:style-name="P288">none<text:tab/><text:tab/></text:p>
      <text:p text:style-name="P288"/>
      <text:p text:style-name="P187">Return</text:p>
      <text:p text:style-name="P289">Return device id.</text:p>
      <text:p text:style-name="P25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25"><text:soft-page-break/>Prototype</text:p>
      <text:p text:style-name="P109">int</text:p>
      <text:p text:style-name="P111">tsc_get_<text:span text:style-name="T132">device_</text:span><text:span text:style-name="T133">id</text:span>( void)</text:p>
      <text:p text:style-name="P291"/>
      <text:p text:style-name="P188">Description</text:p>
      <text:p text:style-name="P291">Return <text:span text:style-name="T132">device id.</text:span></text:p>
      <text:p text:style-name="P291"/>
      <text:p text:style-name="P188">Parameters</text:p>
      <text:p text:style-name="P291">none<text:tab/><text:tab/></text:p>
      <text:p text:style-name="P291"/>
      <text:p text:style-name="P188">Return</text:p>
      <text:p text:style-name="P290">Return device id.</text:p>
      <text:p text:style-name="P252"/>
      <text:p text:style-name="P141"/>
      <text:p text:style-name="P225">Prototype</text:p>
      <text:p text:style-name="P109">int</text:p>
      <text:p text:style-name="P111">tsc_get_<text:span text:style-name="T133">vendor</text:span><text:span text:style-name="T132">_</text:span><text:span text:style-name="T133">id</text:span>( void)</text:p>
      <text:p text:style-name="P291"/>
      <text:p text:style-name="P188">Description</text:p>
      <text:p text:style-name="P291">Return <text:span text:style-name="T133">vendor</text:span><text:span text:style-name="T132"> id.</text:span></text:p>
      <text:p text:style-name="P291"/>
      <text:p text:style-name="P188">Parameters</text:p>
      <text:p text:style-name="P291">none<text:tab/><text:tab/></text:p>
      <text:p text:style-name="P291"/>
      <text:p text:style-name="P188">Return</text:p>
      <text:p text:style-name="P291"><text:span text:style-name="T132">Return </text:span><text:span text:style-name="T133">vendor</text:span><text:span text:style-name="T132"> id.</text:span></text:p>
      <text:p text:style-name="P252"/>
      <text:p text:style-name="P141"/>
      <text:h text:style-name="P20" text:outline-level="2">Byte <text:span text:style-name="T78">S</text:span>wapping</text:h>
      <text:p text:style-name="P91">Three functions are provided to perform byte swapping of 64, 32 and 16 bit integers.</text:p>
      <text:p text:style-name="P141"/>
      <text:p text:style-name="P222">Prototype</text:p>
      <text:p text:style-name="P112">long long</text:p>
      <text:p text:style-name="P106">tsc_swap_64( long long data)</text:p>
      <text:p text:style-name="P275"/>
      <text:p text:style-name="P185">Description</text:p>
      <text:p text:style-name="P275">Byte swap 64 bit integer.</text:p>
      <text:p text:style-name="P275"/>
      <text:p text:style-name="P185">Parameters</text:p>
      <text:p text:style-name="P275">data<text:tab/>64 bit integer to be swapped<text:tab/><text:tab/></text:p>
      <text:p text:style-name="P275"/>
      <text:p text:style-name="P185">Return</text:p>
      <text:p text:style-name="P275">swapped data.</text:p>
      <text:p text:style-name="P249"/>
      <text:p text:style-name="P141"/>
      <text:p text:style-name="P141"/>
      <text:p text:style-name="P141"/>
      <text:p text:style-name="P141"/>
      <text:p text:style-name="P154"/>
      <text:p text:style-name="P222"><text:soft-page-break/>Prototype</text:p>
      <text:p text:style-name="P106">int</text:p>
      <text:p text:style-name="P106">tsc_swap_32( int data)</text:p>
      <text:p text:style-name="P275"/>
      <text:p text:style-name="P185">Description</text:p>
      <text:p text:style-name="P275">Byte swap 32 bit integer.</text:p>
      <text:p text:style-name="P275"/>
      <text:p text:style-name="P185">Parameters</text:p>
      <text:p text:style-name="P275">data<text:tab/>32 bit integer to be swapped<text:tab/><text:tab/></text:p>
      <text:p text:style-name="P275"/>
      <text:p text:style-name="P185">Return</text:p>
      <text:p text:style-name="P275">swapped data.</text:p>
      <text:p text:style-name="P249"/>
      <text:p text:style-name="P141"/>
      <text:p text:style-name="P222">Prototype</text:p>
      <text:p text:style-name="P106">short</text:p>
      <text:p text:style-name="P106">tsc_swap_16( short data)</text:p>
      <text:p text:style-name="P275"/>
      <text:p text:style-name="P185">Description</text:p>
      <text:p text:style-name="P275">Byte swap 16 bit integer.</text:p>
      <text:p text:style-name="P275"/>
      <text:p text:style-name="P185">Parameters</text:p>
      <text:p text:style-name="P275">data<text:tab/>16 bit integer to be swapped<text:tab/><text:tab/></text:p>
      <text:p text:style-name="P275"/>
      <text:p text:style-name="P185">Return</text:p>
      <text:p text:style-name="P275">swapped data.</text:p>
      <text:p text:style-name="P249"/>
      <text:p text:style-name="P141"/>
      <text:h text:style-name="P20" text:outline-level="2">Register <text:span text:style-name="T78">A</text:span>ccess</text:h>
      <text:p text:style-name="P91">A set of functions allows applications to perform read and write access on the TSC <text:s/>control and status registers (32 bit) mapped in the 4KBytes PCI MEM window (through BAR3).</text:p>
      <text:h text:style-name="P23" text:outline-level="3">TSC CSR <text:span text:style-name="T78">A</text:span>ccess</text:h>
      <text:h text:style-name="P37" text:outline-level="4">CSR Read</text:h>
      <text:p text:style-name="P222">Prototype</text:p>
      <text:p text:style-name="P221"/>
      <text:p text:style-name="P105">#include &lt;tsculib.h&gt;</text:p>
      <text:p text:style-name="P200"/>
      <text:p text:style-name="P106">int</text:p>
      <text:p text:style-name="P106">tsc_csr_read( int idx,</text:p>
      <text:p text:style-name="P106"><text:tab/><text:tab/> <text:s text:c="6"/>int *data_p)</text:p>
      <text:p text:style-name="P206"><text:soft-page-break/></text:p>
      <text:p text:style-name="P185">Description</text:p>
      <text:p text:style-name="P275">Perform a 32 bit read cycle in the TSC PCI MEM space in order to return the current value of the control and status register whose offset is equal to bit 0:12 of the idx parameter.</text:p>
      <text:p text:style-name="P275"/>
      <text:p text:style-name="P275"/>
      <text:p text:style-name="P185">Parameters</text:p>
      <text:p text:style-name="P275">idx<text:tab/> <text:s text:c="2"/>register index (address offset in PCI MEM window)</text:p>
      <text:p text:style-name="P275">data_p <text:s text:c="3"/>pointer to a 32 bit integer to hold register content</text:p>
      <text:p text:style-name="P275"/>
      <text:p text:style-name="P185">Return</text:p>
      <text:p text:style-name="P275">status of the read operation</text:p>
      <text:p text:style-name="P275">&lt; 0 if error</text:p>
      <text:p text:style-name="P249"/>
      <text:p text:style-name="P141"/>
      <text:h text:style-name="P37" text:outline-level="4">CSR Write</text:h>
      <text:p text:style-name="P222">Prototype</text:p>
      <text:p text:style-name="P221"/>
      <text:p text:style-name="P105">#include &lt;tsculib.h&gt;</text:p>
      <text:p text:style-name="P184"/>
      <text:p text:style-name="P105">int</text:p>
      <text:p text:style-name="P105">tsc_csr_write( int idx,</text:p>
      <text:p text:style-name="P105"><text:tab/><text:tab/> <text:s text:c="8"/>int *data_p);</text:p>
      <text:p text:style-name="P277"><text:tab/></text:p>
      <text:p text:style-name="P185">Description</text:p>
      <text:p text:style-name="P275">P<text:span text:style-name="T3">erform a 32 bit write cycle in the TSC PCI MEM space in order to set the current value of the control and status register whose offset is equal to the </text:span><text:span text:style-name="T11">idx</text:span><text:span text:style-name="T3"> parameter.</text:span></text:p>
      <text:p text:style-name="P264"/>
      <text:p text:style-name="P275"/>
      <text:p text:style-name="P185">Parameters</text:p>
      <text:p text:style-name="P275">idx<text:tab/> <text:s/>register index (address offset in PCI <text:span text:style-name="T63">MEM</text:span> window)</text:p>
      <text:p text:style-name="P275">data_p<text:tab/> <text:s/>pointer to a 32 bit integer holding the value to be writ<text:span text:style-name="T63">t</text:span>en</text:p>
      <text:p text:style-name="P275"/>
      <text:p text:style-name="P185">Return</text:p>
      <text:p text:style-name="P275">Status of the write operation</text:p>
      <text:p text:style-name="P275">&lt; 0 if error</text:p>
      <text:p text:style-name="P249"/>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37" text:outline-level="4"><text:soft-page-break/>CSR Set</text:h>
      <text:p text:style-name="P222">Prototype</text:p>
      <text:p text:style-name="P221"/>
      <text:p text:style-name="P105">#include &lt;tsculib.h&gt;</text:p>
      <text:p text:style-name="P184"/>
      <text:p text:style-name="P292">int</text:p>
      <text:p text:style-name="P106">tsc_csr_set( int idx,</text:p>
      <text:p text:style-name="P106"><text:tab/> <text:s text:c="11"/>int *data_p);</text:p>
      <text:p text:style-name="P277"><text:tab/></text:p>
      <text:p text:style-name="P185">Description</text:p>
      <text:p text:style-name="P275">Perform a 32 bit read cycle followed by a 32 bit write cycle in the TSC PCI MEM space in order to set the value <text:s/>of the control and status register whose offset is equal to the <text:span text:style-name="T56">idx</text:span> parameter. The value written in the register is the bitwise OR between the result of the read cycle and the content of the <text:span text:style-name="T56">data_p</text:span> parameter.</text:p>
      <text:p text:style-name="P293">This is equivalent to perform the following operation:</text:p>
      <text:p text:style-name="P293"><text:s text:c="2"/>tsc_csr_rd( idx, <text:span text:style-name="T64">&amp;tmp</text:span>); </text:p>
      <text:p text:style-name="P293"><text:s text:c="2"/><text:span text:style-name="T64">tmp |= *data_p;</text:span></text:p>
      <text:p text:style-name="P275"><text:s text:c="2"/>tsc_csr_wr( idx, <text:span text:style-name="T64">&amp;tmp</text:span>);</text:p>
      <text:p text:style-name="P264">That function is useful to reset status bit in registers where they have to be overwritten to be cleared.</text:p>
      <text:p text:style-name="P275"/>
      <text:p text:style-name="P185">Parameters</text:p>
      <text:p text:style-name="P275">idx<text:tab/>register index (address offset in PCI IO window)</text:p>
      <text:p text:style-name="P275">data<text:tab/><text:span text:style-name="T3">bit field (32 bit) holding the bit to be set in the register</text:span></text:p>
      <text:p text:style-name="P275"/>
      <text:p text:style-name="P185">Return</text:p>
      <text:p text:style-name="P275">0 if OK</text:p>
      <text:p text:style-name="P275">&lt; 0 in case of error</text:p>
      <text:p text:style-name="P249"/>
      <text:p text:style-name="P141"/>
      <text:p text:style-name="P98">A set of registers in the PON are also available:</text:p>
      <text:h text:style-name="P24" text:outline-level="3">TSC <text:span text:style-name="T140">PON</text:span> <text:span text:style-name="T78">A</text:span>ccess</text:h>
      <text:h text:style-name="P39" text:outline-level="4"><text:span text:style-name="T140">PON</text:span> Read</text:h>
      <text:p text:style-name="P226">Prototype</text:p>
      <text:p text:style-name="P237"/>
      <text:p text:style-name="P124">#include &lt;tsculib.h&gt;</text:p>
      <text:p text:style-name="P201"/>
      <text:p text:style-name="P113">int</text:p>
      <text:p text:style-name="P113">tsc_<text:span text:style-name="T141">pon</text:span>_read( int idx,</text:p>
      <text:p text:style-name="P113"><text:tab/><text:tab/> <text:s text:c="6"/>int *data_p)</text:p>
      <text:p text:style-name="P207"><text:soft-page-break/></text:p>
      <text:p text:style-name="P189">Description</text:p>
      <text:p text:style-name="P294">Perform a 32 bit read cycle in order to return the current value of the <text:span text:style-name="T141">PON</text:span> register whose offset is equal to bit 0:12 of the idx parameter.</text:p>
      <text:p text:style-name="P294"/>
      <text:p text:style-name="P294"/>
      <text:p text:style-name="P189">Parameters</text:p>
      <text:p text:style-name="P294">idx<text:tab/> <text:s text:c="2"/>register index (address offset)</text:p>
      <text:p text:style-name="P294">data_p <text:s text:c="3"/>pointer to a 32 bit integer to hold register content</text:p>
      <text:p text:style-name="P294"/>
      <text:p text:style-name="P189">Return</text:p>
      <text:p text:style-name="P294">status of the read operation</text:p>
      <text:p text:style-name="P294">&lt; 0 if error</text:p>
      <text:p text:style-name="P253"/>
      <text:p text:style-name="P143"/>
      <text:h text:style-name="P39" text:outline-level="4"><text:span text:style-name="T140">PON</text:span> Write</text:h>
      <text:p text:style-name="P226">Prototype</text:p>
      <text:p text:style-name="P237"/>
      <text:p text:style-name="P124">#include &lt;tsculib.h&gt;</text:p>
      <text:p text:style-name="P210"/>
      <text:p text:style-name="P124">int</text:p>
      <text:p text:style-name="P124">tsc_<text:span text:style-name="T141">pon</text:span>_write( int idx,</text:p>
      <text:p text:style-name="P124"><text:tab/><text:tab/> <text:s text:c="8"/>int *data_p);</text:p>
      <text:p text:style-name="P278"><text:tab/></text:p>
      <text:p text:style-name="P189">Description</text:p>
      <text:p text:style-name="P294">P<text:span text:style-name="T3">erform a 32 bit write cycle in order to set the current value of the </text:span><text:span text:style-name="T9">PON</text:span><text:span text:style-name="T3"> register whose offset is equal to the </text:span><text:span text:style-name="T11">idx</text:span><text:span text:style-name="T3"> parameter.</text:span></text:p>
      <text:p text:style-name="P265"/>
      <text:p text:style-name="P294"/>
      <text:p text:style-name="P189">Parameters</text:p>
      <text:p text:style-name="P294">idx<text:tab/> <text:s/>register inde<text:span text:style-name="T141">x</text:span></text:p>
      <text:p text:style-name="P294">data_p<text:tab/> <text:s/>pointer to a 32 bit integer holding the value to be writ<text:span text:style-name="T63">t</text:span>en</text:p>
      <text:p text:style-name="P294"/>
      <text:p text:style-name="P189">Return</text:p>
      <text:p text:style-name="P294">Status of the write operation</text:p>
      <text:p text:style-name="P295">&lt; 0 if error</text:p>
      <text:p text:style-name="P254"/>
      <text:p text:style-name="P144"/>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21" text:outline-level="2"><text:soft-page-break/><text:span text:style-name="T143">Resources</text:span> <text:span text:style-name="T78">A</text:span>ccess</text:h>
      <text:p text:style-name="P99">A set of functions allows applications to perform read and write access <text:span text:style-name="T143">both shared memory (SHM1, SHM2) and in the FPGA's user space (USR1, USR2).</text:span></text:p>
      <text:h text:style-name="P25" text:outline-level="3">Shared memory access</text:h>
      <text:h text:style-name="P40" text:outline-level="4"><text:span text:style-name="T143">Shared memory (SHM)</text:span> Read</text:h>
      <text:p text:style-name="P227">Prototype</text:p>
      <text:p text:style-name="P238"/>
      <text:p text:style-name="P125">#include &lt;tsculib.h&gt;</text:p>
      <text:p text:style-name="P202"/>
      <text:p text:style-name="P114">int</text:p>
      <text:p text:style-name="P114">tsc_<text:span text:style-name="T144">shm</text:span>_read(<text:span text:style-name="T144">uint shm_addr, char *buf, int len, int ds, int swap, int mem</text:span>)</text:p>
      <text:p text:style-name="P208"/>
      <text:p text:style-name="P190">Description</text:p>
      <text:p text:style-name="P299">Perform a read <text:span text:style-name="T145">operation from the Shared memory. Parameters allow to select the SHM address (offset), the buffer to realize the operation, the size of the transfer, the type of data size, the swapping method and finally to choose the memory 1 or 2.</text:span></text:p>
      <text:p text:style-name="P299"/>
      <text:p text:style-name="P190">Parameters</text:p>
      <text:p text:style-name="P300">shm_addr<text:tab/>address offset</text:p>
      <text:p text:style-name="P300">buf<text:tab/><text:tab/>container for data</text:p>
      <text:p text:style-name="P300">len<text:tab/><text:tab/>size of the transfer</text:p>
      <text:p text:style-name="P300">ds<text:tab/><text:tab/>data size</text:p>
      <text:p text:style-name="P300">swap<text:tab/><text:tab/>swap process</text:p>
      <text:p text:style-name="P300">mem<text:tab/><text:tab/>space selection (1 or 2)</text:p>
      <text:p text:style-name="P299"/>
      <text:p text:style-name="P190">Return</text:p>
      <text:p text:style-name="P299">status of the read operation</text:p>
      <text:p text:style-name="P299">&lt; 0 if error</text:p>
      <text:p text:style-name="P256"/>
      <text:p text:style-name="P145"/>
      <text:h text:style-name="P40" text:outline-level="4"><text:span text:style-name="T143">Shared memory (SHM)</text:span> Write</text:h>
      <text:p text:style-name="P227">Prototype</text:p>
      <text:p text:style-name="P238"/>
      <text:p text:style-name="P125">#include &lt;tsculib.h&gt;</text:p>
      <text:p text:style-name="P211"/>
      <text:p text:style-name="P125">int</text:p>
      <text:p text:style-name="P126">tsc_<text:span text:style-name="T144">shm</text:span>_write(<text:span text:style-name="T49">uint shm_addr, char *buf, int len, int ds, int swap, int mem</text:span>)</text:p>
      <text:p text:style-name="P279"><text:soft-page-break/><text:tab/></text:p>
      <text:p text:style-name="P190">Description</text:p>
      <text:p text:style-name="P303"><text:span text:style-name="T3">Perform a </text:span><text:span text:style-name="T10">write</text:span><text:span text:style-name="T3"> </text:span><text:span text:style-name="T10">operation to the Shared memory. Parameters allow to select the SHM address (offset), the buffer to realize the operation, the size of the transfer, the type of data size, the swapping method and finally to choose the memory 1 or 2.</text:span></text:p>
      <text:p text:style-name="P299"/>
      <text:p text:style-name="P190">Parameters</text:p>
      <text:p text:style-name="P300">shm_addr<text:tab/>address offset</text:p>
      <text:p text:style-name="P300">buf<text:tab/><text:tab/>container for data</text:p>
      <text:p text:style-name="P300">len<text:tab/><text:tab/>size of the transfer</text:p>
      <text:p text:style-name="P300">ds<text:tab/><text:tab/>data size</text:p>
      <text:p text:style-name="P300">swap<text:tab/><text:tab/>swap process</text:p>
      <text:p text:style-name="P300">mem<text:tab/><text:tab/>space selection (1 or 2)</text:p>
      <text:p text:style-name="P299"/>
      <text:p text:style-name="P190">Return</text:p>
      <text:p text:style-name="P299">Status of the write operation</text:p>
      <text:p text:style-name="P299">&lt; 0 if error</text:p>
      <text:p text:style-name="P256"/>
      <text:p text:style-name="P155"/>
      <text:h text:style-name="P26" text:outline-level="3"><text:span text:style-name="T142">FPGA user</text:span> <text:span text:style-name="T78">A</text:span>ccess</text:h>
      <text:h text:style-name="P40" text:outline-level="4"><text:span text:style-name="T142">FPGA user</text:span> Read</text:h>
      <text:p text:style-name="P227">Prototype</text:p>
      <text:p text:style-name="P238"/>
      <text:p text:style-name="P125">#include &lt;tsculib.h&gt;</text:p>
      <text:p text:style-name="P202"/>
      <text:p text:style-name="P114">int</text:p>
      <text:p text:style-name="P115">tsc_<text:span text:style-name="T144">usr</text:span>_read(<text:span text:style-name="T144">uint usr_addr, char *buf, int len, int ds, int swap, int mem</text:span>)</text:p>
      <text:p text:style-name="P208"/>
      <text:p text:style-name="P190">Description</text:p>
      <text:p text:style-name="P303">Perform a read <text:span text:style-name="T145">operation from the FPGA's user space. Parameters allow to select the USR address (offset), the buffer to realize the operation, the size of the transfer, the type of data size, the swapping method and finally to choose the FPGA's user space 1 or 2.</text:span></text:p>
      <text:p text:style-name="P299"/>
      <text:p text:style-name="P190">Parameters</text:p>
      <text:p text:style-name="P300">usr_addr<text:tab/>address offset</text:p>
      <text:p text:style-name="P300">buf<text:tab/><text:tab/>container for data</text:p>
      <text:p text:style-name="P300">len<text:tab/><text:tab/>size of the transfer</text:p>
      <text:p text:style-name="P300">ds<text:tab/><text:tab/>data size</text:p>
      <text:p text:style-name="P300">swap<text:tab/><text:tab/>swap process</text:p>
      <text:p text:style-name="P300">mem<text:tab/><text:tab/>space selection (1 or 2)</text:p>
      <text:p text:style-name="P299"/>
      <text:p text:style-name="P190">Return</text:p>
      <text:p text:style-name="P299">status of the read operation</text:p>
      <text:p text:style-name="P299">&lt; 0 if error</text:p>
      <text:p text:style-name="P256"/>
      <text:p text:style-name="P145"/>
      <text:h text:style-name="P40" text:outline-level="4"><text:soft-page-break/><text:span text:style-name="T142">FPGA user</text:span> Write</text:h>
      <text:p text:style-name="P227">Prototype</text:p>
      <text:p text:style-name="P238"/>
      <text:p text:style-name="P125">#include &lt;tsculib.h&gt;</text:p>
      <text:p text:style-name="P211"/>
      <text:p text:style-name="P125">int</text:p>
      <text:p text:style-name="P126">tsc_<text:span text:style-name="T145">usr</text:span>_write(<text:span text:style-name="T49">uint usr_addr, char *buf, int len, int ds, int swap, int mem</text:span>)</text:p>
      <text:p text:style-name="P279"><text:tab/></text:p>
      <text:p text:style-name="P190">Description</text:p>
      <text:p text:style-name="P303"><text:span text:style-name="T3">Perform a </text:span><text:span text:style-name="T10">write</text:span><text:span text:style-name="T3"> </text:span><text:span text:style-name="T10">operation to the FPGA's user space. Parameters allow to select the USR address (offset), the buffer to realize the operation, the size of the transfer, the type of data size, the swapping method and finally to choose the FPGA's user space 1 or 2.</text:span></text:p>
      <text:p text:style-name="P299"/>
      <text:p text:style-name="P190">Parameters</text:p>
      <text:p text:style-name="P300">usr_addr<text:tab/>address offset</text:p>
      <text:p text:style-name="P300">buf<text:tab/><text:tab/>container for data</text:p>
      <text:p text:style-name="P300">len<text:tab/><text:tab/>size of the transfer</text:p>
      <text:p text:style-name="P300">ds<text:tab/><text:tab/>data size</text:p>
      <text:p text:style-name="P300">swap<text:tab/><text:tab/>swap process</text:p>
      <text:p text:style-name="P300">mem<text:tab/><text:tab/>space selection (1 or 2)</text:p>
      <text:p text:style-name="P299"/>
      <text:p text:style-name="P190">Return</text:p>
      <text:p text:style-name="P299">Status of the write operation</text:p>
      <text:p text:style-name="P296">&lt; 0 if error</text:p>
      <text:p text:style-name="P255"/>
      <text:p text:style-name="P145"/>
      <text:p text:style-name="P139">A set of functions allow to use FIFOs/Mailbox and Semaphores to interface with another processes.</text:p>
      <text:p text:style-name="P139"/>
      <text:h text:style-name="P27" text:outline-level="3">FIFOs</text:h>
      <text:h text:style-name="P41" text:outline-level="4">FIFO initialization</text:h>
      <text:p text:style-name="P228">Prototype</text:p>
      <text:p text:style-name="P239"/>
      <text:p text:style-name="P127">#include &lt;tsculib.h&gt;</text:p>
      <text:p text:style-name="P203"/>
      <text:p text:style-name="P116">int</text:p>
      <text:p text:style-name="P116">tsc_<text:span text:style-name="T149">fifo_init</text:span>(<text:span text:style-name="T149">int idx, int mode</text:span>)</text:p>
      <text:p text:style-name="P209"><text:soft-page-break/></text:p>
      <text:p text:style-name="P191">Description</text:p>
      <text:p text:style-name="P304">Perform <text:span text:style-name="T149">the initialization of the FIFO either in FIFO mode (0) either in MAILBOX mode (1).</text:span></text:p>
      <text:p text:style-name="P304"/>
      <text:p text:style-name="P191">Parameters</text:p>
      <text:p text:style-name="P301"><text:span text:style-name="T149">idx</text:span><text:tab/><text:span text:style-name="T149">FIFO identifier (0 to 7)</text:span></text:p>
      <text:p text:style-name="P305">mode<text:tab/>FIFO mode (0) or MAILBOX mode (1)</text:p>
      <text:p text:style-name="P304"/>
      <text:p text:style-name="P191">Return</text:p>
      <text:p text:style-name="P304">status of <text:span text:style-name="T149">the</text:span> operation</text:p>
      <text:p text:style-name="P304">&lt; 0 if error</text:p>
      <text:p text:style-name="P257"/>
      <text:p text:style-name="P146"/>
      <text:h text:style-name="P41" text:outline-level="4">FIFO status</text:h>
      <text:p text:style-name="P228">Prototype</text:p>
      <text:p text:style-name="P239"/>
      <text:p text:style-name="P127">#include &lt;tsculib.h&gt;</text:p>
      <text:p text:style-name="P212"/>
      <text:p text:style-name="P127">int</text:p>
      <text:p text:style-name="P127">tsc_<text:span text:style-name="T150">fifo</text:span>_<text:span text:style-name="T150">status</text:span>(<text:span text:style-name="T50">uint idx, uint *sts</text:span>)</text:p>
      <text:p text:style-name="P280"><text:tab/></text:p>
      <text:p text:style-name="P191">Description</text:p>
      <text:p text:style-name="P266">This function allows to get the status of the FIFO.</text:p>
      <text:p text:style-name="P304"/>
      <text:p text:style-name="P191">Parameters</text:p>
      <text:p text:style-name="P301"><text:span text:style-name="T150">idx</text:span><text:tab/><text:span text:style-name="T150">FIFO identifier (0 to 7)</text:span></text:p>
      <text:p text:style-name="P302"><text:span text:style-name="T150">sts<text:tab/></text:span><text:span text:style-name="T151">S</text:span><text:span text:style-name="T150">tatus of the FIFO</text:span></text:p>
      <text:p text:style-name="P304"/>
      <text:p text:style-name="P191">Return</text:p>
      <text:p text:style-name="P304">Status of the operation</text:p>
      <text:p text:style-name="P304">&lt; 0 if error</text:p>
      <text:p text:style-name="P257"/>
      <text:p text:style-name="P156"/>
      <text:h text:style-name="P42" text:outline-level="4"><text:span text:style-name="T147">FIFO </text:span><text:span text:style-name="T148">clear</text:span></text:h>
      <text:p text:style-name="P229">Prototype</text:p>
      <text:p text:style-name="P240"/>
      <text:p text:style-name="P128">#include &lt;tsculib.h&gt;</text:p>
      <text:p text:style-name="P213"/>
      <text:p text:style-name="P128">int</text:p>
      <text:p text:style-name="P128">tsc_<text:span text:style-name="T151">fifo</text:span>_<text:span text:style-name="T151">clear</text:span>(<text:span text:style-name="T51">uint idx, uint *sts</text:span>)</text:p>
      <text:p text:style-name="P281"><text:soft-page-break/><text:tab/></text:p>
      <text:p text:style-name="P192">Description</text:p>
      <text:p text:style-name="P267">This function allows to clear a selected FIFO.</text:p>
      <text:p text:style-name="P306"/>
      <text:p text:style-name="P192">Parameters</text:p>
      <text:p text:style-name="P307">idx<text:tab/>FIFO identifier</text:p>
      <text:p text:style-name="P307">sts<text:tab/>Status of the FIFO</text:p>
      <text:p text:style-name="P306"/>
      <text:p text:style-name="P192">Return</text:p>
      <text:p text:style-name="P306">Status of the operation</text:p>
      <text:p text:style-name="P129">&lt; 0 if error</text:p>
      <text:p text:style-name="P258"/>
      <text:h text:style-name="P43" text:outline-level="4"><text:span text:style-name="T147">FIFO </text:span><text:span text:style-name="T148">read</text:span></text:h>
      <text:p text:style-name="P230">Prototype</text:p>
      <text:p text:style-name="P241"/>
      <text:p text:style-name="P130">#include &lt;tsculib.h&gt;</text:p>
      <text:p text:style-name="P214"/>
      <text:p text:style-name="P130">int</text:p>
      <text:p text:style-name="P130">tsc_<text:span text:style-name="T152">fifo</text:span>_<text:span text:style-name="T152">read</text:span>(<text:span text:style-name="T52">uint idx, uint *data, uint wcnt, uint *sts</text:span>)</text:p>
      <text:p text:style-name="P282"><text:tab/></text:p>
      <text:p text:style-name="P193">Description</text:p>
      <text:p text:style-name="P268">Perform a read operation on a FIFO.</text:p>
      <text:p text:style-name="P308"/>
      <text:p text:style-name="P193">Parameters</text:p>
      <text:p text:style-name="P309">idx<text:tab/>FIFO identifier</text:p>
      <text:p text:style-name="P309">data<text:tab/>Data read</text:p>
      <text:p text:style-name="P309">wcnt<text:tab/>Number of words to read</text:p>
      <text:p text:style-name="P309">sts<text:tab/>Status of the FIFO</text:p>
      <text:p text:style-name="P308"/>
      <text:p text:style-name="P193">Return</text:p>
      <text:p text:style-name="P308">Status of the operation</text:p>
      <text:p text:style-name="P310">&lt; 0 if error</text:p>
      <text:p text:style-name="P258"/>
      <text:p text:style-name="P181"/>
      <text:h text:style-name="P43" text:outline-level="4"><text:span text:style-name="T147">FIFO </text:span><text:span text:style-name="T148">write</text:span></text:h>
      <text:p text:style-name="P230">Prototype</text:p>
      <text:p text:style-name="P241"/>
      <text:p text:style-name="P130">#include &lt;tsculib.h&gt;</text:p>
      <text:p text:style-name="P214"/>
      <text:p text:style-name="P130">int</text:p>
      <text:p text:style-name="P130">tsc_<text:span text:style-name="T153">fifo</text:span>_write(<text:span text:style-name="T53">uint idx, uint *data, uint wcnt, uint *sts</text:span>)</text:p>
      <text:p text:style-name="P282"><text:soft-page-break/><text:tab/></text:p>
      <text:p text:style-name="P193">Description</text:p>
      <text:p text:style-name="P269">Perform a write operation on a selected FIFO.</text:p>
      <text:p text:style-name="P308"/>
      <text:p text:style-name="P193">Parameters</text:p>
      <text:p text:style-name="P311">idx<text:tab/>FIFO identifier</text:p>
      <text:p text:style-name="P311">data<text:tab/>Data to write</text:p>
      <text:p text:style-name="P311">wcnt<text:tab/>Number of words to write</text:p>
      <text:p text:style-name="P311">sts<text:tab/>FIFO status</text:p>
      <text:p text:style-name="P308"/>
      <text:p text:style-name="P193">Return</text:p>
      <text:p text:style-name="P308">Status of the operation</text:p>
      <text:p text:style-name="P310">&lt; 0 if error</text:p>
      <text:p text:style-name="P258"/>
      <text:p text:style-name="P181"/>
      <text:h text:style-name="P27" text:outline-level="3">SEMAPHOREs</text:h>
      <text:h text:style-name="P44" text:outline-level="4">SEMAPHORE status</text:h>
      <text:p text:style-name="P228">Prototype</text:p>
      <text:p text:style-name="P239"/>
      <text:p text:style-name="P127">#include &lt;tsculib.h&gt;</text:p>
      <text:p text:style-name="P203"/>
      <text:p text:style-name="P116">int</text:p>
      <text:p text:style-name="P116"><text:span text:style-name="T154">semaphore_status</text:span>(<text:span text:style-name="T154">uint *sts</text:span>)</text:p>
      <text:p text:style-name="P209"/>
      <text:p text:style-name="P191">Description</text:p>
      <text:p text:style-name="P312">Acquire the status of the semaphore.</text:p>
      <text:p text:style-name="P304"/>
      <text:p text:style-name="P191">Parameters</text:p>
      <text:p text:style-name="P312">sts<text:tab/>Status of the semaphore</text:p>
      <text:p text:style-name="P304"/>
      <text:p text:style-name="P191">Return</text:p>
      <text:p text:style-name="P304">status of the operation</text:p>
      <text:p text:style-name="P304">&lt; 0 if error</text:p>
      <text:p text:style-name="P257"/>
      <text:p text:style-name="P146"/>
      <text:h text:style-name="P44" text:outline-level="4">SEMAPHORE release</text:h>
      <text:p text:style-name="P228">Prototype</text:p>
      <text:p text:style-name="P239"/>
      <text:p text:style-name="P127">#include &lt;tsculib.h&gt;</text:p>
      <text:p text:style-name="P212"/>
      <text:p text:style-name="P127">int</text:p>
      <text:p text:style-name="P127"><text:span text:style-name="T155">semaphore_release</text:span>(<text:span text:style-name="T155">uint idx</text:span>)</text:p>
      <text:p text:style-name="P280"><text:soft-page-break/><text:tab/></text:p>
      <text:p text:style-name="P191">Description</text:p>
      <text:p text:style-name="P270">Release a specific semaphore.</text:p>
      <text:p text:style-name="P304"/>
      <text:p text:style-name="P191">Parameters</text:p>
      <text:p text:style-name="P313">idx<text:tab/>Semaphore identifier (0 to 15)</text:p>
      <text:p text:style-name="P304"/>
      <text:p text:style-name="P191">Return</text:p>
      <text:p text:style-name="P304">Status of the operation</text:p>
      <text:p text:style-name="P297">&lt; 0 if error</text:p>
      <text:p text:style-name="P248"/>
      <text:p text:style-name="P145"/>
      <text:h text:style-name="P44" text:outline-level="4">SEMAPHORE get</text:h>
      <text:p text:style-name="P231">Prototype</text:p>
      <text:p text:style-name="P242"/>
      <text:p text:style-name="P131">#include &lt;tsculib.h&gt;</text:p>
      <text:p text:style-name="P215"/>
      <text:p text:style-name="P131">int</text:p>
      <text:p text:style-name="P131"><text:span text:style-name="T155">semaphore_get</text:span>(<text:span text:style-name="T155">uint idx, uint *tag</text:span>)</text:p>
      <text:p text:style-name="P283"><text:tab/></text:p>
      <text:p text:style-name="P194">Description</text:p>
      <text:p text:style-name="P270">Get a semaphore and set the semaphore with a specific tag.</text:p>
      <text:p text:style-name="P314"/>
      <text:p text:style-name="P194">Parameters</text:p>
      <text:p text:style-name="P313">idx<text:tab/>Semaphore identifier (0 to 15)</text:p>
      <text:p text:style-name="P315">tag<text:tab/>Specific tag for the semaphore (7 bits)</text:p>
      <text:p text:style-name="P314"/>
      <text:p text:style-name="P194">Return</text:p>
      <text:p text:style-name="P314">Status of the operation</text:p>
      <text:p text:style-name="P298">&lt; 0 if error</text:p>
      <text:p text:style-name="P249"/>
      <text:p text:style-name="P145"/>
      <text:h text:style-name="P23" text:outline-level="3">System Monitoring</text:h>
      <text:p text:style-name="P160">Xilinx Artix-7 FPGA implements a set of register to perform system monitoring of parameters such as temperature and external power supplies.</text:p>
      <text:p text:style-name="P160"><text:span text:style-name="T131">P</text:span>lease refer to Xilinx documentation for register description.</text:p>
      <text:h text:style-name="P37" text:outline-level="4">SMON Read</text:h>
      <text:p text:style-name="P222">Prototype</text:p>
      <text:p text:style-name="P221"/>
      <text:p text:style-name="P105">#include &lt;tsculib.h&gt;</text:p>
      <text:p text:style-name="P200"/>
      <text:p text:style-name="P106">int</text:p>
      <text:p text:style-name="P106">tsc_smon_rd( int idx,</text:p>
      <text:p text:style-name="P106"><text:s text:c="13"/>int *data_p)</text:p>
      <text:p text:style-name="P184"><text:soft-page-break/></text:p>
      <text:p text:style-name="P185">Description</text:p>
      <text:p text:style-name="P275">Read from the Xilinx SMON register at offset <text:span text:style-name="T32">idx</text:span> and store the result in location pointed by <text:span text:style-name="T32">data_p</text:span></text:p>
      <text:p text:style-name="P275"/>
      <text:p text:style-name="P185">Parameters</text:p>
      <text:p text:style-name="P275">idx<text:tab/> <text:s/>register index</text:p>
      <text:p text:style-name="P275">data_p <text:s text:c="2"/>data pointer to hold result of SMON read</text:p>
      <text:p text:style-name="P275"/>
      <text:p text:style-name="P185">Return</text:p>
      <text:p text:style-name="P275">0 if OK</text:p>
      <text:p text:style-name="P275">&lt; 0 in case of error</text:p>
      <text:p text:style-name="P249"/>
      <text:p text:style-name="P141"/>
      <text:h text:style-name="P37" text:outline-level="4">SMON Write</text:h>
      <text:p text:style-name="P222">Prototype</text:p>
      <text:p text:style-name="P221"/>
      <text:p text:style-name="P105">#include &lt;tsculib.h&gt;</text:p>
      <text:p text:style-name="P105"/>
      <text:p text:style-name="P132">int</text:p>
      <text:p text:style-name="P105">tsc_smon_write( int idx,</text:p>
      <text:p text:style-name="P105"><text:tab/><text:tab/><text:tab/> <text:s text:c="3"/>int *data_p);</text:p>
      <text:p text:style-name="P277"><text:tab/></text:p>
      <text:p text:style-name="P185">Description</text:p>
      <text:p text:style-name="P275">Write in Xilinx ARTI<text:span text:style-name="T65">X</text:span>7 SMON register space at offset <text:span text:style-name="T32">idx</text:span>.</text:p>
      <text:p text:style-name="P275"/>
      <text:p text:style-name="P185">Parameters</text:p>
      <text:p text:style-name="P275">idx<text:tab/> <text:s text:c="2"/>register index</text:p>
      <text:p text:style-name="P275">data_p <text:s text:c="3"/>pointer to 32 bit integer holding the data to be written</text:p>
      <text:p text:style-name="P275"/>
      <text:p text:style-name="P185">Return</text:p>
      <text:p text:style-name="P275">0 if OK</text:p>
      <text:p text:style-name="P275">&lt; 0 in case of error</text:p>
      <text:p text:style-name="P249"/>
      <text:p text:style-name="P141"/>
      <text:h text:style-name="P23" text:outline-level="3">PCIe End Point Control</text:h>
      <text:p text:style-name="P160">Xilinx Artix-7 FPGA implements a set of registers to configure the PCIe End Point. The tsc_pciep_xxx() functions allow to read/write these registers.</text:p>
      <text:h text:style-name="P37" text:outline-level="4">PCI<text:span text:style-name="T66">ep</text:span> Read</text:h>
      <text:p text:style-name="P222">Prototype</text:p>
      <text:p text:style-name="P221"/>
      <text:p text:style-name="P105">#include &lt;tsculib.h&gt;</text:p>
      <text:p text:style-name="P200"/>
      <text:p text:style-name="P106">int</text:p>
      <text:p text:style-name="P106">tsc_pciep_r<text:span text:style-name="T66">ea</text:span>d( int idx,</text:p>
      <text:p text:style-name="P106"><text:s text:c="16"/>int *data_p)</text:p>
      <text:p text:style-name="P184"><text:soft-page-break/></text:p>
      <text:p text:style-name="P185">Description</text:p>
      <text:p text:style-name="P275">Read from the Xilinx <text:span text:style-name="T66">PCI</text:span>ep register <text:span text:style-name="T66">space </text:span>at offset <text:span text:style-name="T32">idx</text:span> and store the result in location pointed by <text:span text:style-name="T32">data_p</text:span></text:p>
      <text:p text:style-name="P275"/>
      <text:p text:style-name="P185">Parameters</text:p>
      <text:p text:style-name="P275">idx<text:tab/> <text:s/>register index</text:p>
      <text:p text:style-name="P275">data_p <text:s text:c="2"/>data pointer to hold result of <text:span text:style-name="T66">PCI</text:span>ep read</text:p>
      <text:p text:style-name="P275"/>
      <text:p text:style-name="P185">Return</text:p>
      <text:p text:style-name="P275">0 if OK</text:p>
      <text:p text:style-name="P275">&lt; 0 in case of error</text:p>
      <text:p text:style-name="P249"/>
      <text:p text:style-name="P141"/>
      <text:h text:style-name="P37" text:outline-level="4"><text:span text:style-name="T66">PCI</text:span>ep Write</text:h>
      <text:p text:style-name="P222">Prototype</text:p>
      <text:p text:style-name="P221"/>
      <text:p text:style-name="P105">#include &lt;tsculib.h&gt;</text:p>
      <text:p text:style-name="P105"/>
      <text:p text:style-name="P133">int</text:p>
      <text:p text:style-name="P105">tsc_pciep_write( int idx,</text:p>
      <text:p text:style-name="P105"><text:tab/><text:tab/><text:tab/> <text:s text:c="4"/>int *data_p);</text:p>
      <text:p text:style-name="P277"><text:tab/></text:p>
      <text:p text:style-name="P185">Description</text:p>
      <text:p text:style-name="P275">Write in Xilinx ARTI<text:span text:style-name="T67">X</text:span>7 <text:span text:style-name="T67">PCI</text:span>ep register space at offset <text:span text:style-name="T32">idx</text:span> the content of <text:span text:style-name="T32">data_p</text:span>.</text:p>
      <text:p text:style-name="P275"/>
      <text:p text:style-name="P185">Parameters</text:p>
      <text:p text:style-name="P275">idx<text:tab/> <text:s text:c="3"/>register index</text:p>
      <text:p text:style-name="P275">data_p <text:s text:c="4"/>pointer to 32 bit integer holding the data to be written</text:p>
      <text:p text:style-name="P275"/>
      <text:p text:style-name="P185">Return</text:p>
      <text:p text:style-name="P275">0 if OK</text:p>
      <text:p text:style-name="P275">&lt; 0 in case of error</text:p>
      <text:p text:style-name="P249"/>
      <text:p text:style-name="P141"/>
      <text:h text:style-name="P20" text:outline-level="2">TSC <text:s/>Resource Mapping</text:h>
      <text:p text:style-name="P91">The TSC <text:s text:c="2"/>acts as a bridge between the following address spaces:</text:p>
      <text:list xml:id="list1291253140" text:style-name="L7">
        <text:list-item>
          <text:p text:style-name="P100">PCI tree</text:p>
        </text:list-item>
        <text:list-item>
          <text:p text:style-name="P100">Shared Memory</text:p>
        </text:list-item>
        <text:list-item>
          <text:p text:style-name="P101">USER memory</text:p>
        </text:list-item>
      </text:list>
      <text:p text:style-name="P91">Going from one space to another implies the initialization of address translation tables in order to map source addresses to destination addresses. A set of functions allows application to dynamically create, modify, and destroy these address translation windows.</text:p>
      <text:h text:style-name="P23" text:outline-level="3"><text:soft-page-break/>Allocating a <text:span text:style-name="T78">N</text:span>ew <text:span text:style-name="T78">A</text:span>ddress <text:span text:style-name="T78">T</text:span>ranslation <text:span text:style-name="T78">W</text:span>indow</text:h>
      <text:p text:style-name="P222">Prototype</text:p>
      <text:p text:style-name="P221"/>
      <text:p text:style-name="P105">#include &lt;tsculib.h&gt;</text:p>
      <text:p text:style-name="P106">#include &lt;tscioctl.h&gt;</text:p>
      <text:p text:style-name="P106"/>
      <text:p text:style-name="P106">void</text:p>
      <text:p text:style-name="P135">tsc_map_alloc( struct tsc_ioctl_map_win *map_p)</text:p>
      <text:p text:style-name="P275"><text:tab/></text:p>
      <text:p text:style-name="P185">Description</text:p>
      <text:p text:style-name="P275"><text:span text:style-name="T3">That function allows to create an address window in a local space pointing to a remote area in a destination space specified in the </text:span><text:span text:style-name="T13">mode</text:span><text:span text:style-name="T3"> field of the mapping data structure given as parameter. </text:span></text:p>
      <text:p text:style-name="P275"/>
      <text:p text:style-name="P185">Parameters</text:p>
      <text:p text:style-name="P18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22"/>
          </table:table-cell>
          <table:table-cell table:style-name="Table2.B1" office:value-type="string">
            <text:p text:style-name="P323">map_p</text:p>
          </table:table-cell>
          <table:table-cell table:style-name="Table2.C1" table:number-columns-spanned="2" office:value-type="string">
            <text:p text:style-name="P322">pointer to a <text:s/><text:span text:style-name="T54">tsc_ioctl_map_win</text:span><text:span text:style-name="T32"> </text:span><text:span text:style-name="T24">data structure initialized with the mapping parameters (see §</text:span><text:span text:style-name="T24"><text:bookmark-ref text:reference-format="text" text:ref-name="__RefHeading__8878_1297320152">Managing Remote Resources</text:bookmark-ref></text:span><text:span text:style-name="T24">).</text:span></text:p>
          </table:table-cell>
          <table:covered-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23">map_p-&gt;req.rem_addr</text:p>
          </table:table-cell>
          <table:table-cell table:style-name="Table2.C1" office:value-type="string">
            <text:p text:style-name="P355">base address of remote area to be mapped </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58">map_p-&gt;req.size</text:p>
          </table:table-cell>
          <table:table-cell table:style-name="Table2.C1" office:value-type="string">
            <text:p text:style-name="P355">Size (in bytes) <text:s/>of remote area to be mapped</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58">map_p-&gt;req.loc_addr</text:p>
          </table:table-cell>
          <table:table-cell table:style-name="Table2.C1" office:value-type="string">
            <text:p text:style-name="P355">If <text:span text:style-name="T54">MAP_FLAG_FORCE</text:span> is set, ask mapper to use loc_addr as local address for base offset of translation window.</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58">map_p-&gt;req.m<text:span text:style-name="T68">ode</text:span>.sg_id</text:p>
          </table:table-cell>
          <table:table-cell table:style-name="Table2.C1" office:value-type="string">
            <text:p text:style-name="P355">Identifier of mapping table to be used</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C1" table:number-columns-spanned="2" office:value-type="string">
            <text:p text:style-name="P365"><text:span text:style-name="T45">MAP_ID_MAS_PCIE_MEM</text:span> <text:s/>→ PCIe master mapper (MEM space)</text:p>
            <text:p text:style-name="P365"><text:span text:style-name="T45">MAP_ID_MAS_PCIE_PMEM</text:span> → PCIe master mapper (PMEM space)</text:p>
          </table:table-cell>
          <table:covered-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58">map_p-&gt;req.m<text:span text:style-name="T68">ode</text:span>.space</text:p>
          </table:table-cell>
          <table:table-cell table:style-name="Table2.C1" office:value-type="string">
            <text:p text:style-name="P355">Remote space</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C1" table:number-columns-spanned="2" office:value-type="string">
            <text:p text:style-name="P366"><text:span text:style-name="T45">MAP_SPACE_PCIE</text:span><text:span text:style-name="T48">1</text:span> <text:s/>→ PCI Express tree <text:span text:style-name="T135">1 </text:span>is the destination space</text:p>
            <text:p text:style-name="P367"><text:span text:style-name="T45">MAP_SPACE_PCIE</text:span><text:span text:style-name="T48">2</text:span> <text:s/>→ PCI Express tree <text:span text:style-name="T135">2 </text:span>is the destination space</text:p>
            <text:p text:style-name="P366"><text:span text:style-name="T45">MAP_SPACE_SHM</text:span><text:span text:style-name="T47">1</text:span><text:span text:style-name="T45"> </text:span><text:s text:c="2"/>→ Shared Memory <text:span text:style-name="T134">1</text:span> is the destination space</text:p>
            <text:p text:style-name="P368"><text:span text:style-name="T45">MAP_SPACE_SHM</text:span><text:span text:style-name="T47">2</text:span><text:span text:style-name="T45"> </text:span><text:s text:c="2"/>→ Shared Memory <text:span text:style-name="T134">2 </text:span>is the destination space</text:p>
            <text:p text:style-name="P368"><text:span text:style-name="T45">MAP_SPACE_</text:span><text:span text:style-name="T47">USR1</text:span><text:span text:style-name="T45"> </text:span><text:s text:c="2"/>→ <text:span text:style-name="T134">FPGA user</text:span> <text:span text:style-name="T134">1 </text:span>is the destination space</text:p>
            <text:p text:style-name="P368"><text:span text:style-name="T45">MAP_SPACE_</text:span><text:span text:style-name="T47">USR2</text:span><text:span text:style-name="T45"> </text:span><text:s text:c="2"/>→ <text:span text:style-name="T134">FPGA user 2 </text:span>is the destination space</text:p>
          </table:table-cell>
          <table:covered-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61">map_p-&gt;req.m<text:span text:style-name="T68">ode</text:span>.am</text:p>
          </table:table-cell>
          <table:table-cell table:style-name="Table2.C1" office:value-type="string">
            <text:p text:style-name="P362">Address Modifier</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61">map_p-&gt;req.m<text:span text:style-name="T69">ode</text:span>.swap</text:p>
          </table:table-cell>
          <table:table-cell table:style-name="Table2.C1" office:value-type="string">
            <text:p text:style-name="P362">Data swapping mod<text:span text:style-name="T139">e</text:span></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C1" table:number-columns-spanned="2" office:value-type="string">
            <text:p text:style-name="P369">MAP_SWAP_NO <text:s text:c="3"/>→ No hardware data swapping</text:p>
            <text:p text:style-name="P369">MAP_SWAP_AUTO <text:s/>→ Hardware auto swapping</text:p>
          </table:table-cell>
          <table:covered-table-cell/>
        </table:table-row>
        <table:table-row>
          <table:table-cell table:style-name="Table2.A1" office:value-type="string">
            <text:p text:style-name="P73"/>
          </table:table-cell>
          <table:table-cell table:style-name="Table2.B1" office:value-type="string">
            <text:p text:style-name="P73"/>
          </table:table-cell>
          <table:table-cell table:style-name="Table2.B1" office:value-type="string">
            <text:p text:style-name="P358">map_p-&gt;req.m<text:span text:style-name="T69">ode</text:span>.flags</text:p>
          </table:table-cell>
          <table:table-cell table:style-name="Table2.C1" office:value-type="string">
            <text:p text:style-name="P355">Mapping flags</text:p>
          </table:table-cell>
        </table:table-row>
        <table:table-row>
          <table:table-cell table:style-name="Table2.A1" office:value-type="string">
            <text:p text:style-name="P73"/>
          </table:table-cell>
          <table:table-cell table:style-name="Table2.B1" office:value-type="string">
            <text:p text:style-name="P73"/>
          </table:table-cell>
          <table:table-cell table:style-name="Table2.C1" table:number-columns-spanned="2" office:value-type="string">
            <text:p text:style-name="P369">MAP_FLAG_FORCE <text:s/>→ Force translation window base offset</text:p>
          </table:table-cell>
          <table:covered-table-cell/>
        </table:table-row>
      </table:table>
      <text:p text:style-name="P275"/>
      <text:p text:style-name="P184">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22"/>
          </table:table-cell>
          <table:table-cell table:style-name="Table14.B1" office:value-type="float" office:value="0">
            <text:p text:style-name="P323">0</text:p>
          </table:table-cell>
          <table:table-cell table:style-name="Table14.C4" table:number-columns-spanned="2" office:value-type="string">
            <text:p text:style-name="P322">Mapping successful</text:p>
            <text:p text:style-name="P322"><text:span text:style-name="T54">tsc_ioctl_map_win</text:span><text:span text:style-name="T32"> </text:span><text:span text:style-name="T24">data structure has been updated with the mapping parameters.</text:span></text:p>
          </table:table-cell>
          <table:covered-table-cell/>
        </table:table-row>
        <text:soft-page-break/>
        <table:table-row>
          <table:table-cell table:style-name="Table14.A1" office:value-type="string">
            <text:p text:style-name="P73"/>
          </table:table-cell>
          <table:table-cell table:style-name="Table14.B3" office:value-type="string">
            <text:p text:style-name="P73"/>
          </table:table-cell>
          <table:table-cell table:style-name="Table14.C3" office:value-type="string">
            <text:p text:style-name="P358">map_p-&gt;pg_idx</text:p>
          </table:table-cell>
          <table:table-cell table:style-name="Table14.D3" office:value-type="string">
            <text:p text:style-name="P355">Page index in translation table used to create the address mapping</text:p>
          </table:table-cell>
        </table:table-row>
        <table:table-row>
          <table:table-cell table:style-name="Table14.A1" office:value-type="string">
            <text:p text:style-name="P73"/>
          </table:table-cell>
          <table:table-cell table:style-name="Table14.B3" office:value-type="string">
            <text:p text:style-name="P73"/>
          </table:table-cell>
          <table:table-cell table:style-name="Table14.C3" office:value-type="string">
            <text:p text:style-name="P358">map_p-&gt;req.loc_addr</text:p>
          </table:table-cell>
          <table:table-cell table:style-name="Table14.D3" office:value-type="string">
            <text:p text:style-name="P355">Address in local space pointing to requested remote address</text:p>
          </table:table-cell>
        </table:table-row>
        <table:table-row>
          <table:table-cell table:style-name="Table14.A1" office:value-type="string">
            <text:p text:style-name="P73"/>
          </table:table-cell>
          <table:table-cell table:style-name="Table14.B1" office:value-type="float" office:value="-1">
            <text:p text:style-name="P78">-1</text:p>
          </table:table-cell>
          <table:table-cell table:style-name="Table14.C4" table:number-columns-spanned="2" office:value-type="string">
            <text:p text:style-name="P358">Mapping not successful</text:p>
          </table:table-cell>
          <table:covered-table-cell/>
        </table:table-row>
      </table:table>
      <text:p text:style-name="P249"/>
      <text:p text:style-name="P141"/>
      <text:h text:style-name="P23" text:outline-level="3">Getting <text:span text:style-name="T79">M</text:span>apping <text:span text:style-name="T79">P</text:span>arameters of an <text:span text:style-name="T79">Address</text:span> <text:span text:style-name="T79">T</text:span>ranslation <text:span text:style-name="T79">W</text:span>indow</text:h>
      <text:p text:style-name="P141"/>
      <text:p text:style-name="P222">Prototype</text:p>
      <text:p text:style-name="P222"/>
      <text:p text:style-name="P105">#include &lt;tsculib.h&gt;</text:p>
      <text:p text:style-name="P106">#include &lt;tscioctl.h&gt;</text:p>
      <text:p text:style-name="P106"/>
      <text:p text:style-name="P117">int</text:p>
      <text:p text:style-name="P135">tsc_map_get( struct tsc_ioctl_map_win *map_p)</text:p>
      <text:p text:style-name="P275"><text:tab/></text:p>
      <text:p text:style-name="P185">Description</text:p>
      <text:p text:style-name="P275"><text:span text:style-name="T3">That function allows to </text:span><text:span text:style-name="T4">get the mapping parameter of an existing translation window </text:span><text:span text:style-name="T5">identified by </text:span><text:span text:style-name="T15">pg_idx</text:span><text:span text:style-name="T5"> and </text:span><text:span text:style-name="T3">create</text:span><text:span text:style-name="T4">d in the mapper </text:span><text:span text:style-name="T5">identified by </text:span><text:span text:style-name="T15">sg_id</text:span><text:span text:style-name="T5">.</text:span></text:p>
      <text:p text:style-name="P275"/>
      <text:p text:style-name="P185">Parameters</text:p>
      <text:p text:style-name="P184"/>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22"/>
          </table:table-cell>
          <table:table-cell table:style-name="Table90.B1" office:value-type="string">
            <text:p text:style-name="P323">map_p</text:p>
          </table:table-cell>
          <table:table-cell table:style-name="Table90.C1" table:number-columns-spanned="2" office:value-type="string">
            <text:p text:style-name="P322">pointer to a <text:s/><text:span text:style-name="T54">tsc_ioctl_map_win</text:span><text:span text:style-name="T32"> </text:span><text:span text:style-name="T24">data structure initialized with the mapping parameters.</text:span></text:p>
          </table:table-cell>
          <table:covered-table-cell/>
        </table:table-row>
        <table:table-row>
          <table:table-cell table:style-name="Table90.A1" office:value-type="string">
            <text:p text:style-name="P73"/>
          </table:table-cell>
          <table:table-cell table:style-name="Table90.B1" office:value-type="string">
            <text:p text:style-name="P73"/>
          </table:table-cell>
          <table:table-cell table:style-name="Table90.B1" office:value-type="string">
            <text:p text:style-name="P323">map_p-&gt;pg_idx</text:p>
          </table:table-cell>
          <table:table-cell table:style-name="Table90.C1" office:value-type="string">
            <text:p text:style-name="P355">base address of remote area to be mapped </text:p>
          </table:table-cell>
        </table:table-row>
        <table:table-row>
          <table:table-cell table:style-name="Table90.A1" office:value-type="string">
            <text:p text:style-name="P73"/>
          </table:table-cell>
          <table:table-cell table:style-name="Table90.B1" office:value-type="string">
            <text:p text:style-name="P73"/>
          </table:table-cell>
          <table:table-cell table:style-name="Table90.B1" office:value-type="string">
            <text:p text:style-name="P358">map_p-&gt;req.m<text:span text:style-name="T70">ode</text:span>.sg_id</text:p>
          </table:table-cell>
          <table:table-cell table:style-name="Table90.C1" office:value-type="string">
            <text:p text:style-name="P355">Identifier of mapping table to be used</text:p>
          </table:table-cell>
        </table:table-row>
      </table:table>
      <text:p text:style-name="P275"/>
      <text:p text:style-name="P184">Return</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322"/>
          </table:table-cell>
          <table:table-cell table:style-name="Table91.B1" office:value-type="float" office:value="0">
            <text:p text:style-name="P323">0</text:p>
          </table:table-cell>
          <table:table-cell table:style-name="Table91.C6" table:number-columns-spanned="2" office:value-type="string">
            <text:p text:style-name="P322">Mapping successful</text:p>
            <text:p text:style-name="P322"><text:span text:style-name="T54">tsc_ioctl_map_</text:span><text:span text:style-name="T55">sts</text:span><text:span text:style-name="T32"> </text:span><text:span text:style-name="T24">data structure has been updated with the mapping parameters.</text:span></text:p>
          </table:table-cell>
          <table:covered-table-cell/>
        </table:table-row>
        <table:table-row>
          <table:table-cell table:style-name="Table91.A1" office:value-type="string">
            <text:p text:style-name="P73"/>
          </table:table-cell>
          <table:table-cell table:style-name="Table91.B5" office:value-type="string">
            <text:p text:style-name="P73"/>
          </table:table-cell>
          <table:table-cell table:style-name="Table91.C5" office:value-type="string">
            <text:p text:style-name="P323">map_p-&gt;sts.loc_base</text:p>
          </table:table-cell>
          <table:table-cell table:style-name="Table91.D5" office:value-type="string">
            <text:p text:style-name="P355">Base address on the local bus of the translation window</text:p>
          </table:table-cell>
        </table:table-row>
        <table:table-row>
          <table:table-cell table:style-name="Table91.A1" office:value-type="string">
            <text:p text:style-name="P73"/>
          </table:table-cell>
          <table:table-cell table:style-name="Table91.B5" office:value-type="string">
            <text:p text:style-name="P73"/>
          </table:table-cell>
          <table:table-cell table:style-name="Table91.C5" office:value-type="string">
            <text:p text:style-name="P358">map_p-&gt;sts.rem_base</text:p>
          </table:table-cell>
          <table:table-cell table:style-name="Table91.D5" office:value-type="string">
            <text:p text:style-name="P355">Address in remote space pointed by loc_base</text:p>
          </table:table-cell>
        </table:table-row>
        <table:table-row>
          <table:table-cell table:style-name="Table91.A1" office:value-type="string">
            <text:p text:style-name="P73"/>
          </table:table-cell>
          <table:table-cell table:style-name="Table91.B5" office:value-type="string">
            <text:p text:style-name="P73"/>
          </table:table-cell>
          <table:table-cell table:style-name="Table91.C5" office:value-type="string">
            <text:p text:style-name="P358">map_p-&gt;sts.size</text:p>
          </table:table-cell>
          <table:table-cell table:style-name="Table91.D5" office:value-type="string">
            <text:p text:style-name="P355">Actual window size (in bytes) of the translation window</text:p>
          </table:table-cell>
        </table:table-row>
        <table:table-row>
          <table:table-cell table:style-name="Table91.A1" office:value-type="string">
            <text:p text:style-name="P73"/>
          </table:table-cell>
          <table:table-cell table:style-name="Table91.B5" office:value-type="string">
            <text:p text:style-name="P73"/>
          </table:table-cell>
          <table:table-cell table:style-name="Table91.C5" office:value-type="string">
            <text:p text:style-name="P358">map_p-&gt;sts.m<text:span text:style-name="T71">ode</text:span>.hw</text:p>
          </table:table-cell>
          <table:table-cell table:style-name="Table91.D5" office:value-type="string">
            <text:p text:style-name="P355">Hardware mapping mode</text:p>
          </table:table-cell>
        </table:table-row>
        <table:table-row>
          <table:table-cell table:style-name="Table91.A1" office:value-type="string">
            <text:p text:style-name="P73"/>
          </table:table-cell>
          <table:table-cell table:style-name="Table91.B6" office:value-type="string">
            <text:p text:style-name="P79">&lt; 0</text:p>
          </table:table-cell>
          <table:table-cell table:style-name="Table91.C6" table:number-columns-spanned="2" office:value-type="string">
            <text:p text:style-name="P358">pg_idx <text:span text:style-name="T73">or sg_id </text:span>does not refer to a valid translation window</text:p>
          </table:table-cell>
          <table:covered-table-cell/>
        </table:table-row>
      </table:table>
      <text:p text:style-name="P249"/>
      <text:p text:style-name="P160"/>
      <text:p text:style-name="P160"/>
      <text:h text:style-name="P23" text:outline-level="3"><text:soft-page-break/>Freeing a<text:span text:style-name="T79">n</text:span> <text:span text:style-name="T79">A</text:span>ddress <text:span text:style-name="T79">T</text:span>ranslation <text:span text:style-name="T79">W</text:span>indow</text:h>
      <text:p text:style-name="P222">Prototype</text:p>
      <text:p text:style-name="P221"/>
      <text:p text:style-name="P105">#include &lt;tsculib.h&gt;</text:p>
      <text:p text:style-name="P206">or</text:p>
      <text:p text:style-name="P106">#include &lt;tscioctl.h&gt;</text:p>
      <text:p text:style-name="P106"/>
      <text:p text:style-name="P106">void</text:p>
      <text:p text:style-name="P135">tsc_map_free( struct tsc_ioctl_map_win *map_p)</text:p>
      <text:p text:style-name="P275"><text:tab/></text:p>
      <text:p text:style-name="P185">Description</text:p>
      <text:p text:style-name="P275"><text:span text:style-name="T3">That function free</text:span><text:span text:style-name="T6">s</text:span><text:span text:style-name="T3"> a mapping window previously allocated by a call to </text:span><text:span text:style-name="T14">tsc_map_alloc()</text:span><text:span text:style-name="T3">. The field </text:span><text:span text:style-name="T13">pg_idx</text:span><text:span text:style-name="T3"> and </text:span><text:span text:style-name="T13">sg_id</text:span><text:span text:style-name="T3"> of the </text:span><text:span text:style-name="T14">tsc_ioctl_map_</text:span><text:span text:style-name="T16">win</text:span><text:span text:style-name="T14"> </text:span><text:span text:style-name="T19">data structure </text:span><text:span text:style-name="T3">are used by the tsc driver to identify the window to be freed. </text:span></text:p>
      <text:p text:style-name="P275"/>
      <text:p text:style-name="P185">Parameters</text:p>
      <text:p text:style-name="P18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22"/>
          </table:table-cell>
          <table:table-cell table:style-name="Table15.B1" office:value-type="string">
            <text:p text:style-name="P323">map_p</text:p>
          </table:table-cell>
          <table:table-cell table:style-name="Table15.C1" table:number-columns-spanned="2" office:value-type="string">
            <text:p text:style-name="P322">pointer to a <text:s/><text:span text:style-name="T54">tsc_ioctl_map_win</text:span><text:span text:style-name="T32"> </text:span><text:span text:style-name="T24">data structure initialized with the mapping parameters.</text:span></text:p>
          </table:table-cell>
          <table:covered-table-cell/>
        </table:table-row>
        <table:table-row>
          <table:table-cell table:style-name="Table15.A1" office:value-type="string">
            <text:p text:style-name="P73"/>
          </table:table-cell>
          <table:table-cell table:style-name="Table15.B1" office:value-type="string">
            <text:p text:style-name="P73"/>
          </table:table-cell>
          <table:table-cell table:style-name="Table15.B1" office:value-type="string">
            <text:p text:style-name="P323">map_p-&gt;pg_idx</text:p>
          </table:table-cell>
          <table:table-cell table:style-name="Table15.C1" office:value-type="string">
            <text:p text:style-name="P355">Offset (as returned by <text:span text:style-name="T54">tsc_map_alloc()</text:span>) of mapping window to be freed</text:p>
          </table:table-cell>
        </table:table-row>
        <table:table-row>
          <table:table-cell table:style-name="Table15.A1" office:value-type="string">
            <text:p text:style-name="P73"/>
          </table:table-cell>
          <table:table-cell table:style-name="Table15.B1" office:value-type="string">
            <text:p text:style-name="P73"/>
          </table:table-cell>
          <table:table-cell table:style-name="Table15.B1" office:value-type="string">
            <text:p text:style-name="P358">map_p-&gt;req.m<text:span text:style-name="T72">ode</text:span>.sg_id</text:p>
          </table:table-cell>
          <table:table-cell table:style-name="Table15.C1" office:value-type="string">
            <text:p text:style-name="P355">Identifier of mapping table to be used</text:p>
          </table:table-cell>
        </table:table-row>
      </table:table>
      <text:p text:style-name="P275"/>
      <text:p text:style-name="P275"/>
      <text:p text:style-name="P185">Return</text:p>
      <table:table table:name="Table16" table:style-name="Table16">
        <table:table-column table:style-name="Table16.A"/>
        <table:table-column table:style-name="Table16.B"/>
        <table:table-column table:style-name="Table16.C"/>
        <table:table-row>
          <table:table-cell table:style-name="Table16.A1" office:value-type="string">
            <text:p text:style-name="P322"/>
          </table:table-cell>
          <table:table-cell table:style-name="Table16.B1" office:value-type="float" office:value="0">
            <text:p text:style-name="P324">0</text:p>
          </table:table-cell>
          <table:table-cell table:style-name="Table16.C2" office:value-type="string">
            <text:p text:style-name="P322">Mapping window successfully freed</text:p>
          </table:table-cell>
        </table:table-row>
        <table:table-row>
          <table:table-cell table:style-name="Table16.A1" office:value-type="string">
            <text:p text:style-name="P73"/>
          </table:table-cell>
          <table:table-cell table:style-name="Table16.B2" office:value-type="string">
            <text:p text:style-name="P80">&lt; 0</text:p>
          </table:table-cell>
          <table:table-cell table:style-name="Table16.C2" office:value-type="string">
            <text:p text:style-name="P351">Invalid mapping window</text:p>
          </table:table-cell>
        </table:table-row>
      </table:table>
      <text:p text:style-name="P249"/>
      <text:p text:style-name="P141"/>
      <text:h text:style-name="P23" text:outline-level="3">Modifying a<text:span text:style-name="T79">n</text:span> <text:span text:style-name="T79">A</text:span>ddress <text:span text:style-name="T79">T</text:span>ranslation <text:span text:style-name="T79">W</text:span>indow</text:h>
      <text:p text:style-name="P222">Prototype</text:p>
      <text:p text:style-name="P221"/>
      <text:p text:style-name="P105">#include &lt;tsculib.h&gt;</text:p>
      <text:p text:style-name="P106">#include &lt;tscioctl.h&gt;</text:p>
      <text:p text:style-name="P106"/>
      <text:p text:style-name="P106">void</text:p>
      <text:p text:style-name="P135">tsc_map_modify( struct tsc_ioctl_map_<text:span text:style-name="T73">win</text:span> *map_p)</text:p>
      <text:p text:style-name="P275"><text:tab/></text:p>
      <text:p text:style-name="P185">Description</text:p>
      <text:p text:style-name="P275"><text:span text:style-name="T3">That function modifies a mapping window previously allocated by a call to </text:span><text:span text:style-name="T14">tsc_map_alloc()</text:span><text:span text:style-name="T3">. The field </text:span><text:span text:style-name="T13">sg_id</text:span><text:span text:style-name="T3"> and </text:span><text:span text:style-name="T13">pg_idx</text:span><text:span text:style-name="T3"> of the </text:span><text:span text:style-name="T14">tsc_ioctl_map_pg </text:span><text:span text:style-name="T19">data structure </text:span><text:span text:style-name="T3">are used by the tsc driver to identify the window to be modified. </text:span></text:p>
      <text:p text:style-name="P275"/>
      <text:p text:style-name="P185">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2"/>
          </table:table-cell>
          <table:table-cell table:style-name="Table17.B1" office:value-type="string">
            <text:p text:style-name="P323">map_p</text:p>
          </table:table-cell>
          <table:table-cell table:style-name="Table17.C1" table:number-columns-spanned="2" office:value-type="string">
            <text:p text:style-name="P322">pointer to a <text:s/><text:span text:style-name="T54">tsc_ioctl_map_pg</text:span><text:span text:style-name="T32"> </text:span><text:span text:style-name="T24">data structure initialized with the mapping parameters.</text:span></text:p>
          </table:table-cell>
          <table:covered-table-cell/>
        </table:table-row>
        <text:soft-page-break/>
        <table:table-row>
          <table:table-cell table:style-name="Table17.A1" office:value-type="string">
            <text:p text:style-name="P73"/>
          </table:table-cell>
          <table:table-cell table:style-name="Table17.B1" office:value-type="string">
            <text:p text:style-name="P73"/>
          </table:table-cell>
          <table:table-cell table:style-name="Table17.B1" office:value-type="string">
            <text:p text:style-name="P323">map_p-&gt;pg_idx</text:p>
          </table:table-cell>
          <table:table-cell table:style-name="Table17.C1" office:value-type="string">
            <text:p text:style-name="P355">Page index (as returned by <text:span text:style-name="T54">tsc_map_alloc()</text:span><text:span text:style-name="T57">)</text:span> of mapping window to be modified</text:p>
          </table:table-cell>
        </table:table-row>
        <table:table-row>
          <table:table-cell table:style-name="Table17.A1" office:value-type="string">
            <text:p text:style-name="P73"/>
          </table:table-cell>
          <table:table-cell table:style-name="Table17.B1" office:value-type="string">
            <text:p text:style-name="P73"/>
          </table:table-cell>
          <table:table-cell table:style-name="Table17.B1" office:value-type="string">
            <text:p text:style-name="P358">map_p-&gt;<text:span text:style-name="T73">req.mode.</text:span>sg_id</text:p>
          </table:table-cell>
          <table:table-cell table:style-name="Table17.C1" office:value-type="string">
            <text:p text:style-name="P355">Identifier of mapping table to be modified</text:p>
          </table:table-cell>
        </table:table-row>
        <table:table-row>
          <table:table-cell table:style-name="Table17.A1" office:value-type="string">
            <text:p text:style-name="P73"/>
          </table:table-cell>
          <table:table-cell table:style-name="Table17.B1" office:value-type="string">
            <text:p text:style-name="P73"/>
          </table:table-cell>
          <table:table-cell table:style-name="Table17.B1" office:value-type="string">
            <text:p text:style-name="P358">map_p-&gt;req.rem_addr</text:p>
            <text:p text:style-name="P358">map_p-&gt;req.size</text:p>
            <text:p text:style-name="P358">map_p-&gt;req.mode</text:p>
          </table:table-cell>
          <table:table-cell table:style-name="Table17.C1" office:value-type="string">
            <text:p text:style-name="P355">Parameters to be modified (see <text:span text:style-name="T54">tsc_map_alloc()</text:span><text:span text:style-name="T57">)</text:span>. Beware that the rem_addr and size must be compatible with the window size previously allocated.</text:p>
          </table:table-cell>
        </table:table-row>
      </table:table>
      <text:p text:style-name="P275"/>
      <text:p text:style-name="P275"/>
      <text:p text:style-name="P185">Return</text:p>
      <table:table table:name="Table18" table:style-name="Table18">
        <table:table-column table:style-name="Table18.A"/>
        <table:table-column table:style-name="Table18.B"/>
        <table:table-column table:style-name="Table18.C"/>
        <table:table-row>
          <table:table-cell table:style-name="Table18.A1" office:value-type="string">
            <text:p text:style-name="P322"/>
          </table:table-cell>
          <table:table-cell table:style-name="Table18.B1" office:value-type="float" office:value="0">
            <text:p text:style-name="P324">0</text:p>
          </table:table-cell>
          <table:table-cell table:style-name="Table18.C2" office:value-type="string">
            <text:p text:style-name="P322">Mapping window successfully freed</text:p>
          </table:table-cell>
        </table:table-row>
        <table:table-row>
          <table:table-cell table:style-name="Table18.A1" office:value-type="string">
            <text:p text:style-name="P73"/>
          </table:table-cell>
          <table:table-cell table:style-name="Table18.B2" office:value-type="string">
            <text:p text:style-name="P81">&lt; 0</text:p>
          </table:table-cell>
          <table:table-cell table:style-name="Table18.C2" office:value-type="string">
            <text:p text:style-name="P351">Invalid mapping window parameters</text:p>
          </table:table-cell>
        </table:table-row>
      </table:table>
      <text:p text:style-name="P249"/>
      <text:p text:style-name="P141"/>
      <text:h text:style-name="P23" text:outline-level="3">Getting a <text:span text:style-name="T80">L</text:span>ist of all <text:span text:style-name="T80">A</text:span>llocated <text:span text:style-name="T80">A</text:span>ddress <text:span text:style-name="T80">T</text:span>ranslation <text:span text:style-name="T80">W</text:span>indows</text:h>
      <text:p text:style-name="P141"/>
      <text:p text:style-name="P222">Prototype</text:p>
      <text:p text:style-name="P221"/>
      <text:p text:style-name="P105">#include &lt;tsculib.h&gt;</text:p>
      <text:p text:style-name="P106">#include &lt;tscioctl.h&gt;</text:p>
      <text:p text:style-name="P106"/>
      <text:p text:style-name="P106">int</text:p>
      <text:p text:style-name="P135">tsc_map_read( struct tsc_ioctl_map_ctl *ctl_p)</text:p>
      <text:p text:style-name="P275"><text:tab/></text:p>
      <text:p text:style-name="P185">Description</text:p>
      <text:p text:style-name="P275"><text:span text:style-name="T3">That function updates the </text:span><text:span text:style-name="T14">tsc_ioctl_map_ctl</text:span><text:span text:style-name="T3"> data structure with the <text:s/>control parameters of the translation table identified by the sg_id field.</text:span></text:p>
      <text:p text:style-name="P275"/>
      <text:p text:style-name="P185">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22"/>
          </table:table-cell>
          <table:table-cell table:style-name="Table20.B1" office:value-type="string">
            <text:p text:style-name="P323">ctl_p</text:p>
          </table:table-cell>
          <table:table-cell table:style-name="Table20.C1" table:number-columns-spanned="2" office:value-type="string">
            <text:p text:style-name="P322">pointer to a <text:s/><text:span text:style-name="T54">tsc_ioctl_map_ctl </text:span><text:span text:style-name="T24">data structure.</text:span></text:p>
          </table:table-cell>
          <table:covered-table-cell/>
        </table:table-row>
        <table:table-row>
          <table:table-cell table:style-name="Table20.A1" office:value-type="string">
            <text:p text:style-name="P73"/>
          </table:table-cell>
          <table:table-cell table:style-name="Table20.B1" office:value-type="string">
            <text:p text:style-name="P73"/>
          </table:table-cell>
          <table:table-cell table:style-name="Table20.B1" office:value-type="string">
            <text:p text:style-name="P323">ctl_p-&gt;sg_id</text:p>
          </table:table-cell>
          <table:table-cell table:style-name="Table20.C1" office:value-type="string">
            <text:p text:style-name="P355">Identifier of mapping table</text:p>
          </table:table-cell>
        </table:table-row>
        <table:table-row>
          <table:table-cell table:style-name="Table20.A1" office:value-type="string">
            <text:p text:style-name="P73"/>
          </table:table-cell>
          <table:table-cell table:style-name="Table20.B1" office:value-type="string">
            <text:p text:style-name="P73"/>
          </table:table-cell>
          <table:table-cell table:style-name="Table20.B1" office:value-type="string">
            <text:p text:style-name="P323">ctl_p-&gt;map_p</text:p>
          </table:table-cell>
          <table:table-cell table:style-name="Table20.C1" office:value-type="string">
            <text:p text:style-name="P355">Pointer to a <text:span text:style-name="T18">tsc_map_blk[] </text:span><text:span text:style-name="T21">data structure big enough to hold a full image of the address translation table. The size of that table shall be equal to </text:span></text:p>
            <text:p text:style-name="P363">ctl_p-&gt;pg_num * sizeof( stuct tsc_map_blk)</text:p>
            <text:p text:style-name="P355"><text:span text:style-name="T21">If that pointer is set to NULL, only control fields in the <text:s/></text:span><text:span text:style-name="T18">tsc_ioctl_map_ctl </text:span><text:span text:style-name="T21">data structure are updated.</text:span></text:p>
          </table:table-cell>
        </table:table-row>
      </table:table>
      <text:p text:style-name="P275"/>
      <text:p text:style-name="P275"/>
      <text:p text:style-name="P185">Return</text:p>
      <text:p text:style-name="P184"/>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22"/>
          </table:table-cell>
          <table:table-cell table:style-name="Table22.B1" office:value-type="float" office:value="0">
            <text:p text:style-name="P327">0</text:p>
          </table:table-cell>
          <table:table-cell table:style-name="Table22.C6" table:number-columns-spanned="2" office:value-type="string">
            <text:p text:style-name="P332"><text:span text:style-name="T45">tsc_ioctl_map_pg </text:span><text:span text:style-name="T23">data structure pointed by ctl_p parameter has been updated with the table control parameters.</text:span></text:p>
          </table:table-cell>
          <table:covered-table-cell/>
        </table:table-row>
        <table:table-row>
          <table:table-cell table:style-name="Table22.A1" office:value-type="string">
            <text:p text:style-name="P73"/>
          </table:table-cell>
          <table:table-cell table:style-name="Table22.B5" office:value-type="string">
            <text:p text:style-name="P74"/>
          </table:table-cell>
          <table:table-cell table:style-name="Table22.C5" office:value-type="string">
            <text:p text:style-name="P323">ctl_p-&gt;pg_num</text:p>
          </table:table-cell>
          <table:table-cell table:style-name="Table22.D5" office:value-type="string">
            <text:p text:style-name="P355">Number of pages in the address translation table</text:p>
          </table:table-cell>
        </table:table-row>
        <table:table-row>
          <table:table-cell table:style-name="Table22.A1" office:value-type="string">
            <text:p text:style-name="P73"/>
          </table:table-cell>
          <table:table-cell table:style-name="Table22.B5" office:value-type="string">
            <text:p text:style-name="P74"/>
          </table:table-cell>
          <table:table-cell table:style-name="Table22.C5" office:value-type="string">
            <text:p text:style-name="P358">ctl_p-&gt;pg_size</text:p>
          </table:table-cell>
          <table:table-cell table:style-name="Table22.D5" office:value-type="string">
            <text:p text:style-name="P355">Page size</text:p>
          </table:table-cell>
        </table:table-row>
        <text:soft-page-break/>
        <table:table-row>
          <table:table-cell table:style-name="Table22.A1" office:value-type="string">
            <text:p text:style-name="P73"/>
          </table:table-cell>
          <table:table-cell table:style-name="Table22.B5" office:value-type="string">
            <text:p text:style-name="P74"/>
          </table:table-cell>
          <table:table-cell table:style-name="Table22.C5" office:value-type="string">
            <text:p text:style-name="P358">ctl_p-&gt;win_base</text:p>
          </table:table-cell>
          <table:table-cell table:style-name="Table22.D5" office:value-type="string">
            <text:p text:style-name="P355">Local address of the first page of the translation window in the table.</text:p>
          </table:table-cell>
        </table:table-row>
        <table:table-row>
          <table:table-cell table:style-name="Table22.A1" office:value-type="string">
            <text:p text:style-name="P73"/>
          </table:table-cell>
          <table:table-cell table:style-name="Table22.B5" office:value-type="string">
            <text:p text:style-name="P74"/>
          </table:table-cell>
          <table:table-cell table:style-name="Table22.C5" office:value-type="string">
            <text:p text:style-name="P358">ctl_p-&gt;win_size</text:p>
          </table:table-cell>
          <table:table-cell table:style-name="Table22.D5" office:value-type="string">
            <text:p text:style-name="P355">Total <text:s/>size occupied by the mapper on the local bus</text:p>
          </table:table-cell>
        </table:table-row>
        <table:table-row>
          <table:table-cell table:style-name="Table22.A1" office:value-type="string">
            <text:p text:style-name="P73"/>
          </table:table-cell>
          <table:table-cell table:style-name="Table22.B6" office:value-type="string">
            <text:p text:style-name="P83">&lt; 0</text:p>
          </table:table-cell>
          <table:table-cell table:style-name="Table22.C6" table:number-columns-spanned="2" office:value-type="string">
            <text:p text:style-name="P351">If table identifier <text:span text:style-name="T76">or data pointer</text:span> invalid</text:p>
          </table:table-cell>
          <table:covered-table-cell/>
        </table:table-row>
      </table:table>
      <text:p text:style-name="P249"/>
      <text:p text:style-name="P141"/>
      <text:h text:style-name="P23" text:outline-level="3">Clearing all <text:span text:style-name="T81">A</text:span>llocated <text:span text:style-name="T81">A</text:span>ddress <text:span text:style-name="T81">T</text:span>ranslation <text:span text:style-name="T81">W</text:span>indows</text:h>
      <text:p text:style-name="P141"/>
      <text:p text:style-name="P222">Prototype</text:p>
      <text:p text:style-name="P221"/>
      <text:p text:style-name="P106">#include &lt;tsculib.h&gt;</text:p>
      <text:p text:style-name="P106">#include &lt;tscioctl.h&gt;</text:p>
      <text:p text:style-name="P106"/>
      <text:p text:style-name="P106">int</text:p>
      <text:p text:style-name="P135">tsc_map_clear( struct tsc_ioctl_map_ctl *ctl_p);</text:p>
      <text:p text:style-name="P275"><text:tab/></text:p>
      <text:p text:style-name="P185">Description</text:p>
      <text:p text:style-name="P275"><text:span text:style-name="T3">That function clears all mapping window previously allocated by a call to </text:span><text:span text:style-name="T14">tsc_map_alloc()</text:span><text:span text:style-name="T3">. The field </text:span><text:span text:style-name="T13">sg_id</text:span><text:span text:style-name="T3"> is used by the tsc driver to identify the table to be cleared. <text:s/></text:span></text:p>
      <text:p text:style-name="P275"/>
      <text:p text:style-name="P185">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22"/>
          </table:table-cell>
          <table:table-cell table:style-name="Table21.B1" office:value-type="string">
            <text:p text:style-name="P323">ctl_p</text:p>
          </table:table-cell>
          <table:table-cell table:style-name="Table21.C1" table:number-columns-spanned="2" office:value-type="string">
            <text:p text:style-name="P322">pointer to a <text:s/><text:span text:style-name="T54">tsc_ioctl_map_ctl</text:span><text:span text:style-name="T24">.</text:span></text:p>
          </table:table-cell>
          <table:covered-table-cell/>
        </table:table-row>
        <table:table-row>
          <table:table-cell table:style-name="Table21.A1" office:value-type="string">
            <text:p text:style-name="P73"/>
          </table:table-cell>
          <table:table-cell table:style-name="Table21.B1" office:value-type="string">
            <text:p text:style-name="P73"/>
          </table:table-cell>
          <table:table-cell table:style-name="Table21.B1" office:value-type="string">
            <text:p text:style-name="P323">ctl_p-&gt;sg_id</text:p>
          </table:table-cell>
          <table:table-cell table:style-name="Table21.C1" office:value-type="string">
            <text:p text:style-name="P355">Identifier of mapping table</text:p>
          </table:table-cell>
        </table:table-row>
      </table:table>
      <text:p text:style-name="P275"/>
      <text:p text:style-name="P275"/>
      <text:p text:style-name="P185">Return</text:p>
      <text:p text:style-name="P184"/>
      <table:table table:name="Table23" table:style-name="Table23">
        <table:table-column table:style-name="Table23.A"/>
        <table:table-column table:style-name="Table23.B"/>
        <table:table-column table:style-name="Table23.C"/>
        <table:table-row>
          <table:table-cell table:style-name="Table23.A1" office:value-type="string">
            <text:p text:style-name="P322"/>
          </table:table-cell>
          <table:table-cell table:style-name="Table23.B1" office:value-type="float" office:value="0">
            <text:p text:style-name="P323">0</text:p>
          </table:table-cell>
          <table:table-cell table:style-name="Table23.C2" office:value-type="string">
            <text:p text:style-name="P333">If successful</text:p>
          </table:table-cell>
        </table:table-row>
        <table:table-row>
          <table:table-cell table:style-name="Table23.A1" office:value-type="string">
            <text:p text:style-name="P322"/>
          </table:table-cell>
          <table:table-cell table:style-name="Table23.B1" office:value-type="float" office:value="-1">
            <text:p text:style-name="P323">-1</text:p>
          </table:table-cell>
          <table:table-cell table:style-name="Table23.C2" office:value-type="string">
            <text:p text:style-name="P322">If table identifier <text:span text:style-name="T77">invalid</text:span></text:p>
          </table:table-cell>
        </table:table-row>
      </table:table>
      <text:p text:style-name="P249"/>
      <text:p text:style-name="P141"/>
      <text:h text:style-name="P20" text:outline-level="2">Kernel Buffers</text:h>
      <text:p text:style-name="P152">Buffer suitable for DMA access shall be allocated using special kernel function to make sure they are locked in memory and visible from the PCI Express. This operation is done by the device driver using the tsc_IOCTL_BUF_ALLOC ioctl() command.</text:p>
      <text:p text:style-name="P152">Once a buffer has been allocated, its kernel address can be used to map it in user's space using the /dev/kmem device. That operation can only be done in superuser mode.</text:p>
      <text:h text:style-name="P28" text:outline-level="3"><text:soft-page-break/>Allocating a <text:span text:style-name="T92">B</text:span>uffer in <text:span text:style-name="T92">S</text:span>ystem <text:span text:style-name="T92">M</text:span>emory <text:span text:style-name="T92">S</text:span>uitable for DMA</text:h>
      <text:p text:style-name="P232">Prototype</text:p>
      <text:p text:style-name="P243"/>
      <text:p text:style-name="P118">#include &lt;tsculib.h&gt;</text:p>
      <text:p text:style-name="P118">#include &lt;tscioctl.h&gt;</text:p>
      <text:p text:style-name="P118"/>
      <text:p text:style-name="P118">void *</text:p>
      <text:p text:style-name="P136">tsc_<text:span text:style-name="T90">k</text:span>buf_alloc( struct tsc_ioctl_<text:span text:style-name="T90">k</text:span>buf_<text:span text:style-name="T90">req</text:span> *buf_p)</text:p>
      <text:p text:style-name="P316"><text:tab/></text:p>
      <text:p text:style-name="P195">Description</text:p>
      <text:p text:style-name="P316"><text:span text:style-name="T3">That function updates the </text:span><text:span text:style-name="T14">tsc_ioctl_</text:span><text:span text:style-name="T17">k</text:span><text:span text:style-name="T14">buf_</text:span><text:span text:style-name="T17">req</text:span><text:span text:style-name="T3"> data structure with the parameters of the buffer allocated by the kernel in system memory. </text:span><text:span text:style-name="T7">This call is operatin</text:span><text:span text:style-name="T8">g</text:span><text:span text:style-name="T7"> system dependent.</text:span></text:p>
      <text:p text:style-name="P316"/>
      <text:p text:style-name="P195">Parameters</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341"/>
          </table:table-cell>
          <table:table-cell table:style-name="Table45.B1" office:value-type="string">
            <text:p text:style-name="P328">buf_p</text:p>
          </table:table-cell>
          <table:table-cell table:style-name="Table45.C1" table:number-columns-spanned="2" office:value-type="string">
            <text:p text:style-name="P341">pointer to a <text:s/><text:span text:style-name="T32">tsc_ioctl_</text:span><text:span text:style-name="T36">k</text:span><text:span text:style-name="T32">buf_</text:span><text:span text:style-name="T36">req</text:span><text:span text:style-name="T32"> </text:span><text:span text:style-name="T24">data structure.</text:span></text:p>
          </table:table-cell>
          <table:covered-table-cell/>
        </table:table-row>
        <table:table-row>
          <table:table-cell table:style-name="Table45.A1" office:value-type="string">
            <text:p text:style-name="P75"/>
          </table:table-cell>
          <table:table-cell table:style-name="Table45.B1" office:value-type="string">
            <text:p text:style-name="P75"/>
          </table:table-cell>
          <table:table-cell table:style-name="Table45.B1" office:value-type="string">
            <text:p text:style-name="P328">buf_p-&gt;size</text:p>
          </table:table-cell>
          <table:table-cell table:style-name="Table45.C1" office:value-type="string">
            <text:p text:style-name="P356">Size of the buffer to be allocated</text:p>
          </table:table-cell>
        </table:table-row>
      </table:table>
      <text:p text:style-name="P316"/>
      <text:p text:style-name="P316"/>
      <text:p text:style-name="P195">Return</text:p>
      <text:p text:style-name="P216"/>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41"/>
          </table:table-cell>
          <table:table-cell table:style-name="Table46.B1" office:value-type="string">
            <text:p text:style-name="P329">0</text:p>
          </table:table-cell>
          <table:table-cell table:style-name="Table46.C1" table:number-columns-spanned="2" office:value-type="string">
            <text:p text:style-name="P341"><text:span text:style-name="T32">tsc_ioctl_</text:span><text:span text:style-name="T36">k</text:span><text:span text:style-name="T32">buf_</text:span><text:span text:style-name="T36">req</text:span><text:span text:style-name="T32"> </text:span><text:span text:style-name="T24">data structure </text:span><text:span text:style-name="T30">updated with the <text:s/></text:span><text:span text:style-name="T20">parameters of the buffer allocated</text:span></text:p>
          </table:table-cell>
          <table:covered-table-cell/>
        </table:table-row>
        <table:table-row>
          <table:table-cell table:style-name="Table46.A1" office:value-type="string">
            <text:p text:style-name="P75"/>
          </table:table-cell>
          <table:table-cell table:style-name="Table46.B1" office:value-type="string">
            <text:p text:style-name="P75"/>
          </table:table-cell>
          <table:table-cell table:style-name="Table46.B1" office:value-type="string">
            <text:p text:style-name="P328">buf_p-&gt;k_<text:span text:style-name="T90">base</text:span></text:p>
          </table:table-cell>
          <table:table-cell table:style-name="Table46.C1" office:value-type="string">
            <text:p text:style-name="P356">Buffer kernel <text:span text:style-name="T90">base </text:span>address (suitable for subsequent call to mmap() function using /dev/kmem device)</text:p>
          </table:table-cell>
        </table:table-row>
        <table:table-row>
          <table:table-cell table:style-name="Table46.A1" office:value-type="string">
            <text:p text:style-name="P75"/>
          </table:table-cell>
          <table:table-cell table:style-name="Table46.B1" office:value-type="string">
            <text:p text:style-name="P75"/>
          </table:table-cell>
          <table:table-cell table:style-name="Table46.B1" office:value-type="string">
            <text:p text:style-name="P359">buf_p-&gt;b_<text:span text:style-name="T90">base</text:span></text:p>
          </table:table-cell>
          <table:table-cell table:style-name="Table46.C1" office:value-type="string">
            <text:p text:style-name="P356">Buffer bus <text:span text:style-name="T90">base </text:span>address (suitable for DMA parameters)</text:p>
          </table:table-cell>
        </table:table-row>
        <table:table-row>
          <table:table-cell table:style-name="Table46.A1" office:value-type="string">
            <text:p text:style-name="P75"/>
          </table:table-cell>
          <table:table-cell table:style-name="Table46.B1" office:value-type="string">
            <text:p text:style-name="P84">NULL</text:p>
          </table:table-cell>
          <table:table-cell table:style-name="Table46.C1" table:number-columns-spanned="2" office:value-type="string">
            <text:p text:style-name="P352">Buffer was not allocated</text:p>
          </table:table-cell>
          <table:covered-table-cell/>
        </table:table-row>
      </table:table>
      <text:p text:style-name="P259"/>
      <text:p text:style-name="P147"/>
      <text:h text:style-name="P28" text:outline-level="3">Freeing an <text:span text:style-name="T92">A</text:span>llocated <text:span text:style-name="T92">B</text:span>uffer</text:h>
      <text:p text:style-name="P147"/>
      <text:p text:style-name="P232">Prototype</text:p>
      <text:p text:style-name="P243"/>
      <text:p text:style-name="P118">#include &lt;tsculib.h&gt;</text:p>
      <text:p text:style-name="P118">#include &lt;tscioctl.h&gt;</text:p>
      <text:p text:style-name="P118"/>
      <text:p text:style-name="P118">int</text:p>
      <text:p text:style-name="P136">tsc_<text:span text:style-name="T90">k</text:span>buf_free( struct tsc_ioctl_<text:span text:style-name="T90">k</text:span>buf_<text:span text:style-name="T90">req</text:span> *buf_p)</text:p>
      <text:p text:style-name="P316"><text:soft-page-break/><text:tab/></text:p>
      <text:p text:style-name="P195">Description</text:p>
      <text:p text:style-name="P316"><text:span text:style-name="T3">That function free a buffer previously allocated by a call to </text:span><text:span text:style-name="T14">tsc_</text:span><text:span text:style-name="T17">k</text:span><text:span text:style-name="T14">buf_alloc()</text:span><text:span text:style-name="T3">. </text:span><text:span text:style-name="T7">This call is operation system dependent.</text:span></text:p>
      <text:p text:style-name="P316"/>
      <text:p text:style-name="P195">Parameters</text:p>
      <text:p text:style-name="P216"/>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341"/>
          </table:table-cell>
          <table:table-cell table:style-name="Table47.B1" office:value-type="string">
            <text:p text:style-name="P328">buf_p</text:p>
          </table:table-cell>
          <table:table-cell table:style-name="Table47.C1" table:number-columns-spanned="2" office:value-type="string">
            <text:p text:style-name="P341">pointer to a <text:s/><text:span text:style-name="T32">tsc_ioctl_buf </text:span><text:span text:style-name="T24">data structure initialized with the buffer parameters.</text:span></text:p>
          </table:table-cell>
          <table:covered-table-cell/>
        </table:table-row>
        <table:table-row>
          <table:table-cell table:style-name="Table47.A1" office:value-type="string">
            <text:p text:style-name="P75"/>
          </table:table-cell>
          <table:table-cell table:style-name="Table47.B1" office:value-type="string">
            <text:p text:style-name="P75"/>
          </table:table-cell>
          <table:table-cell table:style-name="Table47.B1" office:value-type="string">
            <text:p text:style-name="P328">buf_p-&gt;k_<text:span text:style-name="T91">base</text:span></text:p>
          </table:table-cell>
          <table:table-cell table:style-name="Table47.C1" office:value-type="string">
            <text:p text:style-name="P356">Kernel <text:span text:style-name="T91">base </text:span>address (as returned by <text:span text:style-name="T32">tsc_buf_alloc()</text:span>) of <text:s/>the buffer to be freed</text:p>
          </table:table-cell>
        </table:table-row>
        <table:table-row>
          <table:table-cell table:style-name="Table47.A1" office:value-type="string">
            <text:p text:style-name="P75"/>
          </table:table-cell>
          <table:table-cell table:style-name="Table47.B1" office:value-type="string">
            <text:p text:style-name="P75"/>
          </table:table-cell>
          <table:table-cell table:style-name="Table47.B1" office:value-type="string">
            <text:p text:style-name="P359">buf_p-&gt;b_<text:span text:style-name="T91">base</text:span></text:p>
          </table:table-cell>
          <table:table-cell table:style-name="Table47.C1" office:value-type="string">
            <text:p text:style-name="P356"><text:span text:style-name="T91">B</text:span>us <text:span text:style-name="T91">base </text:span>address (as returned by <text:span text:style-name="T32">tsc_buf_alloc()</text:span>) of <text:s/>the buffer to be freed</text:p>
          </table:table-cell>
        </table:table-row>
        <table:table-row>
          <table:table-cell table:style-name="Table47.A1" office:value-type="string">
            <text:p text:style-name="P75"/>
          </table:table-cell>
          <table:table-cell table:style-name="Table47.B1" office:value-type="string">
            <text:p text:style-name="P75"/>
          </table:table-cell>
          <table:table-cell table:style-name="Table47.B1" office:value-type="string">
            <text:p text:style-name="P359">buf_p-&gt;size</text:p>
          </table:table-cell>
          <table:table-cell table:style-name="Table47.C1" office:value-type="string">
            <text:p text:style-name="P356">Size (as returned by <text:span text:style-name="T32">tsc_buf_alloc()</text:span>) of <text:s/>the buffer to be freed</text:p>
          </table:table-cell>
        </table:table-row>
      </table:table>
      <text:p text:style-name="P316"/>
      <text:p text:style-name="P316"/>
      <text:p text:style-name="P195">Return</text:p>
      <table:table table:name="Table48" table:style-name="Table48">
        <table:table-column table:style-name="Table48.A"/>
        <table:table-column table:style-name="Table48.B"/>
        <table:table-column table:style-name="Table48.C"/>
        <table:table-row>
          <table:table-cell table:style-name="Table48.A1" office:value-type="string">
            <text:p text:style-name="P341"/>
          </table:table-cell>
          <table:table-cell table:style-name="Table48.B1" office:value-type="float" office:value="0">
            <text:p text:style-name="P325">0</text:p>
          </table:table-cell>
          <table:table-cell table:style-name="Table48.C2" office:value-type="string">
            <text:p text:style-name="P341">Buffer successfully freed</text:p>
          </table:table-cell>
        </table:table-row>
        <table:table-row>
          <table:table-cell table:style-name="Table48.A1" office:value-type="string">
            <text:p text:style-name="P75"/>
          </table:table-cell>
          <table:table-cell table:style-name="Table48.B2" office:value-type="string">
            <text:p text:style-name="P85">&lt; 0</text:p>
          </table:table-cell>
          <table:table-cell table:style-name="Table48.C2" office:value-type="string">
            <text:p text:style-name="P352">Invalid buffer parameters</text:p>
          </table:table-cell>
        </table:table-row>
      </table:table>
      <text:p text:style-name="P259"/>
      <text:p text:style-name="P147"/>
      <text:h text:style-name="P29" text:outline-level="3">Reading from a Kernel Buffer</text:h>
      <text:p text:style-name="P233">Prototype</text:p>
      <text:p text:style-name="P244"/>
      <text:p text:style-name="P134">#include &lt;tsculib.h&gt;</text:p>
      <text:p text:style-name="P119">#include &lt;tscioctl.h&gt;</text:p>
      <text:p text:style-name="P119"/>
      <text:p text:style-name="P119">int</text:p>
      <text:p text:style-name="P119">tsc_<text:span text:style-name="T93">kbuf</text:span>_<text:span text:style-name="T93">read</text:span>( <text:span text:style-name="T93">void</text:span>_*<text:span text:style-name="T93">k_</text:span>addr,</text:p>
      <text:p text:style-name="P119"><text:s text:c="15"/>char *buf,</text:p>
      <text:p text:style-name="P119"><text:s text:c="15"/><text:span text:style-name="T93">u</text:span>int <text:span text:style-name="T93">size)</text:span></text:p>
      <text:p text:style-name="P317"><text:tab/></text:p>
      <text:p text:style-name="P196">Description</text:p>
      <text:p text:style-name="P271">That function allows to move data from a <text:span text:style-name="T93">kernel buffer suitable for DMA access to </text:span>a buffer allocated in the application space. </text:p>
      <text:p text:style-name="P317"/>
      <text:p text:style-name="P196">Parameters</text:p>
      <text:p text:style-name="P217"/>
      <table:table table:name="Table49" table:style-name="Table49">
        <table:table-column table:style-name="Table49.A"/>
        <table:table-column table:style-name="Table49.B"/>
        <table:table-column table:style-name="Table49.C"/>
        <table:table-row>
          <table:table-cell table:style-name="Table49.A1" office:value-type="string">
            <text:p text:style-name="P342"/>
          </table:table-cell>
          <table:table-cell table:style-name="Table49.B1" office:value-type="string">
            <text:p text:style-name="P330"><text:span text:style-name="T93">k</text:span>_addr</text:p>
          </table:table-cell>
          <table:table-cell table:style-name="Table49.C1" office:value-type="string">
            <text:p text:style-name="P334"><text:span text:style-name="T93">Kernel buffer </text:span>address </text:p>
          </table:table-cell>
        </table:table-row>
        <table:table-row>
          <table:table-cell table:style-name="Table49.A1" office:value-type="string">
            <text:p text:style-name="P342"/>
          </table:table-cell>
          <table:table-cell table:style-name="Table49.B1" office:value-type="string">
            <text:p text:style-name="P330">buf</text:p>
          </table:table-cell>
          <table:table-cell table:style-name="Table49.C1" office:value-type="string">
            <text:p text:style-name="P342"><text:span text:style-name="T94">Pointer to the u</text:span>ser buffer</text:p>
          </table:table-cell>
        </table:table-row>
        <table:table-row>
          <table:table-cell table:style-name="Table49.A1" office:value-type="string">
            <text:p text:style-name="P342"/>
          </table:table-cell>
          <table:table-cell table:style-name="Table49.B1" office:value-type="string">
            <text:p text:style-name="P330"><text:span text:style-name="T93">size</text:span> </text:p>
          </table:table-cell>
          <table:table-cell table:style-name="Table49.C1" office:value-type="string">
            <text:p text:style-name="P343">Number of bytes to read</text:p>
          </table:table-cell>
        </table:table-row>
      </table:table>
      <text:p text:style-name="P317"/>
      <text:p text:style-name="P317"/>
      <text:p text:style-name="P196">Return</text:p>
      <table:table table:name="Table50" table:style-name="Table50">
        <table:table-column table:style-name="Table50.A"/>
        <table:table-column table:style-name="Table50.B"/>
        <table:table-column table:style-name="Table50.C"/>
        <table:table-row>
          <table:table-cell table:style-name="Table50.A1" office:value-type="string">
            <text:p text:style-name="P342"/>
          </table:table-cell>
          <table:table-cell table:style-name="Table50.B1" office:value-type="float" office:value="0">
            <text:p text:style-name="P326">0</text:p>
          </table:table-cell>
          <table:table-cell table:style-name="Table50.C2" office:value-type="string">
            <text:p text:style-name="P342">Data transfer successful</text:p>
          </table:table-cell>
        </table:table-row>
        <table:table-row>
          <table:table-cell table:style-name="Table50.A1" office:value-type="string">
            <text:p text:style-name="P76"/>
          </table:table-cell>
          <table:table-cell table:style-name="Table50.B2" office:value-type="string">
            <text:p text:style-name="P82">&lt; 0</text:p>
          </table:table-cell>
          <table:table-cell table:style-name="Table50.C2" office:value-type="string">
            <text:p text:style-name="P353">See ioctl() error codes</text:p>
          </table:table-cell>
        </table:table-row>
      </table:table>
      <text:p text:style-name="P260"><text:soft-page-break/></text:p>
      <text:p text:style-name="P182"/>
      <text:h text:style-name="P29" text:outline-level="3">Writing to a Kernel Buffer</text:h>
      <text:p text:style-name="P233">Prototype</text:p>
      <text:p text:style-name="P244"/>
      <text:p text:style-name="P134">#include &lt;tsculib.h&gt;</text:p>
      <text:p text:style-name="P119">#include &lt;tscioctl.h&gt;</text:p>
      <text:p text:style-name="P119"/>
      <text:p text:style-name="P119">int</text:p>
      <text:p text:style-name="P119">tsc_<text:span text:style-name="T93">kbuf</text:span>_write( <text:span text:style-name="T93">void</text:span>_*<text:span text:style-name="T93">k_</text:span>addr,</text:p>
      <text:p text:style-name="P119"><text:s text:c="16"/>char *buf,</text:p>
      <text:p text:style-name="P119"><text:s text:c="16"/><text:span text:style-name="T93">u</text:span>int <text:span text:style-name="T93">size)</text:span></text:p>
      <text:p text:style-name="P134"/>
      <text:p text:style-name="P196">Description</text:p>
      <text:p text:style-name="P271">That function allows to move data from a buffer allocated in the application space to a <text:span text:style-name="T93">kernel buffer suitable for DMA access</text:span>. </text:p>
      <text:p text:style-name="P317"/>
      <text:p text:style-name="P196">Parameters</text:p>
      <text:p text:style-name="P217"/>
      <table:table table:name="Table51" table:style-name="Table51">
        <table:table-column table:style-name="Table51.A"/>
        <table:table-column table:style-name="Table51.B"/>
        <table:table-column table:style-name="Table51.C"/>
        <table:table-row>
          <table:table-cell table:style-name="Table51.A1" office:value-type="string">
            <text:p text:style-name="P342"/>
          </table:table-cell>
          <table:table-cell table:style-name="Table51.B1" office:value-type="string">
            <text:p text:style-name="P330"><text:span text:style-name="T93">k</text:span>_addr</text:p>
          </table:table-cell>
          <table:table-cell table:style-name="Table51.C1" office:value-type="string">
            <text:p text:style-name="P334"><text:span text:style-name="T93">Kernel buffer </text:span>address</text:p>
          </table:table-cell>
        </table:table-row>
        <table:table-row>
          <table:table-cell table:style-name="Table51.A1" office:value-type="string">
            <text:p text:style-name="P342"/>
          </table:table-cell>
          <table:table-cell table:style-name="Table51.B1" office:value-type="string">
            <text:p text:style-name="P330">buf</text:p>
          </table:table-cell>
          <table:table-cell table:style-name="Table51.C1" office:value-type="string">
            <text:p text:style-name="P344"><text:span text:style-name="T94">Pointer to the u</text:span>ser buffer</text:p>
          </table:table-cell>
        </table:table-row>
        <table:table-row>
          <table:table-cell table:style-name="Table51.A1" office:value-type="string">
            <text:p text:style-name="P342"/>
          </table:table-cell>
          <table:table-cell table:style-name="Table51.B1" office:value-type="string">
            <text:p text:style-name="P330"><text:span text:style-name="T93">size</text:span> </text:p>
          </table:table-cell>
          <table:table-cell table:style-name="Table51.C1" office:value-type="string">
            <text:p text:style-name="P343">Number of bytes to be written</text:p>
          </table:table-cell>
        </table:table-row>
      </table:table>
      <text:p text:style-name="P317"/>
      <text:p text:style-name="P317"/>
      <text:p text:style-name="P196">Return</text:p>
      <table:table table:name="Table62" table:style-name="Table62">
        <table:table-column table:style-name="Table62.A"/>
        <table:table-column table:style-name="Table62.B"/>
        <table:table-column table:style-name="Table62.C"/>
        <table:table-row>
          <table:table-cell table:style-name="Table62.A1" office:value-type="string">
            <text:p text:style-name="P342"/>
          </table:table-cell>
          <table:table-cell table:style-name="Table62.B1" office:value-type="float" office:value="0">
            <text:p text:style-name="P326">0</text:p>
          </table:table-cell>
          <table:table-cell table:style-name="Table62.C2" office:value-type="string">
            <text:p text:style-name="P342">Data transfer successful</text:p>
          </table:table-cell>
        </table:table-row>
        <table:table-row>
          <table:table-cell table:style-name="Table62.A1" office:value-type="string">
            <text:p text:style-name="P76"/>
          </table:table-cell>
          <table:table-cell table:style-name="Table62.B2" office:value-type="string">
            <text:p text:style-name="P82">&lt; 0</text:p>
          </table:table-cell>
          <table:table-cell table:style-name="Table62.C2" office:value-type="string">
            <text:p text:style-name="P353">See ioctl() error codes</text:p>
          </table:table-cell>
        </table:table-row>
      </table:table>
      <text:p text:style-name="P260"/>
      <text:p text:style-name="P182"/>
      <text:p text:style-name="P182"/>
      <text:p text:style-name="P182"/>
      <text:p text:style-name="P182"/>
      <text:p text:style-name="P182"/>
      <text:p text:style-name="P182"/>
      <text:p text:style-name="P182"/>
      <text:p text:style-name="P182"/>
      <text:h text:style-name="P20" text:outline-level="2"><text:soft-page-break/>DMA Transfer</text:h>
      <text:h text:style-name="P23" text:outline-level="3">Performing a DMA <text:span text:style-name="T82">T</text:span>ransfer</text:h>
      <text:p text:style-name="P234">Prototype</text:p>
      <text:p text:style-name="P245"/>
      <text:p text:style-name="P120">#include &lt;tsculib.h&gt;</text:p>
      <text:p text:style-name="P120">#include &lt;tscioctl.h&gt;</text:p>
      <text:p text:style-name="P120"/>
      <text:p text:style-name="P120">int</text:p>
      <text:p text:style-name="P137">tsc_dma_move( struct tsc_ioctl_dma_req *req_p)</text:p>
      <text:p text:style-name="P318"><text:tab/></text:p>
      <text:p text:style-name="P197">Description</text:p>
      <text:p text:style-name="P319"><text:span text:style-name="T3">This is the generic function to </text:span><text:span text:style-name="T13">perform DMA transfers. Transfer parameters shall be loaded in the </text:span><text:span text:style-name="T14">tsc_ioctl_dma_req</text:span><text:span text:style-name="T13"> data structure</text:span><text:span text:style-name="T3">.</text:span></text:p>
      <text:p text:style-name="P274">Data transfer is performed between two different spaces. <text:span text:style-name="T88">The</text:span> address parameters are address offset within the specified space.</text:p>
      <text:p text:style-name="P274">When performing data transfer on buses such PCIe, blocks are divided in packets whose size depend on the characteristics of the bus or the target device. The maximum packet size to be used by the DMA engine shall be defined in the size parameters. By default it is 128 bytes</text:p>
      <text:p text:style-name="P318"/>
      <text:p text:style-name="P197">Parameters</text:p>
      <text:p text:style-name="P218"/>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45"/>
          </table:table-cell>
          <table:table-cell table:style-name="Table41.B1" office:value-type="string">
            <text:p text:style-name="P331">req_p</text:p>
          </table:table-cell>
          <table:table-cell table:style-name="Table41.C1" table:number-columns-spanned="2" office:value-type="string">
            <text:p text:style-name="P345">pointer to a <text:s/><text:span text:style-name="T32">tsc_ioctl_dma_req </text:span><text:span text:style-name="T24">data structure initialized with the transfer parameters.</text:span></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31">req_p-&gt;<text:span text:style-name="T83">des</text:span>_addr</text:p>
          </table:table-cell>
          <table:table-cell table:style-name="Table41.C1" office:value-type="string">
            <text:p text:style-name="P357">DMA transfer destination address</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des_space</text:p>
          </table:table-cell>
          <table:table-cell table:style-name="Table41.C1" office:value-type="string">
            <text:p text:style-name="P357">DMA transfer destination spac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0">DMA_SPACE_PCIE → PCI Express <text:span text:style-name="T138">(1, 2)</text:span></text:p>
            <text:p text:style-name="P371">DMA_SPACE_SHM <text:s/>→ shared memory <text:span text:style-name="T138">(1, 2)</text:span></text:p>
            <text:p text:style-name="P371">DMA_SPACE_<text:span text:style-name="T86">USR</text:span> <text:s/>→ <text:span text:style-name="T86">USR space </text:span><text:span text:style-name="T138">(1, 2)</text:span></text:p>
            <text:p text:style-name="P370">DMA_SPACE_WS <text:s text:c="2"/>→ 16 bit byte swapping (OR with DMA_SPACE_XXX)</text:p>
            <text:p text:style-name="P370">DMA_SPACE_DS <text:s text:c="2"/>→ 32 bit byte swapping (OR with DMA_SPACE_XXX)</text:p>
            <text:p text:style-name="P370">DMA_SPACE_QS <text:s text:c="2"/>→ 64 bit byte swapping (OR with DMA_SPACE_XXX)</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des_mode</text:p>
          </table:table-cell>
          <table:table-cell table:style-name="Table41.C1" office:value-type="string">
            <text:p text:style-name="P357">DMA transfer destination mod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0">DMA_PCIE_TC0 → PCI Express Traffic Class 0</text:p>
            <text:p text:style-name="P370">DMA_PCIE_TC1 → PCI Express Traffic Class 1</text:p>
            <text:p text:style-name="P370">DMA_PCIE_TC2 → PCI Express Traffic Class 2</text:p>
            <text:p text:style-name="P370">DMA_PCIE_TC3 → PCI Express Traffic Class 3</text:p>
            <text:p text:style-name="P370">DMA_PCIE_TC4 → PCI Express Traffic Class 4</text:p>
            <text:p text:style-name="P370">DMA_PCIE_TC5 → PCI Express Traffic Class 5</text:p>
            <text:p text:style-name="P370">DMA_PCIE_TC6 → PCI Express Traffic Class 6</text:p>
            <text:p text:style-name="P370">DMA_PCIE_TC7 → PCI Express Traffic Class 7</text:p>
            <text:p text:style-name="P370">DMA_PCIE_RR1 → PCI Express 1 outstanding request</text:p>
            <text:p text:style-name="P370">DMA_PCIE_RR2 → PCI Express 2 outstanding request</text:p>
            <text:p text:style-name="P370">DMA_PCIE_RR3 → PCI Express 3 outstanding request</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src_addr</text:p>
          </table:table-cell>
          <table:table-cell table:style-name="Table41.C1" office:value-type="string">
            <text:p text:style-name="P357">DMA transfer source address</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src_space</text:p>
          </table:table-cell>
          <table:table-cell table:style-name="Table41.C1" office:value-type="string">
            <text:p text:style-name="P357">DMA transfer source spac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src_mode</text:p>
          </table:table-cell>
          <table:table-cell table:style-name="Table41.C1" office:value-type="string">
            <text:p text:style-name="P357">DMA transfer source mode</text:p>
          </table:table-cell>
        </table:table-row>
        <text:soft-page-break/>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size</text:p>
          </table:table-cell>
          <table:table-cell table:style-name="Table41.C1" office:value-type="string">
            <text:p text:style-name="P357">Bits 23:0 encode the DMA transfer size (in bytes). Bits 31:30 encode the max packet size used by the DMA engin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2">DMA_SIZE_PKT_128 <text:s text:c="2"/>→ maximum DMA packet size 128 Bytes</text:p>
            <text:p text:style-name="P372">DMA_SIZE_PKT_256 <text:s text:c="2"/>→ maximum DMA packet size 256 Bytes</text:p>
            <text:p text:style-name="P372">DMA_SIZE_PKT_512 <text:s text:c="2"/>→ maximum DMA packet size 512 Bytes</text:p>
            <text:p text:style-name="P372"><text:span text:style-name="T24">DMA_SIZE_PKT_1k <text:s text:c="3"/>→ maximum DMA packet size 1 KBytes</text:span> </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start_mode</text:p>
          </table:table-cell>
          <table:table-cell table:style-name="Table41.C1" office:value-type="string">
            <text:p text:style-name="P357">DMA starting mod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3">DMA_START_CHAN<text:span text:style-name="T84">(chan)</text:span> → use DMA channel <text:span text:style-name="T84">chan (0 or 1)</text:span></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intr_mode</text:p>
          </table:table-cell>
          <table:table-cell table:style-name="Table41.C1" office:value-type="string">
            <text:p text:style-name="P357">Interrupt mod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3">DMA_INTR_ENA <text:s text:c="3"/>→ enable interrupt</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wait_mode</text:p>
          </table:table-cell>
          <table:table-cell table:style-name="Table41.C1" office:value-type="string">
            <text:p text:style-name="P357">Wait mode</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4">DMA_WAIT_INTR <text:s text:c="4"/>→ wait for interrupt</text:p>
            <text:p text:style-name="P375">DMA_WAIT_1MS <text:s text:c="5"/>→ set 1 msec scale</text:p>
            <text:p text:style-name="P375">DMA_WAIT_10MS <text:s text:c="4"/>→ set 10 msec scale</text:p>
            <text:p text:style-name="P375">DMA_WAIT_100MS <text:s text:c="3"/>→ set 100 msec scale</text:p>
            <text:p text:style-name="P375">DMA_WAIT_1S <text:s text:c="6"/>→ set 1 sec scale</text:p>
            <text:p text:style-name="P375">DMA_WAIT_10S <text:s text:c="5"/>→ set 10 sec scale</text:p>
            <text:p text:style-name="P376"><text:span text:style-name="T45">DMA_WAIT_100S <text:s text:c="4"/>→ set 100 sec scale</text:span> <text:s/></text:p>
          </table:table-cell>
          <table:covered-table-cell/>
        </table:table-row>
        <table:table-row>
          <table:table-cell table:style-name="Table41.A1" office:value-type="string">
            <text:p text:style-name="P77"/>
          </table:table-cell>
          <table:table-cell table:style-name="Table41.B1" office:value-type="string">
            <text:p text:style-name="P77"/>
          </table:table-cell>
          <table:table-cell table:style-name="Table41.B1" office:value-type="string">
            <text:p text:style-name="P360">req_p-&gt;dma_status</text:p>
          </table:table-cell>
          <table:table-cell table:style-name="Table41.C1" office:value-type="string">
            <text:p text:style-name="P377">DMA current status updated by the driver. <text:span text:style-name="T24">If a DMA interrupt has been detected, bit 31:16 hods the interrupt source identifier</text:span></text:p>
          </table:table-cell>
        </table:table-row>
        <table:table-row>
          <table:table-cell table:style-name="Table41.A1" office:value-type="string">
            <text:p text:style-name="P77"/>
          </table:table-cell>
          <table:table-cell table:style-name="Table41.B1" office:value-type="string">
            <text:p text:style-name="P77"/>
          </table:table-cell>
          <table:table-cell table:style-name="Table41.C1" table:number-columns-spanned="2" office:value-type="string">
            <text:p text:style-name="P372">DMA_STATUS_RUN_RD0 <text:s text:c="2"/>→ set when DMA read engine #0 is started</text:p>
            <text:p text:style-name="P372">DMA_STATUS_RUN_RD1 <text:s text:c="2"/>→ set when DMA read engine #1 is started</text:p>
            <text:p text:style-name="P372">DMA_STATUS_RUN_WR0 <text:s text:c="2"/>→ set when DMA write engine #0 is started</text:p>
            <text:p text:style-name="P372">DMA_STATUS_RUN_WR1 <text:s text:c="2"/>→ set when DMA write engine #1 is started</text:p>
            <text:p text:style-name="P372">DMA_STATUS_DONE <text:s text:c="5"/>→ set when the DMA interrupt is detected</text:p>
            <text:p text:style-name="P372">DMA_STATUS_WAITING <text:s text:c="2"/>→ set when the driver start waiting </text:p>
            <text:p text:style-name="P372">DMA_STATUS_ENDED <text:s text:c="4"/>→ set when the driver finish waiting </text:p>
            <text:p text:style-name="P372">DMA_STATUS_ERR <text:s text:c="6"/>→ set if an error has been detected</text:p>
            <text:p text:style-name="P372">DMA_STATUS_TMO <text:s text:c="6"/>→ set if a timeout has been detected</text:p>
          </table:table-cell>
          <table:covered-table-cell/>
        </table:table-row>
      </table:table>
      <text:p text:style-name="P318"/>
      <text:p text:style-name="P318"/>
      <text:p text:style-name="P197">Return</text:p>
      <table:table table:name="Table42" table:style-name="Table42">
        <table:table-column table:style-name="Table42.A"/>
        <table:table-column table:style-name="Table42.B"/>
        <table:table-column table:style-name="Table42.C"/>
        <table:table-row>
          <table:table-cell table:style-name="Table42.A1" office:value-type="string">
            <text:p text:style-name="P339"/>
          </table:table-cell>
          <table:table-cell table:style-name="Table42.B1" office:value-type="float" office:value="0">
            <text:p text:style-name="P340">0</text:p>
          </table:table-cell>
          <table:table-cell table:style-name="Table42.C2" office:value-type="string">
            <text:p text:style-name="P345">DMA transfer ended</text:p>
          </table:table-cell>
        </table:table-row>
        <table:table-row>
          <table:table-cell table:style-name="Table42.A1" office:value-type="string">
            <text:p text:style-name="P87"/>
          </table:table-cell>
          <table:table-cell table:style-name="Table42.B2" office:value-type="string">
            <text:p text:style-name="P86">&lt; 0</text:p>
          </table:table-cell>
          <table:table-cell table:style-name="Table42.C2" office:value-type="string">
            <text:p text:style-name="P354">Invalid transfer parameters</text:p>
          </table:table-cell>
        </table:table-row>
      </table:table>
      <text:p text:style-name="P261"/>
      <text:p text:style-name="P148"/>
      <text:h text:style-name="P30" text:outline-level="3">Getting the <text:span text:style-name="T89">S</text:span>tatus of a DMA <text:span text:style-name="T89">T</text:span>ransfer</text:h>
      <text:p text:style-name="P235">Prototype</text:p>
      <text:p text:style-name="P246"/>
      <text:p text:style-name="P121">#include &lt;tsculib.h&gt;</text:p>
      <text:p text:style-name="P204"/>
      <text:p text:style-name="P121">int</text:p>
      <text:p text:style-name="P121">tsc_dma_status( struct tsc_ioctl_dma_sts *sts)</text:p>
      <text:p text:style-name="P284"><text:soft-page-break/><text:tab/></text:p>
      <text:p text:style-name="P198">Description</text:p>
      <text:p text:style-name="P272">That function fills <text:span text:style-name="T32">tsc_ioctl_dma_sts</text:span> data structure with the current status of a DMA controller. Basically that data structure contains the current value o<text:span text:style-name="T85">f</text:span> the 2*4 hardware registers controlling the DMA engine (refer to hardware description of the DMA controller).</text:p>
      <text:p text:style-name="P320"/>
      <text:p text:style-name="P198">Parameters</text:p>
      <table:table table:name="Table70" table:style-name="Table70">
        <table:table-column table:style-name="Table70.A"/>
        <table:table-column table:style-name="Table70.B"/>
        <table:table-column table:style-name="Table70.C"/>
        <table:table-row>
          <table:table-cell table:style-name="Table70.A1" office:value-type="string">
            <text:p text:style-name="P346"/>
          </table:table-cell>
          <table:table-cell table:style-name="Table70.B1" office:value-type="string">
            <text:p text:style-name="P347">sts</text:p>
          </table:table-cell>
          <table:table-cell table:style-name="Table70.C1" office:value-type="string">
            <text:p text:style-name="P335">Pointer to a tsc_ioctl_dma_sts data structure</text:p>
          </table:table-cell>
        </table:table-row>
        <table:table-row>
          <table:table-cell table:style-name="Table70.A1" office:value-type="string">
            <text:p text:style-name="P346"/>
          </table:table-cell>
          <table:table-cell table:style-name="Table70.B1" office:value-type="string">
            <text:p text:style-name="P346"/>
          </table:table-cell>
          <table:table-cell table:style-name="Table70.C1" office:value-type="string">
            <text:p text:style-name="P335"><text:span text:style-name="T85"><text:s text:c="5"/>sts-&gt;dma.chan <text:s text:c="3"/>→ </text:span>DMA channel index (0, 1, <text:span text:style-name="T137">2, 3</text:span>)</text:p>
          </table:table-cell>
        </table:table-row>
      </table:table>
      <text:p text:style-name="P219"/>
      <text:p text:style-name="P320"/>
      <text:p text:style-name="P198">Retur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46"/>
          </table:table-cell>
          <table:table-cell table:style-name="Table71.B1" office:value-type="float" office:value="0">
            <text:p text:style-name="P346">0</text:p>
          </table:table-cell>
          <table:table-cell table:style-name="Table71.C1" table:number-columns-spanned="2" office:value-type="string">
            <text:p text:style-name="P336">sts data structure filled with current value of DMA HW registers</text:p>
          </table:table-cell>
          <table:covered-table-cell/>
        </table:table-row>
        <table:table-row>
          <table:table-cell table:style-name="Table71.A1" office:value-type="string">
            <text:p text:style-name="P346"/>
          </table:table-cell>
          <table:table-cell table:style-name="Table71.B1">
            <text:p text:style-name="P346"/>
          </table:table-cell>
          <table:table-cell table:style-name="Table71.C4" office:value-type="string">
            <text:p text:style-name="P378">sts-&gt;dma.status</text:p>
          </table:table-cell>
          <table:table-cell table:style-name="Table71.D4" office:value-type="string">
            <text:p text:style-name="P336">Current status of DMA transfer</text:p>
          </table:table-cell>
        </table:table-row>
        <table:table-row>
          <table:table-cell table:style-name="Table71.A1" office:value-type="string">
            <text:p text:style-name="P346"/>
          </table:table-cell>
          <table:table-cell table:style-name="Table71.B1">
            <text:p text:style-name="P346"/>
          </table:table-cell>
          <table:table-cell table:style-name="Table71.C4" office:value-type="string">
            <text:p text:style-name="P378">sts-&gt;dma.state</text:p>
          </table:table-cell>
          <table:table-cell table:style-name="Table71.D4" office:value-type="string">
            <text:p text:style-name="P380">DMA channel current state</text:p>
            <text:p text:style-name="P379">DMA_STATE_IDLE <text:s text:c="5"/></text:p>
            <text:p text:style-name="P379">DMA_STATE_ALLOCATED</text:p>
            <text:p text:style-name="P379">DMA_STATE_STARTED <text:s text:c="2"/></text:p>
            <text:p text:style-name="P379">DMA_STATE_WAITING <text:s text:c="2"/></text:p>
            <text:p text:style-name="P379">DMA_STATE_DONE <text:s text:c="8"/></text:p>
          </table:table-cell>
        </table:table-row>
        <table:table-row>
          <table:table-cell table:style-name="Table71.A1" office:value-type="string">
            <text:p text:style-name="P346"/>
          </table:table-cell>
          <table:table-cell table:style-name="Table71.B1">
            <text:p text:style-name="P346"/>
          </table:table-cell>
          <table:table-cell table:style-name="Table71.C4" office:value-type="string">
            <text:p text:style-name="P378">sts-&gt;rd_csr</text:p>
          </table:table-cell>
          <table:table-cell table:style-name="Table71.D4" office:value-type="string">
            <text:p text:style-name="P336">Read engine CSR</text:p>
          </table:table-cell>
        </table:table-row>
        <table:table-row>
          <table:table-cell table:style-name="Table71.A1" office:value-type="string">
            <text:p text:style-name="P346"/>
          </table:table-cell>
          <table:table-cell table:style-name="Table71.B1">
            <text:p text:style-name="P346"/>
          </table:table-cell>
          <table:table-cell table:style-name="Table71.C5" office:value-type="string">
            <text:p text:style-name="P378">sts-&gt;rd_ndes</text:p>
          </table:table-cell>
          <table:table-cell table:style-name="Table71.D5" office:value-type="string">
            <text:p text:style-name="P336">Read engine next descriptor address</text:p>
          </table:table-cell>
        </table:table-row>
        <table:table-row>
          <table:table-cell table:style-name="Table71.A1" office:value-type="string">
            <text:p text:style-name="P346"/>
          </table:table-cell>
          <table:table-cell table:style-name="Table71.B1">
            <text:p text:style-name="P346"/>
          </table:table-cell>
          <table:table-cell table:style-name="Table71.C6" office:value-type="string">
            <text:p text:style-name="P378">sts-&gt;rd_cdes</text:p>
          </table:table-cell>
          <table:table-cell table:style-name="Table71.D6" office:value-type="string">
            <text:p text:style-name="P336">Read engine current descriptor address</text:p>
          </table:table-cell>
        </table:table-row>
        <table:table-row>
          <table:table-cell table:style-name="Table71.A1" office:value-type="string">
            <text:p text:style-name="P346"/>
          </table:table-cell>
          <table:table-cell table:style-name="Table71.B1">
            <text:p text:style-name="P346"/>
          </table:table-cell>
          <table:table-cell table:style-name="Table71.C7" office:value-type="string">
            <text:p text:style-name="P378">sts-&gt;rd_cnt</text:p>
          </table:table-cell>
          <table:table-cell table:style-name="Table71.D7" office:value-type="string">
            <text:p text:style-name="P336">Read engine word counter &amp; HW status</text:p>
          </table:table-cell>
        </table:table-row>
        <table:table-row>
          <table:table-cell table:style-name="Table71.A1" office:value-type="string">
            <text:p text:style-name="P346"/>
          </table:table-cell>
          <table:table-cell table:style-name="Table71.B1">
            <text:p text:style-name="P346"/>
          </table:table-cell>
          <table:table-cell table:style-name="Table71.C8" office:value-type="string">
            <text:p text:style-name="P378">sts-&gt;wr_csr</text:p>
          </table:table-cell>
          <table:table-cell table:style-name="Table71.D8" office:value-type="string">
            <text:p text:style-name="P336">Write engine CSR</text:p>
          </table:table-cell>
        </table:table-row>
        <table:table-row>
          <table:table-cell table:style-name="Table71.A1" office:value-type="string">
            <text:p text:style-name="P346"/>
          </table:table-cell>
          <table:table-cell table:style-name="Table71.B1">
            <text:p text:style-name="P346"/>
          </table:table-cell>
          <table:table-cell table:style-name="Table71.C9" office:value-type="string">
            <text:p text:style-name="P378">sts-&gt;wr_ndes</text:p>
          </table:table-cell>
          <table:table-cell table:style-name="Table71.D9" office:value-type="string">
            <text:p text:style-name="P336">Write engine next descriptor address</text:p>
          </table:table-cell>
        </table:table-row>
        <table:table-row>
          <table:table-cell table:style-name="Table71.A1" office:value-type="string">
            <text:p text:style-name="P346"/>
          </table:table-cell>
          <table:table-cell table:style-name="Table71.B1">
            <text:p text:style-name="P346"/>
          </table:table-cell>
          <table:table-cell table:style-name="Table71.C10" office:value-type="string">
            <text:p text:style-name="P378">sts-&gt;wr_cdes</text:p>
          </table:table-cell>
          <table:table-cell table:style-name="Table71.D10" office:value-type="string">
            <text:p text:style-name="P336">Write engine current descriptor address</text:p>
          </table:table-cell>
        </table:table-row>
        <table:table-row>
          <table:table-cell table:style-name="Table71.A1" office:value-type="string">
            <text:p text:style-name="P346"/>
          </table:table-cell>
          <table:table-cell table:style-name="Table71.B1">
            <text:p text:style-name="P346"/>
          </table:table-cell>
          <table:table-cell table:style-name="Table71.C11" office:value-type="string">
            <text:p text:style-name="P378">sts-&gt;wr_cnt</text:p>
          </table:table-cell>
          <table:table-cell table:style-name="Table71.D11" office:value-type="string">
            <text:p text:style-name="P336">Write engine word counter &amp; HW status</text:p>
          </table:table-cell>
        </table:table-row>
        <table:table-row>
          <table:table-cell table:style-name="Table71.A1" office:value-type="string">
            <text:p text:style-name="P346"/>
          </table:table-cell>
          <table:table-cell table:style-name="Table71.B12" office:value-type="string">
            <text:p text:style-name="P346">&lt; 0</text:p>
          </table:table-cell>
          <table:table-cell table:style-name="Table71.C12" table:number-columns-spanned="2" office:value-type="string">
            <text:p text:style-name="P335">If error</text:p>
          </table:table-cell>
          <table:covered-table-cell/>
        </table:table-row>
      </table:table>
      <text:p text:style-name="P262"/>
      <text:p text:style-name="P149"/>
      <text:h text:style-name="P30" text:outline-level="3">Wait for a DMA <text:span text:style-name="T89">T</text:span>ransfer to <text:span text:style-name="T89">C</text:span>omplete</text:h>
      <text:p text:style-name="P235">Prototype</text:p>
      <text:p text:style-name="P246"/>
      <text:p text:style-name="P121">#include &lt;tsculib.h&gt;</text:p>
      <text:p text:style-name="P204"/>
      <text:p text:style-name="P121">int</text:p>
      <text:p text:style-name="P122">tsc_dma_wait( <text:span text:style-name="T11">struct tsc_ioctl_dma_req *req_p</text:span><text:span text:style-name="T12">)</text:span></text:p>
      <text:p text:style-name="P121"><text:s/></text:p>
      <text:p text:style-name="P284"><text:tab/></text:p>
      <text:p text:style-name="P198">Description</text:p>
      <text:p text:style-name="P272">That function <text:span text:style-name="T87">can be called after a tsc_dma_move() has been issued. It takes as parameters a pointer to the request structure used for that call.</text:span>.</text:p>
      <text:p text:style-name="P320"/>
      <text:p text:style-name="P198">Parameters</text:p>
      <table:table table:name="Table37" table:style-name="Table37">
        <table:table-column table:style-name="Table37.A"/>
        <table:table-column table:style-name="Table37.B"/>
        <table:table-column table:style-name="Table37.C"/>
        <table:table-row>
          <table:table-cell table:style-name="Table37.A1" office:value-type="string">
            <text:p text:style-name="P346"/>
          </table:table-cell>
          <table:table-cell table:style-name="Table37.B1" office:value-type="string">
            <text:p text:style-name="P348">req_p</text:p>
          </table:table-cell>
          <table:table-cell table:style-name="Table37.C1" office:value-type="string">
            <text:p text:style-name="P337">Pointer to the <text:s/><text:span text:style-name="T14">tsc_ioctl_dma_req </text:span><text:span text:style-name="T3">data structure used for the </text:span><text:soft-page-break/><text:span text:style-name="T14">tsc_dma_move().</text:span></text:p>
            <text:p text:style-name="P364">The req_p-&gt;wait_mode shall be set with the wait parameters:</text:p>
          </table:table-cell>
        </table:table-row>
        <table:table-row>
          <table:table-cell table:style-name="Table37.A1" office:value-type="string">
            <text:p text:style-name="P346"/>
          </table:table-cell>
          <table:table-cell table:style-name="Table37.B1" office:value-type="string">
            <text:p text:style-name="P346"/>
          </table:table-cell>
          <table:table-cell table:style-name="Table37.C1" office:value-type="string">
            <text:p text:style-name="P381"><text:s text:c="2"/>DMA_WAIT_INTR <text:s text:c="4"/>→ wait for interrupt</text:p>
            <text:p text:style-name="P382"><text:s text:c="2"/>DMA_WAIT_1MS <text:s text:c="5"/>→ set 1 msec scale</text:p>
            <text:p text:style-name="P382"><text:s text:c="2"/>DMA_W<text:span text:style-name="T87">A</text:span>IT_10MS <text:s text:c="4"/>→ set 10 msec scale</text:p>
            <text:p text:style-name="P382"><text:s text:c="2"/>DMA_WAIT_100MS <text:s text:c="3"/>→ set 100 msec scale</text:p>
            <text:p text:style-name="P382"><text:s text:c="2"/>DMA_WAIT_1S <text:s text:c="6"/>→ set 1 sec scale</text:p>
            <text:p text:style-name="P382"><text:s text:c="2"/>DMA_WAIT_10S <text:s text:c="5"/>→ set 10 sec scale</text:p>
            <text:p text:style-name="P383"><text:span text:style-name="T45"><text:s text:c="2"/>DMA_WAIT_100S <text:s text:c="4"/>→ set 100 sec scale</text:span> <text:s/></text:p>
          </table:table-cell>
        </table:table-row>
      </table:table>
      <text:p text:style-name="P219"/>
      <text:p text:style-name="P320"/>
      <text:p text:style-name="P198">Return</text:p>
      <table:table table:name="Table38" table:style-name="Table38">
        <table:table-column table:style-name="Table38.A"/>
        <table:table-column table:style-name="Table38.B"/>
        <table:table-column table:style-name="Table38.C"/>
        <table:table-row>
          <table:table-cell table:style-name="Table38.A1" office:value-type="string">
            <text:p text:style-name="P346"/>
          </table:table-cell>
          <table:table-cell table:style-name="Table38.B1" office:value-type="float" office:value="0">
            <text:p text:style-name="P346">0</text:p>
          </table:table-cell>
          <table:table-cell table:style-name="Table38.C2" office:value-type="string">
            <text:p text:style-name="P335">If OK</text:p>
          </table:table-cell>
        </table:table-row>
        <table:table-row>
          <table:table-cell table:style-name="Table38.A1" office:value-type="string">
            <text:p text:style-name="P346"/>
          </table:table-cell>
          <table:table-cell table:style-name="Table38.B2" office:value-type="string">
            <text:p text:style-name="P346">&lt; 0</text:p>
          </table:table-cell>
          <table:table-cell table:style-name="Table38.C2" office:value-type="string">
            <text:p text:style-name="P335">If error</text:p>
          </table:table-cell>
        </table:table-row>
      </table:table>
      <text:p text:style-name="P262"/>
      <text:p text:style-name="P3"/>
      <text:h text:style-name="P30" text:outline-level="3">Allocate/Free DMA <text:span text:style-name="T89">C</text:span>hannel</text:h>
      <text:p text:style-name="P235">Prototype</text:p>
      <text:p text:style-name="P246"/>
      <text:p text:style-name="P121">#include &lt;tsculib.h&gt;</text:p>
      <text:p text:style-name="P204"/>
      <text:p text:style-name="P121">int</text:p>
      <text:p text:style-name="P121">tsc_dma_alloc( int chan)</text:p>
      <text:p text:style-name="P121">tsc_dma_free( int chan)</text:p>
      <text:p text:style-name="P284"><text:tab/></text:p>
      <text:p text:style-name="P198">Description</text:p>
      <text:p text:style-name="P272">That function allocates/free a DMA channel to/from the current task. In order for a task to use a DMA channel, the channel shall be free or already allocated to that task.</text:p>
      <text:p text:style-name="P272">When a task owns a channel it shall explicitly fee it. When a task exits, all channels allocated to that task are freed.</text:p>
      <text:p text:style-name="P320"/>
      <text:p text:style-name="P198">Parameters</text:p>
      <table:table table:name="Table86" table:style-name="Table86">
        <table:table-column table:style-name="Table86.A"/>
        <table:table-column table:style-name="Table86.B"/>
        <table:table-column table:style-name="Table86.C"/>
        <table:table-row>
          <table:table-cell table:style-name="Table86.A1" office:value-type="string">
            <text:p text:style-name="P346"/>
          </table:table-cell>
          <table:table-cell table:style-name="Table86.B1" office:value-type="string">
            <text:p text:style-name="P346">chan</text:p>
          </table:table-cell>
          <table:table-cell table:style-name="Table86.C1" office:value-type="string">
            <text:p text:style-name="P335">DMA channel index (0, 1, <text:span text:style-name="T136">2, 3</text:span>)</text:p>
          </table:table-cell>
        </table:table-row>
      </table:table>
      <text:p text:style-name="P219"/>
      <text:p text:style-name="P320"/>
      <text:p text:style-name="P198">Return</text:p>
      <table:table table:name="Table87" table:style-name="Table87">
        <table:table-column table:style-name="Table87.A"/>
        <table:table-column table:style-name="Table87.B"/>
        <table:table-column table:style-name="Table87.C"/>
        <table:table-row>
          <table:table-cell table:style-name="Table87.A1" office:value-type="string">
            <text:p text:style-name="P346"/>
          </table:table-cell>
          <table:table-cell table:style-name="Table87.B1" office:value-type="float" office:value="0">
            <text:p text:style-name="P346">0</text:p>
          </table:table-cell>
          <table:table-cell table:style-name="Table87.C2" office:value-type="string">
            <text:p text:style-name="P335">If OK</text:p>
          </table:table-cell>
        </table:table-row>
        <table:table-row>
          <table:table-cell table:style-name="Table87.A1" office:value-type="string">
            <text:p text:style-name="P346"/>
          </table:table-cell>
          <table:table-cell table:style-name="Table87.B2" office:value-type="string">
            <text:p text:style-name="P346">&lt; 0</text:p>
          </table:table-cell>
          <table:table-cell table:style-name="Table87.C2" office:value-type="string">
            <text:p text:style-name="P335">If error</text:p>
          </table:table-cell>
        </table:table-row>
      </table:table>
      <text:p text:style-name="P262"/>
      <text:p text:style-name="P149"/>
      <text:p text:style-name="P4"/>
      <text:h text:style-name="P31" text:outline-level="3"><text:soft-page-break/><text:span text:style-name="T88">Resetting a</text:span> DMA channel</text:h>
      <text:p text:style-name="P236">Prototype</text:p>
      <text:p text:style-name="P247"/>
      <text:p text:style-name="P123">#include &lt;tsculib.h&gt;</text:p>
      <text:p text:style-name="P205"/>
      <text:p text:style-name="P123">int</text:p>
      <text:p text:style-name="P123">tsc_dma_<text:span text:style-name="T88">clear</text:span>( int chan)</text:p>
      <text:p text:style-name="P285"><text:tab/></text:p>
      <text:p text:style-name="P199">Description</text:p>
      <text:p text:style-name="P273">That function <text:span text:style-name="T88">resets</text:span> a DMA channel <text:span text:style-name="T88">back in the idle state</text:span></text:p>
      <text:p text:style-name="P321"/>
      <text:p text:style-name="P199">Parameters</text:p>
      <table:table table:name="Table39" table:style-name="Table39">
        <table:table-column table:style-name="Table39.A"/>
        <table:table-column table:style-name="Table39.B"/>
        <table:table-column table:style-name="Table39.C"/>
        <table:table-row>
          <table:table-cell table:style-name="Table39.A1" office:value-type="string">
            <text:p text:style-name="P349"/>
          </table:table-cell>
          <table:table-cell table:style-name="Table39.B1" office:value-type="string">
            <text:p text:style-name="P349">chan</text:p>
          </table:table-cell>
          <table:table-cell table:style-name="Table39.C1" office:value-type="string">
            <text:p text:style-name="P338">DMA channel index (0 or 1)</text:p>
          </table:table-cell>
        </table:table-row>
      </table:table>
      <text:p text:style-name="P220"/>
      <text:p text:style-name="P321"/>
      <text:p text:style-name="P199">Return</text:p>
      <table:table table:name="Table40" table:style-name="Table40">
        <table:table-column table:style-name="Table40.A"/>
        <table:table-column table:style-name="Table40.B"/>
        <table:table-column table:style-name="Table40.C"/>
        <table:table-row>
          <table:table-cell table:style-name="Table40.A1" office:value-type="string">
            <text:p text:style-name="P349"/>
          </table:table-cell>
          <table:table-cell table:style-name="Table40.B1" office:value-type="float" office:value="0">
            <text:p text:style-name="P349">0</text:p>
          </table:table-cell>
          <table:table-cell table:style-name="Table40.C2" office:value-type="string">
            <text:p text:style-name="P338">If OK</text:p>
          </table:table-cell>
        </table:table-row>
        <table:table-row>
          <table:table-cell table:style-name="Table40.A1" office:value-type="string">
            <text:p text:style-name="P349"/>
          </table:table-cell>
          <table:table-cell table:style-name="Table40.B2" office:value-type="string">
            <text:p text:style-name="P349">&lt; 0</text:p>
          </table:table-cell>
          <table:table-cell table:style-name="Table40.C2" office:value-type="string">
            <text:p text:style-name="P338">If error</text:p>
          </table:table-cell>
        </table:table-row>
      </table:table>
      <text:p text:style-name="P263"/>
      <text:p text:style-name="P150"/>
      <text:p text:style-name="P150"/>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Table_20_Heading">
      <style:text-properties fo:language="en" fo:country="US"/>
    </style:style>
    <style:style style:name="MP4"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MP5" style:family="paragraph" style:parent-style-name="Table">
      <style:text-properties fo:language="en" fo:country="US"/>
    </style:style>
    <style:style style:name="MP6" style:family="paragraph" style:parent-style-name="Footer">
      <style:paragraph-properties fo:text-align="start" style:justify-single-word="false"/>
      <style:text-properties style:font-name="Century Gothic4" fo:language="en" fo:country="US"/>
    </style:style>
    <style:style style:name="MP7"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MP8"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MP9" style:family="paragraph" style:parent-style-name="Standard">
      <style:text-properties fo:font-size="2pt" fo:language="en" fo:country="US" style:font-size-asian="2pt" style:font-size-complex="2pt"/>
    </style:style>
    <style:style style:name="MP10"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p text:style-name="MP2"/>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MP3"><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4">&lt;SHORT TITLE&gt;</text:p>
              </table:table-cell>
            </table:table-row>
          </table:table-header-rows>
        </table:table>
        <text:p text:style-name="MP5"/>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6"><text:span text:style-name="MT1">version </text:span><text:span text:style-name="MT1"><text:user-defined style:data-style-name="N0" text:name="Version">0.0.2</text:user-defined></text:span><text:span text:style-name="MT1"> / </text:span><text:span text:style-name="MT1"><text:date style:data-style-name="N75" text:date-value="2017-12-13T14:14:24.99">Dec 13, 2017</text:date></text:span><text:span text:style-name="MT1"> </text:span></text:p>
              </table:table-cell>
              <table:table-cell table:style-name="Table13.B1" office:value-type="string">
                <text:p text:style-name="MP7">Page <text:page-number text:select-page="current"/> of <text:page-count>50</text:page-count></text:p>
              </table:table-cell>
              <table:table-cell table:style-name="Table13.A1" office:value-type="string">
                <text:p text:style-name="MP8"><text:file-name text:display="name">TscAPI</text:file-name></text:p>
              </table:table-cell>
            </table:table-row>
          </table:table-header-rows>
        </table:table>
        <text:p text:style-name="MP5"/>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MP3"><draw:frame draw:style-name="Mfr2" draw:name="images2" text:anchor-type="paragraph" svg:width="1.328in" svg:height="0.6189in" draw:z-index="24"><draw:image xlink:href="Pictures/1000000000000306000001693450829B.jpg" xlink:type="simple" xlink:show="embed" xlink:actuate="onLoad"/></draw:frame></text:p>
              </table:table-cell>
              <table:table-cell table:style-name="Tableau2.B1" office:value-type="string">
                <text:p text:style-name="MP4">TSC <text:s/>API</text:p>
              </table:table-cell>
            </table:table-row>
          </table:table-header-rows>
        </table:table>
        <text:p text:style-name="MP9"/>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6"><text:span text:style-name="MT1">version </text:span><text:span text:style-name="MT1"><text:user-defined style:data-style-name="N0" text:name="Version">0.0.2</text:user-defined></text:span><text:span text:style-name="MT1"> / </text:span><text:span text:style-name="MT1"><text:date style:data-style-name="N75" text:date-value="2017-12-13T14:14:24.99">Dec 13, 2017</text:date></text:span><text:span text:style-name="MT1"> </text:span></text:p>
              </table:table-cell>
              <table:table-cell table:style-name="Tableau5.B1" office:value-type="string">
                <text:p text:style-name="MP7">Page <text:page-number text:select-page="current">49</text:page-number> of <text:page-count>50</text:page-count></text:p>
              </table:table-cell>
              <table:table-cell table:style-name="Tableau5.A1" office:value-type="string">
                <text:p text:style-name="MP8"><text:file-name text:display="name">TscAPI</text:file-name></text:p>
              </table:table-cell>
            </table:table-row>
          </table:table-header-rows>
        </table:table>
        <text:p text:style-name="MP9"/>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MP3"><draw:frame draw:style-name="Mfr1" draw:name="images3" text:anchor-type="paragraph" svg:width="1.328in" svg:height="0.6189in" draw:z-index="48"><draw:image xlink:href="Pictures/1000000000000306000001693450829B.jpg" xlink:type="simple" xlink:show="embed" xlink:actuate="onLoad"/></draw:frame></text:p>
              </table:table-cell>
              <table:table-cell table:style-name="Tableau7.B1" office:value-type="string">
                <text:p text:style-name="MP4">TSC <text:s/>API</text:p>
              </table:table-cell>
            </table:table-row>
          </table:table-header-rows>
        </table:table>
        <text:p text:style-name="MP9"/>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0"><text:file-name text:display="name">TscAPI</text:file-name></text:p>
              </table:table-cell>
              <table:table-cell table:style-name="Tableau6.B1" office:value-type="string">
                <text:p text:style-name="MP7">Page <text:page-number text:select-page="current">50</text:page-number> of <text:page-count>50</text:page-count></text:p>
              </table:table-cell>
              <table:table-cell table:style-name="Tableau6.A1" office:value-type="string">
                <text:p text:style-name="MP8">version <text:user-defined style:data-style-name="N0" text:name="Version">0.0.2</text:user-defined> / <text:date style:data-style-name="N75" text:date-value="2017-12-13T14:14:24.99">Dec 13, 2017</text:date> </text:p>
              </table:table-cell>
            </table:table-row>
          </table:table-header-rows>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meta:creation-date>
    <meta:editing-cycles>939</meta:editing-cycles>
    <meta:editing-duration>P68DT16H41M59S</meta:editing-duration>
    <meta:initial-creator>Ralph Hoffmann</meta:initial-creator>
    <dc:date>2017-12-13T14:14:25</dc:date>
    <meta:document-statistic meta:table-count="43" meta:image-count="3" meta:object-count="0" meta:page-count="50" meta:paragraph-count="1394" meta:word-count="7486" meta:character-count="48928" meta:non-whitespace-character-count="41440"/>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0.0.2</meta:user-defined>
  </office:meta>
</office:document-meta>
</file>